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25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2.12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12.74mm"/>
    </style:style>
    <style:style style:name="co7" style:family="table-column">
      <style:table-column-properties fo:break-before="auto" style:column-width="29.93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8.63mm"/>
    </style:style>
    <style:style style:name="co10" style:family="table-column">
      <style:table-column-properties fo:break-before="auto" style:column-width="42.21mm"/>
    </style:style>
    <style:style style:name="co11" style:family="table-column">
      <style:table-column-properties fo:break-before="auto" style:column-width="18.7mm"/>
    </style:style>
    <style:style style:name="co12" style:family="table-column">
      <style:table-column-properties fo:break-before="auto" style:column-width="17.74mm"/>
    </style:style>
    <style:style style:name="co13" style:family="table-column">
      <style:table-column-properties fo:break-before="auto" style:column-width="42.93mm"/>
    </style:style>
    <style:style style:name="co14" style:family="table-column">
      <style:table-column-properties fo:break-before="auto" style:column-width="14.59mm"/>
    </style:style>
    <style:style style:name="co15" style:family="table-column">
      <style:table-column-properties fo:break-before="auto" style:column-width="16.44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7.5mm"/>
    </style:style>
    <style:style style:name="co18" style:family="table-column">
      <style:table-column-properties fo:break-before="auto" style:column-width="104.19mm"/>
    </style:style>
    <style:style style:name="co19" style:family="table-column">
      <style:table-column-properties fo:break-before="auto" style:column-width="35.98mm"/>
    </style:style>
    <style:style style:name="co20" style:family="table-column">
      <style:table-column-properties fo:break-before="auto" style:column-width="31.66mm"/>
    </style:style>
    <style:style style:name="co21" style:family="table-column">
      <style:table-column-properties fo:break-before="auto" style:column-width="7.6mm"/>
    </style:style>
    <style:style style:name="co22" style:family="table-column">
      <style:table-column-properties fo:break-before="auto" style:column-width="53.04mm"/>
    </style:style>
    <style:style style:name="co23" style:family="table-column">
      <style:table-column-properties fo:break-before="auto" style:column-width="17.67mm"/>
    </style:style>
    <style:style style:name="co24" style:family="table-column">
      <style:table-column-properties fo:break-before="auto" style:column-width="13.97mm"/>
    </style:style>
    <style:style style:name="co25" style:family="table-column">
      <style:table-column-properties fo:break-before="auto" style:column-width="4.73mm"/>
    </style:style>
    <style:style style:name="co26" style:family="table-column">
      <style:table-column-properties fo:break-before="auto" style:column-width="19.12mm"/>
    </style:style>
    <style:style style:name="co27" style:family="table-column">
      <style:table-column-properties fo:break-before="auto" style:column-width="15.42mm"/>
    </style:style>
    <style:style style:name="co28" style:family="table-column">
      <style:table-column-properties fo:break-before="auto" style:column-width="30.22mm"/>
    </style:style>
    <style:style style:name="co29" style:family="table-column">
      <style:table-column-properties fo:break-before="auto" style:column-width="20.3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ro3" style:family="table-row">
      <style:table-row-properties style:row-height="30.41mm" fo:break-before="auto" style:use-optimal-row-height="tru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7.55mm" fo:break-before="auto" style:use-optimal-row-height="false"/>
    </style:style>
    <style:style style:name="ro6" style:family="table-row">
      <style:table-row-properties style:row-height="4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6" style:family="table-cell" style:parent-style-name="Default" style:data-style-name="N10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0"/>
    <style:style style:name="ce8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11"/>
    <style:style style:name="ce10" style:family="table-cell" style:parent-style-name="Default" style:data-style-name="N11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1" style:family="table-cell" style:parent-style-name="Default" style:data-style-name="N112"/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111111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mm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</style:style>
    <style:style style:name="ce21" style:family="table-cell" style:parent-style-name="Default">
      <style:table-cell-properties fo:background-color="#111111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fo:background-color="#111111"/>
      <style:text-properties fo:color="#ffffff" fo:font-weight="bold" style:font-weight-asian="bold" style:font-weight-complex="bold"/>
    </style:style>
    <style:style style:name="ce24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34" style:family="table-cell" style:parent-style-name="Default" style:data-style-name="N3">
      <style:table-cell-properties fo:border-bottom="0.06pt solid #000000" fo:background-color="#ffffff" fo:border-left="none" fo:border-right="none" fo:border-top="0.06pt solid #000000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36" style:family="table-cell" style:parent-style-name="Default" style:data-style-name="N112">
      <style:table-cell-properties fo:border-bottom="none" fo:background-color="#ffffff" fo:border-left="none" fo:border-right="none" fo:border-top="0.74pt solid #000000"/>
      <style:text-properties fo:font-size="8pt" style:font-size-asian="8pt" style:font-size-complex="8pt"/>
    </style:style>
    <style:style style:name="ce37" style:family="table-cell" style:parent-style-name="Default" style:data-style-name="N112">
      <style:table-cell-properties fo:background-color="#ffffff"/>
      <style:text-properties fo:font-size="8pt" style:font-size-asian="8pt" style:font-size-complex="8pt"/>
    </style:style>
    <style:style style:name="ce38" style:family="table-cell" style:parent-style-name="Default" style:data-style-name="N112">
      <style:table-cell-properties fo:border-bottom="none" fo:background-color="#ffffff" fo:border-left="none" fo:border-right="none" fo:border-top="0.06pt solid #000000"/>
      <style:text-properties fo:font-size="8pt" style:font-size-asian="8pt" style:font-size-complex="8pt"/>
    </style:style>
    <style:style style:name="ce39" style:family="table-cell" style:parent-style-name="Default" style:data-style-name="N11">
      <style:table-cell-properties fo:border-bottom="none" fo:background-color="#ffffff" fo:border-left="none" fo:border-right="none" fo:border-top="0.74pt solid #000000"/>
      <style:text-properties fo:font-size="8pt" style:font-size-asian="8pt" style:font-size-complex="8pt"/>
    </style:style>
    <style:style style:name="ce40" style:family="table-cell" style:parent-style-name="Default" style:data-style-name="N11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11"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44" style:family="table-cell" style:parent-style-name="Default" style:data-style-name="N11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"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 style:data-style-name="N112">
      <style:text-properties fo:font-size="8pt" style:font-size-asian="8pt" style:font-size-complex="8pt"/>
    </style:style>
    <style:style style:name="ce48" style:family="table-cell" style:parent-style-name="Default" style:data-style-name="N3"/>
    <style:style style:name="ce49" style:family="table-cell" style:parent-style-name="Default" style:data-style-name="N112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end" fo:margin-left="0mm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#ffffff"/>
      <style:text-properties fo:font-size="8pt" style:font-size-asian="8pt" style:font-size-complex="8pt"/>
    </style:style>
    <style:style style:name="ce52" style:family="table-cell" style:parent-style-name="Default" style:data-style-name="N11">
      <style:table-cell-properties fo:border-bottom="none" fo:background-color="#ffffff" fo:border-left="none" fo:border-right="none" fo:border-top="0.06pt solid #000000"/>
      <style:text-properties fo:font-size="8pt" style:font-size-asian="8pt" style:font-size-complex="8pt"/>
    </style:style>
    <style:style style:name="ce53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55" style:family="table-cell" style:parent-style-name="Default">
      <style:table-cell-properties fo:background-color="#ffffff"/>
      <style:text-properties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 style:data-style-name="N99"/>
    <style:style style:name="ce57" style:family="table-cell" style:parent-style-name="Default">
      <style:table-cell-properties fo:background-color="#808080"/>
      <style:text-properties fo:font-size="8pt" style:font-size-asian="8pt" style:font-size-complex="8pt"/>
    </style:style>
    <style:style style:name="ce58" style:family="table-cell" style:parent-style-name="Default" style:data-style-name="N3">
      <style:table-cell-properties fo:border-bottom="0.06pt solid #000000" fo:background-color="#cccccc" fo:border-left="none" fo:border-right="none" fo:border-top="0.06pt solid #000000"/>
      <style:text-properties fo:font-size="8pt" style:font-size-asian="8pt" style:font-size-complex="8pt"/>
    </style:style>
    <style:style style:name="ce59" style:family="table-cell" style:parent-style-name="Default" style:data-style-name="N112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60" style:family="table-cell" style:parent-style-name="Default" style:data-style-name="N11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62" style:family="table-cell" style:parent-style-name="Default" style:data-style-name="N3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8pt" style:font-size-asian="8pt" style:font-size-complex="8pt"/>
    </style:style>
    <style:style style:name="ce64" style:family="table-cell" style:parent-style-name="Default" style:data-style-name="N112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65" style:family="table-cell" style:parent-style-name="Default" style:data-style-name="N112">
      <style:table-cell-properties fo:background-color="transparent"/>
      <style:text-properties fo:font-size="8pt" style:font-size-asian="8pt" style:font-size-complex="8pt"/>
    </style:style>
    <style:style style:name="ce66" style:family="table-cell" style:parent-style-name="Default" style:data-style-name="N11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67" style:family="table-cell" style:parent-style-name="Default" style:data-style-name="N3">
      <style:table-cell-properties fo:border-bottom="0.06pt solid #000000" fo:background-color="#808080" fo:border-left="none" fo:border-right="none" fo:border-top="0.06pt solid #000000"/>
      <style:text-properties fo:font-size="8pt" style:font-size-asian="8pt" style:font-size-complex="8pt"/>
    </style:style>
    <style:style style:name="ce68" style:family="table-cell" style:parent-style-name="Default" style:data-style-name="N112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69" style:family="table-cell" style:parent-style-name="Default" style:data-style-name="N112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size="8pt" style:font-size-asian="8pt" style:font-size-complex="8pt"/>
    </style:style>
    <style:style style:name="ce71" style:family="table-cell" style:parent-style-name="Default" style:data-style-name="N112">
      <style:table-cell-properties fo:border="none"/>
    </style:style>
    <style:style style:name="ce7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ize="8pt" style:font-size-asian="8pt" style:font-size-complex="8pt"/>
    </style:style>
    <style:style style:name="ce73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808080" fo:border="none"/>
      <style:text-properties fo:font-size="8pt" style:font-size-asian="8pt" style:font-size-complex="8pt"/>
    </style:style>
    <style:style style:name="ce75" style:family="table-cell" style:parent-style-name="Default">
      <style:table-cell-properties fo:border="none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77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78" style:family="table-cell" style:parent-style-name="Default" style:data-style-name="N3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none"/>
      <style:paragraph-properties fo:text-align="end" fo:margin-left="0mm"/>
      <style:text-properties fo:font-size="8pt" style:font-size-asian="8pt" style:font-size-complex="8pt"/>
    </style:style>
    <style:style style:name="ce80" style:family="table-cell" style:parent-style-name="Default" style:data-style-name="N11">
      <style:table-cell-properties fo:border-bottom="none" fo:background-color="#808080" fo:border-left="none" fo:border-right="none" fo:border-top="0.74pt solid #000000"/>
      <style:text-properties fo:font-size="8pt" style:font-size-asian="8pt" style:font-size-complex="8pt"/>
    </style:style>
    <style:style style:name="ce81" style:family="table-cell" style:parent-style-name="Default" style:data-style-name="N11">
      <style:table-cell-properties fo:background-color="#cccccc"/>
      <style:text-properties fo:font-size="8pt" style:font-size-asian="8pt" style:font-size-complex="8pt"/>
    </style:style>
    <style:style style:name="ce82" style:family="table-cell" style:parent-style-name="Default" style:data-style-name="N11">
      <style:table-cell-properties fo:background-color="#ffffff"/>
    </style:style>
    <style:style style:name="ce83" style:family="table-cell" style:parent-style-name="Default">
      <style:table-cell-properties fo:border-bottom="0.74pt solid #000000" fo:border-left="none" fo:border-right="none" fo:border-top="none" style:vertical-align="bottom"/>
    </style:style>
    <style:style style:name="ce84" style:family="table-cell" style:parent-style-name="Default" style:data-style-name="N3">
      <style:table-cell-properties fo:border-bottom="0.74pt solid #000000" fo:border-left="none" fo:border-right="none" fo:border-top="none" style:vertical-align="bottom"/>
    </style:style>
    <style:style style:name="ce85" style:family="table-cell" style:parent-style-name="Default" style:data-style-name="N3">
      <style:text-properties fo:font-weight="bold" style:font-weight-asian="bold" style:font-weight-complex="bold"/>
    </style:style>
    <style:style style:name="ce86" style:family="table-cell" style:parent-style-name="Default" style:data-style-name="N112">
      <style:table-cell-properties fo:border-bottom="0.74pt solid #000000" fo:border-left="none" fo:border-right="none" fo:border-top="none" style:vertical-align="bottom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14"/>
    <style:style style:name="ce90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94" style:family="table-cell" style:parent-style-name="Default" style:data-style-name="N4"/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97" style:family="table-cell" style:parent-style-name="Default" style:data-style-name="N117"/>
    <style:style style:name="ce98" style:family="table-cell" style:parent-style-name="Default" style:data-style-name="N117">
      <style:table-cell-properties fo:background-color="#dddddd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100" style:family="table-cell" style:parent-style-name="Default" style:data-style-name="N117">
      <style:table-cell-properties fo:border-bottom="none" fo:border-left="none" fo:border-right="0.06pt solid #000000" fo:border-top="none"/>
    </style:style>
    <style:style style:name="ce101" style:family="table-cell" style:parent-style-name="Default" style:data-style-name="N117">
      <style:table-cell-properties fo:border-bottom="none" fo:background-color="#dddddd" fo:border-left="none" fo:border-right="0.06pt solid #000000" fo:border-top="none"/>
    </style:style>
    <style:style style:name="ce102" style:family="table-cell" style:parent-style-name="Default" style:data-style-name="N4">
      <style:table-cell-properties fo:background-color="#dddddd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07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</style:style>
    <style:style style:name="ce108" style:family="table-cell" style:parent-style-name="Default" style:data-style-name="N37"/>
    <style:style style:name="ce109" style:family="table-cell" style:parent-style-name="Default" style:data-style-name="N117"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order-left="none" fo:border-right="none" fo:border-top="none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1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mm"/>
    </style:style>
    <style:style style:name="ce11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2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4" table:visibility="collapse" table:default-cell-style-name="ce8"/>
        <table:table-column table:style-name="co5" table:default-cell-style-name="ce6"/>
        <table:table-column table:style-name="co6" table:visibility="collapse" table:default-cell-style-name="ce8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ce15"/>
          <table:table-cell table:style-name="ce17"/>
          <table:table-cell table:number-columns-repeated="2"/>
          <table:table-cell table:style-name="ce22"/>
          <table:table-cell/>
        </table:table-row>
        <table:table-row table:style-name="ro1">
          <table:table-cell table:number-columns-repeated="3"/>
          <table:table-cell table:style-name="ce3" office:value-type="string" calcext:value-type="string" table:number-columns-spanned="4" table:number-rows-spanned="1">
            <text:p>Play &amp; Non-Plays</text:p>
          </table:table-cell>
          <table:covered-table-cell table:number-columns-repeated="3" table:style-name="ce12"/>
          <table:table-cell/>
          <table:table-cell table:style-name="ce15"/>
          <table:table-cell table:style-name="ce18" table:number-columns-repeated="2"/>
          <table:table-cell table:style-name="ce21" office:value-type="string" calcext:value-type="string" table:number-columns-spanned="3" table:number-rows-spanned="1">
            <text:p>Play events</text:p>
          </table:table-cell>
          <table:covered-table-cell table:number-columns-repeated="2" table:style-name="ce23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/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style-name="ce4"/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/>
          <table:table-cell table:style-name="ce5" office:value-type="percentage" office:value="0.85" calcext:value-type="percentage">
            <text:p>85%</text:p>
          </table:table-cell>
          <table:table-cell table:style-name="ce10"/>
          <table:table-cell table:style-name="ce5" office:value-type="percentage" office:value="0.8" calcext:value-type="percentage">
            <text:p>80%</text:p>
          </table:table-cell>
          <table:table-cell table:style-name="ce10" table:number-columns-repeated="2"/>
          <table:table-cell table:style-name="ce10" office:value-type="percentage" office:value="0.91" calcext:value-type="percentage">
            <text:p>91.0%</text:p>
          </table:table-cell>
          <table:table-cell table:style-name="ce13" office:value-type="percentage" office:value="0.86" calcext:value-type="percentage">
            <text:p>86.00%</text:p>
          </table:table-cell>
          <table:table-cell table:style-name="ce20" office:value-type="percentage" office:value="0.88" calcext:value-type="percentage">
            <text:p>88.00%</text:p>
          </table:table-cell>
          <table:table-cell table:style-name="ce13" office:value-type="percentage" office:value="0.1" calcext:value-type="percentage">
            <text:p>10.00%</text:p>
          </table:table-cell>
          <table:table-cell table:style-name="ce13" office:value-type="percentage" office:value="0.16" calcext:value-type="percentage">
            <text:p>16.00%</text:p>
          </table:table-cell>
          <table:table-cell table:style-name="ce20"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/>
          <table:table-cell office:value-type="percentage" office:value="0.84" calcext:value-type="percentage">
            <text:p>8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3" calcext:value-type="percentage">
            <text:p>93.0%</text:p>
          </table:table-cell>
          <table:table-cell table:style-name="ce14" office:value-type="percentage" office:value="0.98" calcext:value-type="percentage">
            <text:p>98.00%</text:p>
          </table:table-cell>
          <table:table-cell table:style-name="ce20" office:value-type="percentage" office:value="0.96" calcext:value-type="percentage">
            <text:p>96.00%</text:p>
          </table:table-cell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.13" calcext:value-type="percentage">
            <text:p>13.00%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/>
          <table:table-cell table:style-name="ce7" office:value-type="percentage" office:value="0.786" calcext:value-type="percentage">
            <text:p>79%</text:p>
          </table:table-cell>
          <table:table-cell table:style-name="ce11" office:value-type="percentage" office:value="0.002" calcext:value-type="percentage">
            <text:p>0.2%</text:p>
          </table:table-cell>
          <table:table-cell table:style-name="ce7" office:value-type="percentage" office:value="0.876" calcext:value-type="percentage">
            <text:p>88%</text:p>
          </table:table-cell>
          <table:table-cell table:style-name="ce11" office:value-type="percentage" office:value="0.001" calcext:value-type="percentage">
            <text:p>0.1%</text:p>
          </table:table-cell>
          <table:table-cell table:style-name="ce11"/>
          <table:table-cell table:style-name="ce8" office:value-type="percentage" office:value="0.97" calcext:value-type="percentage">
            <text:p>97.0%</text:p>
          </table:table-cell>
          <table:table-cell table:style-name="ce14" office:value-type="percentage" office:value="0.97" calcext:value-type="percentage">
            <text:p>97.00%</text:p>
          </table:table-cell>
          <table:table-cell table:style-name="ce20" office:value-type="percentage" office:value="0.97" calcext:value-type="percentage">
            <text:p>97.00%</text:p>
          </table:table-cell>
          <table:table-cell table:style-name="ce14" office:value-type="percentage" office:value="0.79" calcext:value-type="percentage">
            <text:p>79.00%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ce20" office:value-type="percentage" office:value="0.77" calcext:value-type="percentage">
            <text:p>77.00%</text:p>
          </table:table-cell>
        </table:table-row>
        <table:table-row table:style-name="ro1">
          <table:table-cell/>
          <table:table-cell office:value-type="string" calcext:value-type="string">
            <text:p>Linear SVM Regression</text:p>
          </table:table-cell>
          <table:table-cell/>
          <table:table-cell office:value-type="percentage" office:value="0.874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73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5" calcext:value-type="percentage">
            <text:p>95.0%</text:p>
          </table:table-cell>
          <table:table-cell table:style-name="ce14" office:value-type="percentage" office:value="0.98" calcext:value-type="percentage">
            <text:p>98.00%</text:p>
          </table:table-cell>
          <table:table-cell table:style-name="ce20" office:value-type="percentage" office:value="0.97" calcext:value-type="percentage">
            <text:p>97.00%</text:p>
          </table:table-cell>
          <table:table-cell table:style-name="ce14" office:value-type="percentage" office:value="0.79" calcext:value-type="percentage">
            <text:p>79.00%</text:p>
          </table:table-cell>
          <table:table-cell table:style-name="ce14" office:value-type="percentage" office:value="0.63" calcext:value-type="percentage">
            <text:p>63.00%</text:p>
          </table:table-cell>
          <table:table-cell table:style-name="ce20" office:value-type="percentage" office:value="0.7" calcext:value-type="percentage">
            <text:p>70.00%</text:p>
          </table:table-cell>
        </table:table-row>
        <table:table-row table:style-name="ro1">
          <table:table-cell/>
          <table:table-cell office:value-type="string" calcext:value-type="string">
            <text:p>RBF Regression</text:p>
          </table:table-cell>
          <table:table-cell/>
          <table:table-cell office:value-type="percentage" office:value="0.874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73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86" calcext:value-type="percentage">
            <text:p>86.0%</text:p>
          </table:table-cell>
          <table:table-cell table:style-name="ce14" office:value-type="percentage" office:value="0.59" calcext:value-type="percentage">
            <text:p>59.00%</text:p>
          </table:table-cell>
          <table:table-cell table:style-name="ce20" office:value-type="percentage" office:value="0.7" calcext:value-type="percentage">
            <text:p>70.00%</text:p>
          </table:table-cell>
          <table:table-cell table:style-name="ce14" office:value-type="percentage" office:value="0.14" calcext:value-type="percentage">
            <text:p>14.00%</text:p>
          </table:table-cell>
          <table:table-cell table:style-name="ce14" office:value-type="percentage" office:value="0.41" calcext:value-type="percentage">
            <text:p>41.00%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RNN T1 only</text:p>
          </table:table-cell>
          <table:table-cell/>
          <table:table-cell office:value-type="percentage" office:value="0.92" calcext:value-type="percentage">
            <text:p>92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1" calcext:value-type="percentage">
            <text:p>91.0%</text:p>
          </table:table-cell>
          <table:table-cell table:style-name="ce14" office:value-type="percentage" office:value="0.94" calcext:value-type="percentage">
            <text:p>94.00%</text:p>
          </table:table-cell>
          <table:table-cell table:style-name="ce20" office:value-type="percentage" office:value="0.92" calcext:value-type="percentage">
            <text:p>92.00%</text:p>
          </table:table-cell>
          <table:table-cell table:style-name="ce14" office:value-type="percentage" office:value="0.24" calcext:value-type="percentage">
            <text:p>24.00%</text:p>
          </table:table-cell>
          <table:table-cell table:style-name="ce14" office:value-type="percentage" office:value="0.14" calcext:value-type="percentage">
            <text:p>14.00%</text:p>
          </table:table-cell>
          <table:table-cell table:style-name="ce20" office:value-type="percentage" office:value="0.18" calcext:value-type="percentage">
            <text:p>18.00%</text:p>
          </table:table-cell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style-name="ce8" office:value-type="percentage" office:value="0.93" calcext:value-type="percentage">
            <text:p>93.0%</text:p>
          </table:table-cell>
          <table:table-cell table:style-name="ce14" office:value-type="percentage" office:value="0.97" calcext:value-type="percentage">
            <text:p>97.00%</text:p>
          </table:table-cell>
          <table:table-cell table:style-name="ce20" office:value-type="percentage" office:value="0.95" calcext:value-type="percentage">
            <text:p>95.00%</text:p>
          </table:table-cell>
          <table:table-cell table:style-name="ce14" office:value-type="percentage" office:value="0.66" calcext:value-type="percentage">
            <text:p>66.00%</text:p>
          </table:table-cell>
          <table:table-cell table:style-name="ce14" office:value-type="percentage" office:value="0.46" calcext:value-type="percentage">
            <text:p>46.00%</text:p>
          </table:table-cell>
          <table:table-cell table:style-name="ce20" office:value-type="percentage" office:value="0.54" calcext:value-type="percentage">
            <text:p>54.00%</text:p>
          </table:table-cell>
        </table:table-row>
        <table:table-row table:style-name="ro1">
          <table:table-cell table:number-columns-repeated="3"/>
          <table:table-cell table:style-name="ce9" table:number-columns-repeated="5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ce3" table:number-columns-spanned="4" table:number-rows-spanned="1"/>
          <table:covered-table-cell table:number-columns-repeated="3" table:style-name="Default"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rain rows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/>
          <table:table-cell table:style-name="ce4"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 office:value-type="string" calcext:value-type="string">
            <text:p>500k</text:p>
          </table:table-cell>
          <table:table-cell table:style-name="ce5" office:value-type="percentage" office:value="0.76" calcext:value-type="percentage">
            <text:p>76%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13" office:value-type="percentage" office:value="0.0003" calcext:value-type="percentage">
            <text:p>0.03%</text:p>
          </table:table-cell>
          <table:table-cell/>
          <table:table-cell table:style-name="ce5"/>
          <table:table-cell table:style-name="ce13"/>
          <table:table-cell table:style-name="ce5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Logistic Regression (t-1 only)</text:p>
          </table:table-cell>
          <table:table-cell office:value-type="string" calcext:value-type="string">
            <text:p>500k</text:p>
          </table:table-cell>
          <table:table-cell table:style-name="ce7" office:value-type="percentage" office:value="0.76" calcext:value-type="percentage">
            <text:p>76%</text:p>
          </table:table-cell>
          <table:table-cell table:style-name="ce11" office:value-type="percentage" office:value="0.005" calcext:value-type="percentage">
            <text:p>0.5%</text:p>
          </table:table-cell>
          <table:table-cell table:style-name="ce7" office:value-type="percentage" office:value="0.8" calcext:value-type="percentage">
            <text:p>80%</text:p>
          </table:table-cell>
          <table:table-cell table:style-name="ce13"/>
          <table:table-cell/>
          <table:table-cell table:style-name="ce5"/>
          <table:table-cell table:style-name="ce13"/>
          <table:table-cell table:style-name="ce5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 office:value-type="string" calcext:value-type="string">
            <text:p>500k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13" calcext:value-type="percentage">
            <text:p>13%</text:p>
          </table:table-cell>
          <table:table-cell office:value-type="percentage" office:value="0.005" calcext:value-type="percentage">
            <text:p>0.5%</text:p>
          </table:table-cell>
          <table:table-cell/>
          <table:table-cell table:style-name="ce6"/>
          <table:table-cell table:style-name="ce8"/>
          <table:table-cell table:style-name="ce6"/>
          <table:table-cell table:style-name="ce8"/>
          <table:table-cell table:number-columns-repeated="2"/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 office:value-type="string" calcext:value-type="string">
            <text:p>500k</text:p>
          </table:table-cell>
          <table:table-cell table:style-name="ce7" office:value-type="percentage" office:value="0.66" calcext:value-type="percentage">
            <text:p>66%</text:p>
          </table:table-cell>
          <table:table-cell table:style-name="ce11" office:value-type="percentage" office:value="0.005" calcext:value-type="percentage">
            <text:p>0.5%</text:p>
          </table:table-cell>
          <table:table-cell table:style-name="ce7" office:value-type="percentage" office:value="0.78" calcext:value-type="percentage">
            <text:p>78%</text:p>
          </table:table-cell>
          <table:table-cell table:style-name="ce11" office:value-type="percentage" office:value="0.001" calcext:value-type="percentage">
            <text:p>0.1%</text:p>
          </table:table-cell>
          <table:table-cell/>
          <table:table-cell table:style-name="ce7"/>
          <table:table-cell table:style-name="ce11"/>
          <table:table-cell table:style-name="ce7"/>
          <table:table-cell table:style-name="ce11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 SVM Classification</text:p>
          </table:table-cell>
          <table:table-cell office:value-type="string" calcext:value-type="string">
            <text:p>500k</text:p>
          </table:table-cell>
          <table:table-cell office:value-type="percentage" office:value="0.8" calcext:value-type="percentage">
            <text:p>80%</text:p>
          </table:table-cell>
          <table:table-cell table:style-name="ce14" office:value-type="percentage" office:value="0.0004" calcext:value-type="percentage">
            <text:p>0.04%</text:p>
          </table:table-cell>
          <table:table-cell office:value-type="percentage" office:value="0.73" calcext:value-type="percentage">
            <text:p>73%</text:p>
          </table:table-cell>
          <table:table-cell office:value-type="percentage" office:value="0.001" calcext:value-type="percentage">
            <text:p>0.1%</text:p>
          </table:table-cell>
          <table:table-cell/>
          <table:table-cell table:style-name="ce6"/>
          <table:table-cell table:style-name="ce14"/>
          <table:table-cell table:style-name="ce6"/>
          <table:table-cell table:style-name="ce8"/>
          <table:table-cell table:number-columns-repeated="2"/>
        </table:table-row>
        <table:table-row table:style-name="ro1">
          <table:table-cell/>
          <table:table-cell office:value-type="string" calcext:value-type="string">
            <text:p>RBF SVM Classification</text:p>
          </table:table-cell>
          <table:table-cell office:value-type="string" calcext:value-type="string">
            <text:p>100k</text:p>
          </table:table-cell>
          <table:table-cell office:value-type="percentage" office:value="0.77" calcext:value-type="percentage">
            <text:p>77%</text:p>
          </table:table-cell>
          <table:table-cell table:style-name="ce14" office:value-type="percentage" office:value="0.0001" calcext:value-type="percentage">
            <text:p>0.01%</text:p>
          </table:table-cell>
          <table:table-cell office:value-type="percentage" office:value="0.76" calcext:value-type="percentage">
            <text:p>76%</text:p>
          </table:table-cell>
          <table:table-cell office:value-type="percentage" office:value="0.001" calcext:value-type="percentage">
            <text:p>0.1%</text:p>
          </table:table-cell>
          <table:table-cell/>
          <table:table-cell table:style-name="ce6"/>
          <table:table-cell table:style-name="ce8"/>
          <table:table-cell table:style-name="ce6"/>
          <table:table-cell table:style-name="ce8"/>
          <table:table-cell table:number-columns-repeated="2"/>
        </table:table-row>
        <table:table-row table:style-name="ro1">
          <table:table-cell/>
          <table:table-cell office:value-type="string" calcext:value-type="string">
            <text:p>RBF SVM Classification (t-1 only)</text:p>
          </table:table-cell>
          <table:table-cell office:value-type="string" calcext:value-type="string">
            <text:p>100k</text:p>
          </table:table-cell>
          <table:table-cell office:value-type="percentage" office:value="0.76" calcext:value-type="percentage">
            <text:p>76%</text:p>
          </table:table-cell>
          <table:table-cell table:style-name="ce14" office:value-type="percentage" office:value="0.0001" calcext:value-type="percentage">
            <text:p>0.01%</text:p>
          </table:table-cell>
          <table:table-cell office:value-type="percentage" office:value="0.756" calcext:value-type="percentage">
            <text:p>76%</text:p>
          </table:table-cell>
          <table:table-cell table:number-columns-repeated="2"/>
          <table:table-cell table:style-name="ce6"/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RNN-LSTM (t-1 only)</text:p>
          </table:table-cell>
          <table:table-cell office:value-type="string" calcext:value-type="string">
            <text:p>50k</text:p>
          </table:table-cell>
          <table:table-cell office:value-type="percentage" office:value="0.62" calcext:value-type="percentage">
            <text:p>62%</text:p>
          </table:table-cell>
          <table:table-cell office:value-type="percentage" office:value="0.001" calcext:value-type="percentage">
            <text:p>0.1%</text:p>
          </table:table-cell>
          <table:table-cell office:value-type="percentage" office:value="0.75" calcext:value-type="percentage">
            <text:p>75%</text:p>
          </table:table-cell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>
          <table:table-cell table:number-columns-repeated="3"/>
          <table:table-cell table:style-name="ce3" office:value-type="string" calcext:value-type="string" table:number-columns-spanned="4" table:number-rows-spanned="1">
            <text:p>1<text:span text:style-name="T2">st</text:span> Play events only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/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/>
          <table:table-cell table:style-name="ce10" office:value-type="percentage" office:value="0.0015" calcext:value-type="percentage">
            <text:p>0.2%</text:p>
          </table:table-cell>
          <table:table-cell table:style-name="ce10" office:value-type="percentage" office:value="0.0002" calcext:value-type="percentage">
            <text:p>0.0%</text:p>
          </table:table-cell>
          <table:table-cell table:style-name="ce10" office:value-type="percentage" office:value="0.15" calcext:value-type="percentage">
            <text:p>15.0%</text:p>
          </table:table-cell>
          <table:table-cell table:style-name="ce10" office:value-type="percentage" office:value="0.0014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/>
          <table:table-cell table:style-name="ce11" office:value-type="percentage" office:value="0.0029" calcext:value-type="percentage">
            <text:p>0.3%</text:p>
          </table:table-cell>
          <table:table-cell table:style-name="ce11" office:value-type="percentage" office:value="0" calcext:value-type="percentage">
            <text:p>0.0%</text:p>
          </table:table-cell>
          <table:table-cell table:style-name="ce11" office:value-type="percentage" office:value="0.62" calcext:value-type="percentage">
            <text:p>62.0%</text:p>
          </table:table-cell>
          <table:table-cell table:style-name="ce11"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 SVM Classification</text:p>
          </table:table-cell>
          <table:table-cell/>
          <table:table-cell table:style-name="ce8" office:value-type="percentage" office:value="0" calcext:value-type="percentage">
            <text:p>0.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VM RBF Classification</text:p>
          </table:table-cell>
          <table:table-cell/>
          <table:table-cell table:style-name="ce8"/>
          <table:table-cell table:style-name="ce14"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28.99mm" svg:height="41.51mm" svg:x="75.72mm" svg:y="150.01mm" draw:caption-point-x="0mm" draw:caption-point-y="0mm">
              <dc:date>2017-08-17T00:00:00</dc:date>
              <text:p text:style-name="P1"><text:span text:style-name="T1">Features len: 2 </text:span><text:span text:style-name="T1">User Iteration: </text:span><text:span text:style-name="T1">20 Samples per </text:span><text:span text:style-name="T1">user: 10 Batch </text:span><text:span text:style-name="T1">iterations: 10 </text:span><text:span text:style-name="T1">Batch size: 50 </text:span><text:span text:style-name="T1">N_Steps: 336 </text:span><text:span text:style-name="T1">Units: 250 </text:span><text:span text:style-name="T1">Layers 4 </text:span><text:span text:style-name="T1">Weighting 2</text:span></text:p>
            </office:annotation>
            <text:p>RNN-LSTM <text:s/>(T-1)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</table:table>
      <table:table table:name="RNN_LogLos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ce24"/>
        <table:table-column table:style-name="co11" table:visibility="collapse" table:number-columns-repeated="2" table:default-cell-style-name="ce33"/>
        <table:table-column table:style-name="co11" table:number-columns-repeated="2" table:default-cell-style-name="ce33"/>
        <table:table-column table:style-name="co11" table:visibility="collapse" table:number-columns-repeated="2" table:default-cell-style-name="ce33"/>
        <table:table-column table:style-name="co11" table:default-cell-style-name="ce33"/>
        <table:table-column table:style-name="co11" table:visibility="collapse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default-cell-style-name="ce24"/>
        <table:table-column table:style-name="co11" table:number-columns-repeated="2" table:default-cell-style-name="ce33"/>
        <table:table-column table:style-name="co11" table:number-columns-repeated="4" table:default-cell-style-name="ce24"/>
        <table:table-column table:style-name="co11" table:default-cell-style-name="ce33"/>
        <table:table-column table:style-name="co14" table:number-columns-repeated="18" table:default-cell-style-name="ce33"/>
        <table:table-column table:style-name="co14" table:visibility="collapse" table:default-cell-style-name="ce53"/>
        <table:table-column table:style-name="co15" table:default-cell-style-name="ce33"/>
        <table:table-column table:style-name="co16" table:default-cell-style-name="ce33"/>
        <table:table-column table:style-name="co17" table:number-columns-repeated="2" table:default-cell-style-name="ce33"/>
        <table:table-column table:style-name="co1" table:number-columns-repeated="6" table:default-cell-style-name="ce33"/>
        <table:table-column table:style-name="co1" table:default-cell-style-name="Default"/>
        <table:table-column table:style-name="co1" table:default-cell-style-name="ce33"/>
        <table:table-column table:style-name="co1" table:number-columns-repeated="20" table:default-cell-style-name="Default"/>
        <table:table-row table:style-name="ro1">
          <table:table-cell/>
          <table:table-cell table:style-name="Default" table:number-columns-repeated="50"/>
          <table:table-cell/>
          <table:table-cell table:style-name="ce16" office:value-type="string" calcext:value-type="string">
            <text:p>Softmax</text:p>
          </table:table-cell>
          <table:table-cell table:number-columns-repeated="20"/>
        </table:table-row>
        <table:table-row table:style-name="ro1">
          <table:table-cell/>
          <table:table-cell table:style-name="ce25" office:value-type="string" calcext:value-type="string">
            <text:p>Run numb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F2]+1" office:value-type="float" office:value="5" calcext:value-type="float">
            <text:p>5</text:p>
          </table:table-cell>
          <table:table-cell table:style-name="ce25" table:formula="of:=[.G2]+1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[.I2]+1" office:value-type="float" office:value="6" calcext:value-type="float">
            <text:p>6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[.K2]+1" office:value-type="float" office:value="7" calcext:value-type="float">
            <text:p>7</text:p>
          </table:table-cell>
          <table:table-cell table:style-name="ce25" table:formula="of:=[.L2]+1" office:value-type="float" office:value="8" calcext:value-type="float">
            <text:p>8</text:p>
          </table:table-cell>
          <table:table-cell table:style-name="ce25"/>
          <table:table-cell table:style-name="ce25" table:formula="of:=[.M2]+1" office:value-type="float" office:value="9" calcext:value-type="float">
            <text:p>9</text:p>
          </table:table-cell>
          <table:table-cell table:style-name="ce25" table:formula="of:=[.O2]+1" office:value-type="float" office:value="10" calcext:value-type="float">
            <text:p>10</text:p>
          </table:table-cell>
          <table:table-cell table:style-name="ce25" table:formula="of:=[.P2]+1" office:value-type="float" office:value="11" calcext:value-type="float">
            <text:p>11</text:p>
          </table:table-cell>
          <table:table-cell table:style-name="ce25" table:formula="of:=[.Q2]+1" office:value-type="float" office:value="12" calcext:value-type="float">
            <text:p>12</text:p>
          </table:table-cell>
          <table:table-cell table:style-name="ce25" table:formula="of:=[.R2]+1" office:value-type="float" office:value="13" calcext:value-type="float">
            <text:p>13</text:p>
          </table:table-cell>
          <table:table-cell table:style-name="ce25" table:formula="of:=[.S2]+1" office:value-type="float" office:value="14" calcext:value-type="float">
            <text:p>14</text:p>
          </table:table-cell>
          <table:table-cell table:style-name="ce25" table:formula="of:=[.T2]+1" office:value-type="float" office:value="15" calcext:value-type="float">
            <text:p>15</text:p>
          </table:table-cell>
          <table:table-cell table:style-name="ce25" table:formula="of:=[.U2]+1" office:value-type="float" office:value="16" calcext:value-type="float">
            <text:p>16</text:p>
          </table:table-cell>
          <table:table-cell table:style-name="ce25" table:formula="of:=[.V2]+1" office:value-type="float" office:value="17" calcext:value-type="float">
            <text:p>17</text:p>
          </table:table-cell>
          <table:table-cell table:style-name="ce25" table:formula="of:=[.W2]+1" office:value-type="float" office:value="18" calcext:value-type="float">
            <text:p>18</text:p>
          </table:table-cell>
          <table:table-cell table:style-name="ce25" table:formula="of:=[.X2]+1" office:value-type="float" office:value="19" calcext:value-type="float">
            <text:p>19</text:p>
          </table:table-cell>
          <table:table-cell table:style-name="ce25" table:formula="of:=[.Y2]+1" office:value-type="float" office:value="20" calcext:value-type="float">
            <text:p>20</text:p>
          </table:table-cell>
          <table:table-cell table:style-name="ce25" table:formula="of:=[.Z2]+1" office:value-type="float" office:value="21" calcext:value-type="float">
            <text:p>21</text:p>
          </table:table-cell>
          <table:table-cell table:style-name="ce25" table:formula="of:=[.AA2]+1" office:value-type="float" office:value="22" calcext:value-type="float">
            <text:p>22</text:p>
          </table:table-cell>
          <table:table-cell table:style-name="ce25" table:formula="of:=[.AB2]+1" office:value-type="float" office:value="23" calcext:value-type="float">
            <text:p>23</text:p>
          </table:table-cell>
          <table:table-cell table:style-name="ce25" table:formula="of:=[.AC2]+1" office:value-type="float" office:value="24" calcext:value-type="float">
            <text:p>24</text:p>
          </table:table-cell>
          <table:table-cell table:style-name="ce25" table:formula="of:=[.AD2]+1" office:value-type="float" office:value="25" calcext:value-type="float">
            <text:p>25</text:p>
          </table:table-cell>
          <table:table-cell table:style-name="ce25" table:formula="of:=[.AE2]+1" office:value-type="float" office:value="26" calcext:value-type="float">
            <text:p>26</text:p>
          </table:table-cell>
          <table:table-cell table:style-name="ce25" table:formula="of:=[.AF2]+1" office:value-type="float" office:value="27" calcext:value-type="float">
            <text:p>27</text:p>
          </table:table-cell>
          <table:table-cell table:style-name="ce25" table:formula="of:=[.AG2]+1" office:value-type="float" office:value="28" calcext:value-type="float">
            <text:p>28</text:p>
          </table:table-cell>
          <table:table-cell table:style-name="ce25" table:formula="of:=[.AH2]+1" office:value-type="float" office:value="29" calcext:value-type="float">
            <text:p>29</text:p>
          </table:table-cell>
          <table:table-cell table:style-name="ce25" table:formula="of:=[.AI2]+1" office:value-type="float" office:value="30" calcext:value-type="float">
            <text:p>30</text:p>
          </table:table-cell>
          <table:table-cell table:style-name="ce25" table:formula="of:=[.AJ2]+1" office:value-type="float" office:value="31" calcext:value-type="float">
            <text:p>31</text:p>
          </table:table-cell>
          <table:table-cell table:style-name="ce25" table:formula="of:=[.AK2]+1" office:value-type="float" office:value="32" calcext:value-type="float">
            <text:p>32</text:p>
          </table:table-cell>
          <table:table-cell table:style-name="ce25" table:formula="of:=[.AL2]+1" office:value-type="float" office:value="33" calcext:value-type="float">
            <text:p>33</text:p>
          </table:table-cell>
          <table:table-cell table:style-name="ce25" table:formula="of:=[.AM2]+1" office:value-type="float" office:value="34" calcext:value-type="float">
            <text:p>34</text:p>
          </table:table-cell>
          <table:table-cell table:style-name="ce25" table:formula="of:=[.AN2]+1" office:value-type="float" office:value="35" calcext:value-type="float">
            <text:p>35</text:p>
          </table:table-cell>
          <table:table-cell table:style-name="ce25" table:formula="of:=[.AO2]+1" office:value-type="float" office:value="36" calcext:value-type="float">
            <text:p>36</text:p>
          </table:table-cell>
          <table:table-cell table:style-name="ce25" table:formula="of:=[.AP2]+1" office:value-type="float" office:value="37" calcext:value-type="float">
            <text:p>37</text:p>
          </table:table-cell>
          <table:table-cell table:style-name="ce25" table:formula="of:=[.AQ2]+1" office:value-type="float" office:value="38" calcext:value-type="float">
            <text:p>38</text:p>
          </table:table-cell>
          <table:table-cell table:style-name="ce25" table:formula="of:=[.AR2]+1" office:value-type="float" office:value="39" calcext:value-type="float">
            <text:p>39</text:p>
          </table:table-cell>
          <table:table-cell table:style-name="ce25" table:formula="of:=[.AS2]+1" office:value-type="float" office:value="40" calcext:value-type="float">
            <text:p>40</text:p>
          </table:table-cell>
          <table:table-cell table:style-name="ce25" table:formula="of:=[.AT2]+1" office:value-type="float" office:value="41" calcext:value-type="float">
            <text:p>41</text:p>
          </table:table-cell>
          <table:table-cell table:style-name="ce25" table:formula="of:=[.AU2]+1" office:value-type="float" office:value="42" calcext:value-type="float">
            <text:p>42</text:p>
          </table:table-cell>
          <table:table-cell table:style-name="ce25" table:formula="of:=[.AV2]+1" office:value-type="float" office:value="43" calcext:value-type="float">
            <text:p>43</text:p>
          </table:table-cell>
          <table:table-cell table:style-name="ce25" table:formula="of:=[.AW2]+1" office:value-type="float" office:value="44" calcext:value-type="float">
            <text:p>44</text:p>
          </table:table-cell>
          <table:table-cell table:style-name="ce25"/>
          <table:table-cell/>
          <table:table-cell table:style-name="ce25" table:formula="of:=[.X2]+1" office:value-type="float" office:value="19" calcext:value-type="float">
            <text:p>1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6" office:value-type="string" calcext:value-type="string">
            <text:p>Features list</text:p>
          </table:table-cell>
          <table:table-cell table:number-columns-repeated="11" table:style-name="ce32" office:value-type="string" calcext:value-type="string">
            <text:p>t-1</text:p>
          </table:table-cell>
          <table:table-cell table:style-name="ce32"/>
          <table:table-cell table:style-name="ce26"/>
          <table:table-cell table:number-columns-repeated="2" table:style-name="ce32" office:value-type="string" calcext:value-type="string">
            <text:p>t-1</text:p>
          </table:table-cell>
          <table:table-cell table:style-name="ce26" table:number-columns-repeated="4"/>
          <table:table-cell table:number-columns-repeated="19" table:style-name="ce32" office:value-type="string" calcext:value-type="string">
            <text:p>t-1</text:p>
          </table:table-cell>
          <table:table-cell table:style-name="Default"/>
          <table:table-cell table:number-columns-repeated="9" table:style-name="ce32" office:value-type="string" calcext:value-type="string">
            <text:p>t-1</text:p>
          </table:table-cell>
          <table:table-cell table:style-name="ce32"/>
          <table:table-cell/>
          <table:table-cell table:style-name="ce32" office:value-type="string" calcext:value-type="string">
            <text:p>t-1</text:p>
          </table:table-cell>
          <table:table-cell table:number-columns-repeated="20"/>
        </table:table-row>
        <table:table-row table:style-name="ro1">
          <table:table-cell/>
          <table:table-cell table:style-name="ce26" office:value-type="string" calcext:value-type="string">
            <text:p>Cost function</text:p>
          </table:table-cell>
          <table:table-cell table:number-columns-repeated="11" table:style-name="ce32" office:value-type="string" calcext:value-type="string">
            <text:p>logloss</text:p>
          </table:table-cell>
          <table:table-cell table:style-name="ce32"/>
          <table:table-cell table:style-name="ce46" office:value-type="string" calcext:value-type="string">
            <text:p>logloss</text:p>
          </table:table-cell>
          <table:table-cell table:number-columns-repeated="2" table:style-name="ce32" office:value-type="string" calcext:value-type="string">
            <text:p>logloss</text:p>
          </table:table-cell>
          <table:table-cell table:style-name="ce26" table:number-columns-repeated="4"/>
          <table:table-cell table:number-columns-repeated="29" table:style-name="ce32" office:value-type="string" calcext:value-type="string">
            <text:p>logloss</text:p>
          </table:table-cell>
          <table:table-cell table:style-name="ce32"/>
          <table:table-cell/>
          <table:table-cell table:style-name="ce32" office:value-type="string" calcext:value-type="string">
            <text:p>softmax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 text:c="3"/>User iterat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43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60" calcext:value-type="float">
            <text:p>60</text:p>
          </table:table-cell>
          <table:table-cell/>
          <table:table-cell table:number-columns-repeated="3" office:value-type="float" office:value="60" calcext:value-type="float">
            <text:p>6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5" office:value-type="float" office:value="60" calcext:value-type="float">
            <text:p>6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 text:c="3"/>Samples per us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 text:c="3"/>Batch size</text:p>
          </table:table-cell>
          <table:table-cell table:number-columns-repeated="11" office:value-type="float" office:value="50" calcext:value-type="float">
            <text:p>5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4"/>
          <table:table-cell table:number-columns-repeated="10" office:value-type="float" office:value="50" calcext:value-type="float">
            <text:p>5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table:number-columns-repeated="6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/>
          <table:table-cell table:style-name="ce27" office:value-type="string" calcext:value-type="string">
            <text:p>Total input rows</text:p>
          </table:table-cell>
          <table:table-cell table:style-name="ce34" table:formula="of:=[.C6]*[.C5]*[.C7]" office:value-type="float" office:value="1500" calcext:value-type="float">
            <text:p>1,500</text:p>
          </table:table-cell>
          <table:table-cell table:style-name="ce34" table:formula="of:=[.D6]*[.D5]*[.D7]" office:value-type="float" office:value="3000" calcext:value-type="float">
            <text:p>3,000</text:p>
          </table:table-cell>
          <table:table-cell table:style-name="ce34" table:formula="of:=[.E6]*[.E5]*[.E7]" office:value-type="float" office:value="7500" calcext:value-type="float">
            <text:p>7,500</text:p>
          </table:table-cell>
          <table:table-cell table:style-name="ce34" table:formula="of:=[.F6]*[.F5]*[.F7]" office:value-type="float" office:value="15000" calcext:value-type="float">
            <text:p>15,000</text:p>
          </table:table-cell>
          <table:table-cell table:style-name="ce34" table:formula="of:=[.G6]*[.G5]*[.G7]" office:value-type="float" office:value="1500" calcext:value-type="float">
            <text:p>1,500</text:p>
          </table:table-cell>
          <table:table-cell table:style-name="ce34" table:formula="of:=[.H6]*[.H5]*[.H7]" office:value-type="float" office:value="1500" calcext:value-type="float">
            <text:p>1,500</text:p>
          </table:table-cell>
          <table:table-cell table:style-name="ce34" table:formula="of:=[.I6]*[.I5]*[.I7]" office:value-type="float" office:value="15000" calcext:value-type="float">
            <text:p>15,000</text:p>
          </table:table-cell>
          <table:table-cell table:style-name="ce34" table:formula="of:=[.J6]*[.J5]*[.J7]" office:value-type="float" office:value="4500" calcext:value-type="float">
            <text:p>4,500</text:p>
          </table:table-cell>
          <table:table-cell table:style-name="ce34" table:formula="of:=[.K6]*[.K5]*[.K7]" office:value-type="float" office:value="15000" calcext:value-type="float">
            <text:p>15,000</text:p>
          </table:table-cell>
          <table:table-cell table:style-name="ce34" table:formula="of:=[.L6]*[.L5]*[.L7]" office:value-type="float" office:value="9000" calcext:value-type="float">
            <text:p>9,000</text:p>
          </table:table-cell>
          <table:table-cell table:style-name="ce34" table:formula="of:=[.M6]*[.M5]*[.M7]" office:value-type="float" office:value="9000" calcext:value-type="float">
            <text:p>9,000</text:p>
          </table:table-cell>
          <table:table-cell table:style-name="ce34"/>
          <table:table-cell table:style-name="ce34" table:formula="of:=[.O6]*[.O5]*[.O7]" office:value-type="float" office:value="12000" calcext:value-type="float">
            <text:p>12,000</text:p>
          </table:table-cell>
          <table:table-cell table:style-name="ce34" table:formula="of:=[.P6]*[.P5]*[.P7]" office:value-type="float" office:value="12000" calcext:value-type="float">
            <text:p>12,000</text:p>
          </table:table-cell>
          <table:table-cell table:style-name="ce34" table:formula="of:=[.Q6]*[.Q5]*[.Q7]" office:value-type="float" office:value="12000" calcext:value-type="float">
            <text:p>12,000</text:p>
          </table:table-cell>
          <table:table-cell table:style-name="ce34" table:number-columns-repeated="4"/>
          <table:table-cell table:style-name="ce34" table:formula="of:=[.V6]*[.V5]*[.V7]" office:value-type="float" office:value="2000" calcext:value-type="float">
            <text:p>2,000</text:p>
          </table:table-cell>
          <table:table-cell table:style-name="ce34" table:formula="of:=[.W6]*[.W5]*[.W7]" office:value-type="float" office:value="4000" calcext:value-type="float">
            <text:p>4,000</text:p>
          </table:table-cell>
          <table:table-cell table:style-name="ce34" table:formula="of:=[.X6]*[.X5]*[.X7]" office:value-type="float" office:value="3000" calcext:value-type="float">
            <text:p>3,000</text:p>
          </table:table-cell>
          <table:table-cell table:style-name="ce34" table:formula="of:=[.Y6]*[.Y5]*[.Y7]" office:value-type="float" office:value="6000" calcext:value-type="float">
            <text:p>6,000</text:p>
          </table:table-cell>
          <table:table-cell table:style-name="ce34" table:formula="of:=[.Z6]*[.Z5]*[.Z7]" office:value-type="float" office:value="9000" calcext:value-type="float">
            <text:p>9,000</text:p>
          </table:table-cell>
          <table:table-cell table:style-name="ce34" table:formula="of:=[.AA6]*[.AA5]*[.AA7]" office:value-type="float" office:value="9000" calcext:value-type="float">
            <text:p>9,000</text:p>
          </table:table-cell>
          <table:table-cell table:style-name="ce34" table:formula="of:=[.AB6]*[.AB5]*[.AB7]" office:value-type="float" office:value="12000" calcext:value-type="float">
            <text:p>12,000</text:p>
          </table:table-cell>
          <table:table-cell table:style-name="ce34" table:formula="of:=[.AC6]*[.AC5]*[.AC7]" office:value-type="float" office:value="3000" calcext:value-type="float">
            <text:p>3,000</text:p>
          </table:table-cell>
          <table:table-cell table:style-name="ce34" table:formula="of:=[.AD6]*[.AD5]*[.AD7]" office:value-type="float" office:value="6000" calcext:value-type="float">
            <text:p>6,000</text:p>
          </table:table-cell>
          <table:table-cell table:style-name="ce34" table:formula="of:=[.AE6]*[.AE5]*[.AE7]" office:value-type="float" office:value="9000" calcext:value-type="float">
            <text:p>9,000</text:p>
          </table:table-cell>
          <table:table-cell table:style-name="ce34" table:formula="of:=[.AF6]*[.AF5]*[.AF7]" office:value-type="float" office:value="12000" calcext:value-type="float">
            <text:p>12,000</text:p>
          </table:table-cell>
          <table:table-cell table:style-name="ce34" table:formula="of:=[.AG6]*[.AG5]*[.AG7]" office:value-type="float" office:value="24000" calcext:value-type="float">
            <text:p>24,000</text:p>
          </table:table-cell>
          <table:table-cell table:style-name="ce34" table:formula="of:=[.AH6]*[.AH5]*[.AH7]" office:value-type="float" office:value="36000" calcext:value-type="float">
            <text:p>36,000</text:p>
          </table:table-cell>
          <table:table-cell table:style-name="ce34" table:formula="of:=[.AI6]*[.AI5]*[.AI7]" office:value-type="float" office:value="60000" calcext:value-type="float">
            <text:p>60,000</text:p>
          </table:table-cell>
          <table:table-cell table:style-name="ce34" table:formula="of:=[.AJ6]*[.AJ5]*[.AJ7]" office:value-type="float" office:value="120000" calcext:value-type="float">
            <text:p>120,000</text:p>
          </table:table-cell>
          <table:table-cell table:style-name="ce34" table:formula="of:=[.AK6]*[.AK5]*[.AK7]" office:value-type="float" office:value="180000" calcext:value-type="float">
            <text:p>180,000</text:p>
          </table:table-cell>
          <table:table-cell table:style-name="ce34" table:formula="of:=[.AL6]*[.AL5]*[.AL7]" office:value-type="float" office:value="3000" calcext:value-type="float">
            <text:p>3,000</text:p>
          </table:table-cell>
          <table:table-cell table:style-name="ce34" table:formula="of:=[.AM6]*[.AM5]*[.AM7]" office:value-type="float" office:value="6000" calcext:value-type="float">
            <text:p>6,000</text:p>
          </table:table-cell>
          <table:table-cell table:style-name="ce34" table:formula="of:=[.AN6]*[.AN5]*[.AN7]" office:value-type="float" office:value="3000" calcext:value-type="float">
            <text:p>3,000</text:p>
          </table:table-cell>
          <table:table-cell table:style-name="ce34" table:formula="of:=[.AO6]*[.AO5]*[.AO7]" office:value-type="float" office:value="0" calcext:value-type="float">
            <text:p>0</text:p>
          </table:table-cell>
          <table:table-cell table:style-name="ce34" table:formula="of:=[.AP6]*[.AP5]*[.AP7]" office:value-type="float" office:value="3000" calcext:value-type="float">
            <text:p>3,000</text:p>
          </table:table-cell>
          <table:table-cell table:style-name="ce34" table:formula="of:=[.AQ6]*[.AQ5]*[.AQ7]" office:value-type="float" office:value="3000" calcext:value-type="float">
            <text:p>3,000</text:p>
          </table:table-cell>
          <table:table-cell table:style-name="ce34" table:formula="of:=[.AR6]*[.AR5]*[.AR7]" office:value-type="float" office:value="4500" calcext:value-type="float">
            <text:p>4,500</text:p>
          </table:table-cell>
          <table:table-cell table:style-name="ce34" table:formula="of:=[.AS6]*[.AS5]*[.AS7]" office:value-type="float" office:value="9000" calcext:value-type="float">
            <text:p>9,000</text:p>
          </table:table-cell>
          <table:table-cell table:style-name="ce34" table:formula="of:=[.AT6]*[.AT5]*[.AT7]" office:value-type="float" office:value="3000" calcext:value-type="float">
            <text:p>3,000</text:p>
          </table:table-cell>
          <table:table-cell table:style-name="ce34" table:formula="of:=[.AU6]*[.AU5]*[.AU7]" office:value-type="float" office:value="3000" calcext:value-type="float">
            <text:p>3,000</text:p>
          </table:table-cell>
          <table:table-cell table:style-name="ce34" table:formula="of:=[.AV6]*[.AV5]*[.AV7]" office:value-type="float" office:value="2000" calcext:value-type="float">
            <text:p>2,000</text:p>
          </table:table-cell>
          <table:table-cell table:style-name="ce34" table:formula="of:=[.AW6]*[.AW5]*[.AW7]" office:value-type="float" office:value="9000" calcext:value-type="float">
            <text:p>9,000</text:p>
          </table:table-cell>
          <table:table-cell table:style-name="ce34" table:formula="of:=[.AX6]*[.AX5]*[.AX7]" office:value-type="float" office:value="0" calcext:value-type="float">
            <text:p>0</text:p>
          </table:table-cell>
          <table:table-cell table:style-name="ce34"/>
          <table:table-cell/>
          <table:table-cell table:style-name="ce34" table:formula="of:=[.BA6]*[.BA5]*[.BA7]" office:value-type="float" office:value="3000" calcext:value-type="float">
            <text:p>3,00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atch Iterations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/>
          <table:table-cell table:number-columns-repeated="5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50" calcext:value-type="float">
            <text:p>50</text:p>
          </table:table-cell>
          <table:table-cell/>
          <table:table-cell table:number-columns-repeated="4"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ime steps</text:p>
          </table:table-cell>
          <table:table-cell table:number-columns-repeated="10" office:value-type="float" office:value="48" calcext:value-type="float">
            <text:p>48</text:p>
          </table:table-cell>
          <table:table-cell table:style-name="ce43" office:value-type="float" office:value="336" calcext:value-type="float">
            <text:p>33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4"/>
          <table:table-cell table:number-columns-repeated="10" office:value-type="float" office:value="48" calcext:value-type="float">
            <text:p>48</text:p>
          </table:table-cell>
          <table:table-cell table:number-columns-repeated="9" office:value-type="float" office:value="336" calcext:value-type="float">
            <text:p>336</text:p>
          </table:table-cell>
          <table:table-cell/>
          <table:table-cell table:number-columns-repeated="8" office:value-type="float" office:value="336" calcext:value-type="float">
            <text:p>336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idden Units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50" calcext:value-type="float">
            <text:p>5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8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number-columns-repeated="1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earning rate</text:p>
          </table:table-cell>
          <table:table-cell table:number-columns-repeated="11" office:value-type="float" office:value="0.05" calcext:value-type="float">
            <text:p>0.05</text:p>
          </table:table-cell>
          <table:table-cell/>
          <table:table-cell table:number-columns-repeated="3" office:value-type="float" office:value="0.05" calcext:value-type="float">
            <text:p>0.05</text:p>
          </table:table-cell>
          <table:table-cell table:number-columns-repeated="4"/>
          <table:table-cell table:number-columns-repeated="19" office:value-type="float" office:value="0.05" calcext:value-type="float">
            <text:p>0.05</text:p>
          </table:table-cell>
          <table:table-cell/>
          <table:table-cell table:number-columns-repeated="8" office:value-type="float" office:value="0.05" calcext:value-type="float">
            <text:p>0.05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mbalance data weighting</text:p>
          </table:table-cell>
          <table:table-cell table:number-columns-repeated="11" table:style-name="ce35" office:value-type="float" office:value="8" calcext:value-type="float">
            <text:p>8</text:p>
          </table:table-cell>
          <table:table-cell table:style-name="ce35"/>
          <table:table-cell office:value-type="float" office:value="8" calcext:value-type="float">
            <text:p>8</text:p>
          </table:table-cell>
          <table:table-cell table:number-columns-repeated="2" table:style-name="ce35" office:value-type="float" office:value="8" calcext:value-type="float">
            <text:p>8</text:p>
          </table:table-cell>
          <table:table-cell table:number-columns-repeated="4"/>
          <table:table-cell table:number-columns-repeated="2" table:style-name="ce35" office:value-type="float" office:value="8" calcext:value-type="float">
            <text:p>8</text:p>
          </table:table-cell>
          <table:table-cell table:number-columns-repeated="17" table:style-name="ce50" office:value-type="float" office:value="8" calcext:value-type="float">
            <text:p>8</text:p>
          </table:table-cell>
          <table:table-cell/>
          <table:table-cell table:number-columns-repeated="8" table:style-name="ce50" office:value-type="float" office:value="8" calcext:value-type="float">
            <text:p>8</text:p>
          </table:table-cell>
          <table:table-cell table:style-name="ce50" table:number-columns-repeated="2"/>
          <table:table-cell/>
          <table:table-cell table:style-name="ce50" office:value-type="float" office:value="8" calcext:value-type="float">
            <text:p>8</text:p>
          </table:table-cell>
          <table:table-cell table:number-columns-repeated="20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Precision</text:p>
          </table:table-cell>
          <table:table-cell table:style-name="ce36"/>
          <table:table-cell table:style-name="ce28" table:number-columns-repeated="18"/>
          <table:table-cell table:style-name="ce36" table:number-columns-repeated="2"/>
          <table:table-cell table:style-name="ce37" table:number-columns-repeated="2"/>
          <table:table-cell table:style-name="ce51" table:number-columns-repeated="15"/>
          <table:table-cell/>
          <table:table-cell table:style-name="ce51" table:number-columns-repeated="10"/>
          <table:table-cell/>
          <table:table-cell table:style-name="ce37"/>
          <table:table-cell table:number-columns-repeated="20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table:style-name="ce37"/>
          <table:table-cell table:style-name="ce24" table:number-columns-repeated="11"/>
          <table:table-cell/>
          <table:table-cell table:style-name="ce24" table:number-columns-repeated="2"/>
          <table:table-cell table:number-columns-repeated="4"/>
          <table:table-cell table:style-name="ce37" table:number-columns-repeated="4"/>
          <table:table-cell table:style-name="ce51" table:number-columns-repeated="15"/>
          <table:table-cell/>
          <table:table-cell table:style-name="ce51" table:number-columns-repeated="10"/>
          <table:table-cell/>
          <table:table-cell table:style-name="ce37"/>
          <table:table-cell table:number-columns-repeated="20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string" calcext:value-type="string">
            <text:p>F-Score</text:p>
          </table:table-cell>
          <table:table-cell table:style-name="ce37"/>
          <table:table-cell table:style-name="ce24" table:number-columns-repeated="11"/>
          <table:table-cell/>
          <table:table-cell table:style-name="ce24" table:number-columns-repeated="2"/>
          <table:table-cell table:number-columns-repeated="4"/>
          <table:table-cell table:style-name="ce37"/>
          <table:table-cell table:style-name="ce49" table:number-columns-repeated="3"/>
          <table:table-cell table:style-name="ce51" table:number-columns-repeated="15"/>
          <table:table-cell/>
          <table:table-cell table:style-name="ce51" table:number-columns-repeated="10"/>
          <table:table-cell/>
          <table:table-cell table:style-name="ce49"/>
          <table:table-cell table:number-columns-repeated="20"/>
        </table:table-row>
        <table:table-row table:style-name="ro1">
          <table:table-cell/>
          <table:table-cell table:style-name="ce29" office:value-type="string" calcext:value-type="string">
            <text:p>Test Results:</text:p>
          </table:table-cell>
          <table:table-cell table:style-name="ce38"/>
          <table:table-cell table:style-name="ce42" table:number-columns-repeated="18"/>
          <table:table-cell table:style-name="ce38" table:number-columns-repeated="4"/>
          <table:table-cell table:style-name="ce52" table:number-columns-repeated="15"/>
          <table:table-cell table:style-name="ce54"/>
          <table:table-cell table:style-name="ce52" table:number-columns-repeated="10"/>
          <table:table-cell/>
          <table:table-cell table:style-name="ce49"/>
          <table:table-cell table:number-columns-repeated="20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Test Precision (sample = 50)</text:p>
          </table:table-cell>
          <table:table-cell table:style-name="ce39" office:value-type="percentage" office:value="0.6" calcext:value-type="percentage">
            <text:p>60.00%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9" office:value-type="percentage" office:value="0.73" calcext:value-type="percentage">
            <text:p>73.00%</text:p>
          </table:table-cell>
          <table:table-cell table:style-name="ce39" office:value-type="percentage" office:value="0.63" calcext:value-type="percentage">
            <text:p>63.00%</text:p>
          </table:table-cell>
          <table:table-cell table:style-name="ce39" office:value-type="percentage" office:value="0.738" calcext:value-type="percentage">
            <text:p>73.80%</text:p>
          </table:table-cell>
          <table:table-cell table:style-name="ce39" office:value-type="percentage" office:value="0.15" calcext:value-type="percentage">
            <text:p>15.00%</text:p>
          </table:table-cell>
          <table:table-cell table:style-name="ce39" office:value-type="percentage" office:value="0.68" calcext:value-type="percentage">
            <text:p>68.00%</text:p>
          </table:table-cell>
          <table:table-cell table:style-name="ce39" office:value-type="percentage" office:value="0.7" calcext:value-type="percentage">
            <text:p>70.00%</text:p>
          </table:table-cell>
          <table:table-cell table:style-name="ce39" office:value-type="percentage" office:value="0.64" calcext:value-type="percentage">
            <text:p>64.00%</text:p>
          </table:table-cell>
          <table:table-cell table:style-name="ce39" office:value-type="percentage" office:value="0.55" calcext:value-type="percentage">
            <text:p>55.00%</text:p>
          </table:table-cell>
          <table:table-cell table:style-name="ce39" office:value-type="percentage" office:value="0.7" calcext:value-type="percentage">
            <text:p>70.00%</text:p>
          </table:table-cell>
          <table:table-cell table:style-name="ce39"/>
          <table:table-cell table:style-name="ce39" office:value-type="percentage" office:value="0.67" calcext:value-type="percentage">
            <text:p>67.00%</text:p>
          </table:table-cell>
          <table:table-cell table:style-name="ce39" office:value-type="percentage" office:value="0.7" calcext:value-type="percentage">
            <text:p>70.00%</text:p>
          </table:table-cell>
          <table:table-cell table:style-name="ce39" office:value-type="percentage" office:value="0.55" calcext:value-type="percentage">
            <text:p>55.00%</text:p>
          </table:table-cell>
          <table:table-cell table:style-name="ce28" table:number-columns-repeated="4"/>
          <table:table-cell table:style-name="ce39" office:value-type="percentage" office:value="0.64" calcext:value-type="percentage">
            <text:p>64.00%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9" office:value-type="percentage" office:value="0.7" calcext:value-type="percentage">
            <text:p>70.00%</text:p>
          </table:table-cell>
          <table:table-cell table:style-name="ce39" office:value-type="percentage" office:value="0.76" calcext:value-type="percentage">
            <text:p>76.00%</text:p>
          </table:table-cell>
          <table:table-cell table:style-name="ce39" office:value-type="percentage" office:value="0.71" calcext:value-type="percentage">
            <text:p>71.00%</text:p>
          </table:table-cell>
          <table:table-cell table:style-name="ce39" office:value-type="percentage" office:value="0.64" calcext:value-type="percentage">
            <text:p>64.00%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9" office:value-type="percentage" office:value="0.47" calcext:value-type="percentage">
            <text:p>47.00%</text:p>
          </table:table-cell>
          <table:table-cell table:style-name="ce39" office:value-type="percentage" office:value="0.72" calcext:value-type="percentage">
            <text:p>72.00%</text:p>
          </table:table-cell>
          <table:table-cell table:style-name="ce39" office:value-type="percentage" office:value="0.45" calcext:value-type="percentage">
            <text:p>45.00%</text:p>
          </table:table-cell>
          <table:table-cell table:style-name="ce39" office:value-type="percentage" office:value="0.7" calcext:value-type="percentage">
            <text:p>70.00%</text:p>
          </table:table-cell>
          <table:table-cell table:style-name="ce39" office:value-type="percentage" office:value="0.67" calcext:value-type="percentage">
            <text:p>67.00%</text:p>
          </table:table-cell>
          <table:table-cell table:style-name="ce39" office:value-type="percentage" office:value="0.44" calcext:value-type="percentage">
            <text:p>44.00%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9" table:number-columns-repeated="2"/>
          <table:table-cell table:style-name="ce39" office:value-type="percentage" office:value="0.62" calcext:value-type="percentage">
            <text:p>62.00%</text:p>
          </table:table-cell>
          <table:table-cell table:style-name="ce39" office:value-type="percentage" office:value="0.67" calcext:value-type="percentage">
            <text:p>67.00%</text:p>
          </table:table-cell>
          <table:table-cell table:style-name="ce39" office:value-type="percentage" office:value="0.6" calcext:value-type="percentage">
            <text:p>60.00%</text:p>
          </table:table-cell>
          <table:table-cell table:style-name="ce33"/>
          <table:table-cell table:style-name="ce39" office:value-type="percentage" office:value="0.7" calcext:value-type="percentage">
            <text:p>70.00%</text:p>
          </table:table-cell>
          <table:table-cell table:style-name="ce39" office:value-type="percentage" office:value="0.31" calcext:value-type="percentage">
            <text:p>31.00%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9" office:value-type="percentage" office:value="0.3" calcext:value-type="percentage">
            <text:p>30.00%</text:p>
          </table:table-cell>
          <table:table-cell table:number-columns-repeated="2" table:style-name="ce39" office:value-type="percentage" office:value="0" calcext:value-type="percentage">
            <text:p>0.00%</text:p>
          </table:table-cell>
          <table:table-cell table:style-name="ce39" office:value-type="percentage" office:value="0.58" calcext:value-type="percentage">
            <text:p>58.00%</text:p>
          </table:table-cell>
          <table:table-cell table:style-name="ce39" office:value-type="percentage" office:value="0.28" calcext:value-type="percentage">
            <text:p>28.00%</text:p>
          </table:table-cell>
          <table:table-cell table:style-name="ce39" table:number-columns-repeated="2"/>
          <table:table-cell table:style-name="ce24"/>
          <table:table-cell table:style-name="ce39" office:value-type="percentage" office:value="0" calcext:value-type="percentage">
            <text:p>0.00%</text:p>
          </table:table-cell>
          <table:table-cell table:style-name="ce24" table:number-columns-repeated="7"/>
          <table:table-cell table:number-columns-repeated="13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Test Recall <text:s/>(sample = 50)</text:p>
          </table:table-cell>
          <table:table-cell table:style-name="ce37" office:value-type="percentage" office:value="0.7" calcext:value-type="percentage">
            <text:p>70.0%</text:p>
          </table:table-cell>
          <table:table-cell table:style-name="ce37" office:value-type="percentage" office:value="1" calcext:value-type="percentage">
            <text:p>100.0%</text:p>
          </table:table-cell>
          <table:table-cell table:style-name="ce37" office:value-type="percentage" office:value="0.73" calcext:value-type="percentage">
            <text:p>73.0%</text:p>
          </table:table-cell>
          <table:table-cell table:style-name="ce37" office:value-type="percentage" office:value="0.75" calcext:value-type="percentage">
            <text:p>75.0%</text:p>
          </table:table-cell>
          <table:table-cell table:style-name="ce37" office:value-type="percentage" office:value="0.727" calcext:value-type="percentage">
            <text:p>72.7%</text:p>
          </table:table-cell>
          <table:table-cell table:style-name="ce37" office:value-type="percentage" office:value="0.85" calcext:value-type="percentage">
            <text:p>85.0%</text:p>
          </table:table-cell>
          <table:table-cell table:number-columns-repeated="2" table:style-name="ce37" office:value-type="percentage" office:value="0.72" calcext:value-type="percentage">
            <text:p>72.0%</text:p>
          </table:table-cell>
          <table:table-cell table:style-name="ce37" office:value-type="percentage" office:value="0.71" calcext:value-type="percentage">
            <text:p>71.0%</text:p>
          </table:table-cell>
          <table:table-cell table:style-name="ce37" office:value-type="percentage" office:value="0.77" calcext:value-type="percentage">
            <text:p>77.0%</text:p>
          </table:table-cell>
          <table:table-cell table:style-name="ce37" office:value-type="percentage" office:value="0.72" calcext:value-type="percentage">
            <text:p>72.0%</text:p>
          </table:table-cell>
          <table:table-cell table:style-name="ce37"/>
          <table:table-cell table:style-name="ce37" office:value-type="percentage" office:value="0.7" calcext:value-type="percentage">
            <text:p>70.0%</text:p>
          </table:table-cell>
          <table:table-cell table:style-name="ce37" office:value-type="percentage" office:value="0.599" calcext:value-type="percentage">
            <text:p>59.9%</text:p>
          </table:table-cell>
          <table:table-cell table:style-name="ce37" office:value-type="percentage" office:value="0.75" calcext:value-type="percentage">
            <text:p>75.0%</text:p>
          </table:table-cell>
          <table:table-cell table:number-columns-repeated="4"/>
          <table:table-cell table:style-name="ce37" office:value-type="percentage" office:value="0.72" calcext:value-type="percentage">
            <text:p>72.0%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37" office:value-type="percentage" office:value="0.72" calcext:value-type="percentage">
            <text:p>72.0%</text:p>
          </table:table-cell>
          <table:table-cell table:style-name="ce51" office:value-type="percentage" office:value="0.63" calcext:value-type="percentage">
            <text:p>63.00%</text:p>
          </table:table-cell>
          <table:table-cell table:style-name="ce51" office:value-type="percentage" office:value="0.74" calcext:value-type="percentage">
            <text:p>74.00%</text:p>
          </table:table-cell>
          <table:table-cell table:style-name="ce51" office:value-type="percentage" office:value="0.65" calcext:value-type="percentage">
            <text:p>65.00%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51" office:value-type="percentage" office:value="0.79" calcext:value-type="percentage">
            <text:p>79.00%</text:p>
          </table:table-cell>
          <table:table-cell table:style-name="ce51" office:value-type="percentage" office:value="0.33" calcext:value-type="percentage">
            <text:p>33.00%</text:p>
          </table:table-cell>
          <table:table-cell table:style-name="ce51" office:value-type="percentage" office:value="0.81" calcext:value-type="percentage">
            <text:p>81.00%</text:p>
          </table:table-cell>
          <table:table-cell table:style-name="ce51" office:value-type="percentage" office:value="0.72" calcext:value-type="percentage">
            <text:p>72.00%</text:p>
          </table:table-cell>
          <table:table-cell table:style-name="ce51" office:value-type="percentage" office:value="0.73" calcext:value-type="percentage">
            <text:p>73.00%</text:p>
          </table:table-cell>
          <table:table-cell table:style-name="ce51" office:value-type="percentage" office:value="0.79" calcext:value-type="percentage">
            <text:p>79.00%</text:p>
          </table:table-cell>
          <table:table-cell table:style-name="ce51" office:value-type="percentage" office:value="0.7" calcext:value-type="percentage">
            <text:p>70.00%</text:p>
          </table:table-cell>
          <table:table-cell table:style-name="ce24" table:number-columns-repeated="2"/>
          <table:table-cell table:style-name="ce51" office:value-type="percentage" office:value="0.73" calcext:value-type="percentage">
            <text:p>73.00%</text:p>
          </table:table-cell>
          <table:table-cell table:style-name="ce51" office:value-type="percentage" office:value="0.67" calcext:value-type="percentage">
            <text:p>67.00%</text:p>
          </table:table-cell>
          <table:table-cell table:style-name="ce51" office:value-type="percentage" office:value="0.7" calcext:value-type="percentage">
            <text:p>70.00%</text:p>
          </table:table-cell>
          <table:table-cell table:style-name="ce33"/>
          <table:table-cell table:style-name="ce51" office:value-type="percentage" office:value="0.14" calcext:value-type="percentage">
            <text:p>14.00%</text:p>
          </table:table-cell>
          <table:table-cell table:style-name="ce51" office:value-type="percentage" office:value="0.81" calcext:value-type="percentage">
            <text:p>81.00%</text:p>
          </table:table-cell>
          <table:table-cell table:style-name="ce51" office:value-type="percentage" office:value="0.9" calcext:value-type="percentage">
            <text:p>90.00%</text:p>
          </table:table-cell>
          <table:table-cell table:style-name="ce51" office:value-type="percentage" office:value="0.7" calcext:value-type="percentage">
            <text:p>70.00%</text:p>
          </table:table-cell>
          <table:table-cell table:number-columns-repeated="2" table:style-name="ce51" office:value-type="percentage" office:value="0" calcext:value-type="percentage">
            <text:p>0.00%</text:p>
          </table:table-cell>
          <table:table-cell table:style-name="ce51" office:value-type="percentage" office:value="0.6" calcext:value-type="percentage">
            <text:p>60.00%</text:p>
          </table:table-cell>
          <table:table-cell table:style-name="ce51" office:value-type="percentage" office:value="0.56" calcext:value-type="percentage">
            <text:p>56.00%</text:p>
          </table:table-cell>
          <table:table-cell table:style-name="ce51" table:number-columns-repeated="2"/>
          <table:table-cell table:style-name="ce24"/>
          <table:table-cell table:style-name="ce37" office:value-type="percentage" office:value="0" calcext:value-type="percentage">
            <text:p>0.0%</text:p>
          </table:table-cell>
          <table:table-cell table:style-name="ce24" table:number-columns-repeated="7"/>
          <table:table-cell table:number-columns-repeated="13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string" calcext:value-type="string">
            <text:p>Test Precision (sample = 50)</text:p>
          </table:table-cell>
          <table:table-cell table:style-name="ce39" table:number-columns-repeated="2"/>
          <table:table-cell table:style-name="ce39" office:value-type="percentage" office:value="0.63" calcext:value-type="percentage">
            <text:p>63.00%</text:p>
          </table:table-cell>
          <table:table-cell table:style-name="ce39" office:value-type="percentage" office:value="0.598" calcext:value-type="percentage">
            <text:p>59.80%</text:p>
          </table:table-cell>
          <table:table-cell table:style-name="ce39" office:value-type="percentage" office:value="0.7" calcext:value-type="percentage">
            <text:p>70.00%</text:p>
          </table:table-cell>
          <table:table-cell table:style-name="ce39"/>
          <table:table-cell table:style-name="ce39" office:value-type="percentage" office:value="0.671" calcext:value-type="percentage">
            <text:p>67.10%</text:p>
          </table:table-cell>
          <table:table-cell table:style-name="ce39"/>
          <table:table-cell table:style-name="ce39" office:value-type="percentage" office:value="0.7" calcext:value-type="percentage">
            <text:p>70.00%</text:p>
          </table:table-cell>
          <table:table-cell table:style-name="ce39" office:value-type="percentage" office:value="0.624" calcext:value-type="percentage">
            <text:p>62.40%</text:p>
          </table:table-cell>
          <table:table-cell table:style-name="ce39" office:value-type="percentage" office:value="0.7" calcext:value-type="percentage">
            <text:p>70.00%</text:p>
          </table:table-cell>
          <table:table-cell table:style-name="ce39" table:number-columns-repeated="38"/>
          <table:table-cell table:style-name="ce24" table:number-columns-repeated="22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Test Recall <text:s/>(sample = 50)</text:p>
          </table:table-cell>
          <table:table-cell table:style-name="ce37" table:number-columns-repeated="2"/>
          <table:table-cell table:style-name="ce37" office:value-type="percentage" office:value="0.73" calcext:value-type="percentage">
            <text:p>73.0%</text:p>
          </table:table-cell>
          <table:table-cell table:style-name="ce37" office:value-type="percentage" office:value="0.77" calcext:value-type="percentage">
            <text:p>77.0%</text:p>
          </table:table-cell>
          <table:table-cell table:style-name="ce37" office:value-type="percentage" office:value="0.52" calcext:value-type="percentage">
            <text:p>52.0%</text:p>
          </table:table-cell>
          <table:table-cell table:style-name="ce37"/>
          <table:table-cell table:style-name="ce37" office:value-type="percentage" office:value="0.688" calcext:value-type="percentage">
            <text:p>68.8%</text:p>
          </table:table-cell>
          <table:table-cell table:style-name="ce37"/>
          <table:table-cell table:style-name="ce37" office:value-type="percentage" office:value="0.698" calcext:value-type="percentage">
            <text:p>69.8%</text:p>
          </table:table-cell>
          <table:table-cell table:number-columns-repeated="2" table:style-name="ce37" office:value-type="percentage" office:value="0.725" calcext:value-type="percentage">
            <text:p>72.5%</text:p>
          </table:table-cell>
          <table:table-cell table:style-name="ce37" table:number-columns-repeated="38"/>
          <table:table-cell table:style-name="ce24" table:number-columns-repeated="22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string" calcext:value-type="string">
            <text:p>Test Precision (sample = 50)</text:p>
          </table:table-cell>
          <table:table-cell table:style-name="ce39" table:number-columns-repeated="2"/>
          <table:table-cell table:style-name="ce39" office:value-type="percentage" office:value="0.7" calcext:value-type="percentage">
            <text:p>70.00%</text:p>
          </table:table-cell>
          <table:table-cell table:style-name="ce39" office:value-type="percentage" office:value="0.65" calcext:value-type="percentage">
            <text:p>65.00%</text:p>
          </table:table-cell>
          <table:table-cell table:style-name="ce39" office:value-type="percentage" office:value="0.699" calcext:value-type="percentage">
            <text:p>69.90%</text:p>
          </table:table-cell>
          <table:table-cell table:style-name="ce39"/>
          <table:table-cell table:style-name="ce39" office:value-type="percentage" office:value="0.51" calcext:value-type="percentage">
            <text:p>51.00%</text:p>
          </table:table-cell>
          <table:table-cell table:style-name="ce39"/>
          <table:table-cell table:style-name="ce39" office:value-type="percentage" office:value="0.625" calcext:value-type="percentage">
            <text:p>62.50%</text:p>
          </table:table-cell>
          <table:table-cell table:style-name="ce39" office:value-type="percentage" office:value="0.629" calcext:value-type="percentage">
            <text:p>62.90%</text:p>
          </table:table-cell>
          <table:table-cell table:style-name="ce39" office:value-type="percentage" office:value="0.548" calcext:value-type="percentage">
            <text:p>54.80%</text:p>
          </table:table-cell>
          <table:table-cell table:style-name="ce39" table:number-columns-repeated="38"/>
          <table:table-cell table:style-name="ce24" table:number-columns-repeated="9"/>
          <table:table-cell table:number-columns-repeated="13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Test Recall <text:s/>(sample = 50)</text:p>
          </table:table-cell>
          <table:table-cell table:style-name="ce37" table:number-columns-repeated="2"/>
          <table:table-cell table:style-name="ce37" office:value-type="percentage" office:value="0.596" calcext:value-type="percentage">
            <text:p>59.6%</text:p>
          </table:table-cell>
          <table:table-cell table:style-name="ce37" office:value-type="percentage" office:value="0.74" calcext:value-type="percentage">
            <text:p>74.0%</text:p>
          </table:table-cell>
          <table:table-cell table:style-name="ce37" office:value-type="percentage" office:value="0.73" calcext:value-type="percentage">
            <text:p>73.0%</text:p>
          </table:table-cell>
          <table:table-cell table:style-name="ce37"/>
          <table:table-cell table:style-name="ce37" office:value-type="percentage" office:value="0.77" calcext:value-type="percentage">
            <text:p>77.0%</text:p>
          </table:table-cell>
          <table:table-cell table:style-name="ce37"/>
          <table:table-cell table:style-name="ce37" office:value-type="percentage" office:value="0.744" calcext:value-type="percentage">
            <text:p>74.4%</text:p>
          </table:table-cell>
          <table:table-cell table:style-name="ce37" office:value-type="percentage" office:value="0.753" calcext:value-type="percentage">
            <text:p>75.3%</text:p>
          </table:table-cell>
          <table:table-cell table:style-name="ce37" office:value-type="percentage" office:value="0.741" calcext:value-type="percentage">
            <text:p>74.1%</text:p>
          </table:table-cell>
          <table:table-cell table:style-name="ce37" table:number-columns-repeated="38"/>
          <table:table-cell table:style-name="ce24" table:number-columns-repeated="9"/>
          <table:table-cell table:number-columns-repeated="13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8" office:value-type="string" calcext:value-type="string">
            <text:p>Test Precision (sample = 50)</text:p>
          </table:table-cell>
          <table:table-cell table:style-name="ce39" table:number-columns-repeated="2"/>
          <table:table-cell table:style-name="ce39" office:value-type="percentage" office:value="0.679" calcext:value-type="percentage">
            <text:p>67.90%</text:p>
          </table:table-cell>
          <table:table-cell table:style-name="ce39" office:value-type="percentage" office:value="0.63" calcext:value-type="percentage">
            <text:p>63.00%</text:p>
          </table:table-cell>
          <table:table-cell table:style-name="ce39" office:value-type="percentage" office:value="0.71" calcext:value-type="percentage">
            <text:p>71.00%</text:p>
          </table:table-cell>
          <table:table-cell table:style-name="ce39"/>
          <table:table-cell table:style-name="ce39" office:value-type="percentage" office:value="0.705" calcext:value-type="percentage">
            <text:p>70.50%</text:p>
          </table:table-cell>
          <table:table-cell table:style-name="ce39"/>
          <table:table-cell table:style-name="ce39" office:value-type="percentage" office:value="0.611" calcext:value-type="percentage">
            <text:p>61.10%</text:p>
          </table:table-cell>
          <table:table-cell table:style-name="ce39" office:value-type="percentage" office:value="0.68" calcext:value-type="percentage">
            <text:p>68.00%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9" table:number-columns-repeated="38"/>
          <table:table-cell table:style-name="ce24" table:number-columns-repeated="9"/>
          <table:table-cell table:number-columns-repeated="13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Test Recall <text:s/>(sample = 50)</text:p>
          </table:table-cell>
          <table:table-cell table:style-name="ce37" table:number-columns-repeated="2"/>
          <table:table-cell table:style-name="ce37" office:value-type="percentage" office:value="0.729" calcext:value-type="percentage">
            <text:p>72.9%</text:p>
          </table:table-cell>
          <table:table-cell table:style-name="ce37" office:value-type="percentage" office:value="0.766" calcext:value-type="percentage">
            <text:p>76.6%</text:p>
          </table:table-cell>
          <table:table-cell table:style-name="ce37" office:value-type="percentage" office:value="0.73" calcext:value-type="percentage">
            <text:p>73.0%</text:p>
          </table:table-cell>
          <table:table-cell table:style-name="ce37"/>
          <table:table-cell table:style-name="ce37" office:value-type="percentage" office:value="0.717" calcext:value-type="percentage">
            <text:p>71.7%</text:p>
          </table:table-cell>
          <table:table-cell table:style-name="ce37"/>
          <table:table-cell table:style-name="ce37" office:value-type="percentage" office:value="0.726" calcext:value-type="percentage">
            <text:p>72.6%</text:p>
          </table:table-cell>
          <table:table-cell table:style-name="ce37" office:value-type="percentage" office:value="0.738" calcext:value-type="percentage">
            <text:p>73.8%</text:p>
          </table:table-cell>
          <table:table-cell table:style-name="ce37" office:value-type="percentage" office:value="0.82" calcext:value-type="percentage">
            <text:p>82.0%</text:p>
          </table:table-cell>
          <table:table-cell table:style-name="ce37" table:number-columns-repeated="38"/>
          <table:table-cell table:style-name="ce24" table:number-columns-repeated="9"/>
          <table:table-cell table:number-columns-repeated="13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8" office:value-type="string" calcext:value-type="string">
            <text:p>Test Precision (sample = 50)</text:p>
          </table:table-cell>
          <table:table-cell table:style-name="ce39" table:number-columns-repeated="2"/>
          <table:table-cell table:style-name="ce39" office:value-type="percentage" office:value="0.65" calcext:value-type="percentage">
            <text:p>65.00%</text:p>
          </table:table-cell>
          <table:table-cell table:style-name="ce39" office:value-type="percentage" office:value="0.615" calcext:value-type="percentage">
            <text:p>61.50%</text:p>
          </table:table-cell>
          <table:table-cell table:style-name="ce39" office:value-type="percentage" office:value="0.65" calcext:value-type="percentage">
            <text:p>65.00%</text:p>
          </table:table-cell>
          <table:table-cell table:style-name="ce39"/>
          <table:table-cell table:style-name="ce39" office:value-type="percentage" office:value="0.566" calcext:value-type="percentage">
            <text:p>56.60%</text:p>
          </table:table-cell>
          <table:table-cell table:style-name="ce39"/>
          <table:table-cell table:style-name="ce39" office:value-type="percentage" office:value="0.71" calcext:value-type="percentage">
            <text:p>71.00%</text:p>
          </table:table-cell>
          <table:table-cell table:style-name="ce39" office:value-type="percentage" office:value="0.698" calcext:value-type="percentage">
            <text:p>69.80%</text:p>
          </table:table-cell>
          <table:table-cell table:style-name="ce39" office:value-type="percentage" office:value="0.7" calcext:value-type="percentage">
            <text:p>70.00%</text:p>
          </table:table-cell>
          <table:table-cell table:style-name="ce39" table:number-columns-repeated="38"/>
          <table:table-cell table:style-name="ce24" table:number-columns-repeated="9"/>
          <table:table-cell table:number-columns-repeated="13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Test Recall <text:s/>(sample = 50)</text:p>
          </table:table-cell>
          <table:table-cell table:style-name="ce24" table:number-columns-repeated="2"/>
          <table:table-cell table:style-name="ce37" office:value-type="percentage" office:value="0.74" calcext:value-type="percentage">
            <text:p>74.0%</text:p>
          </table:table-cell>
          <table:table-cell table:number-columns-repeated="3" table:style-name="ce37" office:value-type="percentage" office:value="0.755" calcext:value-type="percentage">
            <text:p>75.5%</text:p>
          </table:table-cell>
          <table:table-cell table:style-name="ce37" office:value-type="percentage" office:value="0.77" calcext:value-type="percentage">
            <text:p>77.0%</text:p>
          </table:table-cell>
          <table:table-cell table:style-name="ce37" office:value-type="percentage" office:value="0.755" calcext:value-type="percentage">
            <text:p>75.5%</text:p>
          </table:table-cell>
          <table:table-cell table:style-name="ce37" office:value-type="percentage" office:value="0.709" calcext:value-type="percentage">
            <text:p>70.9%</text:p>
          </table:table-cell>
          <table:table-cell table:style-name="ce37" office:value-type="percentage" office:value="0.716" calcext:value-type="percentage">
            <text:p>71.6%</text:p>
          </table:table-cell>
          <table:table-cell table:style-name="ce37" office:value-type="percentage" office:value="0.71" calcext:value-type="percentage">
            <text:p>71.0%</text:p>
          </table:table-cell>
          <table:table-cell table:style-name="ce37"/>
          <table:table-cell/>
          <table:table-cell table:style-name="ce24" table:number-columns-repeated="2"/>
          <table:table-cell table:number-columns-repeated="4"/>
          <table:table-cell table:style-name="ce47" table:number-columns-repeated="15"/>
          <table:table-cell table:style-name="ce24" table:number-columns-repeated="24"/>
          <table:table-cell table:number-columns-repeated="13"/>
        </table:table-row>
        <table:table-row table:style-name="ro1">
          <table:table-cell/>
          <table:table-cell table:style-name="ce30" office:value-type="string" calcext:value-type="string">
            <text:p>Test Precision (sample = 50)</text:p>
          </table:table-cell>
          <table:table-cell table:style-name="ce40" table:formula="of:=AVERAGE([.C19];[.C21];[.C23];[.C25];[.C27])" office:value-type="percentage" office:value="0.6" calcext:value-type="percentage">
            <text:p>60.00%</text:p>
          </table:table-cell>
          <table:table-cell table:style-name="ce40" table:formula="of:=AVERAGE([.D19];[.D21];[.D23];[.D25];[.D27])" office:value-type="percentage" office:value="0.11" calcext:value-type="percentage">
            <text:p>11.00%</text:p>
          </table:table-cell>
          <table:table-cell table:style-name="ce40" table:formula="of:=AVERAGE([.E19];[.E21];[.E23];[.E25];[.E27])" office:value-type="percentage" office:value="0.6778" calcext:value-type="percentage">
            <text:p>67.78%</text:p>
          </table:table-cell>
          <table:table-cell table:style-name="ce40" table:formula="of:=AVERAGE([.F19];[.F21];[.F23];[.F25];[.F27])" office:value-type="percentage" office:value="0.6246" calcext:value-type="percentage">
            <text:p>62.46%</text:p>
          </table:table-cell>
          <table:table-cell table:style-name="ce40" table:formula="of:=AVERAGE([.G19];[.G21];[.G23];[.G25];[.G27])" office:value-type="percentage" office:value="0.6994" calcext:value-type="percentage">
            <text:p>69.94%</text:p>
          </table:table-cell>
          <table:table-cell table:style-name="ce40" table:formula="of:=AVERAGE([.H19];[.H21];[.H23];[.H25];[.H27])" office:value-type="percentage" office:value="0.15" calcext:value-type="percentage">
            <text:p>15.00%</text:p>
          </table:table-cell>
          <table:table-cell table:style-name="ce40" table:formula="of:=AVERAGE([.I19];[.I21];[.I23];[.I25];[.I27])" office:value-type="percentage" office:value="0.6264" calcext:value-type="percentage">
            <text:p>62.64%</text:p>
          </table:table-cell>
          <table:table-cell table:style-name="ce40" table:formula="of:=AVERAGE([.J19];[.J21];[.J23];[.J25];[.J27])" office:value-type="percentage" office:value="0.7" calcext:value-type="percentage">
            <text:p>70.00%</text:p>
          </table:table-cell>
          <table:table-cell table:style-name="ce40" table:formula="of:=AVERAGE([.K19];[.K21];[.K23];[.K25];[.K27])" office:value-type="percentage" office:value="0.6572" calcext:value-type="percentage">
            <text:p>65.72%</text:p>
          </table:table-cell>
          <table:table-cell table:style-name="ce40" table:formula="of:=AVERAGE([.L19];[.L21];[.L23];[.L25];[.L27])" office:value-type="percentage" office:value="0.6362" calcext:value-type="percentage">
            <text:p>63.62%</text:p>
          </table:table-cell>
          <table:table-cell table:style-name="ce40" table:formula="of:=AVERAGE([.M19];[.M21];[.M23];[.M25];[.M27])" office:value-type="percentage" office:value="0.5896" calcext:value-type="percentage">
            <text:p>58.96%</text:p>
          </table:table-cell>
          <table:table-cell table:style-name="ce44"/>
          <table:table-cell table:style-name="ce44" table:formula="of:=AVERAGE([.O19];[.O21];[.O23];[.O25];[.O27])" office:value-type="percentage" office:value="0.67" calcext:value-type="percentage">
            <text:p>67.00%</text:p>
          </table:table-cell>
          <table:table-cell table:style-name="ce45" table:formula="of:=AVERAGE([.P19];[.P21];[.P23];[.P25];[.P27])" office:value-type="percentage" office:value="0.7" calcext:value-type="percentage">
            <text:p>70.00%</text:p>
          </table:table-cell>
          <table:table-cell table:style-name="ce45" table:formula="of:=AVERAGE([.Q19];[.Q21];[.Q23];[.Q25];[.Q27])" office:value-type="percentage" office:value="0.55" calcext:value-type="percentage">
            <text:p>55.00%</text:p>
          </table:table-cell>
          <table:table-cell table:style-name="ce45" table:formula="of:=AVERAGE([.R19];[.R21];[.R23];[.R25];[.R27])" office:value-type="string" office:string-value="" calcext:value-type="error">
            <text:p>#DIV/0!</text:p>
          </table:table-cell>
          <table:table-cell table:style-name="ce45" table:formula="of:=AVERAGE([.S19];[.S21];[.S23];[.S25];[.S27])" office:value-type="string" office:string-value="" calcext:value-type="error">
            <text:p>#DIV/0!</text:p>
          </table:table-cell>
          <table:table-cell table:style-name="ce45" table:formula="of:=AVERAGE([.T19];[.T21];[.T23];[.T25];[.T27])" office:value-type="string" office:string-value="" calcext:value-type="error">
            <text:p>#DIV/0!</text:p>
          </table:table-cell>
          <table:table-cell table:style-name="ce45" table:formula="of:=AVERAGE([.U19];[.U21];[.U23];[.U25];[.U27])" office:value-type="string" office:string-value="" calcext:value-type="error">
            <text:p>#DIV/0!</text:p>
          </table:table-cell>
          <table:table-cell table:style-name="ce45" table:formula="of:=AVERAGE([.V19];[.V21];[.V23];[.V25];[.V27])" office:value-type="percentage" office:value="0.64" calcext:value-type="percentage">
            <text:p>64.00%</text:p>
          </table:table-cell>
          <table:table-cell table:style-name="ce45" table:formula="of:=AVERAGE([.W19];[.W21];[.W23];[.W25];[.W27])" office:value-type="percentage" office:value="0" calcext:value-type="percentage">
            <text:p>0.00%</text:p>
          </table:table-cell>
          <table:table-cell table:style-name="ce45" table:formula="of:=AVERAGE([.X19];[.X21];[.X23];[.X25];[.X27])" office:value-type="percentage" office:value="0.7" calcext:value-type="percentage">
            <text:p>70.00%</text:p>
          </table:table-cell>
          <table:table-cell table:style-name="ce45" table:formula="of:=AVERAGE([.Y19];[.Y21];[.Y23];[.Y25];[.Y27])" office:value-type="percentage" office:value="0.76" calcext:value-type="percentage">
            <text:p>76.00%</text:p>
          </table:table-cell>
          <table:table-cell table:style-name="ce45" table:formula="of:=AVERAGE([.Z19];[.Z21];[.Z23];[.Z25];[.Z27])" office:value-type="percentage" office:value="0.71" calcext:value-type="percentage">
            <text:p>71.00%</text:p>
          </table:table-cell>
          <table:table-cell table:style-name="ce45" table:formula="of:=AVERAGE([.AA19];[.AA21];[.AA23];[.AA25];[.AA27])" office:value-type="percentage" office:value="0.64" calcext:value-type="percentage">
            <text:p>64.00%</text:p>
          </table:table-cell>
          <table:table-cell table:style-name="ce45" table:formula="of:=AVERAGE([.AB19];[.AB21];[.AB23];[.AB25];[.AB27])" office:value-type="percentage" office:value="0" calcext:value-type="percentage">
            <text:p>0.00%</text:p>
          </table:table-cell>
          <table:table-cell table:style-name="ce45" table:formula="of:=AVERAGE([.AC19];[.AC21];[.AC23];[.AC25];[.AC27])" office:value-type="percentage" office:value="0.47" calcext:value-type="percentage">
            <text:p>47.00%</text:p>
          </table:table-cell>
          <table:table-cell table:style-name="ce45" table:formula="of:=AVERAGE([.AD19];[.AD21];[.AD23];[.AD25];[.AD27])" office:value-type="percentage" office:value="0.72" calcext:value-type="percentage">
            <text:p>72.00%</text:p>
          </table:table-cell>
          <table:table-cell table:style-name="ce45" table:formula="of:=AVERAGE([.AE19];[.AE21];[.AE23];[.AE25];[.AE27])" office:value-type="percentage" office:value="0.45" calcext:value-type="percentage">
            <text:p>45.00%</text:p>
          </table:table-cell>
          <table:table-cell table:style-name="ce45" table:formula="of:=AVERAGE([.AF19];[.AF21];[.AF23];[.AF25];[.AF27])" office:value-type="percentage" office:value="0.7" calcext:value-type="percentage">
            <text:p>70.00%</text:p>
          </table:table-cell>
          <table:table-cell table:style-name="ce45" table:formula="of:=AVERAGE([.AG19];[.AG21];[.AG23];[.AG25];[.AG27])" office:value-type="percentage" office:value="0.67" calcext:value-type="percentage">
            <text:p>67.00%</text:p>
          </table:table-cell>
          <table:table-cell table:style-name="ce45" table:formula="of:=AVERAGE([.AH19];[.AH21];[.AH23];[.AH25];[.AH27])" office:value-type="percentage" office:value="0.44" calcext:value-type="percentage">
            <text:p>44.00%</text:p>
          </table:table-cell>
          <table:table-cell table:style-name="ce45" table:formula="of:=AVERAGE([.AI19];[.AI21];[.AI23];[.AI25];[.AI27])" office:value-type="percentage" office:value="0.22" calcext:value-type="percentage">
            <text:p>22.00%</text:p>
          </table:table-cell>
          <table:table-cell table:style-name="ce45" table:formula="of:=AVERAGE([.AJ19];[.AJ21];[.AJ23];[.AJ25];[.AJ27])" office:value-type="string" office:string-value="" calcext:value-type="error">
            <text:p>#DIV/0!</text:p>
          </table:table-cell>
          <table:table-cell table:style-name="ce45" table:formula="of:=AVERAGE([.AK19];[.AK21];[.AK23];[.AK25];[.AK27])" office:value-type="string" office:string-value="" calcext:value-type="error">
            <text:p>#DIV/0!</text:p>
          </table:table-cell>
          <table:table-cell table:style-name="ce45" table:formula="of:=AVERAGE([.AL19];[.AL21];[.AL23];[.AL25];[.AL27])" office:value-type="percentage" office:value="0.62" calcext:value-type="percentage">
            <text:p>62.00%</text:p>
          </table:table-cell>
          <table:table-cell table:style-name="ce45" table:formula="of:=AVERAGE([.AM19];[.AM21];[.AM23];[.AM25];[.AM27])" office:value-type="percentage" office:value="0.67" calcext:value-type="percentage">
            <text:p>67.00%</text:p>
          </table:table-cell>
          <table:table-cell table:style-name="ce45" table:formula="of:=AVERAGE([.AN19];[.AN21];[.AN23];[.AN25];[.AN27])" office:value-type="percentage" office:value="0.6" calcext:value-type="percentage">
            <text:p>60.00%</text:p>
          </table:table-cell>
          <table:table-cell table:style-name="ce45" table:formula="of:=AVERAGE([.AO19];[.AO21];[.AO23];[.AO25];[.AO27])" office:value-type="string" office:string-value="" calcext:value-type="error">
            <text:p>#DIV/0!</text:p>
          </table:table-cell>
          <table:table-cell table:style-name="ce45" table:formula="of:=AVERAGE([.AP19];[.AP21];[.AP23];[.AP25];[.AP27])" office:value-type="percentage" office:value="0.7" calcext:value-type="percentage">
            <text:p>70.00%</text:p>
          </table:table-cell>
          <table:table-cell table:style-name="ce45" table:formula="of:=AVERAGE([.AQ19];[.AQ21];[.AQ23];[.AQ25];[.AQ27])" office:value-type="percentage" office:value="0.31" calcext:value-type="percentage">
            <text:p>31.00%</text:p>
          </table:table-cell>
          <table:table-cell table:style-name="ce45" table:formula="of:=AVERAGE([.AR19];[.AR21];[.AR23];[.AR25];[.AR27])" office:value-type="percentage" office:value="0.36" calcext:value-type="percentage">
            <text:p>36.00%</text:p>
          </table:table-cell>
          <table:table-cell table:style-name="ce45" table:formula="of:=AVERAGE([.AS19];[.AS21];[.AS23];[.AS25];[.AS27])" office:value-type="percentage" office:value="0.3" calcext:value-type="percentage">
            <text:p>30.00%</text:p>
          </table:table-cell>
          <table:table-cell table:style-name="ce45" table:formula="of:=AVERAGE([.AT19];[.AT21];[.AT23];[.AT25];[.AT27])" office:value-type="percentage" office:value="0" calcext:value-type="percentage">
            <text:p>0.00%</text:p>
          </table:table-cell>
          <table:table-cell table:style-name="ce45" table:formula="of:=AVERAGE([.AU19];[.AU21];[.AU23];[.AU25];[.AU27])" office:value-type="percentage" office:value="0" calcext:value-type="percentage">
            <text:p>0.00%</text:p>
          </table:table-cell>
          <table:table-cell table:style-name="ce45" table:formula="of:=AVERAGE([.AV19];[.AV21];[.AV23];[.AV25];[.AV27])" office:value-type="percentage" office:value="0.58" calcext:value-type="percentage">
            <text:p>58.00%</text:p>
          </table:table-cell>
          <table:table-cell table:style-name="ce45" table:formula="of:=AVERAGE([.AW19];[.AW21];[.AW23];[.AW25];[.AW27])" office:value-type="percentage" office:value="0.28" calcext:value-type="percentage">
            <text:p>28.00%</text:p>
          </table:table-cell>
          <table:table-cell table:style-name="ce45" table:formula="of:=AVERAGE([.AX19];[.AX21];[.AX23];[.AX25];[.AX27])" office:value-type="string" office:string-value="" calcext:value-type="error">
            <text:p>#DIV/0!</text:p>
          </table:table-cell>
          <table:table-cell table:style-name="ce45" table:formula="of:=AVERAGE([.AY19];[.AY21];[.AY23];[.AY25];[.AY27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31" office:value-type="string" calcext:value-type="string">
            <text:p>Test Recall <text:s/>(sample = 50)</text:p>
          </table:table-cell>
          <table:table-cell table:style-name="ce41" table:formula="of:=AVERAGE([.C20];[.C22];[.C24];[.C26];[.C28])" office:value-type="percentage" office:value="0.7" calcext:value-type="percentage">
            <text:p>70.00%</text:p>
          </table:table-cell>
          <table:table-cell table:style-name="ce41" table:formula="of:=AVERAGE([.D20];[.D22];[.D24];[.D26];[.D28])" office:value-type="percentage" office:value="1" calcext:value-type="percentage">
            <text:p>100.00%</text:p>
          </table:table-cell>
          <table:table-cell table:style-name="ce41" table:formula="of:=AVERAGE([.E20];[.E22];[.E24];[.E26];[.E28])" office:value-type="percentage" office:value="0.705" calcext:value-type="percentage">
            <text:p>70.50%</text:p>
          </table:table-cell>
          <table:table-cell table:style-name="ce41" table:formula="of:=AVERAGE([.F20];[.F22];[.F24];[.F26];[.F28])" office:value-type="percentage" office:value="0.7562" calcext:value-type="percentage">
            <text:p>75.62%</text:p>
          </table:table-cell>
          <table:table-cell table:style-name="ce41" table:formula="of:=AVERAGE([.G20];[.G22];[.G24];[.G26];[.G28])" office:value-type="percentage" office:value="0.6924" calcext:value-type="percentage">
            <text:p>69.24%</text:p>
          </table:table-cell>
          <table:table-cell table:style-name="ce41" table:formula="of:=AVERAGE([.H20];[.H22];[.H24];[.H26];[.H28])" office:value-type="percentage" office:value="0.8025" calcext:value-type="percentage">
            <text:p>80.25%</text:p>
          </table:table-cell>
          <table:table-cell table:style-name="ce41" table:formula="of:=AVERAGE([.I20];[.I22];[.I24];[.I26];[.I28])" office:value-type="percentage" office:value="0.733" calcext:value-type="percentage">
            <text:p>73.30%</text:p>
          </table:table-cell>
          <table:table-cell table:style-name="ce41" table:formula="of:=AVERAGE([.J20];[.J22];[.J24];[.J26];[.J28])" office:value-type="percentage" office:value="0.7375" calcext:value-type="percentage">
            <text:p>73.75%</text:p>
          </table:table-cell>
          <table:table-cell table:style-name="ce41" table:formula="of:=AVERAGE([.K20];[.K22];[.K24];[.K26];[.K28])" office:value-type="percentage" office:value="0.7174" calcext:value-type="percentage">
            <text:p>71.74%</text:p>
          </table:table-cell>
          <table:table-cell table:style-name="ce41" table:formula="of:=AVERAGE([.L20];[.L22];[.L24];[.L26];[.L28])" office:value-type="percentage" office:value="0.7404" calcext:value-type="percentage">
            <text:p>74.04%</text:p>
          </table:table-cell>
          <table:table-cell table:style-name="ce41" table:formula="of:=AVERAGE([.M20];[.M22];[.M24];[.M26];[.M28])" office:value-type="percentage" office:value="0.7432" calcext:value-type="percentage">
            <text:p>74.32%</text:p>
          </table:table-cell>
          <table:table-cell table:style-name="ce45"/>
          <table:table-cell table:style-name="ce45" table:formula="of:=AVERAGE([.O20];[.O22];[.O24];[.O26];[.O28])" office:value-type="percentage" office:value="0.7" calcext:value-type="percentage">
            <text:p>70.00%</text:p>
          </table:table-cell>
          <table:table-cell table:style-name="ce45" table:formula="of:=AVERAGE([.P20];[.P22];[.P24];[.P26];[.P28])" office:value-type="percentage" office:value="0.599" calcext:value-type="percentage">
            <text:p>59.90%</text:p>
          </table:table-cell>
          <table:table-cell table:style-name="ce45" table:formula="of:=AVERAGE([.Q20];[.Q22];[.Q24];[.Q26];[.Q28])" office:value-type="percentage" office:value="0.75" calcext:value-type="percentage">
            <text:p>75.00%</text:p>
          </table:table-cell>
          <table:table-cell table:style-name="ce45" table:formula="of:=AVERAGE([.R20];[.R22];[.R24];[.R26];[.R28])" office:value-type="string" office:string-value="" calcext:value-type="error">
            <text:p>#DIV/0!</text:p>
          </table:table-cell>
          <table:table-cell table:style-name="ce45" table:formula="of:=AVERAGE([.S20];[.S22];[.S24];[.S26];[.S28])" office:value-type="string" office:string-value="" calcext:value-type="error">
            <text:p>#DIV/0!</text:p>
          </table:table-cell>
          <table:table-cell table:style-name="ce45" table:formula="of:=AVERAGE([.T20];[.T22];[.T24];[.T26];[.T28])" office:value-type="string" office:string-value="" calcext:value-type="error">
            <text:p>#DIV/0!</text:p>
          </table:table-cell>
          <table:table-cell table:style-name="ce45" table:formula="of:=AVERAGE([.U20];[.U22];[.U24];[.U26];[.U28])" office:value-type="string" office:string-value="" calcext:value-type="error">
            <text:p>#DIV/0!</text:p>
          </table:table-cell>
          <table:table-cell table:style-name="ce45" table:formula="of:=AVERAGE([.V20];[.V22];[.V24];[.V26];[.V28])" office:value-type="percentage" office:value="0.72" calcext:value-type="percentage">
            <text:p>72.00%</text:p>
          </table:table-cell>
          <table:table-cell table:style-name="ce45" table:formula="of:=AVERAGE([.W20];[.W22];[.W24];[.W26];[.W28])" office:value-type="percentage" office:value="0" calcext:value-type="percentage">
            <text:p>0.00%</text:p>
          </table:table-cell>
          <table:table-cell table:style-name="ce45" table:formula="of:=AVERAGE([.X20];[.X22];[.X24];[.X26];[.X28])" office:value-type="percentage" office:value="0.72" calcext:value-type="percentage">
            <text:p>72.00%</text:p>
          </table:table-cell>
          <table:table-cell table:style-name="ce45" table:formula="of:=AVERAGE([.Y20];[.Y22];[.Y24];[.Y26];[.Y28])" office:value-type="percentage" office:value="0.63" calcext:value-type="percentage">
            <text:p>63.00%</text:p>
          </table:table-cell>
          <table:table-cell table:style-name="ce45" table:formula="of:=AVERAGE([.Z20];[.Z22];[.Z24];[.Z26];[.Z28])" office:value-type="percentage" office:value="0.74" calcext:value-type="percentage">
            <text:p>74.00%</text:p>
          </table:table-cell>
          <table:table-cell table:style-name="ce45" table:formula="of:=AVERAGE([.AA20];[.AA22];[.AA24];[.AA26];[.AA28])" office:value-type="percentage" office:value="0.65" calcext:value-type="percentage">
            <text:p>65.00%</text:p>
          </table:table-cell>
          <table:table-cell table:style-name="ce45" table:formula="of:=AVERAGE([.AB20];[.AB22];[.AB24];[.AB26];[.AB28])" office:value-type="percentage" office:value="0" calcext:value-type="percentage">
            <text:p>0.00%</text:p>
          </table:table-cell>
          <table:table-cell table:style-name="ce45" table:formula="of:=AVERAGE([.AC20];[.AC22];[.AC24];[.AC26];[.AC28])" office:value-type="percentage" office:value="0.79" calcext:value-type="percentage">
            <text:p>79.00%</text:p>
          </table:table-cell>
          <table:table-cell table:style-name="ce45" table:formula="of:=AVERAGE([.AD20];[.AD22];[.AD24];[.AD26];[.AD28])" office:value-type="percentage" office:value="0.33" calcext:value-type="percentage">
            <text:p>33.00%</text:p>
          </table:table-cell>
          <table:table-cell table:style-name="ce45" table:formula="of:=AVERAGE([.AE20];[.AE22];[.AE24];[.AE26];[.AE28])" office:value-type="percentage" office:value="0.81" calcext:value-type="percentage">
            <text:p>81.00%</text:p>
          </table:table-cell>
          <table:table-cell table:style-name="ce45" table:formula="of:=AVERAGE([.AF20];[.AF22];[.AF24];[.AF26];[.AF28])" office:value-type="percentage" office:value="0.72" calcext:value-type="percentage">
            <text:p>72.00%</text:p>
          </table:table-cell>
          <table:table-cell table:style-name="ce45" table:formula="of:=AVERAGE([.AG20];[.AG22];[.AG24];[.AG26];[.AG28])" office:value-type="percentage" office:value="0.73" calcext:value-type="percentage">
            <text:p>73.00%</text:p>
          </table:table-cell>
          <table:table-cell table:style-name="ce45" table:formula="of:=AVERAGE([.AH20];[.AH22];[.AH24];[.AH26];[.AH28])" office:value-type="percentage" office:value="0.79" calcext:value-type="percentage">
            <text:p>79.00%</text:p>
          </table:table-cell>
          <table:table-cell table:style-name="ce45" table:formula="of:=AVERAGE([.AI20];[.AI22];[.AI24];[.AI26];[.AI28])" office:value-type="percentage" office:value="0.7" calcext:value-type="percentage">
            <text:p>70.00%</text:p>
          </table:table-cell>
          <table:table-cell table:style-name="ce45" table:formula="of:=AVERAGE([.AJ20];[.AJ22];[.AJ24];[.AJ26];[.AJ28])" office:value-type="string" office:string-value="" calcext:value-type="error">
            <text:p>#DIV/0!</text:p>
          </table:table-cell>
          <table:table-cell table:style-name="ce45" table:formula="of:=AVERAGE([.AK20];[.AK22];[.AK24];[.AK26];[.AK28])" office:value-type="string" office:string-value="" calcext:value-type="error">
            <text:p>#DIV/0!</text:p>
          </table:table-cell>
          <table:table-cell table:style-name="ce45" table:formula="of:=AVERAGE([.AL20];[.AL22];[.AL24];[.AL26];[.AL28])" office:value-type="percentage" office:value="0.73" calcext:value-type="percentage">
            <text:p>73.00%</text:p>
          </table:table-cell>
          <table:table-cell table:style-name="ce45" table:formula="of:=AVERAGE([.AM20];[.AM22];[.AM24];[.AM26];[.AM28])" office:value-type="percentage" office:value="0.67" calcext:value-type="percentage">
            <text:p>67.00%</text:p>
          </table:table-cell>
          <table:table-cell table:style-name="ce45" table:formula="of:=AVERAGE([.AN20];[.AN22];[.AN24];[.AN26];[.AN28])" office:value-type="percentage" office:value="0.7" calcext:value-type="percentage">
            <text:p>70.00%</text:p>
          </table:table-cell>
          <table:table-cell table:style-name="ce45" table:formula="of:=AVERAGE([.AO20];[.AO22];[.AO24];[.AO26];[.AO28])" office:value-type="string" office:string-value="" calcext:value-type="error">
            <text:p>#DIV/0!</text:p>
          </table:table-cell>
          <table:table-cell table:style-name="ce45" table:formula="of:=AVERAGE([.AP20];[.AP22];[.AP24];[.AP26];[.AP28])" office:value-type="percentage" office:value="0.14" calcext:value-type="percentage">
            <text:p>14.00%</text:p>
          </table:table-cell>
          <table:table-cell table:style-name="ce45" table:formula="of:=AVERAGE([.AQ20];[.AQ22];[.AQ24];[.AQ26];[.AQ28])" office:value-type="percentage" office:value="0.81" calcext:value-type="percentage">
            <text:p>81.00%</text:p>
          </table:table-cell>
          <table:table-cell table:style-name="ce45" table:formula="of:=AVERAGE([.AR20];[.AR22];[.AR24];[.AR26];[.AR28])" office:value-type="percentage" office:value="0.9" calcext:value-type="percentage">
            <text:p>90.00%</text:p>
          </table:table-cell>
          <table:table-cell table:style-name="ce45" table:formula="of:=AVERAGE([.AS20];[.AS22];[.AS24];[.AS26];[.AS28])" office:value-type="percentage" office:value="0.7" calcext:value-type="percentage">
            <text:p>70.00%</text:p>
          </table:table-cell>
          <table:table-cell table:style-name="ce45" table:formula="of:=AVERAGE([.AT20];[.AT22];[.AT24];[.AT26];[.AT28])" office:value-type="percentage" office:value="0" calcext:value-type="percentage">
            <text:p>0.00%</text:p>
          </table:table-cell>
          <table:table-cell table:style-name="ce45" table:formula="of:=AVERAGE([.AU20];[.AU22];[.AU24];[.AU26];[.AU28])" office:value-type="percentage" office:value="0" calcext:value-type="percentage">
            <text:p>0.00%</text:p>
          </table:table-cell>
          <table:table-cell table:style-name="ce45" table:formula="of:=AVERAGE([.AV20];[.AV22];[.AV24];[.AV26];[.AV28])" office:value-type="percentage" office:value="0.6" calcext:value-type="percentage">
            <text:p>60.00%</text:p>
          </table:table-cell>
          <table:table-cell table:style-name="ce45" table:formula="of:=AVERAGE([.AW20];[.AW22];[.AW24];[.AW26];[.AW28])" office:value-type="percentage" office:value="0.56" calcext:value-type="percentage">
            <text:p>56.00%</text:p>
          </table:table-cell>
          <table:table-cell table:style-name="ce45" table:formula="of:=AVERAGE([.AX20];[.AX22];[.AX24];[.AX26];[.AX28])" office:value-type="string" office:string-value="" calcext:value-type="error">
            <text:p>#DIV/0!</text:p>
          </table:table-cell>
          <table:table-cell table:style-name="ce45" table:formula="of:=AVERAGE([.AY20];[.AY22];[.AY24];[.AY26];[.AY28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Default" table:number-columns-repeated="20"/>
          <table:table-cell table:style-name="ce48" table:formula="of:=[.V2]" office:value-type="float" office:value="16" calcext:value-type="float">
            <text:p>16</text:p>
          </table:table-cell>
          <table:table-cell table:style-name="ce48" table:formula="of:=[.W2]" office:value-type="float" office:value="17" calcext:value-type="float">
            <text:p>17</text:p>
          </table:table-cell>
          <table:table-cell table:style-name="ce48" table:formula="of:=[.X2]" office:value-type="float" office:value="18" calcext:value-type="float">
            <text:p>18</text:p>
          </table:table-cell>
          <table:table-cell table:style-name="ce48" table:formula="of:=[.Y2]" office:value-type="float" office:value="19" calcext:value-type="float">
            <text:p>19</text:p>
          </table:table-cell>
          <table:table-cell table:style-name="ce48" table:formula="of:=[.Z2]" office:value-type="float" office:value="20" calcext:value-type="float">
            <text:p>20</text:p>
          </table:table-cell>
          <table:table-cell table:style-name="ce48"/>
          <table:table-cell table:style-name="ce48" table:formula="of:=[.AB2]" office:value-type="float" office:value="22" calcext:value-type="float">
            <text:p>22</text:p>
          </table:table-cell>
          <table:table-cell table:style-name="ce48" table:number-columns-repeated="3"/>
          <table:table-cell table:style-name="ce48" table:formula="of:=[.AF2]" office:value-type="float" office:value="26" calcext:value-type="float">
            <text:p>26</text:p>
          </table:table-cell>
          <table:table-cell table:style-name="ce48" table:formula="of:=[.AG2]" office:value-type="float" office:value="27" calcext:value-type="float">
            <text:p>27</text:p>
          </table:table-cell>
          <table:table-cell table:style-name="ce48" table:formula="of:=[.AH2]" office:value-type="float" office:value="28" calcext:value-type="float">
            <text:p>28</text:p>
          </table:table-cell>
          <table:table-cell table:style-name="ce48" table:formula="of:=[.AI2]" office:value-type="float" office:value="29" calcext:value-type="float">
            <text:p>29</text:p>
          </table:table-cell>
          <table:table-cell table:style-name="ce48" table:formula="of:=[.AJ2]" office:value-type="float" office:value="30" calcext:value-type="float">
            <text:p>30</text:p>
          </table:table-cell>
          <table:table-cell table:style-name="ce48" table:formula="of:=[.AK2]" office:value-type="float" office:value="31" calcext:value-type="float">
            <text:p>31</text:p>
          </table:table-cell>
          <table:table-cell table:style-name="Default" table:number-columns-repeated="14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Default" table:number-columns-repeated="20"/>
          <table:table-cell table:style-name="ce48" table:formula="of:=[.V11]" office:value-type="float" office:value="50" calcext:value-type="float">
            <text:p>50</text:p>
          </table:table-cell>
          <table:table-cell table:style-name="ce48" table:formula="of:=[.W11]" office:value-type="float" office:value="50" calcext:value-type="float">
            <text:p>50</text:p>
          </table:table-cell>
          <table:table-cell table:style-name="ce48" table:formula="of:=[.X11]" office:value-type="float" office:value="20" calcext:value-type="float">
            <text:p>20</text:p>
          </table:table-cell>
          <table:table-cell table:style-name="ce48" table:formula="of:=[.Y11]" office:value-type="float" office:value="20" calcext:value-type="float">
            <text:p>20</text:p>
          </table:table-cell>
          <table:table-cell table:style-name="ce48" table:formula="of:=[.Z11]" office:value-type="float" office:value="20" calcext:value-type="float">
            <text:p>20</text:p>
          </table:table-cell>
          <table:table-cell table:style-name="ce48"/>
          <table:table-cell table:style-name="ce48" table:formula="of:=[.AB11]" office:value-type="float" office:value="20" calcext:value-type="float">
            <text:p>20</text:p>
          </table:table-cell>
          <table:table-cell table:style-name="ce48" table:number-columns-repeated="3"/>
          <table:table-cell table:style-name="ce48" table:formula="of:=[.AF11]" office:value-type="float" office:value="20" calcext:value-type="float">
            <text:p>20</text:p>
          </table:table-cell>
          <table:table-cell table:style-name="ce48" table:formula="of:=[.AG11]" office:value-type="float" office:value="20" calcext:value-type="float">
            <text:p>20</text:p>
          </table:table-cell>
          <table:table-cell table:style-name="ce48" table:formula="of:=[.AH11]" office:value-type="float" office:value="20" calcext:value-type="float">
            <text:p>20</text:p>
          </table:table-cell>
          <table:table-cell table:style-name="ce48" table:formula="of:=[.AI11]" office:value-type="float" office:value="20" calcext:value-type="float">
            <text:p>20</text:p>
          </table:table-cell>
          <table:table-cell table:style-name="ce48" table:formula="of:=[.AJ11]" office:value-type="float" office:value="20" calcext:value-type="float">
            <text:p>20</text:p>
          </table:table-cell>
          <table:table-cell table:style-name="ce48" table:formula="of:=[.AK11]" office:value-type="float" office:value="20" calcext:value-type="float">
            <text:p>20</text:p>
          </table:table-cell>
          <table:table-cell table:style-name="Default" table:number-columns-repeated="14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Default" table:number-columns-repeated="20"/>
          <table:table-cell table:style-name="ce11" table:formula="of:=([.V$29]+[.V$30])/2" office:value-type="percentage" office:value="0.68" calcext:value-type="percentage">
            <text:p>68.0%</text:p>
          </table:table-cell>
          <table:table-cell table:style-name="ce11" table:formula="of:=([.W$29]+[.W$30])/2" office:value-type="percentage" office:value="0" calcext:value-type="percentage">
            <text:p>0.0%</text:p>
          </table:table-cell>
          <table:table-cell table:style-name="ce11" table:formula="of:=([.X$29]+[.X$30])/2" office:value-type="percentage" office:value="0.71" calcext:value-type="percentage">
            <text:p>71.0%</text:p>
          </table:table-cell>
          <table:table-cell table:style-name="ce11" table:formula="of:=([.Y$29]+[.Y$30])/2" office:value-type="percentage" office:value="0.695" calcext:value-type="percentage">
            <text:p>69.5%</text:p>
          </table:table-cell>
          <table:table-cell table:style-name="ce11" table:formula="of:=([.Z$29]+[.Z$30])/2" office:value-type="percentage" office:value="0.725" calcext:value-type="percentage">
            <text:p>72.5%</text:p>
          </table:table-cell>
          <table:table-cell table:style-name="ce11"/>
          <table:table-cell table:style-name="ce11" table:formula="of:=([.AB$29]+[.AB$30])/2" office:value-type="percentage" office:value="0" calcext:value-type="percentage">
            <text:p>0.0%</text:p>
          </table:table-cell>
          <table:table-cell table:style-name="ce11" table:number-columns-repeated="3"/>
          <table:table-cell table:style-name="ce11" table:formula="of:=([.AF$29]+[.AF$30])/2" office:value-type="percentage" office:value="0.71" calcext:value-type="percentage">
            <text:p>71.0%</text:p>
          </table:table-cell>
          <table:table-cell table:style-name="ce11" table:formula="of:=([.AG$29]+[.AG$30])/2" office:value-type="percentage" office:value="0.7" calcext:value-type="percentage">
            <text:p>70.0%</text:p>
          </table:table-cell>
          <table:table-cell table:style-name="ce11" table:formula="of:=([.AH$29]+[.AH$30])/2" office:value-type="percentage" office:value="0.615" calcext:value-type="percentage">
            <text:p>61.5%</text:p>
          </table:table-cell>
          <table:table-cell table:style-name="ce11" table:formula="of:=([.AI$29]+[.AI$30])/2" office:value-type="percentage" office:value="0.46" calcext:value-type="percentage">
            <text:p>46.0%</text:p>
          </table:table-cell>
          <table:table-cell table:style-name="ce11" table:formula="of:=([.AJ$29]+[.AJ$30])/2" office:value-type="string" office:string-value="" calcext:value-type="error">
            <text:p>#DIV/0!</text:p>
          </table:table-cell>
          <table:table-cell table:style-name="ce11" table:formula="of:=([.AK$29]+[.AK$30])/2" office:value-type="string" office:string-value="" calcext:value-type="error">
            <text:p>#DIV/0!</text:p>
          </table:table-cell>
          <table:table-cell table:style-name="Default" table:number-columns-repeated="14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Default" table:number-columns-repeated="20"/>
          <table:table-cell table:style-name="ce11" table:formula="of:=[.V16]" office:value-type="percentage" office:value="0" calcext:value-type="percentage">
            <text:p>0.0%</text:p>
          </table:table-cell>
          <table:table-cell table:style-name="ce11" table:formula="of:=[.W16]" office:value-type="percentage" office:value="0" calcext:value-type="percentage">
            <text:p>0.0%</text:p>
          </table:table-cell>
          <table:table-cell table:style-name="ce11" table:formula="of:=[.X16]" office:value-type="percentage" office:value="0" calcext:value-type="percentage">
            <text:p>0.0%</text:p>
          </table:table-cell>
          <table:table-cell table:style-name="ce11" table:formula="of:=[.Y16]" office:value-type="percentage" office:value="0" calcext:value-type="percentage">
            <text:p>0.0%</text:p>
          </table:table-cell>
          <table:table-cell table:style-name="ce11" table:formula="of:=[.Z16]" office:value-type="percentage" office:value="0" calcext:value-type="percentage">
            <text:p>0.0%</text:p>
          </table:table-cell>
          <table:table-cell table:style-name="ce11"/>
          <table:table-cell table:style-name="ce11" table:formula="of:=[.AB16]" office:value-type="percentage" office:value="0" calcext:value-type="percentage">
            <text:p>0.0%</text:p>
          </table:table-cell>
          <table:table-cell table:style-name="ce11" table:number-columns-repeated="3"/>
          <table:table-cell table:style-name="ce11" table:formula="of:=[.AF16]" office:value-type="percentage" office:value="0" calcext:value-type="percentage">
            <text:p>0.0%</text:p>
          </table:table-cell>
          <table:table-cell table:style-name="ce11" table:formula="of:=[.AG16]" office:value-type="percentage" office:value="0" calcext:value-type="percentage">
            <text:p>0.0%</text:p>
          </table:table-cell>
          <table:table-cell table:style-name="ce11" table:formula="of:=[.AH16]" office:value-type="percentage" office:value="0" calcext:value-type="percentage">
            <text:p>0.0%</text:p>
          </table:table-cell>
          <table:table-cell table:style-name="ce11" table:formula="of:=[.AI16]" office:value-type="percentage" office:value="0" calcext:value-type="percentage">
            <text:p>0.0%</text:p>
          </table:table-cell>
          <table:table-cell table:style-name="ce11" table:formula="of:=[.AJ16]" office:value-type="percentage" office:value="0" calcext:value-type="percentage">
            <text:p>0.0%</text:p>
          </table:table-cell>
          <table:table-cell table:style-name="ce11" table:formula="of:=[.AK16]" office:value-type="percentage" office:value="0" calcext:value-type="percentage">
            <text:p>0.0%</text:p>
          </table:table-cell>
          <table:table-cell table:style-name="Default" table:number-columns-repeated="14"/>
          <table:table-cell/>
          <table:table-cell table:style-name="Default"/>
          <table:table-cell table:number-columns-repeated="20"/>
        </table:table-row>
      </table:table>
      <table:table table:name="RNNModel12_2" table:style-name="ta1">
        <table:shapes>
          <draw:frame draw:z-index="0" draw:style-name="gr2" draw:text-style-name="P3" svg:width="235.03mm" svg:height="112.2mm" svg:x="244.74mm" svg:y="2716.52mm">
            <loext:p draw:notify-on-update-of-ranges="RNNModel12_2.E2:RNNModel12_2.E2 RNNModel12_2.E3:RNNModel12_2.E615 RNNModel12_2.F2:RNNModel12_2.F2 RNNModel12_2.F3:RNNModel12_2.F615 RNNModel12_2.G2:RNNModel12_2.G2 RNNModel12_2.G3:RNNModel12_2.G615 RNNModel12_2.H2:RNNModel12_2.H2 RNNModel12_2.H3:RNNModel12_2.H6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2"/>
          <table:table-cell/>
          <table:table-cell table:style-name="ce56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l initializ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Train Precision</text:p>
          </table:table-cell>
          <table:table-cell table:style-name="ce1" office:value-type="string" calcext:value-type="string">
            <text:p>Train Recall</text:p>
          </table:table-cell>
          <table:table-cell table:style-name="ce1" office:value-type="string" calcext:value-type="string">
            <text:p>Test Precision</text:p>
          </table:table-cell>
          <table:table-cell table:style-name="ce1" office:value-type="string" calcext:value-type="string">
            <text:p>Test Rec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/22/17 20:15:49 User 1 UserID 16 (Total plays [3886])</text:p>
          </table:table-cell>
          <table:table-cell table:formula="of:=IFERROR(SEARCH(&quot;precision&quot;;[.B3];);0)" office:value-type="float" office:value="0" calcext:value-type="float">
            <text:p>0</text:p>
          </table:table-cell>
          <table:table-cell table:formula="of:=IFERROR(SEARCH(&quot;Recall&quot;;[.B3];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22/17 20:19:09 Sample 0 of 50 Precision 0.0 Recall 0.0</text:p>
          </table:table-cell>
          <table:table-cell table:formula="of:=IFERROR(SEARCH(&quot;Precision&quot;;[.B4];);0)" office:value-type="float" office:value="34" calcext:value-type="float">
            <text:p>34</text:p>
          </table:table-cell>
          <table:table-cell table:formula="of:=IFERROR(SEARCH(&quot;Recall&quot;;[.B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/22/17 20:24:16 Sample 1 of 50 Precision 1.0 Recall 0.667</text:p>
          </table:table-cell>
          <table:table-cell table:formula="of:=IFERROR(SEARCH(&quot;precision&quot;;[.B5];);0)" office:value-type="float" office:value="34" calcext:value-type="float">
            <text:p>34</text:p>
          </table:table-cell>
          <table:table-cell table:formula="of:=IFERROR(SEARCH(&quot;Recall&quot;;[.B5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8/22/17 20:27:30 Sample 2 of 50 Precision 0.0 Recall 0.0</text:p>
          </table:table-cell>
          <table:table-cell table:formula="of:=IFERROR(SEARCH(&quot;precision&quot;;[.B6];);0)" office:value-type="float" office:value="34" calcext:value-type="float">
            <text:p>34</text:p>
          </table:table-cell>
          <table:table-cell table:formula="of:=IFERROR(SEARCH(&quot;Recall&quot;;[.B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/22/17 20:30:37 Sample 3 of 50 Precision 0.5 Recall 0.5</text:p>
          </table:table-cell>
          <table:table-cell table:formula="of:=IFERROR(SEARCH(&quot;precision&quot;;[.B7];);0)" office:value-type="float" office:value="34" calcext:value-type="float">
            <text:p>34</text:p>
          </table:table-cell>
          <table:table-cell table:formula="of:=IFERROR(SEARCH(&quot;Recall&quot;;[.B7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8/22/17 20:35:52 Sample 4 of 50 Precision 0.333 Recall 0.667</text:p>
          </table:table-cell>
          <table:table-cell table:formula="of:=IFERROR(SEARCH(&quot;precision&quot;;[.B8];);0)" office:value-type="float" office:value="34" calcext:value-type="float">
            <text:p>34</text:p>
          </table:table-cell>
          <table:table-cell table:formula="of:=IFERROR(SEARCH(&quot;Recall&quot;;[.B8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/22/17 20:39:07 Sample 5 of 50 Precision 0.0 Recall 0.0</text:p>
          </table:table-cell>
          <table:table-cell table:formula="of:=IFERROR(SEARCH(&quot;precision&quot;;[.B9];);0)" office:value-type="float" office:value="34" calcext:value-type="float">
            <text:p>34</text:p>
          </table:table-cell>
          <table:table-cell table:formula="of:=IFERROR(SEARCH(&quot;Recall&quot;;[.B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/22/17 20:42:24 Sample 6 of 50 Precision 1.0 Recall 0.5</text:p>
          </table:table-cell>
          <table:table-cell table:formula="of:=IFERROR(SEARCH(&quot;precision&quot;;[.B10];);0)" office:value-type="float" office:value="34" calcext:value-type="float">
            <text:p>34</text:p>
          </table:table-cell>
          <table:table-cell table:formula="of:=IFERROR(SEARCH(&quot;Recall&quot;;[.B10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/22/17 20:45:38 Sample 7 of 50 Precision 0.5 Recall 0.667</text:p>
          </table:table-cell>
          <table:table-cell table:formula="of:=IFERROR(SEARCH(&quot;precision&quot;;[.B11];);0)" office:value-type="float" office:value="34" calcext:value-type="float">
            <text:p>34</text:p>
          </table:table-cell>
          <table:table-cell table:formula="of:=IFERROR(SEARCH(&quot;Recall&quot;;[.B11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/22/17 20:48:49 Sample 8 of 50 Precision 0.667 Recall 1.0</text:p>
          </table:table-cell>
          <table:table-cell table:formula="of:=IFERROR(SEARCH(&quot;precision&quot;;[.B12];);0)" office:value-type="float" office:value="34" calcext:value-type="float">
            <text:p>34</text:p>
          </table:table-cell>
          <table:table-cell table:formula="of:=IFERROR(SEARCH(&quot;Recall&quot;;[.B12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/22/17 20:52:07 Sample 9 of 50 Precision 0.5 Recall 0.5</text:p>
          </table:table-cell>
          <table:table-cell table:formula="of:=IFERROR(SEARCH(&quot;precision&quot;;[.B13];);0)" office:value-type="float" office:value="34" calcext:value-type="float">
            <text:p>34</text:p>
          </table:table-cell>
          <table:table-cell table:formula="of:=IFERROR(SEARCH(&quot;Recall&quot;;[.B13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8/22/17 20:55:21 Sample 10 of 50 Precision 0.857 Recall 0.857</text:p>
          </table:table-cell>
          <table:table-cell table:formula="of:=IFERROR(SEARCH(&quot;precision&quot;;[.B14];);0)" office:value-type="float" office:value="35" calcext:value-type="float">
            <text:p>35</text:p>
          </table:table-cell>
          <table:table-cell table:formula="of:=IFERROR(SEARCH(&quot;Recall&quot;;[.B14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/22/17 20:58:34 Sample 11 of 50 Precision 0.667 Recall 1.0</text:p>
          </table:table-cell>
          <table:table-cell table:formula="of:=IFERROR(SEARCH(&quot;precision&quot;;[.B15];);0)" office:value-type="float" office:value="35" calcext:value-type="float">
            <text:p>35</text:p>
          </table:table-cell>
          <table:table-cell table:formula="of:=IFERROR(SEARCH(&quot;Recall&quot;;[.B1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8/22/17 21:01:47 Sample 12 of 50 Precision 0.0 Recall 0.0</text:p>
          </table:table-cell>
          <table:table-cell table:formula="of:=IFERROR(SEARCH(&quot;precision&quot;;[.B16];);0)" office:value-type="float" office:value="35" calcext:value-type="float">
            <text:p>35</text:p>
          </table:table-cell>
          <table:table-cell table:formula="of:=IFERROR(SEARCH(&quot;Recall&quot;;[.B1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/22/17 21:05:02 Sample 13 of 50 Precision 0.5 Recall 0.667</text:p>
          </table:table-cell>
          <table:table-cell table:formula="of:=IFERROR(SEARCH(&quot;precision&quot;;[.B17];);0)" office:value-type="float" office:value="35" calcext:value-type="float">
            <text:p>35</text:p>
          </table:table-cell>
          <table:table-cell table:formula="of:=IFERROR(SEARCH(&quot;Recall&quot;;[.B1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8/22/17 21:08:19 Sample 14 of 50 Precision 0.4 Recall 0.667</text:p>
          </table:table-cell>
          <table:table-cell table:formula="of:=IFERROR(SEARCH(&quot;precision&quot;;[.B18];);0)" office:value-type="float" office:value="35" calcext:value-type="float">
            <text:p>35</text:p>
          </table:table-cell>
          <table:table-cell table:formula="of:=IFERROR(SEARCH(&quot;Recall&quot;;[.B18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/22/17 21:11:26 Sample 15 of 50 Precision 0.0 Recall 0.0</text:p>
          </table:table-cell>
          <table:table-cell table:formula="of:=IFERROR(SEARCH(&quot;precision&quot;;[.B19];);0)" office:value-type="float" office:value="35" calcext:value-type="float">
            <text:p>35</text:p>
          </table:table-cell>
          <table:table-cell table:formula="of:=IFERROR(SEARCH(&quot;Recall&quot;;[.B1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8/22/17 21:16:21 Sample 16 of 50 Precision 0.0 Recall 0.0</text:p>
          </table:table-cell>
          <table:table-cell table:formula="of:=IFERROR(SEARCH(&quot;precision&quot;;[.B20];);0)" office:value-type="float" office:value="35" calcext:value-type="float">
            <text:p>35</text:p>
          </table:table-cell>
          <table:table-cell table:formula="of:=IFERROR(SEARCH(&quot;Recall&quot;;[.B2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/22/17 21:19:55 Sample 17 of 50 Precision 0.0 Recall 0.0</text:p>
          </table:table-cell>
          <table:table-cell table:formula="of:=IFERROR(SEARCH(&quot;precision&quot;;[.B21];);0)" office:value-type="float" office:value="35" calcext:value-type="float">
            <text:p>35</text:p>
          </table:table-cell>
          <table:table-cell table:formula="of:=IFERROR(SEARCH(&quot;Recall&quot;;[.B2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8/22/17 21:23:06 Sample 18 of 50 Precision 1.0 Recall 0.333</text:p>
          </table:table-cell>
          <table:table-cell table:formula="of:=IFERROR(SEARCH(&quot;precision&quot;;[.B22];);0)" office:value-type="float" office:value="35" calcext:value-type="float">
            <text:p>35</text:p>
          </table:table-cell>
          <table:table-cell table:formula="of:=IFERROR(SEARCH(&quot;Recall&quot;;[.B2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/22/17 21:26:19 Sample 19 of 50 Precision 1.0 Recall 0.5</text:p>
          </table:table-cell>
          <table:table-cell table:formula="of:=IFERROR(SEARCH(&quot;precision&quot;;[.B23];);0)" office:value-type="float" office:value="35" calcext:value-type="float">
            <text:p>35</text:p>
          </table:table-cell>
          <table:table-cell table:formula="of:=IFERROR(SEARCH(&quot;Recall&quot;;[.B2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8/22/17 21:29:35 Sample 20 of 50 Precision 1.0 Recall 0.667</text:p>
          </table:table-cell>
          <table:table-cell table:formula="of:=IFERROR(SEARCH(&quot;precision&quot;;[.B24];);0)" office:value-type="float" office:value="35" calcext:value-type="float">
            <text:p>35</text:p>
          </table:table-cell>
          <table:table-cell table:formula="of:=IFERROR(SEARCH(&quot;Recall&quot;;[.B2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/22/17 21:32:51 Sample 21 of 50 Precision 1.0 Recall 0.25</text:p>
          </table:table-cell>
          <table:table-cell table:formula="of:=IFERROR(SEARCH(&quot;precision&quot;;[.B25];);0)" office:value-type="float" office:value="35" calcext:value-type="float">
            <text:p>35</text:p>
          </table:table-cell>
          <table:table-cell table:formula="of:=IFERROR(SEARCH(&quot;Recall&quot;;[.B2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8/22/17 21:36:02 Sample 22 of 50 Precision 1.0 Recall 0.5</text:p>
          </table:table-cell>
          <table:table-cell table:formula="of:=IFERROR(SEARCH(&quot;precision&quot;;[.B26];);0)" office:value-type="float" office:value="35" calcext:value-type="float">
            <text:p>35</text:p>
          </table:table-cell>
          <table:table-cell table:formula="of:=IFERROR(SEARCH(&quot;Recall&quot;;[.B2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/22/17 21:39:11 Sample 23 of 50 Precision 0.0 Recall 0.0</text:p>
          </table:table-cell>
          <table:table-cell table:formula="of:=IFERROR(SEARCH(&quot;precision&quot;;[.B27];);0)" office:value-type="float" office:value="35" calcext:value-type="float">
            <text:p>35</text:p>
          </table:table-cell>
          <table:table-cell table:formula="of:=IFERROR(SEARCH(&quot;Recall&quot;;[.B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8/22/17 21:42:26 Sample 24 of 50 Precision 0.0 Recall 0.0</text:p>
          </table:table-cell>
          <table:table-cell table:formula="of:=IFERROR(SEARCH(&quot;precision&quot;;[.B28];);0)" office:value-type="float" office:value="35" calcext:value-type="float">
            <text:p>35</text:p>
          </table:table-cell>
          <table:table-cell table:formula="of:=IFERROR(SEARCH(&quot;Recall&quot;;[.B2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/22/17 21:45:36 Sample 25 of 50 Precision 0.5 Recall 0.333</text:p>
          </table:table-cell>
          <table:table-cell table:formula="of:=IFERROR(SEARCH(&quot;precision&quot;;[.B29];);0)" office:value-type="float" office:value="35" calcext:value-type="float">
            <text:p>35</text:p>
          </table:table-cell>
          <table:table-cell table:formula="of:=IFERROR(SEARCH(&quot;Recall&quot;;[.B2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8/22/17 21:48:47 Sample 26 of 50 Precision 0.75 Recall 1.0</text:p>
          </table:table-cell>
          <table:table-cell table:formula="of:=IFERROR(SEARCH(&quot;precision&quot;;[.B30];);0)" office:value-type="float" office:value="35" calcext:value-type="float">
            <text:p>35</text:p>
          </table:table-cell>
          <table:table-cell table:formula="of:=IFERROR(SEARCH(&quot;Recall&quot;;[.B3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/22/17 21:52:03 Sample 27 of 50 Precision 0.5 Recall 0.429</text:p>
          </table:table-cell>
          <table:table-cell table:formula="of:=IFERROR(SEARCH(&quot;precision&quot;;[.B31];);0)" office:value-type="float" office:value="35" calcext:value-type="float">
            <text:p>35</text:p>
          </table:table-cell>
          <table:table-cell table:formula="of:=IFERROR(SEARCH(&quot;Recall&quot;;[.B3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8/22/17 21:55:17 Sample 28 of 50 Precision 0.0 Recall 0.0</text:p>
          </table:table-cell>
          <table:table-cell table:formula="of:=IFERROR(SEARCH(&quot;precision&quot;;[.B32];);0)" office:value-type="float" office:value="35" calcext:value-type="float">
            <text:p>35</text:p>
          </table:table-cell>
          <table:table-cell table:formula="of:=IFERROR(SEARCH(&quot;Recall&quot;;[.B3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/22/17 21:58:26 Sample 29 of 50 Precision 1.0 Recall 0.5</text:p>
          </table:table-cell>
          <table:table-cell table:formula="of:=IFERROR(SEARCH(&quot;precision&quot;;[.B33];);0)" office:value-type="float" office:value="35" calcext:value-type="float">
            <text:p>35</text:p>
          </table:table-cell>
          <table:table-cell table:formula="of:=IFERROR(SEARCH(&quot;Recall&quot;;[.B3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8/22/17 22:01:38 Sample 30 of 50 Precision 1.0 Recall 0.75</text:p>
          </table:table-cell>
          <table:table-cell table:formula="of:=IFERROR(SEARCH(&quot;precision&quot;;[.B34];);0)" office:value-type="float" office:value="35" calcext:value-type="float">
            <text:p>35</text:p>
          </table:table-cell>
          <table:table-cell table:formula="of:=IFERROR(SEARCH(&quot;Recall&quot;;[.B3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/22/17 22:04:48 Sample 31 of 50 Precision 0.5 Recall 0.5</text:p>
          </table:table-cell>
          <table:table-cell table:formula="of:=IFERROR(SEARCH(&quot;precision&quot;;[.B35];);0)" office:value-type="float" office:value="35" calcext:value-type="float">
            <text:p>35</text:p>
          </table:table-cell>
          <table:table-cell table:formula="of:=IFERROR(SEARCH(&quot;Recall&quot;;[.B35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2/17 22:07:57 Sample 32 of 50 Precision 0.5 Recall 0.5</text:p>
          </table:table-cell>
          <table:table-cell table:formula="of:=IFERROR(SEARCH(&quot;precision&quot;;[.B36];);0)" office:value-type="float" office:value="35" calcext:value-type="float">
            <text:p>35</text:p>
          </table:table-cell>
          <table:table-cell table:formula="of:=IFERROR(SEARCH(&quot;Recall&quot;;[.B36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/22/17 22:11:14 Sample 33 of 50 Precision 0.333 Recall 0.333</text:p>
          </table:table-cell>
          <table:table-cell table:formula="of:=IFERROR(SEARCH(&quot;precision&quot;;[.B37];);0)" office:value-type="float" office:value="35" calcext:value-type="float">
            <text:p>35</text:p>
          </table:table-cell>
          <table:table-cell table:formula="of:=IFERROR(SEARCH(&quot;Recall&quot;;[.B37];);0)" office:value-type="float" office:value="51" calcext:value-type="float">
            <text:p>51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8/22/17 22:14:30 Sample 34 of 50 Precision 0.333 Recall 0.333</text:p>
          </table:table-cell>
          <table:table-cell table:formula="of:=IFERROR(SEARCH(&quot;precision&quot;;[.B38];);0)" office:value-type="float" office:value="35" calcext:value-type="float">
            <text:p>35</text:p>
          </table:table-cell>
          <table:table-cell table:formula="of:=IFERROR(SEARCH(&quot;Recall&quot;;[.B38];);0)" office:value-type="float" office:value="51" calcext:value-type="float">
            <text:p>51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/22/17 22:17:48 Sample 35 of 50 Precision 1.0 Recall 0.5</text:p>
          </table:table-cell>
          <table:table-cell table:formula="of:=IFERROR(SEARCH(&quot;precision&quot;;[.B39];);0)" office:value-type="float" office:value="35" calcext:value-type="float">
            <text:p>35</text:p>
          </table:table-cell>
          <table:table-cell table:formula="of:=IFERROR(SEARCH(&quot;Recall&quot;;[.B3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8/22/17 22:21:06 Sample 36 of 50 Precision 0.6 Recall 0.75</text:p>
          </table:table-cell>
          <table:table-cell table:formula="of:=IFERROR(SEARCH(&quot;precision&quot;;[.B40];);0)" office:value-type="float" office:value="35" calcext:value-type="float">
            <text:p>35</text:p>
          </table:table-cell>
          <table:table-cell table:formula="of:=IFERROR(SEARCH(&quot;Recall&quot;;[.B40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/22/17 22:24:18 Sample 37 of 50 Precision 0.0 Recall 0.0</text:p>
          </table:table-cell>
          <table:table-cell table:formula="of:=IFERROR(SEARCH(&quot;precision&quot;;[.B41];);0)" office:value-type="float" office:value="35" calcext:value-type="float">
            <text:p>35</text:p>
          </table:table-cell>
          <table:table-cell table:formula="of:=IFERROR(SEARCH(&quot;Recall&quot;;[.B4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8/22/17 22:27:32 Sample 38 of 50 Precision 0.714 Recall 0.833</text:p>
          </table:table-cell>
          <table:table-cell table:formula="of:=IFERROR(SEARCH(&quot;precision&quot;;[.B42];);0)" office:value-type="float" office:value="35" calcext:value-type="float">
            <text:p>35</text:p>
          </table:table-cell>
          <table:table-cell table:formula="of:=IFERROR(SEARCH(&quot;Recall&quot;;[.B42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/22/17 22:30:48 Sample 39 of 50 Precision 0.667 Recall 1.0</text:p>
          </table:table-cell>
          <table:table-cell table:formula="of:=IFERROR(SEARCH(&quot;precision&quot;;[.B43];);0)" office:value-type="float" office:value="35" calcext:value-type="float">
            <text:p>35</text:p>
          </table:table-cell>
          <table:table-cell table:formula="of:=IFERROR(SEARCH(&quot;Recall&quot;;[.B4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8/22/17 22:34:01 Sample 40 of 50 Precision 0.0 Recall 0.0</text:p>
          </table:table-cell>
          <table:table-cell table:formula="of:=IFERROR(SEARCH(&quot;precision&quot;;[.B44];);0)" office:value-type="float" office:value="35" calcext:value-type="float">
            <text:p>35</text:p>
          </table:table-cell>
          <table:table-cell table:formula="of:=IFERROR(SEARCH(&quot;Recall&quot;;[.B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/22/17 22:37:10 Sample 41 of 50 Precision 0.0 Recall 0.0</text:p>
          </table:table-cell>
          <table:table-cell table:formula="of:=IFERROR(SEARCH(&quot;precision&quot;;[.B45];);0)" office:value-type="float" office:value="35" calcext:value-type="float">
            <text:p>35</text:p>
          </table:table-cell>
          <table:table-cell table:formula="of:=IFERROR(SEARCH(&quot;Recall&quot;;[.B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8/22/17 22:40:27 Sample 42 of 50 Precision 0.0 Recall 0.0</text:p>
          </table:table-cell>
          <table:table-cell table:formula="of:=IFERROR(SEARCH(&quot;precision&quot;;[.B46];);0)" office:value-type="float" office:value="35" calcext:value-type="float">
            <text:p>35</text:p>
          </table:table-cell>
          <table:table-cell table:formula="of:=IFERROR(SEARCH(&quot;Recall&quot;;[.B4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/22/17 22:43:43 Sample 43 of 50 Precision 1.0 Recall 1.0</text:p>
          </table:table-cell>
          <table:table-cell table:formula="of:=IFERROR(SEARCH(&quot;precision&quot;;[.B47];);0)" office:value-type="float" office:value="35" calcext:value-type="float">
            <text:p>35</text:p>
          </table:table-cell>
          <table:table-cell table:formula="of:=IFERROR(SEARCH(&quot;Recall&quot;;[.B4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8/22/17 22:46:57 Sample 44 of 50 Precision 1.0 Recall 1.0</text:p>
          </table:table-cell>
          <table:table-cell table:formula="of:=IFERROR(SEARCH(&quot;precision&quot;;[.B48];);0)" office:value-type="float" office:value="35" calcext:value-type="float">
            <text:p>35</text:p>
          </table:table-cell>
          <table:table-cell table:formula="of:=IFERROR(SEARCH(&quot;Recall&quot;;[.B48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/22/17 22:50:11 Sample 45 of 50 Precision 0.0 Recall 0.0</text:p>
          </table:table-cell>
          <table:table-cell table:formula="of:=IFERROR(SEARCH(&quot;precision&quot;;[.B49];);0)" office:value-type="float" office:value="35" calcext:value-type="float">
            <text:p>35</text:p>
          </table:table-cell>
          <table:table-cell table:formula="of:=IFERROR(SEARCH(&quot;Recall&quot;;[.B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2/17 22:53:20 Sample 46 of 50 Precision 0.667 Recall 0.667</text:p>
          </table:table-cell>
          <table:table-cell table:formula="of:=IFERROR(SEARCH(&quot;precision&quot;;[.B50];);0)" office:value-type="float" office:value="35" calcext:value-type="float">
            <text:p>35</text:p>
          </table:table-cell>
          <table:table-cell table:formula="of:=IFERROR(SEARCH(&quot;Recall&quot;;[.B50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2/17 22:56:30 Sample 47 of 50 Precision 0.8 Recall 1.0</text:p>
          </table:table-cell>
          <table:table-cell table:formula="of:=IFERROR(SEARCH(&quot;precision&quot;;[.B51];);0)" office:value-type="float" office:value="35" calcext:value-type="float">
            <text:p>35</text:p>
          </table:table-cell>
          <table:table-cell table:formula="of:=IFERROR(SEARCH(&quot;Recall&quot;;[.B5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8/22/17 22:59:43 Sample 48 of 50 Precision 0.5 Recall 1.0</text:p>
          </table:table-cell>
          <table:table-cell table:formula="of:=IFERROR(SEARCH(&quot;precision&quot;;[.B52];);0)" office:value-type="float" office:value="35" calcext:value-type="float">
            <text:p>35</text:p>
          </table:table-cell>
          <table:table-cell table:formula="of:=IFERROR(SEARCH(&quot;Recall&quot;;[.B5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/22/17 23:02:56 Sample 49 of 50 Precision 1.0 Recall 0.5</text:p>
          </table:table-cell>
          <table:table-cell table:formula="of:=IFERROR(SEARCH(&quot;precision&quot;;[.B53];);0)" office:value-type="float" office:value="35" calcext:value-type="float">
            <text:p>35</text:p>
          </table:table-cell>
          <table:table-cell table:formula="of:=IFERROR(SEARCH(&quot;Recall&quot;;[.B5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8/22/17 23:03:06 UserID 16 Test: Precision 0.0 Recall 0.0</text:p>
          </table:table-cell>
          <table:table-cell table:formula="of:=IFERROR(SEARCH(&quot;precision&quot;;[.B54];);0)" office:value-type="float" office:value="35" calcext:value-type="float">
            <text:p>35</text:p>
          </table:table-cell>
          <table:table-cell table:formula="of:=IFERROR(SEARCH(&quot;Recall&quot;;[.B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/22/17 23:06:18 Sample 0 of 50 Precision 0.8 Recall 1.0</text:p>
          </table:table-cell>
          <table:table-cell table:formula="of:=IFERROR(SEARCH(&quot;precision&quot;;[.B55];);0)" office:value-type="float" office:value="34" calcext:value-type="float">
            <text:p>34</text:p>
          </table:table-cell>
          <table:table-cell table:formula="of:=IFERROR(SEARCH(&quot;Recall&quot;;[.B55];);0)"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8/22/17 23:09:25 Sample 1 of 50 Precision 0.667 Recall 0.667</text:p>
          </table:table-cell>
          <table:table-cell table:formula="of:=IFERROR(SEARCH(&quot;precision&quot;;[.B56];);0)" office:value-type="float" office:value="34" calcext:value-type="float">
            <text:p>34</text:p>
          </table:table-cell>
          <table:table-cell table:formula="of:=IFERROR(SEARCH(&quot;Recall&quot;;[.B56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/22/17 23:12:35 Sample 2 of 50 Precision 0.571 Recall 0.8</text:p>
          </table:table-cell>
          <table:table-cell table:formula="of:=IFERROR(SEARCH(&quot;precision&quot;;[.B57];);0)" office:value-type="float" office:value="34" calcext:value-type="float">
            <text:p>34</text:p>
          </table:table-cell>
          <table:table-cell table:formula="of:=IFERROR(SEARCH(&quot;Recall&quot;;[.B57];);0)" office:value-type="float" office:value="50" calcext:value-type="float">
            <text:p>50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8/22/17 23:15:50 Sample 3 of 50 Precision 0.667 Recall 0.571</text:p>
          </table:table-cell>
          <table:table-cell table:formula="of:=IFERROR(SEARCH(&quot;precision&quot;;[.B58];);0)" office:value-type="float" office:value="34" calcext:value-type="float">
            <text:p>34</text:p>
          </table:table-cell>
          <table:table-cell table:formula="of:=IFERROR(SEARCH(&quot;Recall&quot;;[.B5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/22/17 23:19:02 Sample 4 of 50 Precision 0.6 Recall 0.6</text:p>
          </table:table-cell>
          <table:table-cell table:formula="of:=IFERROR(SEARCH(&quot;precision&quot;;[.B59];);0)" office:value-type="float" office:value="34" calcext:value-type="float">
            <text:p>34</text:p>
          </table:table-cell>
          <table:table-cell table:formula="of:=IFERROR(SEARCH(&quot;Recall&quot;;[.B59];);0)" office:value-type="float" office:value="48" calcext:value-type="float">
            <text:p>4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8/22/17 23:22:16 Sample 5 of 50 Precision 0.5 Recall 0.25</text:p>
          </table:table-cell>
          <table:table-cell table:formula="of:=IFERROR(SEARCH(&quot;precision&quot;;[.B60];);0)" office:value-type="float" office:value="34" calcext:value-type="float">
            <text:p>34</text:p>
          </table:table-cell>
          <table:table-cell table:formula="of:=IFERROR(SEARCH(&quot;Recall&quot;;[.B60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/22/17 23:25:29 Sample 6 of 50 Precision 0.75 Recall 1.0</text:p>
          </table:table-cell>
          <table:table-cell table:formula="of:=IFERROR(SEARCH(&quot;precision&quot;;[.B61];);0)" office:value-type="float" office:value="34" calcext:value-type="float">
            <text:p>34</text:p>
          </table:table-cell>
          <table:table-cell table:formula="of:=IFERROR(SEARCH(&quot;Recall&quot;;[.B61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8/22/17 23:28:38 Sample 7 of 50 Precision 1.0 Recall 0.8</text:p>
          </table:table-cell>
          <table:table-cell table:formula="of:=IFERROR(SEARCH(&quot;precision&quot;;[.B62];);0)" office:value-type="float" office:value="34" calcext:value-type="float">
            <text:p>34</text:p>
          </table:table-cell>
          <table:table-cell table:formula="of:=IFERROR(SEARCH(&quot;Recall&quot;;[.B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/22/17 23:31:54 Sample 8 of 50 Precision 0.75 Recall 1.0</text:p>
          </table:table-cell>
          <table:table-cell table:formula="of:=IFERROR(SEARCH(&quot;precision&quot;;[.B63];);0)" office:value-type="float" office:value="34" calcext:value-type="float">
            <text:p>34</text:p>
          </table:table-cell>
          <table:table-cell table:formula="of:=IFERROR(SEARCH(&quot;Recall&quot;;[.B63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8/22/17 23:35:09 Sample 9 of 50 Precision 0.778 Recall 0.875</text:p>
          </table:table-cell>
          <table:table-cell table:formula="of:=IFERROR(SEARCH(&quot;precision&quot;;[.B64];);0)" office:value-type="float" office:value="34" calcext:value-type="float">
            <text:p>34</text:p>
          </table:table-cell>
          <table:table-cell table:formula="of:=IFERROR(SEARCH(&quot;Recall&quot;;[.B64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/22/17 23:38:27 Sample 10 of 50 Precision 0.889 Recall 1.0</text:p>
          </table:table-cell>
          <table:table-cell table:formula="of:=IFERROR(SEARCH(&quot;precision&quot;;[.B65];);0)" office:value-type="float" office:value="35" calcext:value-type="float">
            <text:p>35</text:p>
          </table:table-cell>
          <table:table-cell table:formula="of:=IFERROR(SEARCH(&quot;Recall&quot;;[.B65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8/22/17 23:41:44 Sample 11 of 50 Precision 0.833 Recall 0.833</text:p>
          </table:table-cell>
          <table:table-cell table:formula="of:=IFERROR(SEARCH(&quot;precision&quot;;[.B66];);0)" office:value-type="float" office:value="35" calcext:value-type="float">
            <text:p>35</text:p>
          </table:table-cell>
          <table:table-cell table:formula="of:=IFERROR(SEARCH(&quot;Recall&quot;;[.B66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/22/17 23:44:59 Sample 12 of 50 Precision 1.0 Recall 1.0</text:p>
          </table:table-cell>
          <table:table-cell table:formula="of:=IFERROR(SEARCH(&quot;precision&quot;;[.B67];);0)" office:value-type="float" office:value="35" calcext:value-type="float">
            <text:p>35</text:p>
          </table:table-cell>
          <table:table-cell table:formula="of:=IFERROR(SEARCH(&quot;Recall&quot;;[.B6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8/22/17 23:48:13 Sample 13 of 50 Precision 0.875 Recall 1.0</text:p>
          </table:table-cell>
          <table:table-cell table:formula="of:=IFERROR(SEARCH(&quot;precision&quot;;[.B68];);0)" office:value-type="float" office:value="35" calcext:value-type="float">
            <text:p>35</text:p>
          </table:table-cell>
          <table:table-cell table:formula="of:=IFERROR(SEARCH(&quot;Recall&quot;;[.B68];);0)" office:value-type="float" office:value="51" calcext:value-type="float">
            <text:p>51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/22/17 23:51:24 Sample 14 of 50 Precision 1.0 Recall 0.75</text:p>
          </table:table-cell>
          <table:table-cell table:formula="of:=IFERROR(SEARCH(&quot;precision&quot;;[.B69];);0)" office:value-type="float" office:value="35" calcext:value-type="float">
            <text:p>35</text:p>
          </table:table-cell>
          <table:table-cell table:formula="of:=IFERROR(SEARCH(&quot;Recall&quot;;[.B6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8/22/17 23:54:32 Sample 15 of 50 Precision 0.625 Recall 0.833</text:p>
          </table:table-cell>
          <table:table-cell table:formula="of:=IFERROR(SEARCH(&quot;precision&quot;;[.B70];);0)" office:value-type="float" office:value="35" calcext:value-type="float">
            <text:p>35</text:p>
          </table:table-cell>
          <table:table-cell table:formula="of:=IFERROR(SEARCH(&quot;Recall&quot;;[.B7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/22/17 23:57:49 Sample 16 of 50 Precision 0.667 Recall 0.667</text:p>
          </table:table-cell>
          <table:table-cell table:formula="of:=IFERROR(SEARCH(&quot;precision&quot;;[.B71];);0)" office:value-type="float" office:value="35" calcext:value-type="float">
            <text:p>35</text:p>
          </table:table-cell>
          <table:table-cell table:formula="of:=IFERROR(SEARCH(&quot;Recall&quot;;[.B71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8/23/17 00:01:06 Sample 17 of 50 Precision 0.5 Recall 0.333</text:p>
          </table:table-cell>
          <table:table-cell table:formula="of:=IFERROR(SEARCH(&quot;precision&quot;;[.B72];);0)" office:value-type="float" office:value="35" calcext:value-type="float">
            <text:p>35</text:p>
          </table:table-cell>
          <table:table-cell table:formula="of:=IFERROR(SEARCH(&quot;Recall&quot;;[.B7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/23/17 00:04:18 Sample 18 of 50 Precision 0.5 Recall 0.5</text:p>
          </table:table-cell>
          <table:table-cell table:formula="of:=IFERROR(SEARCH(&quot;precision&quot;;[.B73];);0)" office:value-type="float" office:value="35" calcext:value-type="float">
            <text:p>35</text:p>
          </table:table-cell>
          <table:table-cell table:formula="of:=IFERROR(SEARCH(&quot;Recall&quot;;[.B73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8/23/17 00:07:34 Sample 19 of 50 Precision 0.5 Recall 1.0</text:p>
          </table:table-cell>
          <table:table-cell table:formula="of:=IFERROR(SEARCH(&quot;precision&quot;;[.B74];);0)" office:value-type="float" office:value="35" calcext:value-type="float">
            <text:p>35</text:p>
          </table:table-cell>
          <table:table-cell table:formula="of:=IFERROR(SEARCH(&quot;Recall&quot;;[.B74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/23/17 00:10:52 Sample 20 of 50 Precision 1.0 Recall 0.833</text:p>
          </table:table-cell>
          <table:table-cell table:formula="of:=IFERROR(SEARCH(&quot;precision&quot;;[.B75];);0)" office:value-type="float" office:value="35" calcext:value-type="float">
            <text:p>35</text:p>
          </table:table-cell>
          <table:table-cell table:formula="of:=IFERROR(SEARCH(&quot;Recall&quot;;[.B7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8/23/17 00:14:01 Sample 21 of 50 Precision 0.5 Recall 0.6</text:p>
          </table:table-cell>
          <table:table-cell table:formula="of:=IFERROR(SEARCH(&quot;precision&quot;;[.B76];);0)" office:value-type="float" office:value="35" calcext:value-type="float">
            <text:p>35</text:p>
          </table:table-cell>
          <table:table-cell table:formula="of:=IFERROR(SEARCH(&quot;Recall&quot;;[.B7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/23/17 00:17:18 Sample 22 of 50 Precision 0.75 Recall 0.75</text:p>
          </table:table-cell>
          <table:table-cell table:formula="of:=IFERROR(SEARCH(&quot;precision&quot;;[.B77];);0)" office:value-type="float" office:value="35" calcext:value-type="float">
            <text:p>35</text:p>
          </table:table-cell>
          <table:table-cell table:formula="of:=IFERROR(SEARCH(&quot;Recall&quot;;[.B77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8/23/17 00:20:27 Sample 23 of 50 Precision 0.5 Recall 0.6</text:p>
          </table:table-cell>
          <table:table-cell table:formula="of:=IFERROR(SEARCH(&quot;precision&quot;;[.B78];);0)" office:value-type="float" office:value="35" calcext:value-type="float">
            <text:p>35</text:p>
          </table:table-cell>
          <table:table-cell table:formula="of:=IFERROR(SEARCH(&quot;Recall&quot;;[.B7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/23/17 00:23:36 Sample 24 of 50 Precision 1.0 Recall 0.8</text:p>
          </table:table-cell>
          <table:table-cell table:formula="of:=IFERROR(SEARCH(&quot;precision&quot;;[.B79];);0)" office:value-type="float" office:value="35" calcext:value-type="float">
            <text:p>35</text:p>
          </table:table-cell>
          <table:table-cell table:formula="of:=IFERROR(SEARCH(&quot;Recall&quot;;[.B7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8/23/17 00:26:47 Sample 25 of 50 Precision 0.778 Recall 0.636</text:p>
          </table:table-cell>
          <table:table-cell table:formula="of:=IFERROR(SEARCH(&quot;precision&quot;;[.B80];);0)" office:value-type="float" office:value="35" calcext:value-type="float">
            <text:p>35</text:p>
          </table:table-cell>
          <table:table-cell table:formula="of:=IFERROR(SEARCH(&quot;Recall&quot;;[.B80];);0)" office:value-type="float" office:value="51" calcext:value-type="float">
            <text:p>51</text:p>
          </table:table-cell>
          <table:table-cell office:value-type="float" office:value="0.778" calcext:value-type="float">
            <text:p>0.778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/23/17 00:29:56 Sample 26 of 50 Precision 1.0 Recall 0.5</text:p>
          </table:table-cell>
          <table:table-cell table:formula="of:=IFERROR(SEARCH(&quot;precision&quot;;[.B81];);0)" office:value-type="float" office:value="35" calcext:value-type="float">
            <text:p>35</text:p>
          </table:table-cell>
          <table:table-cell table:formula="of:=IFERROR(SEARCH(&quot;Recall&quot;;[.B8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8/23/17 00:33:10 Sample 27 of 50 Precision 0.4 Recall 0.667</text:p>
          </table:table-cell>
          <table:table-cell table:formula="of:=IFERROR(SEARCH(&quot;precision&quot;;[.B82];);0)" office:value-type="float" office:value="35" calcext:value-type="float">
            <text:p>35</text:p>
          </table:table-cell>
          <table:table-cell table:formula="of:=IFERROR(SEARCH(&quot;Recall&quot;;[.B82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/23/17 00:36:27 Sample 28 of 50 Precision 0.875 Recall 1.0</text:p>
          </table:table-cell>
          <table:table-cell table:formula="of:=IFERROR(SEARCH(&quot;precision&quot;;[.B83];);0)" office:value-type="float" office:value="35" calcext:value-type="float">
            <text:p>35</text:p>
          </table:table-cell>
          <table:table-cell table:formula="of:=IFERROR(SEARCH(&quot;Recall&quot;;[.B83];);0)" office:value-type="float" office:value="51" calcext:value-type="float">
            <text:p>51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8/23/17 00:39:40 Sample 29 of 50 Precision 0.75 Recall 0.75</text:p>
          </table:table-cell>
          <table:table-cell table:formula="of:=IFERROR(SEARCH(&quot;precision&quot;;[.B84];);0)" office:value-type="float" office:value="35" calcext:value-type="float">
            <text:p>35</text:p>
          </table:table-cell>
          <table:table-cell table:formula="of:=IFERROR(SEARCH(&quot;Recall&quot;;[.B84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/23/17 00:42:50 Sample 30 of 50 Precision 0.429 Recall 0.6</text:p>
          </table:table-cell>
          <table:table-cell table:formula="of:=IFERROR(SEARCH(&quot;precision&quot;;[.B85];);0)" office:value-type="float" office:value="35" calcext:value-type="float">
            <text:p>35</text:p>
          </table:table-cell>
          <table:table-cell table:formula="of:=IFERROR(SEARCH(&quot;Recall&quot;;[.B85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8/23/17 00:46:03 Sample 31 of 50 Precision 0.667 Recall 0.5</text:p>
          </table:table-cell>
          <table:table-cell table:formula="of:=IFERROR(SEARCH(&quot;precision&quot;;[.B86];);0)" office:value-type="float" office:value="35" calcext:value-type="float">
            <text:p>35</text:p>
          </table:table-cell>
          <table:table-cell table:formula="of:=IFERROR(SEARCH(&quot;Recall&quot;;[.B8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/23/17 00:49:15 Sample 32 of 50 Precision 1.0 Recall 0.75</text:p>
          </table:table-cell>
          <table:table-cell table:formula="of:=IFERROR(SEARCH(&quot;precision&quot;;[.B87];);0)" office:value-type="float" office:value="35" calcext:value-type="float">
            <text:p>35</text:p>
          </table:table-cell>
          <table:table-cell table:formula="of:=IFERROR(SEARCH(&quot;Recall&quot;;[.B87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8/23/17 00:52:26 Sample 33 of 50 Precision 1.0 Recall 0.75</text:p>
          </table:table-cell>
          <table:table-cell table:formula="of:=IFERROR(SEARCH(&quot;precision&quot;;[.B88];);0)" office:value-type="float" office:value="35" calcext:value-type="float">
            <text:p>35</text:p>
          </table:table-cell>
          <table:table-cell table:formula="of:=IFERROR(SEARCH(&quot;Recall&quot;;[.B8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/23/17 00:55:36 Sample 34 of 50 Precision 1.0 Recall 0.5</text:p>
          </table:table-cell>
          <table:table-cell table:formula="of:=IFERROR(SEARCH(&quot;precision&quot;;[.B89];);0)" office:value-type="float" office:value="35" calcext:value-type="float">
            <text:p>35</text:p>
          </table:table-cell>
          <table:table-cell table:formula="of:=IFERROR(SEARCH(&quot;Recall&quot;;[.B8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8/23/17 00:58:52 Sample 35 of 50 Precision 0.75 Recall 1.0</text:p>
          </table:table-cell>
          <table:table-cell table:formula="of:=IFERROR(SEARCH(&quot;precision&quot;;[.B90];);0)" office:value-type="float" office:value="35" calcext:value-type="float">
            <text:p>35</text:p>
          </table:table-cell>
          <table:table-cell table:formula="of:=IFERROR(SEARCH(&quot;Recall&quot;;[.B9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/23/17 01:02:07 Sample 36 of 50 Precision 0.833 Recall 0.833</text:p>
          </table:table-cell>
          <table:table-cell table:formula="of:=IFERROR(SEARCH(&quot;precision&quot;;[.B91];);0)" office:value-type="float" office:value="35" calcext:value-type="float">
            <text:p>35</text:p>
          </table:table-cell>
          <table:table-cell table:formula="of:=IFERROR(SEARCH(&quot;Recall&quot;;[.B91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8/23/17 01:05:20 Sample 37 of 50 Precision 1.0 Recall 1.0</text:p>
          </table:table-cell>
          <table:table-cell table:formula="of:=IFERROR(SEARCH(&quot;precision&quot;;[.B92];);0)" office:value-type="float" office:value="35" calcext:value-type="float">
            <text:p>35</text:p>
          </table:table-cell>
          <table:table-cell table:formula="of:=IFERROR(SEARCH(&quot;Recall&quot;;[.B92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/23/17 01:08:37 Sample 38 of 50 Precision 0.5 Recall 0.5</text:p>
          </table:table-cell>
          <table:table-cell table:formula="of:=IFERROR(SEARCH(&quot;precision&quot;;[.B93];);0)" office:value-type="float" office:value="35" calcext:value-type="float">
            <text:p>35</text:p>
          </table:table-cell>
          <table:table-cell table:formula="of:=IFERROR(SEARCH(&quot;Recall&quot;;[.B93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8/23/17 01:11:53 Sample 39 of 50 Precision 0.833 Recall 0.833</text:p>
          </table:table-cell>
          <table:table-cell table:formula="of:=IFERROR(SEARCH(&quot;precision&quot;;[.B94];);0)" office:value-type="float" office:value="35" calcext:value-type="float">
            <text:p>35</text:p>
          </table:table-cell>
          <table:table-cell table:formula="of:=IFERROR(SEARCH(&quot;Recall&quot;;[.B94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/23/17 01:15:04 Sample 40 of 50 Precision 1.0 Recall 1.0</text:p>
          </table:table-cell>
          <table:table-cell table:formula="of:=IFERROR(SEARCH(&quot;precision&quot;;[.B95];);0)" office:value-type="float" office:value="35" calcext:value-type="float">
            <text:p>35</text:p>
          </table:table-cell>
          <table:table-cell table:formula="of:=IFERROR(SEARCH(&quot;Recall&quot;;[.B9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8/23/17 01:18:17 Sample 41 of 50 Precision 0.833 Recall 1.0</text:p>
          </table:table-cell>
          <table:table-cell table:formula="of:=IFERROR(SEARCH(&quot;precision&quot;;[.B96];);0)" office:value-type="float" office:value="35" calcext:value-type="float">
            <text:p>35</text:p>
          </table:table-cell>
          <table:table-cell table:formula="of:=IFERROR(SEARCH(&quot;Recall&quot;;[.B96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/23/17 01:21:31 Sample 42 of 50 Precision 0.75 Recall 0.5</text:p>
          </table:table-cell>
          <table:table-cell table:formula="of:=IFERROR(SEARCH(&quot;precision&quot;;[.B97];);0)" office:value-type="float" office:value="35" calcext:value-type="float">
            <text:p>35</text:p>
          </table:table-cell>
          <table:table-cell table:formula="of:=IFERROR(SEARCH(&quot;Recall&quot;;[.B97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8/23/17 01:24:46 Sample 43 of 50 Precision 0.571 Recall 0.8</text:p>
          </table:table-cell>
          <table:table-cell table:formula="of:=IFERROR(SEARCH(&quot;precision&quot;;[.B98];);0)" office:value-type="float" office:value="35" calcext:value-type="float">
            <text:p>35</text:p>
          </table:table-cell>
          <table:table-cell table:formula="of:=IFERROR(SEARCH(&quot;Recall&quot;;[.B98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/23/17 01:28:02 Sample 44 of 50 Precision 0.5 Recall 0.75</text:p>
          </table:table-cell>
          <table:table-cell table:formula="of:=IFERROR(SEARCH(&quot;precision&quot;;[.B99];);0)" office:value-type="float" office:value="35" calcext:value-type="float">
            <text:p>35</text:p>
          </table:table-cell>
          <table:table-cell table:formula="of:=IFERROR(SEARCH(&quot;Recall&quot;;[.B9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8/23/17 01:31:16 Sample 45 of 50 Precision 0.833 Recall 0.833</text:p>
          </table:table-cell>
          <table:table-cell table:formula="of:=IFERROR(SEARCH(&quot;precision&quot;;[.B100];);0)" office:value-type="float" office:value="35" calcext:value-type="float">
            <text:p>35</text:p>
          </table:table-cell>
          <table:table-cell table:formula="of:=IFERROR(SEARCH(&quot;Recall&quot;;[.B100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/23/17 01:34:32 Sample 46 of 50 Precision 0.8 Recall 1.0</text:p>
          </table:table-cell>
          <table:table-cell table:formula="of:=IFERROR(SEARCH(&quot;precision&quot;;[.B101];);0)" office:value-type="float" office:value="35" calcext:value-type="float">
            <text:p>35</text:p>
          </table:table-cell>
          <table:table-cell table:formula="of:=IFERROR(SEARCH(&quot;Recall&quot;;[.B10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8/23/17 01:37:45 Sample 47 of 50 Precision 1.0 Recall 0.75</text:p>
          </table:table-cell>
          <table:table-cell table:formula="of:=IFERROR(SEARCH(&quot;precision&quot;;[.B102];);0)" office:value-type="float" office:value="35" calcext:value-type="float">
            <text:p>35</text:p>
          </table:table-cell>
          <table:table-cell table:formula="of:=IFERROR(SEARCH(&quot;Recall&quot;;[.B10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/23/17 01:40:57 Sample 48 of 50 Precision 0.857 Recall 1.0</text:p>
          </table:table-cell>
          <table:table-cell table:formula="of:=IFERROR(SEARCH(&quot;precision&quot;;[.B103];);0)" office:value-type="float" office:value="35" calcext:value-type="float">
            <text:p>35</text:p>
          </table:table-cell>
          <table:table-cell table:formula="of:=IFERROR(SEARCH(&quot;Recall&quot;;[.B103];);0)" office:value-type="float" office:value="51" calcext:value-type="float">
            <text:p>51</text:p>
          </table:table-cell>
          <table:table-cell office:value-type="float" office:value="0.857" calcext:value-type="float">
            <text:p>0.8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8/23/17 01:44:08 Sample 49 of 50 Precision 1.0 Recall 1.0</text:p>
          </table:table-cell>
          <table:table-cell table:formula="of:=IFERROR(SEARCH(&quot;precision&quot;;[.B104];);0)" office:value-type="float" office:value="35" calcext:value-type="float">
            <text:p>35</text:p>
          </table:table-cell>
          <table:table-cell table:formula="of:=IFERROR(SEARCH(&quot;Recall&quot;;[.B104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/23/17 01:44:19 UserID 91 Test: Precision 0.6 Recall 1.0</text:p>
          </table:table-cell>
          <table:table-cell table:formula="of:=IFERROR(SEARCH(&quot;precision&quot;;[.B105];);0)" office:value-type="float" office:value="35" calcext:value-type="float">
            <text:p>35</text:p>
          </table:table-cell>
          <table:table-cell table:formula="of:=IFERROR(SEARCH(&quot;Recall&quot;;[.B10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/23/17 01:47:32 Sample 0 of 50 Precision 1.0 Recall 0.75</text:p>
          </table:table-cell>
          <table:table-cell table:formula="of:=IFERROR(SEARCH(&quot;precision&quot;;[.B106];);0)" office:value-type="float" office:value="34" calcext:value-type="float">
            <text:p>34</text:p>
          </table:table-cell>
          <table:table-cell table:formula="of:=IFERROR(SEARCH(&quot;Recall&quot;;[.B106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8/23/17 01:50:48 Sample 1 of 50 Precision 1.0 Recall 0.714</text:p>
          </table:table-cell>
          <table:table-cell table:formula="of:=IFERROR(SEARCH(&quot;precision&quot;;[.B107];);0)" office:value-type="float" office:value="34" calcext:value-type="float">
            <text:p>34</text:p>
          </table:table-cell>
          <table:table-cell table:formula="of:=IFERROR(SEARCH(&quot;Recall&quot;;[.B107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/23/17 01:54:05 Sample 2 of 50 Precision 0.833 Recall 0.714</text:p>
          </table:table-cell>
          <table:table-cell table:formula="of:=IFERROR(SEARCH(&quot;precision&quot;;[.B108];);0)" office:value-type="float" office:value="34" calcext:value-type="float">
            <text:p>34</text:p>
          </table:table-cell>
          <table:table-cell table:formula="of:=IFERROR(SEARCH(&quot;Recall&quot;;[.B108];);0)" office:value-type="float" office:value="50" calcext:value-type="float">
            <text:p>50</text:p>
          </table:table-cell>
          <table:table-cell office:value-type="float" office:value="0.833" calcext:value-type="float">
            <text:p>0.833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8/23/17 01:57:18 Sample 3 of 50 Precision 1.0 Recall 1.0</text:p>
          </table:table-cell>
          <table:table-cell table:formula="of:=IFERROR(SEARCH(&quot;precision&quot;;[.B109];);0)" office:value-type="float" office:value="34" calcext:value-type="float">
            <text:p>34</text:p>
          </table:table-cell>
          <table:table-cell table:formula="of:=IFERROR(SEARCH(&quot;Recall&quot;;[.B109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/23/17 02:00:32 Sample 4 of 50 Precision 0.667 Recall 0.8</text:p>
          </table:table-cell>
          <table:table-cell table:formula="of:=IFERROR(SEARCH(&quot;precision&quot;;[.B110];);0)" office:value-type="float" office:value="34" calcext:value-type="float">
            <text:p>34</text:p>
          </table:table-cell>
          <table:table-cell table:formula="of:=IFERROR(SEARCH(&quot;Recall&quot;;[.B110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8/23/17 02:03:45 Sample 5 of 50 Precision 0.667 Recall 0.667</text:p>
          </table:table-cell>
          <table:table-cell table:formula="of:=IFERROR(SEARCH(&quot;precision&quot;;[.B111];);0)" office:value-type="float" office:value="34" calcext:value-type="float">
            <text:p>34</text:p>
          </table:table-cell>
          <table:table-cell table:formula="of:=IFERROR(SEARCH(&quot;Recall&quot;;[.B111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/23/17 02:06:58 Sample 6 of 50 Precision 1.0 Recall 0.333</text:p>
          </table:table-cell>
          <table:table-cell table:formula="of:=IFERROR(SEARCH(&quot;precision&quot;;[.B112];);0)" office:value-type="float" office:value="34" calcext:value-type="float">
            <text:p>34</text:p>
          </table:table-cell>
          <table:table-cell table:formula="of:=IFERROR(SEARCH(&quot;Recall&quot;;[.B11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8/23/17 02:10:15 Sample 7 of 50 Precision 0.8 Recall 1.0</text:p>
          </table:table-cell>
          <table:table-cell table:formula="of:=IFERROR(SEARCH(&quot;precision&quot;;[.B113];);0)" office:value-type="float" office:value="34" calcext:value-type="float">
            <text:p>34</text:p>
          </table:table-cell>
          <table:table-cell table:formula="of:=IFERROR(SEARCH(&quot;Recall&quot;;[.B113];);0)"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/23/17 02:13:24 Sample 8 of 50 Precision 0.625 Recall 0.833</text:p>
          </table:table-cell>
          <table:table-cell table:formula="of:=IFERROR(SEARCH(&quot;precision&quot;;[.B114];);0)" office:value-type="float" office:value="34" calcext:value-type="float">
            <text:p>34</text:p>
          </table:table-cell>
          <table:table-cell table:formula="of:=IFERROR(SEARCH(&quot;Recall&quot;;[.B114];);0)" office:value-type="float" office:value="50" calcext:value-type="float">
            <text:p>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8/23/17 02:16:41 Sample 9 of 50 Precision 0.889 Recall 1.0</text:p>
          </table:table-cell>
          <table:table-cell table:formula="of:=IFERROR(SEARCH(&quot;precision&quot;;[.B115];);0)" office:value-type="float" office:value="34" calcext:value-type="float">
            <text:p>34</text:p>
          </table:table-cell>
          <table:table-cell table:formula="of:=IFERROR(SEARCH(&quot;Recall&quot;;[.B115];);0)" office:value-type="float" office:value="50" calcext:value-type="float">
            <text:p>50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/23/17 02:19:56 Sample 10 of 50 Precision 0.8 Recall 0.8</text:p>
          </table:table-cell>
          <table:table-cell table:formula="of:=IFERROR(SEARCH(&quot;precision&quot;;[.B116];);0)" office:value-type="float" office:value="35" calcext:value-type="float">
            <text:p>35</text:p>
          </table:table-cell>
          <table:table-cell table:formula="of:=IFERROR(SEARCH(&quot;Recall&quot;;[.B116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8/23/17 02:23:16 Sample 11 of 50 Precision 0.714 Recall 0.833</text:p>
          </table:table-cell>
          <table:table-cell table:formula="of:=IFERROR(SEARCH(&quot;precision&quot;;[.B117];);0)" office:value-type="float" office:value="35" calcext:value-type="float">
            <text:p>35</text:p>
          </table:table-cell>
          <table:table-cell table:formula="of:=IFERROR(SEARCH(&quot;Recall&quot;;[.B117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/23/17 02:26:26 Sample 12 of 50 Precision 0.8 Recall 0.8</text:p>
          </table:table-cell>
          <table:table-cell table:formula="of:=IFERROR(SEARCH(&quot;precision&quot;;[.B118];);0)" office:value-type="float" office:value="35" calcext:value-type="float">
            <text:p>35</text:p>
          </table:table-cell>
          <table:table-cell table:formula="of:=IFERROR(SEARCH(&quot;Recall&quot;;[.B118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8/23/17 02:29:40 Sample 13 of 50 Precision 0.667 Recall 0.8</text:p>
          </table:table-cell>
          <table:table-cell table:formula="of:=IFERROR(SEARCH(&quot;precision&quot;;[.B119];);0)" office:value-type="float" office:value="35" calcext:value-type="float">
            <text:p>35</text:p>
          </table:table-cell>
          <table:table-cell table:formula="of:=IFERROR(SEARCH(&quot;Recall&quot;;[.B11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/23/17 02:32:54 Sample 14 of 50 Precision 0.727 Recall 1.0</text:p>
          </table:table-cell>
          <table:table-cell table:formula="of:=IFERROR(SEARCH(&quot;precision&quot;;[.B120];);0)" office:value-type="float" office:value="35" calcext:value-type="float">
            <text:p>35</text:p>
          </table:table-cell>
          <table:table-cell table:formula="of:=IFERROR(SEARCH(&quot;Recall&quot;;[.B120];);0)" office:value-type="float" office:value="51" calcext:value-type="float">
            <text:p>51</text:p>
          </table:table-cell>
          <table:table-cell office:value-type="float" office:value="0.727" calcext:value-type="float">
            <text:p>0.7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8/23/17 02:36:06 Sample 15 of 50 Precision 1.0 Recall 1.0</text:p>
          </table:table-cell>
          <table:table-cell table:formula="of:=IFERROR(SEARCH(&quot;precision&quot;;[.B121];);0)" office:value-type="float" office:value="35" calcext:value-type="float">
            <text:p>35</text:p>
          </table:table-cell>
          <table:table-cell table:formula="of:=IFERROR(SEARCH(&quot;Recall&quot;;[.B121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/23/17 02:39:18 Sample 16 of 50 Precision 0.8 Recall 1.0</text:p>
          </table:table-cell>
          <table:table-cell table:formula="of:=IFERROR(SEARCH(&quot;precision&quot;;[.B122];);0)" office:value-type="float" office:value="35" calcext:value-type="float">
            <text:p>35</text:p>
          </table:table-cell>
          <table:table-cell table:formula="of:=IFERROR(SEARCH(&quot;Recall&quot;;[.B122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8/23/17 02:42:34 Sample 17 of 50 Precision 0.909 Recall 0.769</text:p>
          </table:table-cell>
          <table:table-cell table:formula="of:=IFERROR(SEARCH(&quot;precision&quot;;[.B123];);0)" office:value-type="float" office:value="35" calcext:value-type="float">
            <text:p>35</text:p>
          </table:table-cell>
          <table:table-cell table:formula="of:=IFERROR(SEARCH(&quot;Recall&quot;;[.B123];);0)" office:value-type="float" office:value="51" calcext:value-type="float">
            <text:p>51</text:p>
          </table:table-cell>
          <table:table-cell office:value-type="float" office:value="0.909" calcext:value-type="float">
            <text:p>0.909</text:p>
          </table:table-cell>
          <table:table-cell office:value-type="float" office:value="0.769" calcext:value-type="float">
            <text:p>0.76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/23/17 02:45:50 Sample 18 of 50 Precision 1.0 Recall 0.4</text:p>
          </table:table-cell>
          <table:table-cell table:formula="of:=IFERROR(SEARCH(&quot;precision&quot;;[.B124];);0)" office:value-type="float" office:value="35" calcext:value-type="float">
            <text:p>35</text:p>
          </table:table-cell>
          <table:table-cell table:formula="of:=IFERROR(SEARCH(&quot;Recall&quot;;[.B12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8/23/17 02:49:13 Sample 19 of 50 Precision 1.0 Recall 1.0</text:p>
          </table:table-cell>
          <table:table-cell table:formula="of:=IFERROR(SEARCH(&quot;precision&quot;;[.B125];);0)" office:value-type="float" office:value="35" calcext:value-type="float">
            <text:p>35</text:p>
          </table:table-cell>
          <table:table-cell table:formula="of:=IFERROR(SEARCH(&quot;Recall&quot;;[.B12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/23/17 02:53:09 Sample 20 of 50 Precision 0.8 Recall 0.889</text:p>
          </table:table-cell>
          <table:table-cell table:formula="of:=IFERROR(SEARCH(&quot;precision&quot;;[.B126];);0)" office:value-type="float" office:value="35" calcext:value-type="float">
            <text:p>35</text:p>
          </table:table-cell>
          <table:table-cell table:formula="of:=IFERROR(SEARCH(&quot;Recall&quot;;[.B126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8/23/17 02:58:11 Sample 21 of 50 Precision 1.0 Recall 0.667</text:p>
          </table:table-cell>
          <table:table-cell table:formula="of:=IFERROR(SEARCH(&quot;precision&quot;;[.B127];);0)" office:value-type="float" office:value="35" calcext:value-type="float">
            <text:p>35</text:p>
          </table:table-cell>
          <table:table-cell table:formula="of:=IFERROR(SEARCH(&quot;Recall&quot;;[.B127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/23/17 03:01:30 Sample 22 of 50 Precision 0.833 Recall 1.0</text:p>
          </table:table-cell>
          <table:table-cell table:formula="of:=IFERROR(SEARCH(&quot;precision&quot;;[.B128];);0)" office:value-type="float" office:value="35" calcext:value-type="float">
            <text:p>35</text:p>
          </table:table-cell>
          <table:table-cell table:formula="of:=IFERROR(SEARCH(&quot;Recall&quot;;[.B128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8/23/17 03:04:48 Sample 23 of 50 Precision 1.0 Recall 0.889</text:p>
          </table:table-cell>
          <table:table-cell table:formula="of:=IFERROR(SEARCH(&quot;precision&quot;;[.B129];);0)" office:value-type="float" office:value="35" calcext:value-type="float">
            <text:p>35</text:p>
          </table:table-cell>
          <table:table-cell table:formula="of:=IFERROR(SEARCH(&quot;Recall&quot;;[.B12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/23/17 03:08:06 Sample 24 of 50 Precision 0.8 Recall 1.0</text:p>
          </table:table-cell>
          <table:table-cell table:formula="of:=IFERROR(SEARCH(&quot;precision&quot;;[.B130];);0)" office:value-type="float" office:value="35" calcext:value-type="float">
            <text:p>35</text:p>
          </table:table-cell>
          <table:table-cell table:formula="of:=IFERROR(SEARCH(&quot;Recall&quot;;[.B130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8/23/17 03:11:22 Sample 25 of 50 Precision 0.8 Recall 0.8</text:p>
          </table:table-cell>
          <table:table-cell table:formula="of:=IFERROR(SEARCH(&quot;precision&quot;;[.B131];);0)" office:value-type="float" office:value="35" calcext:value-type="float">
            <text:p>35</text:p>
          </table:table-cell>
          <table:table-cell table:formula="of:=IFERROR(SEARCH(&quot;Recall&quot;;[.B131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/23/17 03:14:45 Sample 26 of 50 Precision 0.8 Recall 1.0</text:p>
          </table:table-cell>
          <table:table-cell table:formula="of:=IFERROR(SEARCH(&quot;precision&quot;;[.B132];);0)" office:value-type="float" office:value="35" calcext:value-type="float">
            <text:p>35</text:p>
          </table:table-cell>
          <table:table-cell table:formula="of:=IFERROR(SEARCH(&quot;Recall&quot;;[.B132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8/23/17 03:18:10 Sample 27 of 50 Precision 1.0 Recall 0.5</text:p>
          </table:table-cell>
          <table:table-cell table:formula="of:=IFERROR(SEARCH(&quot;precision&quot;;[.B133];);0)" office:value-type="float" office:value="35" calcext:value-type="float">
            <text:p>35</text:p>
          </table:table-cell>
          <table:table-cell table:formula="of:=IFERROR(SEARCH(&quot;Recall&quot;;[.B13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/23/17 03:21:28 Sample 28 of 50 Precision 0.455 Recall 0.833</text:p>
          </table:table-cell>
          <table:table-cell table:formula="of:=IFERROR(SEARCH(&quot;precision&quot;;[.B134];);0)" office:value-type="float" office:value="35" calcext:value-type="float">
            <text:p>35</text:p>
          </table:table-cell>
          <table:table-cell table:formula="of:=IFERROR(SEARCH(&quot;Recall&quot;;[.B134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8/23/17 03:24:45 Sample 29 of 50 Precision 1.0 Recall 1.0</text:p>
          </table:table-cell>
          <table:table-cell table:formula="of:=IFERROR(SEARCH(&quot;precision&quot;;[.B135];);0)" office:value-type="float" office:value="35" calcext:value-type="float">
            <text:p>35</text:p>
          </table:table-cell>
          <table:table-cell table:formula="of:=IFERROR(SEARCH(&quot;Recall&quot;;[.B13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/23/17 03:27:57 Sample 30 of 50 Precision 0.0 Recall 0.0</text:p>
          </table:table-cell>
          <table:table-cell table:formula="of:=IFERROR(SEARCH(&quot;precision&quot;;[.B136];);0)" office:value-type="float" office:value="35" calcext:value-type="float">
            <text:p>35</text:p>
          </table:table-cell>
          <table:table-cell table:formula="of:=IFERROR(SEARCH(&quot;Recall&quot;;[.B13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8/23/17 03:31:14 Sample 31 of 50 Precision 0.667 Recall 0.667</text:p>
          </table:table-cell>
          <table:table-cell table:formula="of:=IFERROR(SEARCH(&quot;precision&quot;;[.B137];);0)" office:value-type="float" office:value="35" calcext:value-type="float">
            <text:p>35</text:p>
          </table:table-cell>
          <table:table-cell table:formula="of:=IFERROR(SEARCH(&quot;Recall&quot;;[.B137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/23/17 03:34:32 Sample 32 of 50 Precision 0.875 Recall 0.875</text:p>
          </table:table-cell>
          <table:table-cell table:formula="of:=IFERROR(SEARCH(&quot;precision&quot;;[.B138];);0)" office:value-type="float" office:value="35" calcext:value-type="float">
            <text:p>35</text:p>
          </table:table-cell>
          <table:table-cell table:formula="of:=IFERROR(SEARCH(&quot;Recall&quot;;[.B138];);0)" office:value-type="float" office:value="51" calcext:value-type="float">
            <text:p>51</text:p>
          </table:table-cell>
          <table:table-cell table:number-columns-repeated="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8/23/17 03:37:48 Sample 33 of 50 Precision 0.714 Recall 0.833</text:p>
          </table:table-cell>
          <table:table-cell table:formula="of:=IFERROR(SEARCH(&quot;precision&quot;;[.B139];);0)" office:value-type="float" office:value="35" calcext:value-type="float">
            <text:p>35</text:p>
          </table:table-cell>
          <table:table-cell table:formula="of:=IFERROR(SEARCH(&quot;Recall&quot;;[.B139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/23/17 03:41:06 Sample 34 of 50 Precision 1.0 Recall 1.0</text:p>
          </table:table-cell>
          <table:table-cell table:formula="of:=IFERROR(SEARCH(&quot;precision&quot;;[.B140];);0)" office:value-type="float" office:value="35" calcext:value-type="float">
            <text:p>35</text:p>
          </table:table-cell>
          <table:table-cell table:formula="of:=IFERROR(SEARCH(&quot;Recall&quot;;[.B140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8/23/17 03:44:25 Sample 35 of 50 Precision 1.0 Recall 0.667</text:p>
          </table:table-cell>
          <table:table-cell table:formula="of:=IFERROR(SEARCH(&quot;precision&quot;;[.B141];);0)" office:value-type="float" office:value="35" calcext:value-type="float">
            <text:p>35</text:p>
          </table:table-cell>
          <table:table-cell table:formula="of:=IFERROR(SEARCH(&quot;Recall&quot;;[.B14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/23/17 03:47:39 Sample 36 of 50 Precision 0.5 Recall 0.5</text:p>
          </table:table-cell>
          <table:table-cell table:formula="of:=IFERROR(SEARCH(&quot;precision&quot;;[.B142];);0)" office:value-type="float" office:value="35" calcext:value-type="float">
            <text:p>35</text:p>
          </table:table-cell>
          <table:table-cell table:formula="of:=IFERROR(SEARCH(&quot;Recall&quot;;[.B142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8/23/17 03:50:54 Sample 37 of 50 Precision 0.75 Recall 0.6</text:p>
          </table:table-cell>
          <table:table-cell table:formula="of:=IFERROR(SEARCH(&quot;precision&quot;;[.B143];);0)" office:value-type="float" office:value="35" calcext:value-type="float">
            <text:p>35</text:p>
          </table:table-cell>
          <table:table-cell table:formula="of:=IFERROR(SEARCH(&quot;Recall&quot;;[.B143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/23/17 03:54:14 Sample 38 of 50 Precision 0.889 Recall 1.0</text:p>
          </table:table-cell>
          <table:table-cell table:formula="of:=IFERROR(SEARCH(&quot;precision&quot;;[.B144];);0)" office:value-type="float" office:value="35" calcext:value-type="float">
            <text:p>35</text:p>
          </table:table-cell>
          <table:table-cell table:formula="of:=IFERROR(SEARCH(&quot;Recall&quot;;[.B144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8/23/17 03:57:30 Sample 39 of 50 Precision 0.75 Recall 0.75</text:p>
          </table:table-cell>
          <table:table-cell table:formula="of:=IFERROR(SEARCH(&quot;precision&quot;;[.B145];);0)" office:value-type="float" office:value="35" calcext:value-type="float">
            <text:p>35</text:p>
          </table:table-cell>
          <table:table-cell table:formula="of:=IFERROR(SEARCH(&quot;Recall&quot;;[.B145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/23/17 04:00:44 Sample 40 of 50 Precision 0.889 Recall 1.0</text:p>
          </table:table-cell>
          <table:table-cell table:formula="of:=IFERROR(SEARCH(&quot;precision&quot;;[.B146];);0)" office:value-type="float" office:value="35" calcext:value-type="float">
            <text:p>35</text:p>
          </table:table-cell>
          <table:table-cell table:formula="of:=IFERROR(SEARCH(&quot;Recall&quot;;[.B146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8/23/17 04:03:57 Sample 41 of 50 Precision 0.5 Recall 1.0</text:p>
          </table:table-cell>
          <table:table-cell table:formula="of:=IFERROR(SEARCH(&quot;precision&quot;;[.B147];);0)" office:value-type="float" office:value="35" calcext:value-type="float">
            <text:p>35</text:p>
          </table:table-cell>
          <table:table-cell table:formula="of:=IFERROR(SEARCH(&quot;Recall&quot;;[.B14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/23/17 04:07:40 Sample 42 of 50 Precision 0.667 Recall 1.0</text:p>
          </table:table-cell>
          <table:table-cell table:formula="of:=IFERROR(SEARCH(&quot;precision&quot;;[.B148];);0)" office:value-type="float" office:value="35" calcext:value-type="float">
            <text:p>35</text:p>
          </table:table-cell>
          <table:table-cell table:formula="of:=IFERROR(SEARCH(&quot;Recall&quot;;[.B148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8/23/17 04:10:44 Sample 43 of 50 Precision 0.667 Recall 0.8</text:p>
          </table:table-cell>
          <table:table-cell table:formula="of:=IFERROR(SEARCH(&quot;precision&quot;;[.B149];);0)" office:value-type="float" office:value="35" calcext:value-type="float">
            <text:p>35</text:p>
          </table:table-cell>
          <table:table-cell table:formula="of:=IFERROR(SEARCH(&quot;Recall&quot;;[.B14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/23/17 04:14:45 Sample 44 of 50 Precision 0.7 Recall 0.778</text:p>
          </table:table-cell>
          <table:table-cell table:formula="of:=IFERROR(SEARCH(&quot;precision&quot;;[.B150];);0)" office:value-type="float" office:value="35" calcext:value-type="float">
            <text:p>35</text:p>
          </table:table-cell>
          <table:table-cell table:formula="of:=IFERROR(SEARCH(&quot;Recall&quot;;[.B150];);0)"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8/23/17 04:19:13 Sample 45 of 50 Precision 1.0 Recall 0.75</text:p>
          </table:table-cell>
          <table:table-cell table:formula="of:=IFERROR(SEARCH(&quot;precision&quot;;[.B151];);0)" office:value-type="float" office:value="35" calcext:value-type="float">
            <text:p>35</text:p>
          </table:table-cell>
          <table:table-cell table:formula="of:=IFERROR(SEARCH(&quot;Recall&quot;;[.B15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/23/17 04:22:25 Sample 46 of 50 Precision 1.0 Recall 0.667</text:p>
          </table:table-cell>
          <table:table-cell table:formula="of:=IFERROR(SEARCH(&quot;precision&quot;;[.B152];);0)" office:value-type="float" office:value="35" calcext:value-type="float">
            <text:p>35</text:p>
          </table:table-cell>
          <table:table-cell table:formula="of:=IFERROR(SEARCH(&quot;Recall&quot;;[.B15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8/23/17 04:25:43 Sample 47 of 50 Precision 0.667 Recall 0.5</text:p>
          </table:table-cell>
          <table:table-cell table:formula="of:=IFERROR(SEARCH(&quot;precision&quot;;[.B153];);0)" office:value-type="float" office:value="35" calcext:value-type="float">
            <text:p>35</text:p>
          </table:table-cell>
          <table:table-cell table:formula="of:=IFERROR(SEARCH(&quot;Recall&quot;;[.B15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/23/17 04:29:03 Sample 48 of 50 Precision 1.0 Recall 0.778</text:p>
          </table:table-cell>
          <table:table-cell table:formula="of:=IFERROR(SEARCH(&quot;precision&quot;;[.B154];);0)" office:value-type="float" office:value="35" calcext:value-type="float">
            <text:p>35</text:p>
          </table:table-cell>
          <table:table-cell table:formula="of:=IFERROR(SEARCH(&quot;Recall&quot;;[.B15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8/23/17 04:32:20 Sample 49 of 50 Precision 0.556 Recall 0.833</text:p>
          </table:table-cell>
          <table:table-cell table:formula="of:=IFERROR(SEARCH(&quot;precision&quot;;[.B155];);0)" office:value-type="float" office:value="35" calcext:value-type="float">
            <text:p>35</text:p>
          </table:table-cell>
          <table:table-cell table:formula="of:=IFERROR(SEARCH(&quot;Recall&quot;;[.B155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/23/17 04:32:30 UserID 31 Test: Precision 1.0 Recall 1.0</text:p>
          </table:table-cell>
          <table:table-cell table:formula="of:=IFERROR(SEARCH(&quot;precision&quot;;[.B156];);0)" office:value-type="float" office:value="35" calcext:value-type="float">
            <text:p>35</text:p>
          </table:table-cell>
          <table:table-cell table:formula="of:=IFERROR(SEARCH(&quot;Recall&quot;;[.B156];);0)" office:value-type="float" office:value="49" calcext:value-type="float">
            <text:p>4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8/23/17 04:32:30 User 4 UserID 55 (Total plays [2499])</text:p>
          </table:table-cell>
          <table:table-cell table:formula="of:=IFERROR(SEARCH(&quot;precision&quot;;[.B157];);0)" office:value-type="float" office:value="0" calcext:value-type="float">
            <text:p>0</text:p>
          </table:table-cell>
          <table:table-cell table:formula="of:=IFERROR(SEARCH(&quot;Recall&quot;;[.B157];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/23/17 04:35:44 Sample 0 of 50 Precision 0.0 Recall 0.0</text:p>
          </table:table-cell>
          <table:table-cell table:formula="of:=IFERROR(SEARCH(&quot;precision&quot;;[.B158];);0)" office:value-type="float" office:value="34" calcext:value-type="float">
            <text:p>34</text:p>
          </table:table-cell>
          <table:table-cell table:formula="of:=IFERROR(SEARCH(&quot;Recall&quot;;[.B15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8/23/17 04:38:56 Sample 1 of 50 Precision 0.375 Recall 1.0</text:p>
          </table:table-cell>
          <table:table-cell table:formula="of:=IFERROR(SEARCH(&quot;precision&quot;;[.B159];);0)" office:value-type="float" office:value="34" calcext:value-type="float">
            <text:p>34</text:p>
          </table:table-cell>
          <table:table-cell table:formula="of:=IFERROR(SEARCH(&quot;Recall&quot;;[.B159];);0)"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/23/17 04:42:13 Sample 2 of 50 Precision 0.333 Recall 0.5</text:p>
          </table:table-cell>
          <table:table-cell table:formula="of:=IFERROR(SEARCH(&quot;precision&quot;;[.B160];);0)" office:value-type="float" office:value="34" calcext:value-type="float">
            <text:p>34</text:p>
          </table:table-cell>
          <table:table-cell table:formula="of:=IFERROR(SEARCH(&quot;Recall&quot;;[.B160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8/23/17 04:45:26 Sample 3 of 50 Precision 1.0 Recall 1.0</text:p>
          </table:table-cell>
          <table:table-cell table:formula="of:=IFERROR(SEARCH(&quot;precision&quot;;[.B161];);0)" office:value-type="float" office:value="34" calcext:value-type="float">
            <text:p>34</text:p>
          </table:table-cell>
          <table:table-cell table:formula="of:=IFERROR(SEARCH(&quot;Recall&quot;;[.B161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/23/17 04:48:38 Sample 4 of 50 Precision 0.4 Recall 0.667</text:p>
          </table:table-cell>
          <table:table-cell table:formula="of:=IFERROR(SEARCH(&quot;precision&quot;;[.B162];);0)" office:value-type="float" office:value="34" calcext:value-type="float">
            <text:p>34</text:p>
          </table:table-cell>
          <table:table-cell table:formula="of:=IFERROR(SEARCH(&quot;Recall&quot;;[.B162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8/23/17 04:51:53 Sample 5 of 50 Precision 1.0 Recall 0.5</text:p>
          </table:table-cell>
          <table:table-cell table:formula="of:=IFERROR(SEARCH(&quot;precision&quot;;[.B163];);0)" office:value-type="float" office:value="34" calcext:value-type="float">
            <text:p>34</text:p>
          </table:table-cell>
          <table:table-cell table:formula="of:=IFERROR(SEARCH(&quot;Recall&quot;;[.B163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/23/17 04:55:12 Sample 6 of 50 Precision 0.5 Recall 0.5</text:p>
          </table:table-cell>
          <table:table-cell table:formula="of:=IFERROR(SEARCH(&quot;precision&quot;;[.B164];);0)" office:value-type="float" office:value="34" calcext:value-type="float">
            <text:p>34</text:p>
          </table:table-cell>
          <table:table-cell table:formula="of:=IFERROR(SEARCH(&quot;Recall&quot;;[.B164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8/23/17 04:58:24 Sample 7 of 50 Precision 0.667 Recall 1.0</text:p>
          </table:table-cell>
          <table:table-cell table:formula="of:=IFERROR(SEARCH(&quot;precision&quot;;[.B165];);0)" office:value-type="float" office:value="34" calcext:value-type="float">
            <text:p>34</text:p>
          </table:table-cell>
          <table:table-cell table:formula="of:=IFERROR(SEARCH(&quot;Recall&quot;;[.B165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/23/17 05:01:32 Sample 8 of 50 Precision 0.5 Recall 0.5</text:p>
          </table:table-cell>
          <table:table-cell table:formula="of:=IFERROR(SEARCH(&quot;precision&quot;;[.B166];);0)" office:value-type="float" office:value="34" calcext:value-type="float">
            <text:p>34</text:p>
          </table:table-cell>
          <table:table-cell table:formula="of:=IFERROR(SEARCH(&quot;Recall&quot;;[.B166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8/23/17 05:04:40 Sample 9 of 50 Precision 1.0 Recall 0.5</text:p>
          </table:table-cell>
          <table:table-cell table:formula="of:=IFERROR(SEARCH(&quot;precision&quot;;[.B167];);0)" office:value-type="float" office:value="34" calcext:value-type="float">
            <text:p>34</text:p>
          </table:table-cell>
          <table:table-cell table:formula="of:=IFERROR(SEARCH(&quot;Recall&quot;;[.B167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23/17 05:07:51 Sample 10 of 50 Precision 1.0 Recall 0.667</text:p>
          </table:table-cell>
          <table:table-cell table:formula="of:=IFERROR(SEARCH(&quot;precision&quot;;[.B168];);0)" office:value-type="float" office:value="35" calcext:value-type="float">
            <text:p>35</text:p>
          </table:table-cell>
          <table:table-cell table:formula="of:=IFERROR(SEARCH(&quot;Recall&quot;;[.B16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/23/17 05:11:01 Sample 11 of 50 Precision 0.5 Recall 1.0</text:p>
          </table:table-cell>
          <table:table-cell table:formula="of:=IFERROR(SEARCH(&quot;precision&quot;;[.B169];);0)" office:value-type="float" office:value="35" calcext:value-type="float">
            <text:p>35</text:p>
          </table:table-cell>
          <table:table-cell table:formula="of:=IFERROR(SEARCH(&quot;Recall&quot;;[.B16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/23/17 05:14:15 Sample 12 of 50 Precision 0.75 Recall 0.857</text:p>
          </table:table-cell>
          <table:table-cell table:formula="of:=IFERROR(SEARCH(&quot;precision&quot;;[.B170];);0)" office:value-type="float" office:value="35" calcext:value-type="float">
            <text:p>35</text:p>
          </table:table-cell>
          <table:table-cell table:formula="of:=IFERROR(SEARCH(&quot;Recall&quot;;[.B17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8/23/17 05:17:27 Sample 13 of 50 Precision 1.0 Recall 1.0</text:p>
          </table:table-cell>
          <table:table-cell table:formula="of:=IFERROR(SEARCH(&quot;precision&quot;;[.B171];);0)" office:value-type="float" office:value="35" calcext:value-type="float">
            <text:p>35</text:p>
          </table:table-cell>
          <table:table-cell table:formula="of:=IFERROR(SEARCH(&quot;Recall&quot;;[.B171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/23/17 05:20:40 Sample 14 of 50 Precision 0.667 Recall 1.0</text:p>
          </table:table-cell>
          <table:table-cell table:formula="of:=IFERROR(SEARCH(&quot;precision&quot;;[.B172];);0)" office:value-type="float" office:value="35" calcext:value-type="float">
            <text:p>35</text:p>
          </table:table-cell>
          <table:table-cell table:formula="of:=IFERROR(SEARCH(&quot;Recall&quot;;[.B17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8/23/17 05:23:51 Sample 15 of 50 Precision 0.857 Recall 0.857</text:p>
          </table:table-cell>
          <table:table-cell table:formula="of:=IFERROR(SEARCH(&quot;precision&quot;;[.B173];);0)" office:value-type="float" office:value="35" calcext:value-type="float">
            <text:p>35</text:p>
          </table:table-cell>
          <table:table-cell table:formula="of:=IFERROR(SEARCH(&quot;Recall&quot;;[.B173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/23/17 05:27:09 Sample 16 of 50 Precision 0.8 Recall 1.0</text:p>
          </table:table-cell>
          <table:table-cell table:formula="of:=IFERROR(SEARCH(&quot;precision&quot;;[.B174];);0)" office:value-type="float" office:value="35" calcext:value-type="float">
            <text:p>35</text:p>
          </table:table-cell>
          <table:table-cell table:formula="of:=IFERROR(SEARCH(&quot;Recall&quot;;[.B174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8/23/17 05:30:28 Sample 17 of 50 Precision 0.8 Recall 1.0</text:p>
          </table:table-cell>
          <table:table-cell table:formula="of:=IFERROR(SEARCH(&quot;precision&quot;;[.B175];);0)" office:value-type="float" office:value="35" calcext:value-type="float">
            <text:p>35</text:p>
          </table:table-cell>
          <table:table-cell table:formula="of:=IFERROR(SEARCH(&quot;Recall&quot;;[.B175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/23/17 05:33:45 Sample 18 of 50 Precision 0.667 Recall 1.0</text:p>
          </table:table-cell>
          <table:table-cell table:formula="of:=IFERROR(SEARCH(&quot;precision&quot;;[.B176];);0)" office:value-type="float" office:value="35" calcext:value-type="float">
            <text:p>35</text:p>
          </table:table-cell>
          <table:table-cell table:formula="of:=IFERROR(SEARCH(&quot;Recall&quot;;[.B17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8/23/17 05:36:59 Sample 19 of 50 Precision 0.5 Recall 0.714</text:p>
          </table:table-cell>
          <table:table-cell table:formula="of:=IFERROR(SEARCH(&quot;precision&quot;;[.B177];);0)" office:value-type="float" office:value="35" calcext:value-type="float">
            <text:p>35</text:p>
          </table:table-cell>
          <table:table-cell table:formula="of:=IFERROR(SEARCH(&quot;Recall&quot;;[.B17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/23/17 05:40:10 Sample 20 of 50 Precision 1.0 Recall 1.0</text:p>
          </table:table-cell>
          <table:table-cell table:formula="of:=IFERROR(SEARCH(&quot;precision&quot;;[.B178];);0)" office:value-type="float" office:value="35" calcext:value-type="float">
            <text:p>35</text:p>
          </table:table-cell>
          <table:table-cell table:formula="of:=IFERROR(SEARCH(&quot;Recall&quot;;[.B178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8/23/17 05:43:23 Sample 21 of 50 Precision 0.2 Recall 0.5</text:p>
          </table:table-cell>
          <table:table-cell table:formula="of:=IFERROR(SEARCH(&quot;precision&quot;;[.B179];);0)" office:value-type="float" office:value="35" calcext:value-type="float">
            <text:p>35</text:p>
          </table:table-cell>
          <table:table-cell table:formula="of:=IFERROR(SEARCH(&quot;Recall&quot;;[.B179];);0)"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/23/17 05:46:31 Sample 22 of 50 Precision 0.625 Recall 0.833</text:p>
          </table:table-cell>
          <table:table-cell table:formula="of:=IFERROR(SEARCH(&quot;precision&quot;;[.B180];);0)" office:value-type="float" office:value="35" calcext:value-type="float">
            <text:p>35</text:p>
          </table:table-cell>
          <table:table-cell table:formula="of:=IFERROR(SEARCH(&quot;Recall&quot;;[.B18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8/23/17 05:49:42 Sample 23 of 50 Precision 0.8 Recall 1.0</text:p>
          </table:table-cell>
          <table:table-cell table:formula="of:=IFERROR(SEARCH(&quot;precision&quot;;[.B181];);0)" office:value-type="float" office:value="35" calcext:value-type="float">
            <text:p>35</text:p>
          </table:table-cell>
          <table:table-cell table:formula="of:=IFERROR(SEARCH(&quot;Recall&quot;;[.B18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/23/17 05:53:02 Sample 24 of 50 Precision 0.4 Recall 1.0</text:p>
          </table:table-cell>
          <table:table-cell table:formula="of:=IFERROR(SEARCH(&quot;precision&quot;;[.B182];);0)" office:value-type="float" office:value="35" calcext:value-type="float">
            <text:p>35</text:p>
          </table:table-cell>
          <table:table-cell table:formula="of:=IFERROR(SEARCH(&quot;Recall&quot;;[.B182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8/23/17 05:56:18 Sample 25 of 50 Precision 0.0 Recall 0.0</text:p>
          </table:table-cell>
          <table:table-cell table:formula="of:=IFERROR(SEARCH(&quot;precision&quot;;[.B183];);0)" office:value-type="float" office:value="35" calcext:value-type="float">
            <text:p>35</text:p>
          </table:table-cell>
          <table:table-cell table:formula="of:=IFERROR(SEARCH(&quot;Recall&quot;;[.B1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/23/17 05:59:33 Sample 26 of 50 Precision 0.667 Recall 1.0</text:p>
          </table:table-cell>
          <table:table-cell table:formula="of:=IFERROR(SEARCH(&quot;precision&quot;;[.B184];);0)" office:value-type="float" office:value="35" calcext:value-type="float">
            <text:p>35</text:p>
          </table:table-cell>
          <table:table-cell table:formula="of:=IFERROR(SEARCH(&quot;Recall&quot;;[.B184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8/23/17 06:02:47 Sample 27 of 50 Precision 1.0 Recall 1.0</text:p>
          </table:table-cell>
          <table:table-cell table:formula="of:=IFERROR(SEARCH(&quot;precision&quot;;[.B185];);0)" office:value-type="float" office:value="35" calcext:value-type="float">
            <text:p>35</text:p>
          </table:table-cell>
          <table:table-cell table:formula="of:=IFERROR(SEARCH(&quot;Recall&quot;;[.B18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/23/17 06:06:03 Sample 28 of 50 Precision 0.5 Recall 1.0</text:p>
          </table:table-cell>
          <table:table-cell table:formula="of:=IFERROR(SEARCH(&quot;precision&quot;;[.B186];);0)" office:value-type="float" office:value="35" calcext:value-type="float">
            <text:p>35</text:p>
          </table:table-cell>
          <table:table-cell table:formula="of:=IFERROR(SEARCH(&quot;Recall&quot;;[.B18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8/23/17 06:09:14 Sample 29 of 50 Precision 0.5 Recall 0.5</text:p>
          </table:table-cell>
          <table:table-cell table:formula="of:=IFERROR(SEARCH(&quot;precision&quot;;[.B187];);0)" office:value-type="float" office:value="35" calcext:value-type="float">
            <text:p>35</text:p>
          </table:table-cell>
          <table:table-cell table:formula="of:=IFERROR(SEARCH(&quot;Recall&quot;;[.B18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/23/17 06:12:25 Sample 30 of 50 Precision 0.0 Recall 0.0</text:p>
          </table:table-cell>
          <table:table-cell table:formula="of:=IFERROR(SEARCH(&quot;precision&quot;;[.B188];);0)" office:value-type="float" office:value="35" calcext:value-type="float">
            <text:p>35</text:p>
          </table:table-cell>
          <table:table-cell table:formula="of:=IFERROR(SEARCH(&quot;Recall&quot;;[.B1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8/23/17 06:15:37 Sample 31 of 50 Precision 0.0 Recall 0.0</text:p>
          </table:table-cell>
          <table:table-cell table:formula="of:=IFERROR(SEARCH(&quot;precision&quot;;[.B189];);0)" office:value-type="float" office:value="35" calcext:value-type="float">
            <text:p>35</text:p>
          </table:table-cell>
          <table:table-cell table:formula="of:=IFERROR(SEARCH(&quot;Recall&quot;;[.B1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8/23/17 06:18:53 Sample 32 of 50 Precision 0.4 Recall 0.667</text:p>
          </table:table-cell>
          <table:table-cell table:formula="of:=IFERROR(SEARCH(&quot;precision&quot;;[.B190];);0)" office:value-type="float" office:value="35" calcext:value-type="float">
            <text:p>35</text:p>
          </table:table-cell>
          <table:table-cell table:formula="of:=IFERROR(SEARCH(&quot;Recall&quot;;[.B190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8/23/17 06:22:03 Sample 33 of 50 Precision 0.0 Recall 0.0</text:p>
          </table:table-cell>
          <table:table-cell table:formula="of:=IFERROR(SEARCH(&quot;precision&quot;;[.B191];);0)" office:value-type="float" office:value="35" calcext:value-type="float">
            <text:p>35</text:p>
          </table:table-cell>
          <table:table-cell table:formula="of:=IFERROR(SEARCH(&quot;Recall&quot;;[.B1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8/23/17 06:25:27 Sample 34 of 50 Precision 1.0 Recall 1.0</text:p>
          </table:table-cell>
          <table:table-cell table:formula="of:=IFERROR(SEARCH(&quot;precision&quot;;[.B192];);0)" office:value-type="float" office:value="35" calcext:value-type="float">
            <text:p>35</text:p>
          </table:table-cell>
          <table:table-cell table:formula="of:=IFERROR(SEARCH(&quot;Recall&quot;;[.B192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8/23/17 06:28:45 Sample 35 of 50 Precision 1.0 Recall 0.667</text:p>
          </table:table-cell>
          <table:table-cell table:formula="of:=IFERROR(SEARCH(&quot;precision&quot;;[.B193];);0)" office:value-type="float" office:value="35" calcext:value-type="float">
            <text:p>35</text:p>
          </table:table-cell>
          <table:table-cell table:formula="of:=IFERROR(SEARCH(&quot;Recall&quot;;[.B19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8/23/17 06:31:55 Sample 36 of 50 Precision 0.0 Recall 0.0</text:p>
          </table:table-cell>
          <table:table-cell table:formula="of:=IFERROR(SEARCH(&quot;precision&quot;;[.B194];);0)" office:value-type="float" office:value="35" calcext:value-type="float">
            <text:p>35</text:p>
          </table:table-cell>
          <table:table-cell table:formula="of:=IFERROR(SEARCH(&quot;Recall&quot;;[.B1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8/23/17 06:35:08 Sample 37 of 50 Precision 0.6 Recall 0.75</text:p>
          </table:table-cell>
          <table:table-cell table:formula="of:=IFERROR(SEARCH(&quot;precision&quot;;[.B195];);0)" office:value-type="float" office:value="35" calcext:value-type="float">
            <text:p>35</text:p>
          </table:table-cell>
          <table:table-cell table:formula="of:=IFERROR(SEARCH(&quot;Recall&quot;;[.B19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8/23/17 06:38:22 Sample 38 of 50 Precision 0.5 Recall 0.333</text:p>
          </table:table-cell>
          <table:table-cell table:formula="of:=IFERROR(SEARCH(&quot;precision&quot;;[.B196];);0)" office:value-type="float" office:value="35" calcext:value-type="float">
            <text:p>35</text:p>
          </table:table-cell>
          <table:table-cell table:formula="of:=IFERROR(SEARCH(&quot;Recall&quot;;[.B19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8/23/17 06:41:35 Sample 39 of 50 Precision 0.5 Recall 0.5</text:p>
          </table:table-cell>
          <table:table-cell table:formula="of:=IFERROR(SEARCH(&quot;precision&quot;;[.B197];);0)" office:value-type="float" office:value="35" calcext:value-type="float">
            <text:p>35</text:p>
          </table:table-cell>
          <table:table-cell table:formula="of:=IFERROR(SEARCH(&quot;Recall&quot;;[.B19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8/23/17 06:44:44 Sample 40 of 50 Precision 0.333 Recall 0.667</text:p>
          </table:table-cell>
          <table:table-cell table:formula="of:=IFERROR(SEARCH(&quot;precision&quot;;[.B198];);0)" office:value-type="float" office:value="35" calcext:value-type="float">
            <text:p>35</text:p>
          </table:table-cell>
          <table:table-cell table:formula="of:=IFERROR(SEARCH(&quot;Recall&quot;;[.B198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8/23/17 06:47:55 Sample 41 of 50 Precision 1.0 Recall 1.0</text:p>
          </table:table-cell>
          <table:table-cell table:formula="of:=IFERROR(SEARCH(&quot;precision&quot;;[.B199];);0)" office:value-type="float" office:value="35" calcext:value-type="float">
            <text:p>35</text:p>
          </table:table-cell>
          <table:table-cell table:formula="of:=IFERROR(SEARCH(&quot;Recall&quot;;[.B199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8/23/17 06:51:11 Sample 42 of 50 Precision 0.6 Recall 0.6</text:p>
          </table:table-cell>
          <table:table-cell table:formula="of:=IFERROR(SEARCH(&quot;precision&quot;;[.B200];);0)" office:value-type="float" office:value="35" calcext:value-type="float">
            <text:p>35</text:p>
          </table:table-cell>
          <table:table-cell table:formula="of:=IFERROR(SEARCH(&quot;Recall&quot;;[.B200];);0)" office:value-type="float" office:value="49" calcext:value-type="float">
            <text:p>49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8/23/17 06:54:21 Sample 43 of 50 Precision 0.571 Recall 1.0</text:p>
          </table:table-cell>
          <table:table-cell table:formula="of:=IFERROR(SEARCH(&quot;precision&quot;;[.B201];);0)" office:value-type="float" office:value="35" calcext:value-type="float">
            <text:p>35</text:p>
          </table:table-cell>
          <table:table-cell table:formula="of:=IFERROR(SEARCH(&quot;Recall&quot;;[.B201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8/23/17 06:57:32 Sample 44 of 50 Precision 0.5 Recall 0.667</text:p>
          </table:table-cell>
          <table:table-cell table:formula="of:=IFERROR(SEARCH(&quot;precision&quot;;[.B202];);0)" office:value-type="float" office:value="35" calcext:value-type="float">
            <text:p>35</text:p>
          </table:table-cell>
          <table:table-cell table:formula="of:=IFERROR(SEARCH(&quot;Recall&quot;;[.B20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8/23/17 07:01:11 Sample 45 of 50 Precision 0.5 Recall 1.0</text:p>
          </table:table-cell>
          <table:table-cell table:formula="of:=IFERROR(SEARCH(&quot;precision&quot;;[.B203];);0)" office:value-type="float" office:value="35" calcext:value-type="float">
            <text:p>35</text:p>
          </table:table-cell>
          <table:table-cell table:formula="of:=IFERROR(SEARCH(&quot;Recall&quot;;[.B20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8/23/17 07:04:19 Sample 46 of 50 Precision 0.667 Recall 1.0</text:p>
          </table:table-cell>
          <table:table-cell table:formula="of:=IFERROR(SEARCH(&quot;precision&quot;;[.B204];);0)" office:value-type="float" office:value="35" calcext:value-type="float">
            <text:p>35</text:p>
          </table:table-cell>
          <table:table-cell table:formula="of:=IFERROR(SEARCH(&quot;Recall&quot;;[.B204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8/23/17 07:07:36 Sample 47 of 50 Precision 0.5 Recall 1.0</text:p>
          </table:table-cell>
          <table:table-cell table:formula="of:=IFERROR(SEARCH(&quot;precision&quot;;[.B205];);0)" office:value-type="float" office:value="35" calcext:value-type="float">
            <text:p>35</text:p>
          </table:table-cell>
          <table:table-cell table:formula="of:=IFERROR(SEARCH(&quot;Recall&quot;;[.B205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8/23/17 07:10:47 Sample 48 of 50 Precision 1.0 Recall 1.0</text:p>
          </table:table-cell>
          <table:table-cell table:formula="of:=IFERROR(SEARCH(&quot;precision&quot;;[.B206];);0)" office:value-type="float" office:value="35" calcext:value-type="float">
            <text:p>35</text:p>
          </table:table-cell>
          <table:table-cell table:formula="of:=IFERROR(SEARCH(&quot;Recall&quot;;[.B206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8/23/17 07:13:56 Sample 49 of 50 Precision 1.0 Recall 1.0</text:p>
          </table:table-cell>
          <table:table-cell table:formula="of:=IFERROR(SEARCH(&quot;precision&quot;;[.B207];);0)" office:value-type="float" office:value="35" calcext:value-type="float">
            <text:p>35</text:p>
          </table:table-cell>
          <table:table-cell table:formula="of:=IFERROR(SEARCH(&quot;Recall&quot;;[.B20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8/23/17 07:14:08 UserID 55 Test: Precision 1.0 Recall 0.6</text:p>
          </table:table-cell>
          <table:table-cell table:formula="of:=IFERROR(SEARCH(&quot;precision&quot;;[.B208];);0)" office:value-type="float" office:value="35" calcext:value-type="float">
            <text:p>35</text:p>
          </table:table-cell>
          <table:table-cell table:formula="of:=IFERROR(SEARCH(&quot;Recall&quot;;[.B20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8/23/17 07:17:22 Sample 0 of 50 Precision 0.714 Recall 0.625</text:p>
          </table:table-cell>
          <table:table-cell table:formula="of:=IFERROR(SEARCH(&quot;precision&quot;;[.B209];);0)" office:value-type="float" office:value="34" calcext:value-type="float">
            <text:p>34</text:p>
          </table:table-cell>
          <table:table-cell table:formula="of:=IFERROR(SEARCH(&quot;Recall&quot;;[.B209];);0)" office:value-type="float" office:value="50" calcext:value-type="float">
            <text:p>50</text:p>
          </table:table-cell>
          <table:table-cell office:value-type="float" office:value="0.714" calcext:value-type="float">
            <text:p>0.714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8/23/17 07:20:36 Sample 1 of 50 Precision 0.5 Recall 0.625</text:p>
          </table:table-cell>
          <table:table-cell table:formula="of:=IFERROR(SEARCH(&quot;precision&quot;;[.B210];);0)" office:value-type="float" office:value="34" calcext:value-type="float">
            <text:p>34</text:p>
          </table:table-cell>
          <table:table-cell table:formula="of:=IFERROR(SEARCH(&quot;Recall&quot;;[.B210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8/23/17 07:23:46 Sample 2 of 50 Precision 0.667 Recall 0.889</text:p>
          </table:table-cell>
          <table:table-cell table:formula="of:=IFERROR(SEARCH(&quot;precision&quot;;[.B211];);0)" office:value-type="float" office:value="34" calcext:value-type="float">
            <text:p>34</text:p>
          </table:table-cell>
          <table:table-cell table:formula="of:=IFERROR(SEARCH(&quot;Recall&quot;;[.B211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8/23/17 07:27:01 Sample 3 of 50 Precision 0.625 Recall 0.833</text:p>
          </table:table-cell>
          <table:table-cell table:formula="of:=IFERROR(SEARCH(&quot;precision&quot;;[.B212];);0)" office:value-type="float" office:value="34" calcext:value-type="float">
            <text:p>34</text:p>
          </table:table-cell>
          <table:table-cell table:formula="of:=IFERROR(SEARCH(&quot;Recall&quot;;[.B212];);0)" office:value-type="float" office:value="50" calcext:value-type="float">
            <text:p>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8/23/17 07:30:13 Sample 4 of 50 Precision 0.444 Recall 0.667</text:p>
          </table:table-cell>
          <table:table-cell table:formula="of:=IFERROR(SEARCH(&quot;precision&quot;;[.B213];);0)" office:value-type="float" office:value="34" calcext:value-type="float">
            <text:p>34</text:p>
          </table:table-cell>
          <table:table-cell table:formula="of:=IFERROR(SEARCH(&quot;Recall&quot;;[.B213];);0)"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8/23/17 07:33:23 Sample 5 of 50 Precision 0.4 Recall 0.5</text:p>
          </table:table-cell>
          <table:table-cell table:formula="of:=IFERROR(SEARCH(&quot;precision&quot;;[.B214];);0)" office:value-type="float" office:value="34" calcext:value-type="float">
            <text:p>34</text:p>
          </table:table-cell>
          <table:table-cell table:formula="of:=IFERROR(SEARCH(&quot;Recall&quot;;[.B214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8/23/17 07:36:39 Sample 6 of 50 Precision 0.333 Recall 0.333</text:p>
          </table:table-cell>
          <table:table-cell table:formula="of:=IFERROR(SEARCH(&quot;precision&quot;;[.B215];);0)" office:value-type="float" office:value="34" calcext:value-type="float">
            <text:p>34</text:p>
          </table:table-cell>
          <table:table-cell table:formula="of:=IFERROR(SEARCH(&quot;Recall&quot;;[.B215];);0)" office:value-type="float" office:value="50" calcext:value-type="float">
            <text:p>50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8/23/17 07:39:54 Sample 7 of 50 Precision 0.429 Recall 0.5</text:p>
          </table:table-cell>
          <table:table-cell table:formula="of:=IFERROR(SEARCH(&quot;precision&quot;;[.B216];);0)" office:value-type="float" office:value="34" calcext:value-type="float">
            <text:p>34</text:p>
          </table:table-cell>
          <table:table-cell table:formula="of:=IFERROR(SEARCH(&quot;Recall&quot;;[.B216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8/23/17 07:43:10 Sample 8 of 50 Precision 0.778 Recall 0.636</text:p>
          </table:table-cell>
          <table:table-cell table:formula="of:=IFERROR(SEARCH(&quot;precision&quot;;[.B217];);0)" office:value-type="float" office:value="34" calcext:value-type="float">
            <text:p>34</text:p>
          </table:table-cell>
          <table:table-cell table:formula="of:=IFERROR(SEARCH(&quot;Recall&quot;;[.B217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8/23/17 07:46:22 Sample 9 of 50 Precision 0.667 Recall 1.0</text:p>
          </table:table-cell>
          <table:table-cell table:formula="of:=IFERROR(SEARCH(&quot;precision&quot;;[.B218];);0)" office:value-type="float" office:value="34" calcext:value-type="float">
            <text:p>34</text:p>
          </table:table-cell>
          <table:table-cell table:formula="of:=IFERROR(SEARCH(&quot;Recall&quot;;[.B21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8/23/17 07:49:35 Sample 10 of 50 Precision 0.625 Recall 0.625</text:p>
          </table:table-cell>
          <table:table-cell table:formula="of:=IFERROR(SEARCH(&quot;precision&quot;;[.B219];);0)" office:value-type="float" office:value="35" calcext:value-type="float">
            <text:p>35</text:p>
          </table:table-cell>
          <table:table-cell table:formula="of:=IFERROR(SEARCH(&quot;Recall&quot;;[.B219];);0)" office:value-type="float" office:value="51" calcext:value-type="float">
            <text:p>51</text:p>
          </table:table-cell>
          <table:table-cell table:number-columns-repeated="2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8/23/17 07:52:43 Sample 11 of 50 Precision 0.625 Recall 0.833</text:p>
          </table:table-cell>
          <table:table-cell table:formula="of:=IFERROR(SEARCH(&quot;precision&quot;;[.B220];);0)" office:value-type="float" office:value="35" calcext:value-type="float">
            <text:p>35</text:p>
          </table:table-cell>
          <table:table-cell table:formula="of:=IFERROR(SEARCH(&quot;Recall&quot;;[.B22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8/23/17 07:55:55 Sample 12 of 50 Precision 0.375 Recall 0.5</text:p>
          </table:table-cell>
          <table:table-cell table:formula="of:=IFERROR(SEARCH(&quot;precision&quot;;[.B221];);0)" office:value-type="float" office:value="35" calcext:value-type="float">
            <text:p>35</text:p>
          </table:table-cell>
          <table:table-cell table:formula="of:=IFERROR(SEARCH(&quot;Recall&quot;;[.B221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8/23/17 07:59:07 Sample 13 of 50 Precision 0.455 Recall 0.5</text:p>
          </table:table-cell>
          <table:table-cell table:formula="of:=IFERROR(SEARCH(&quot;precision&quot;;[.B222];);0)" office:value-type="float" office:value="35" calcext:value-type="float">
            <text:p>35</text:p>
          </table:table-cell>
          <table:table-cell table:formula="of:=IFERROR(SEARCH(&quot;Recall&quot;;[.B222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8/23/17 08:02:16 Sample 14 of 50 Precision 0.667 Recall 0.75</text:p>
          </table:table-cell>
          <table:table-cell table:formula="of:=IFERROR(SEARCH(&quot;precision&quot;;[.B223];);0)" office:value-type="float" office:value="35" calcext:value-type="float">
            <text:p>35</text:p>
          </table:table-cell>
          <table:table-cell table:formula="of:=IFERROR(SEARCH(&quot;Recall&quot;;[.B22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8/23/17 08:05:24 Sample 15 of 50 Precision 0.786 Recall 0.786</text:p>
          </table:table-cell>
          <table:table-cell table:formula="of:=IFERROR(SEARCH(&quot;precision&quot;;[.B224];);0)" office:value-type="float" office:value="35" calcext:value-type="float">
            <text:p>35</text:p>
          </table:table-cell>
          <table:table-cell table:formula="of:=IFERROR(SEARCH(&quot;Recall&quot;;[.B224];);0)" office:value-type="float" office:value="51" calcext:value-type="float">
            <text:p>51</text:p>
          </table:table-cell>
          <table:table-cell table:number-columns-repeated="2" office:value-type="float" office:value="0.786" calcext:value-type="float">
            <text:p>0.78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8/23/17 08:08:40 Sample 16 of 50 Precision 0.286 Recall 0.5</text:p>
          </table:table-cell>
          <table:table-cell table:formula="of:=IFERROR(SEARCH(&quot;precision&quot;;[.B225];);0)" office:value-type="float" office:value="35" calcext:value-type="float">
            <text:p>35</text:p>
          </table:table-cell>
          <table:table-cell table:formula="of:=IFERROR(SEARCH(&quot;Recall&quot;;[.B225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8/23/17 08:11:53 Sample 17 of 50 Precision 1.0 Recall 0.25</text:p>
          </table:table-cell>
          <table:table-cell table:formula="of:=IFERROR(SEARCH(&quot;precision&quot;;[.B226];);0)" office:value-type="float" office:value="35" calcext:value-type="float">
            <text:p>35</text:p>
          </table:table-cell>
          <table:table-cell table:formula="of:=IFERROR(SEARCH(&quot;Recall&quot;;[.B22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8/23/17 08:15:00 Sample 18 of 50 Precision 0.5 Recall 0.8</text:p>
          </table:table-cell>
          <table:table-cell table:formula="of:=IFERROR(SEARCH(&quot;precision&quot;;[.B227];);0)" office:value-type="float" office:value="35" calcext:value-type="float">
            <text:p>35</text:p>
          </table:table-cell>
          <table:table-cell table:formula="of:=IFERROR(SEARCH(&quot;Recall&quot;;[.B22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8/23/17 08:18:13 Sample 19 of 50 Precision 0.5 Recall 0.667</text:p>
          </table:table-cell>
          <table:table-cell table:formula="of:=IFERROR(SEARCH(&quot;precision&quot;;[.B228];);0)" office:value-type="float" office:value="35" calcext:value-type="float">
            <text:p>35</text:p>
          </table:table-cell>
          <table:table-cell table:formula="of:=IFERROR(SEARCH(&quot;Recall&quot;;[.B22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8/23/17 08:21:32 Sample 20 of 50 Precision 0.545 Recall 0.857</text:p>
          </table:table-cell>
          <table:table-cell table:formula="of:=IFERROR(SEARCH(&quot;precision&quot;;[.B229];);0)" office:value-type="float" office:value="35" calcext:value-type="float">
            <text:p>35</text:p>
          </table:table-cell>
          <table:table-cell table:formula="of:=IFERROR(SEARCH(&quot;Recall&quot;;[.B229];);0)" office:value-type="float" office:value="51" calcext:value-type="float">
            <text:p>51</text:p>
          </table:table-cell>
          <table:table-cell office:value-type="float" office:value="0.545" calcext:value-type="float">
            <text:p>0.54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8/23/17 08:24:44 Sample 21 of 50 Precision 0.714 Recall 1.0</text:p>
          </table:table-cell>
          <table:table-cell table:formula="of:=IFERROR(SEARCH(&quot;precision&quot;;[.B230];);0)" office:value-type="float" office:value="35" calcext:value-type="float">
            <text:p>35</text:p>
          </table:table-cell>
          <table:table-cell table:formula="of:=IFERROR(SEARCH(&quot;Recall&quot;;[.B230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8/23/17 08:27:54 Sample 22 of 50 Precision 0.5 Recall 0.2</text:p>
          </table:table-cell>
          <table:table-cell table:formula="of:=IFERROR(SEARCH(&quot;precision&quot;;[.B231];);0)" office:value-type="float" office:value="35" calcext:value-type="float">
            <text:p>35</text:p>
          </table:table-cell>
          <table:table-cell table:formula="of:=IFERROR(SEARCH(&quot;Recall&quot;;[.B23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8/23/17 08:31:06 Sample 23 of 50 Precision 0.6 Recall 1.0</text:p>
          </table:table-cell>
          <table:table-cell table:formula="of:=IFERROR(SEARCH(&quot;precision&quot;;[.B232];);0)" office:value-type="float" office:value="35" calcext:value-type="float">
            <text:p>35</text:p>
          </table:table-cell>
          <table:table-cell table:formula="of:=IFERROR(SEARCH(&quot;Recall&quot;;[.B232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8/23/17 08:34:19 Sample 24 of 50 Precision 0.583 Recall 0.778</text:p>
          </table:table-cell>
          <table:table-cell table:formula="of:=IFERROR(SEARCH(&quot;precision&quot;;[.B233];);0)" office:value-type="float" office:value="35" calcext:value-type="float">
            <text:p>35</text:p>
          </table:table-cell>
          <table:table-cell table:formula="of:=IFERROR(SEARCH(&quot;Recall&quot;;[.B233];);0)" office:value-type="float" office:value="51" calcext:value-type="float">
            <text:p>51</text:p>
          </table:table-cell>
          <table:table-cell office:value-type="float" office:value="0.583" calcext:value-type="float">
            <text:p>0.583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8/23/17 08:37:30 Sample 25 of 50 Precision 0.636 Recall 0.778</text:p>
          </table:table-cell>
          <table:table-cell table:formula="of:=IFERROR(SEARCH(&quot;precision&quot;;[.B234];);0)" office:value-type="float" office:value="35" calcext:value-type="float">
            <text:p>35</text:p>
          </table:table-cell>
          <table:table-cell table:formula="of:=IFERROR(SEARCH(&quot;Recall&quot;;[.B234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8/23/17 08:40:46 Sample 26 of 50 Precision 0.375 Recall 0.5</text:p>
          </table:table-cell>
          <table:table-cell table:formula="of:=IFERROR(SEARCH(&quot;precision&quot;;[.B235];);0)" office:value-type="float" office:value="35" calcext:value-type="float">
            <text:p>35</text:p>
          </table:table-cell>
          <table:table-cell table:formula="of:=IFERROR(SEARCH(&quot;Recall&quot;;[.B235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8/23/17 08:44:04 Sample 27 of 50 Precision 0.615 Recall 0.8</text:p>
          </table:table-cell>
          <table:table-cell table:formula="of:=IFERROR(SEARCH(&quot;precision&quot;;[.B236];);0)" office:value-type="float" office:value="35" calcext:value-type="float">
            <text:p>35</text:p>
          </table:table-cell>
          <table:table-cell table:formula="of:=IFERROR(SEARCH(&quot;Recall&quot;;[.B236];);0)" office:value-type="float" office:value="51" calcext:value-type="float">
            <text:p>51</text:p>
          </table:table-cell>
          <table:table-cell office:value-type="float" office:value="0.615" calcext:value-type="float">
            <text:p>0.61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8/23/17 08:47:14 Sample 28 of 50 Precision 0.6 Recall 0.75</text:p>
          </table:table-cell>
          <table:table-cell table:formula="of:=IFERROR(SEARCH(&quot;precision&quot;;[.B237];);0)" office:value-type="float" office:value="35" calcext:value-type="float">
            <text:p>35</text:p>
          </table:table-cell>
          <table:table-cell table:formula="of:=IFERROR(SEARCH(&quot;Recall&quot;;[.B237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8/23/17 08:50:30 Sample 29 of 50 Precision 0.714 Recall 0.714</text:p>
          </table:table-cell>
          <table:table-cell table:formula="of:=IFERROR(SEARCH(&quot;precision&quot;;[.B238];);0)" office:value-type="float" office:value="35" calcext:value-type="float">
            <text:p>35</text:p>
          </table:table-cell>
          <table:table-cell table:formula="of:=IFERROR(SEARCH(&quot;Recall&quot;;[.B238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8/23/17 08:53:39 Sample 30 of 50 Precision 0.75 Recall 0.6</text:p>
          </table:table-cell>
          <table:table-cell table:formula="of:=IFERROR(SEARCH(&quot;precision&quot;;[.B239];);0)" office:value-type="float" office:value="35" calcext:value-type="float">
            <text:p>35</text:p>
          </table:table-cell>
          <table:table-cell table:formula="of:=IFERROR(SEARCH(&quot;Recall&quot;;[.B239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8/23/17 08:57:27 Sample 31 of 50 Precision 0.818 Recall 0.9</text:p>
          </table:table-cell>
          <table:table-cell table:formula="of:=IFERROR(SEARCH(&quot;precision&quot;;[.B240];);0)" office:value-type="float" office:value="35" calcext:value-type="float">
            <text:p>35</text:p>
          </table:table-cell>
          <table:table-cell table:formula="of:=IFERROR(SEARCH(&quot;Recall&quot;;[.B240];);0)" office:value-type="float" office:value="51" calcext:value-type="float">
            <text:p>51</text:p>
          </table:table-cell>
          <table:table-cell office:value-type="float" office:value="0.818" calcext:value-type="float">
            <text:p>0.818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8/23/17 09:02:03 Sample 32 of 50 Precision 0.75 Recall 0.6</text:p>
          </table:table-cell>
          <table:table-cell table:formula="of:=IFERROR(SEARCH(&quot;precision&quot;;[.B241];);0)" office:value-type="float" office:value="35" calcext:value-type="float">
            <text:p>35</text:p>
          </table:table-cell>
          <table:table-cell table:formula="of:=IFERROR(SEARCH(&quot;Recall&quot;;[.B241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8/23/17 09:05:15 Sample 33 of 50 Precision 0.667 Recall 0.727</text:p>
          </table:table-cell>
          <table:table-cell table:formula="of:=IFERROR(SEARCH(&quot;precision&quot;;[.B242];);0)" office:value-type="float" office:value="35" calcext:value-type="float">
            <text:p>35</text:p>
          </table:table-cell>
          <table:table-cell table:formula="of:=IFERROR(SEARCH(&quot;Recall&quot;;[.B24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8/23/17 09:08:29 Sample 34 of 50 Precision 0.714 Recall 0.714</text:p>
          </table:table-cell>
          <table:table-cell table:formula="of:=IFERROR(SEARCH(&quot;precision&quot;;[.B243];);0)" office:value-type="float" office:value="35" calcext:value-type="float">
            <text:p>35</text:p>
          </table:table-cell>
          <table:table-cell table:formula="of:=IFERROR(SEARCH(&quot;Recall&quot;;[.B243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8/23/17 09:11:43 Sample 35 of 50 Precision 0.647 Recall 0.733</text:p>
          </table:table-cell>
          <table:table-cell table:formula="of:=IFERROR(SEARCH(&quot;precision&quot;;[.B244];);0)" office:value-type="float" office:value="35" calcext:value-type="float">
            <text:p>35</text:p>
          </table:table-cell>
          <table:table-cell table:formula="of:=IFERROR(SEARCH(&quot;Recall&quot;;[.B244];);0)" office:value-type="float" office:value="51" calcext:value-type="float">
            <text:p>51</text:p>
          </table:table-cell>
          <table:table-cell office:value-type="float" office:value="0.647" calcext:value-type="float">
            <text:p>0.647</text:p>
          </table:table-cell>
          <table:table-cell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8/23/17 09:14:57 Sample 36 of 50 Precision 0.222 Recall 0.222</text:p>
          </table:table-cell>
          <table:table-cell table:formula="of:=IFERROR(SEARCH(&quot;precision&quot;;[.B245];);0)" office:value-type="float" office:value="35" calcext:value-type="float">
            <text:p>35</text:p>
          </table:table-cell>
          <table:table-cell table:formula="of:=IFERROR(SEARCH(&quot;Recall&quot;;[.B245];);0)" office:value-type="float" office:value="51" calcext:value-type="float">
            <text:p>51</text:p>
          </table:table-cell>
          <table:table-cell table:number-columns-repeated="2" office:value-type="float" office:value="0.222" calcext:value-type="float">
            <text:p>0.222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8/23/17 09:18:14 Sample 37 of 50 Precision 0.769 Recall 0.909</text:p>
          </table:table-cell>
          <table:table-cell table:formula="of:=IFERROR(SEARCH(&quot;precision&quot;;[.B246];);0)" office:value-type="float" office:value="35" calcext:value-type="float">
            <text:p>35</text:p>
          </table:table-cell>
          <table:table-cell table:formula="of:=IFERROR(SEARCH(&quot;Recall&quot;;[.B246];);0)" office:value-type="float" office:value="51" calcext:value-type="float">
            <text:p>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909" calcext:value-type="float">
            <text:p>0.909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8/23/17 09:21:32 Sample 38 of 50 Precision 0.5 Recall 0.5</text:p>
          </table:table-cell>
          <table:table-cell table:formula="of:=IFERROR(SEARCH(&quot;precision&quot;;[.B247];);0)" office:value-type="float" office:value="35" calcext:value-type="float">
            <text:p>35</text:p>
          </table:table-cell>
          <table:table-cell table:formula="of:=IFERROR(SEARCH(&quot;Recall&quot;;[.B24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8/23/17 09:24:42 Sample 39 of 50 Precision 0.556 Recall 0.556</text:p>
          </table:table-cell>
          <table:table-cell table:formula="of:=IFERROR(SEARCH(&quot;precision&quot;;[.B248];);0)" office:value-type="float" office:value="35" calcext:value-type="float">
            <text:p>35</text:p>
          </table:table-cell>
          <table:table-cell table:formula="of:=IFERROR(SEARCH(&quot;Recall&quot;;[.B248];);0)" office:value-type="float" office:value="51" calcext:value-type="float">
            <text:p>51</text:p>
          </table:table-cell>
          <table:table-cell table:number-columns-repeated="2" office:value-type="float" office:value="0.556" calcext:value-type="float">
            <text:p>0.55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8/23/17 09:28:14 Sample 40 of 50 Precision 0.6 Recall 0.75</text:p>
          </table:table-cell>
          <table:table-cell table:formula="of:=IFERROR(SEARCH(&quot;precision&quot;;[.B249];);0)" office:value-type="float" office:value="35" calcext:value-type="float">
            <text:p>35</text:p>
          </table:table-cell>
          <table:table-cell table:formula="of:=IFERROR(SEARCH(&quot;Recall&quot;;[.B249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8/23/17 09:33:02 Sample 41 of 50 Precision 0.5 Recall 0.667</text:p>
          </table:table-cell>
          <table:table-cell table:formula="of:=IFERROR(SEARCH(&quot;precision&quot;;[.B250];);0)" office:value-type="float" office:value="35" calcext:value-type="float">
            <text:p>35</text:p>
          </table:table-cell>
          <table:table-cell table:formula="of:=IFERROR(SEARCH(&quot;Recall&quot;;[.B25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8/23/17 09:36:13 Sample 42 of 50 Precision 0.429 Recall 0.375</text:p>
          </table:table-cell>
          <table:table-cell table:formula="of:=IFERROR(SEARCH(&quot;precision&quot;;[.B251];);0)" office:value-type="float" office:value="35" calcext:value-type="float">
            <text:p>35</text:p>
          </table:table-cell>
          <table:table-cell table:formula="of:=IFERROR(SEARCH(&quot;Recall&quot;;[.B251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8/23/17 09:39:29 Sample 43 of 50 Precision 0.7 Recall 0.636</text:p>
          </table:table-cell>
          <table:table-cell table:formula="of:=IFERROR(SEARCH(&quot;precision&quot;;[.B252];);0)" office:value-type="float" office:value="35" calcext:value-type="float">
            <text:p>35</text:p>
          </table:table-cell>
          <table:table-cell table:formula="of:=IFERROR(SEARCH(&quot;Recall&quot;;[.B252];);0)"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8/23/17 09:42:42 Sample 44 of 50 Precision 0.667 Recall 0.8</text:p>
          </table:table-cell>
          <table:table-cell table:formula="of:=IFERROR(SEARCH(&quot;precision&quot;;[.B253];);0)" office:value-type="float" office:value="35" calcext:value-type="float">
            <text:p>35</text:p>
          </table:table-cell>
          <table:table-cell table:formula="of:=IFERROR(SEARCH(&quot;Recall&quot;;[.B25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8/23/17 09:45:52 Sample 45 of 50 Precision 0.571 Recall 0.8</text:p>
          </table:table-cell>
          <table:table-cell table:formula="of:=IFERROR(SEARCH(&quot;precision&quot;;[.B254];);0)" office:value-type="float" office:value="35" calcext:value-type="float">
            <text:p>35</text:p>
          </table:table-cell>
          <table:table-cell table:formula="of:=IFERROR(SEARCH(&quot;Recall&quot;;[.B254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8/23/17 09:49:05 Sample 46 of 50 Precision 0.6 Recall 0.75</text:p>
          </table:table-cell>
          <table:table-cell table:formula="of:=IFERROR(SEARCH(&quot;precision&quot;;[.B255];);0)" office:value-type="float" office:value="35" calcext:value-type="float">
            <text:p>35</text:p>
          </table:table-cell>
          <table:table-cell table:formula="of:=IFERROR(SEARCH(&quot;Recall&quot;;[.B25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8/23/17 09:52:19 Sample 47 of 50 Precision 0.375 Recall 0.75</text:p>
          </table:table-cell>
          <table:table-cell table:formula="of:=IFERROR(SEARCH(&quot;precision&quot;;[.B256];);0)" office:value-type="float" office:value="35" calcext:value-type="float">
            <text:p>35</text:p>
          </table:table-cell>
          <table:table-cell table:formula="of:=IFERROR(SEARCH(&quot;Recall&quot;;[.B256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8/23/17 09:55:30 Sample 48 of 50 Precision 0.667 Recall 0.75</text:p>
          </table:table-cell>
          <table:table-cell table:formula="of:=IFERROR(SEARCH(&quot;precision&quot;;[.B257];);0)" office:value-type="float" office:value="35" calcext:value-type="float">
            <text:p>35</text:p>
          </table:table-cell>
          <table:table-cell table:formula="of:=IFERROR(SEARCH(&quot;Recall&quot;;[.B257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8/23/17 09:58:44 Sample 49 of 50 Precision 0.714 Recall 0.714</text:p>
          </table:table-cell>
          <table:table-cell table:formula="of:=IFERROR(SEARCH(&quot;precision&quot;;[.B258];);0)" office:value-type="float" office:value="35" calcext:value-type="float">
            <text:p>35</text:p>
          </table:table-cell>
          <table:table-cell table:formula="of:=IFERROR(SEARCH(&quot;Recall&quot;;[.B258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8/23/17 09:58:54 UserID 52 Test: Precision 0.444 Recall 0.571</text:p>
          </table:table-cell>
          <table:table-cell table:formula="of:=IFERROR(SEARCH(&quot;precision&quot;;[.B259];);0)" office:value-type="float" office:value="35" calcext:value-type="float">
            <text:p>35</text:p>
          </table:table-cell>
          <table:table-cell table:formula="of:=IFERROR(SEARCH(&quot;Recall&quot;;[.B259];);0)" office:value-type="float" office:value="51" calcext:value-type="float">
            <text:p>5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71" calcext:value-type="float">
            <text:p>0.571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8/23/17 10:02:08 Sample 0 of 50 Precision 0.5 Recall 0.5</text:p>
          </table:table-cell>
          <table:table-cell table:formula="of:=IFERROR(SEARCH(&quot;precision&quot;;[.B260];);0)" office:value-type="float" office:value="34" calcext:value-type="float">
            <text:p>34</text:p>
          </table:table-cell>
          <table:table-cell table:formula="of:=IFERROR(SEARCH(&quot;Recall&quot;;[.B260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8/23/17 10:05:23 Sample 1 of 50 Precision 0.75 Recall 0.75</text:p>
          </table:table-cell>
          <table:table-cell table:formula="of:=IFERROR(SEARCH(&quot;precision&quot;;[.B261];);0)" office:value-type="float" office:value="34" calcext:value-type="float">
            <text:p>34</text:p>
          </table:table-cell>
          <table:table-cell table:formula="of:=IFERROR(SEARCH(&quot;Recall&quot;;[.B261];);0)" office:value-type="float" office:value="49" calcext:value-type="float">
            <text:p>4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8/23/17 10:08:36 Sample 2 of 50 Precision 1.0 Recall 0.667</text:p>
          </table:table-cell>
          <table:table-cell table:formula="of:=IFERROR(SEARCH(&quot;precision&quot;;[.B262];);0)" office:value-type="float" office:value="34" calcext:value-type="float">
            <text:p>34</text:p>
          </table:table-cell>
          <table:table-cell table:formula="of:=IFERROR(SEARCH(&quot;Recall&quot;;[.B2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8/23/17 10:11:48 Sample 3 of 50 Precision 0.4 Recall 0.5</text:p>
          </table:table-cell>
          <table:table-cell table:formula="of:=IFERROR(SEARCH(&quot;precision&quot;;[.B263];);0)" office:value-type="float" office:value="34" calcext:value-type="float">
            <text:p>34</text:p>
          </table:table-cell>
          <table:table-cell table:formula="of:=IFERROR(SEARCH(&quot;Recall&quot;;[.B263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8/23/17 10:15:01 Sample 4 of 50 Precision 0.0 Recall 0.0</text:p>
          </table:table-cell>
          <table:table-cell table:formula="of:=IFERROR(SEARCH(&quot;precision&quot;;[.B264];);0)" office:value-type="float" office:value="34" calcext:value-type="float">
            <text:p>34</text:p>
          </table:table-cell>
          <table:table-cell table:formula="of:=IFERROR(SEARCH(&quot;Recall&quot;;[.B2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8/23/17 10:18:14 Sample 5 of 50 Precision 0.0 Recall 0.0</text:p>
          </table:table-cell>
          <table:table-cell table:formula="of:=IFERROR(SEARCH(&quot;precision&quot;;[.B265];);0)" office:value-type="float" office:value="34" calcext:value-type="float">
            <text:p>34</text:p>
          </table:table-cell>
          <table:table-cell table:formula="of:=IFERROR(SEARCH(&quot;Recall&quot;;[.B2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8/23/17 10:21:31 Sample 6 of 50 Precision 0.4 Recall 0.667</text:p>
          </table:table-cell>
          <table:table-cell table:formula="of:=IFERROR(SEARCH(&quot;precision&quot;;[.B266];);0)" office:value-type="float" office:value="34" calcext:value-type="float">
            <text:p>34</text:p>
          </table:table-cell>
          <table:table-cell table:formula="of:=IFERROR(SEARCH(&quot;Recall&quot;;[.B266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8/23/17 10:24:51 Sample 7 of 50 Precision 0.0 Recall 0.0</text:p>
          </table:table-cell>
          <table:table-cell table:formula="of:=IFERROR(SEARCH(&quot;precision&quot;;[.B267];);0)" office:value-type="float" office:value="34" calcext:value-type="float">
            <text:p>34</text:p>
          </table:table-cell>
          <table:table-cell table:formula="of:=IFERROR(SEARCH(&quot;Recall&quot;;[.B2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8/23/17 10:28:09 Sample 8 of 50 Precision 1.0 Recall 0.75</text:p>
          </table:table-cell>
          <table:table-cell table:formula="of:=IFERROR(SEARCH(&quot;precision&quot;;[.B268];);0)" office:value-type="float" office:value="34" calcext:value-type="float">
            <text:p>34</text:p>
          </table:table-cell>
          <table:table-cell table:formula="of:=IFERROR(SEARCH(&quot;Recall&quot;;[.B268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8/23/17 10:31:25 Sample 9 of 50 Precision 0.25 Recall 0.5</text:p>
          </table:table-cell>
          <table:table-cell table:formula="of:=IFERROR(SEARCH(&quot;precision&quot;;[.B269];);0)" office:value-type="float" office:value="34" calcext:value-type="float">
            <text:p>34</text:p>
          </table:table-cell>
          <table:table-cell table:formula="of:=IFERROR(SEARCH(&quot;Recall&quot;;[.B269];);0)" office:value-type="float" office:value="49" calcext:value-type="float">
            <text:p>49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8/23/17 10:34:37 Sample 10 of 50 Precision 0.5 Recall 0.429</text:p>
          </table:table-cell>
          <table:table-cell table:formula="of:=IFERROR(SEARCH(&quot;precision&quot;;[.B270];);0)" office:value-type="float" office:value="35" calcext:value-type="float">
            <text:p>35</text:p>
          </table:table-cell>
          <table:table-cell table:formula="of:=IFERROR(SEARCH(&quot;Recall&quot;;[.B27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8/23/17 10:37:47 Sample 11 of 50 Precision 1.0 Recall 0.833</text:p>
          </table:table-cell>
          <table:table-cell table:formula="of:=IFERROR(SEARCH(&quot;precision&quot;;[.B271];);0)" office:value-type="float" office:value="35" calcext:value-type="float">
            <text:p>35</text:p>
          </table:table-cell>
          <table:table-cell table:formula="of:=IFERROR(SEARCH(&quot;Recall&quot;;[.B27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8/23/17 10:41:01 Sample 12 of 50 Precision 1.0 Recall 0.667</text:p>
          </table:table-cell>
          <table:table-cell table:formula="of:=IFERROR(SEARCH(&quot;precision&quot;;[.B272];);0)" office:value-type="float" office:value="35" calcext:value-type="float">
            <text:p>35</text:p>
          </table:table-cell>
          <table:table-cell table:formula="of:=IFERROR(SEARCH(&quot;Recall&quot;;[.B27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8/23/17 10:44:11 Sample 13 of 50 Precision 0.0 Recall 0.0</text:p>
          </table:table-cell>
          <table:table-cell table:formula="of:=IFERROR(SEARCH(&quot;precision&quot;;[.B273];);0)" office:value-type="float" office:value="35" calcext:value-type="float">
            <text:p>35</text:p>
          </table:table-cell>
          <table:table-cell table:formula="of:=IFERROR(SEARCH(&quot;Recall&quot;;[.B27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8/23/17 10:47:19 Sample 14 of 50 Precision 1.0 Recall 1.0</text:p>
          </table:table-cell>
          <table:table-cell table:formula="of:=IFERROR(SEARCH(&quot;precision&quot;;[.B274];);0)" office:value-type="float" office:value="35" calcext:value-type="float">
            <text:p>35</text:p>
          </table:table-cell>
          <table:table-cell table:formula="of:=IFERROR(SEARCH(&quot;Recall&quot;;[.B274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8/23/17 10:50:23 Sample 15 of 50 Precision 0.667 Recall 0.8</text:p>
          </table:table-cell>
          <table:table-cell table:formula="of:=IFERROR(SEARCH(&quot;precision&quot;;[.B275];);0)" office:value-type="float" office:value="35" calcext:value-type="float">
            <text:p>35</text:p>
          </table:table-cell>
          <table:table-cell table:formula="of:=IFERROR(SEARCH(&quot;Recall&quot;;[.B27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8/23/17 10:53:33 Sample 16 of 50 Precision 0.667 Recall 1.0</text:p>
          </table:table-cell>
          <table:table-cell table:formula="of:=IFERROR(SEARCH(&quot;precision&quot;;[.B276];);0)" office:value-type="float" office:value="35" calcext:value-type="float">
            <text:p>35</text:p>
          </table:table-cell>
          <table:table-cell table:formula="of:=IFERROR(SEARCH(&quot;Recall&quot;;[.B27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8/23/17 10:58:09 Sample 17 of 50 Precision 0.667 Recall 0.5</text:p>
          </table:table-cell>
          <table:table-cell table:formula="of:=IFERROR(SEARCH(&quot;precision&quot;;[.B277];);0)" office:value-type="float" office:value="35" calcext:value-type="float">
            <text:p>35</text:p>
          </table:table-cell>
          <table:table-cell table:formula="of:=IFERROR(SEARCH(&quot;Recall&quot;;[.B277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8/23/17 11:01:55 Sample 18 of 50 Precision 0.667 Recall 0.667</text:p>
          </table:table-cell>
          <table:table-cell table:formula="of:=IFERROR(SEARCH(&quot;precision&quot;;[.B278];);0)" office:value-type="float" office:value="35" calcext:value-type="float">
            <text:p>35</text:p>
          </table:table-cell>
          <table:table-cell table:formula="of:=IFERROR(SEARCH(&quot;Recall&quot;;[.B278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8/23/17 11:05:11 Sample 19 of 50 Precision 0.833 Recall 0.833</text:p>
          </table:table-cell>
          <table:table-cell table:formula="of:=IFERROR(SEARCH(&quot;precision&quot;;[.B279];);0)" office:value-type="float" office:value="35" calcext:value-type="float">
            <text:p>35</text:p>
          </table:table-cell>
          <table:table-cell table:formula="of:=IFERROR(SEARCH(&quot;Recall&quot;;[.B279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8/23/17 11:08:34 Sample 20 of 50 Precision 0.667 Recall 1.0</text:p>
          </table:table-cell>
          <table:table-cell table:formula="of:=IFERROR(SEARCH(&quot;precision&quot;;[.B280];);0)" office:value-type="float" office:value="35" calcext:value-type="float">
            <text:p>35</text:p>
          </table:table-cell>
          <table:table-cell table:formula="of:=IFERROR(SEARCH(&quot;Recall&quot;;[.B280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8/23/17 11:11:41 Sample 21 of 50 Precision 0.0 Recall 0.0</text:p>
          </table:table-cell>
          <table:table-cell table:formula="of:=IFERROR(SEARCH(&quot;precision&quot;;[.B281];);0)" office:value-type="float" office:value="35" calcext:value-type="float">
            <text:p>35</text:p>
          </table:table-cell>
          <table:table-cell table:formula="of:=IFERROR(SEARCH(&quot;Recall&quot;;[.B2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8/23/17 11:16:32 Sample 22 of 50 Precision 0.0 Recall 0.0</text:p>
          </table:table-cell>
          <table:table-cell table:formula="of:=IFERROR(SEARCH(&quot;precision&quot;;[.B282];);0)" office:value-type="float" office:value="35" calcext:value-type="float">
            <text:p>35</text:p>
          </table:table-cell>
          <table:table-cell table:formula="of:=IFERROR(SEARCH(&quot;Recall&quot;;[.B2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8/23/17 11:20:14 Sample 23 of 50 Precision 0.0 Recall 0.0</text:p>
          </table:table-cell>
          <table:table-cell table:formula="of:=IFERROR(SEARCH(&quot;precision&quot;;[.B283];);0)" office:value-type="float" office:value="35" calcext:value-type="float">
            <text:p>35</text:p>
          </table:table-cell>
          <table:table-cell table:formula="of:=IFERROR(SEARCH(&quot;Recall&quot;;[.B2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8/23/17 11:23:31 Sample 24 of 50 Precision 0.75 Recall 0.75</text:p>
          </table:table-cell>
          <table:table-cell table:formula="of:=IFERROR(SEARCH(&quot;precision&quot;;[.B284];);0)" office:value-type="float" office:value="35" calcext:value-type="float">
            <text:p>35</text:p>
          </table:table-cell>
          <table:table-cell table:formula="of:=IFERROR(SEARCH(&quot;Recall&quot;;[.B284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8/23/17 11:26:44 Sample 25 of 50 Precision 0.0 Recall 0.0</text:p>
          </table:table-cell>
          <table:table-cell table:formula="of:=IFERROR(SEARCH(&quot;precision&quot;;[.B285];);0)" office:value-type="float" office:value="35" calcext:value-type="float">
            <text:p>35</text:p>
          </table:table-cell>
          <table:table-cell table:formula="of:=IFERROR(SEARCH(&quot;Recall&quot;;[.B2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8/23/17 11:30:00 Sample 26 of 50 Precision 0.0 Recall 0.0</text:p>
          </table:table-cell>
          <table:table-cell table:formula="of:=IFERROR(SEARCH(&quot;precision&quot;;[.B286];);0)" office:value-type="float" office:value="35" calcext:value-type="float">
            <text:p>35</text:p>
          </table:table-cell>
          <table:table-cell table:formula="of:=IFERROR(SEARCH(&quot;Recall&quot;;[.B2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8/23/17 11:33:17 Sample 27 of 50 Precision 0.333 Recall 1.0</text:p>
          </table:table-cell>
          <table:table-cell table:formula="of:=IFERROR(SEARCH(&quot;precision&quot;;[.B287];);0)" office:value-type="float" office:value="35" calcext:value-type="float">
            <text:p>35</text:p>
          </table:table-cell>
          <table:table-cell table:formula="of:=IFERROR(SEARCH(&quot;Recall&quot;;[.B287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8/23/17 11:36:28 Sample 28 of 50 Precision 0.0 Recall 0.0</text:p>
          </table:table-cell>
          <table:table-cell table:formula="of:=IFERROR(SEARCH(&quot;precision&quot;;[.B288];);0)" office:value-type="float" office:value="35" calcext:value-type="float">
            <text:p>35</text:p>
          </table:table-cell>
          <table:table-cell table:formula="of:=IFERROR(SEARCH(&quot;Recall&quot;;[.B2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8/23/17 11:39:44 Sample 29 of 50 Precision 0.5 Recall 0.5</text:p>
          </table:table-cell>
          <table:table-cell table:formula="of:=IFERROR(SEARCH(&quot;precision&quot;;[.B289];);0)" office:value-type="float" office:value="35" calcext:value-type="float">
            <text:p>35</text:p>
          </table:table-cell>
          <table:table-cell table:formula="of:=IFERROR(SEARCH(&quot;Recall&quot;;[.B289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8/23/17 11:43:03 Sample 30 of 50 Precision 0.5 Recall 1.0</text:p>
          </table:table-cell>
          <table:table-cell table:formula="of:=IFERROR(SEARCH(&quot;precision&quot;;[.B290];);0)" office:value-type="float" office:value="35" calcext:value-type="float">
            <text:p>35</text:p>
          </table:table-cell>
          <table:table-cell table:formula="of:=IFERROR(SEARCH(&quot;Recall&quot;;[.B29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8/23/17 11:46:14 Sample 31 of 50 Precision 0.0 Recall 0.0</text:p>
          </table:table-cell>
          <table:table-cell table:formula="of:=IFERROR(SEARCH(&quot;precision&quot;;[.B291];);0)" office:value-type="float" office:value="35" calcext:value-type="float">
            <text:p>35</text:p>
          </table:table-cell>
          <table:table-cell table:formula="of:=IFERROR(SEARCH(&quot;Recall&quot;;[.B2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8/23/17 11:49:19 Sample 32 of 50 Precision 0.667 Recall 1.0</text:p>
          </table:table-cell>
          <table:table-cell table:formula="of:=IFERROR(SEARCH(&quot;precision&quot;;[.B292];);0)" office:value-type="float" office:value="35" calcext:value-type="float">
            <text:p>35</text:p>
          </table:table-cell>
          <table:table-cell table:formula="of:=IFERROR(SEARCH(&quot;Recall&quot;;[.B29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8/23/17 11:54:02 Sample 33 of 50 Precision 0.833 Recall 1.0</text:p>
          </table:table-cell>
          <table:table-cell table:formula="of:=IFERROR(SEARCH(&quot;precision&quot;;[.B293];);0)" office:value-type="float" office:value="35" calcext:value-type="float">
            <text:p>35</text:p>
          </table:table-cell>
          <table:table-cell table:formula="of:=IFERROR(SEARCH(&quot;Recall&quot;;[.B293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8/23/17 11:57:50 Sample 34 of 50 Precision 0.0 Recall 0.0</text:p>
          </table:table-cell>
          <table:table-cell table:formula="of:=IFERROR(SEARCH(&quot;precision&quot;;[.B294];);0)" office:value-type="float" office:value="35" calcext:value-type="float">
            <text:p>35</text:p>
          </table:table-cell>
          <table:table-cell table:formula="of:=IFERROR(SEARCH(&quot;Recall&quot;;[.B2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8/23/17 12:01:03 Sample 35 of 50 Precision 0.667 Recall 0.5</text:p>
          </table:table-cell>
          <table:table-cell table:formula="of:=IFERROR(SEARCH(&quot;precision&quot;;[.B295];);0)" office:value-type="float" office:value="35" calcext:value-type="float">
            <text:p>35</text:p>
          </table:table-cell>
          <table:table-cell table:formula="of:=IFERROR(SEARCH(&quot;Recall&quot;;[.B29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8/23/17 12:04:16 Sample 36 of 50 Precision 0.0 Recall 0.0</text:p>
          </table:table-cell>
          <table:table-cell table:formula="of:=IFERROR(SEARCH(&quot;precision&quot;;[.B296];);0)" office:value-type="float" office:value="35" calcext:value-type="float">
            <text:p>35</text:p>
          </table:table-cell>
          <table:table-cell table:formula="of:=IFERROR(SEARCH(&quot;Recall&quot;;[.B2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8/23/17 12:07:24 Sample 37 of 50 Precision 0.0 Recall 0.0</text:p>
          </table:table-cell>
          <table:table-cell table:formula="of:=IFERROR(SEARCH(&quot;precision&quot;;[.B297];);0)" office:value-type="float" office:value="35" calcext:value-type="float">
            <text:p>35</text:p>
          </table:table-cell>
          <table:table-cell table:formula="of:=IFERROR(SEARCH(&quot;Recall&quot;;[.B2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8/23/17 12:10:38 Sample 38 of 50 Precision 1.0 Recall 0.5</text:p>
          </table:table-cell>
          <table:table-cell table:formula="of:=IFERROR(SEARCH(&quot;precision&quot;;[.B298];);0)" office:value-type="float" office:value="35" calcext:value-type="float">
            <text:p>35</text:p>
          </table:table-cell>
          <table:table-cell table:formula="of:=IFERROR(SEARCH(&quot;Recall&quot;;[.B29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8/23/17 12:14:21 Sample 39 of 50 Precision 1.0 Recall 1.0</text:p>
          </table:table-cell>
          <table:table-cell table:formula="of:=IFERROR(SEARCH(&quot;precision&quot;;[.B299];);0)" office:value-type="float" office:value="35" calcext:value-type="float">
            <text:p>35</text:p>
          </table:table-cell>
          <table:table-cell table:formula="of:=IFERROR(SEARCH(&quot;Recall&quot;;[.B299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8/23/17 12:19:05 Sample 40 of 50 Precision 0.667 Recall 0.667</text:p>
          </table:table-cell>
          <table:table-cell table:formula="of:=IFERROR(SEARCH(&quot;precision&quot;;[.B300];);0)" office:value-type="float" office:value="35" calcext:value-type="float">
            <text:p>35</text:p>
          </table:table-cell>
          <table:table-cell table:formula="of:=IFERROR(SEARCH(&quot;Recall&quot;;[.B300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8/23/17 12:22:17 Sample 41 of 50 Precision 1.0 Recall 0.5</text:p>
          </table:table-cell>
          <table:table-cell table:formula="of:=IFERROR(SEARCH(&quot;precision&quot;;[.B301];);0)" office:value-type="float" office:value="35" calcext:value-type="float">
            <text:p>35</text:p>
          </table:table-cell>
          <table:table-cell table:formula="of:=IFERROR(SEARCH(&quot;Recall&quot;;[.B30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8/23/17 12:25:28 Sample 42 of 50 Precision 1.0 Recall 0.5</text:p>
          </table:table-cell>
          <table:table-cell table:formula="of:=IFERROR(SEARCH(&quot;precision&quot;;[.B302];);0)" office:value-type="float" office:value="35" calcext:value-type="float">
            <text:p>35</text:p>
          </table:table-cell>
          <table:table-cell table:formula="of:=IFERROR(SEARCH(&quot;Recall&quot;;[.B30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8/23/17 12:28:36 Sample 43 of 50 Precision 0.8 Recall 0.8</text:p>
          </table:table-cell>
          <table:table-cell table:formula="of:=IFERROR(SEARCH(&quot;precision&quot;;[.B303];);0)" office:value-type="float" office:value="35" calcext:value-type="float">
            <text:p>35</text:p>
          </table:table-cell>
          <table:table-cell table:formula="of:=IFERROR(SEARCH(&quot;Recall&quot;;[.B303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8/23/17 12:32:42 Sample 44 of 50 Precision 0.333 Recall 0.5</text:p>
          </table:table-cell>
          <table:table-cell table:formula="of:=IFERROR(SEARCH(&quot;precision&quot;;[.B304];);0)" office:value-type="float" office:value="35" calcext:value-type="float">
            <text:p>35</text:p>
          </table:table-cell>
          <table:table-cell table:formula="of:=IFERROR(SEARCH(&quot;Recall&quot;;[.B30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8/23/17 12:36:30 Sample 45 of 50 Precision 0.667 Recall 0.286</text:p>
          </table:table-cell>
          <table:table-cell table:formula="of:=IFERROR(SEARCH(&quot;precision&quot;;[.B305];);0)" office:value-type="float" office:value="35" calcext:value-type="float">
            <text:p>35</text:p>
          </table:table-cell>
          <table:table-cell table:formula="of:=IFERROR(SEARCH(&quot;Recall&quot;;[.B30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86" calcext:value-type="float">
            <text:p>0.28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8/23/17 12:43:09 Sample 46 of 50 Precision 0.0 Recall 0.0</text:p>
          </table:table-cell>
          <table:table-cell table:formula="of:=IFERROR(SEARCH(&quot;precision&quot;;[.B306];);0)" office:value-type="float" office:value="35" calcext:value-type="float">
            <text:p>35</text:p>
          </table:table-cell>
          <table:table-cell table:formula="of:=IFERROR(SEARCH(&quot;Recall&quot;;[.B3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8/23/17 12:48:18 Sample 47 of 50 Precision 0.5 Recall 0.333</text:p>
          </table:table-cell>
          <table:table-cell table:formula="of:=IFERROR(SEARCH(&quot;precision&quot;;[.B307];);0)" office:value-type="float" office:value="35" calcext:value-type="float">
            <text:p>35</text:p>
          </table:table-cell>
          <table:table-cell table:formula="of:=IFERROR(SEARCH(&quot;Recall&quot;;[.B30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8/23/17 12:51:28 Sample 48 of 50 Precision 1.0 Recall 0.333</text:p>
          </table:table-cell>
          <table:table-cell table:formula="of:=IFERROR(SEARCH(&quot;precision&quot;;[.B308];);0)" office:value-type="float" office:value="35" calcext:value-type="float">
            <text:p>35</text:p>
          </table:table-cell>
          <table:table-cell table:formula="of:=IFERROR(SEARCH(&quot;Recall&quot;;[.B30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8/23/17 12:54:38 Sample 49 of 50 Precision 0.0 Recall 0.0</text:p>
          </table:table-cell>
          <table:table-cell table:formula="of:=IFERROR(SEARCH(&quot;precision&quot;;[.B309];);0)" office:value-type="float" office:value="35" calcext:value-type="float">
            <text:p>35</text:p>
          </table:table-cell>
          <table:table-cell table:formula="of:=IFERROR(SEARCH(&quot;Recall&quot;;[.B309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8/23/17 12:58:02 Sample 0 of 50 Precision 0.778 Recall 1.0</text:p>
          </table:table-cell>
          <table:table-cell table:formula="of:=IFERROR(SEARCH(&quot;precision&quot;;[.B310];);0)" office:value-type="float" office:value="34" calcext:value-type="float">
            <text:p>34</text:p>
          </table:table-cell>
          <table:table-cell table:formula="of:=IFERROR(SEARCH(&quot;Recall&quot;;[.B310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8/23/17 13:01:08 Sample 1 of 50 Precision 0.429 Recall 0.75</text:p>
          </table:table-cell>
          <table:table-cell table:formula="of:=IFERROR(SEARCH(&quot;precision&quot;;[.B311];);0)" office:value-type="float" office:value="34" calcext:value-type="float">
            <text:p>34</text:p>
          </table:table-cell>
          <table:table-cell table:formula="of:=IFERROR(SEARCH(&quot;Recall&quot;;[.B311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8/23/17 13:04:44 Sample 2 of 50 Precision 0.45 Recall 0.9</text:p>
          </table:table-cell>
          <table:table-cell table:formula="of:=IFERROR(SEARCH(&quot;precision&quot;;[.B312];);0)" office:value-type="float" office:value="34" calcext:value-type="float">
            <text:p>34</text:p>
          </table:table-cell>
          <table:table-cell table:formula="of:=IFERROR(SEARCH(&quot;Recall&quot;;[.B312];);0)" office:value-type="float" office:value="49" calcext:value-type="float">
            <text:p>49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8/23/17 13:07:41 Sample 3 of 50 Precision 0.4 Recall 0.5</text:p>
          </table:table-cell>
          <table:table-cell table:formula="of:=IFERROR(SEARCH(&quot;precision&quot;;[.B313];);0)" office:value-type="float" office:value="34" calcext:value-type="float">
            <text:p>34</text:p>
          </table:table-cell>
          <table:table-cell table:formula="of:=IFERROR(SEARCH(&quot;Recall&quot;;[.B313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8/23/17 13:10:33 Sample 4 of 50 Precision 0.333 Recall 0.4</text:p>
          </table:table-cell>
          <table:table-cell table:formula="of:=IFERROR(SEARCH(&quot;precision&quot;;[.B314];);0)" office:value-type="float" office:value="34" calcext:value-type="float">
            <text:p>34</text:p>
          </table:table-cell>
          <table:table-cell table:formula="of:=IFERROR(SEARCH(&quot;Recall&quot;;[.B314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8/23/17 13:13:38 Sample 5 of 50 Precision 0.6 Recall 1.0</text:p>
          </table:table-cell>
          <table:table-cell table:formula="of:=IFERROR(SEARCH(&quot;precision&quot;;[.B315];);0)" office:value-type="float" office:value="34" calcext:value-type="float">
            <text:p>34</text:p>
          </table:table-cell>
          <table:table-cell table:formula="of:=IFERROR(SEARCH(&quot;Recall&quot;;[.B315];);0)" office:value-type="float" office:value="48" calcext:value-type="float">
            <text:p>4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8/23/17 13:16:40 Sample 6 of 50 Precision 0.636 Recall 0.778</text:p>
          </table:table-cell>
          <table:table-cell table:formula="of:=IFERROR(SEARCH(&quot;precision&quot;;[.B316];);0)" office:value-type="float" office:value="34" calcext:value-type="float">
            <text:p>34</text:p>
          </table:table-cell>
          <table:table-cell table:formula="of:=IFERROR(SEARCH(&quot;Recall&quot;;[.B316];);0)" office:value-type="float" office:value="50" calcext:value-type="float">
            <text:p>50</text:p>
          </table:table-cell>
          <table:table-cell office:value-type="float" office:value="0.636" calcext:value-type="float">
            <text:p>0.636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8/23/17 13:19:42 Sample 7 of 50 Precision 1.0 Recall 1.0</text:p>
          </table:table-cell>
          <table:table-cell table:formula="of:=IFERROR(SEARCH(&quot;precision&quot;;[.B317];);0)" office:value-type="float" office:value="34" calcext:value-type="float">
            <text:p>34</text:p>
          </table:table-cell>
          <table:table-cell table:formula="of:=IFERROR(SEARCH(&quot;Recall&quot;;[.B317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8/23/17 13:22:40 Sample 8 of 50 Precision 0.75 Recall 0.75</text:p>
          </table:table-cell>
          <table:table-cell table:formula="of:=IFERROR(SEARCH(&quot;precision&quot;;[.B318];);0)" office:value-type="float" office:value="34" calcext:value-type="float">
            <text:p>34</text:p>
          </table:table-cell>
          <table:table-cell table:formula="of:=IFERROR(SEARCH(&quot;Recall&quot;;[.B318];);0)" office:value-type="float" office:value="49" calcext:value-type="float">
            <text:p>4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8/23/17 13:25:36 Sample 9 of 50 Precision 0.429 Recall 0.6</text:p>
          </table:table-cell>
          <table:table-cell table:formula="of:=IFERROR(SEARCH(&quot;precision&quot;;[.B319];);0)" office:value-type="float" office:value="34" calcext:value-type="float">
            <text:p>34</text:p>
          </table:table-cell>
          <table:table-cell table:formula="of:=IFERROR(SEARCH(&quot;Recall&quot;;[.B319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8/23/17 13:28:35 Sample 10 of 50 Precision 0.625 Recall 0.714</text:p>
          </table:table-cell>
          <table:table-cell table:formula="of:=IFERROR(SEARCH(&quot;precision&quot;;[.B320];);0)" office:value-type="float" office:value="35" calcext:value-type="float">
            <text:p>35</text:p>
          </table:table-cell>
          <table:table-cell table:formula="of:=IFERROR(SEARCH(&quot;Recall&quot;;[.B32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8/23/17 13:31:32 Sample 11 of 50 Precision 0.6 Recall 1.0</text:p>
          </table:table-cell>
          <table:table-cell table:formula="of:=IFERROR(SEARCH(&quot;precision&quot;;[.B321];);0)" office:value-type="float" office:value="35" calcext:value-type="float">
            <text:p>35</text:p>
          </table:table-cell>
          <table:table-cell table:formula="of:=IFERROR(SEARCH(&quot;Recall&quot;;[.B321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8/23/17 13:34:24 Sample 12 of 50 Precision 0.545 Recall 1.0</text:p>
          </table:table-cell>
          <table:table-cell table:formula="of:=IFERROR(SEARCH(&quot;precision&quot;;[.B322];);0)" office:value-type="float" office:value="35" calcext:value-type="float">
            <text:p>35</text:p>
          </table:table-cell>
          <table:table-cell table:formula="of:=IFERROR(SEARCH(&quot;Recall&quot;;[.B322];);0)" office:value-type="float" office:value="51" calcext:value-type="float">
            <text:p>51</text:p>
          </table:table-cell>
          <table:table-cell office:value-type="float" office:value="0.545" calcext:value-type="float">
            <text:p>0.5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8/23/17 13:37:20 Sample 13 of 50 Precision 0.5 Recall 0.625</text:p>
          </table:table-cell>
          <table:table-cell table:formula="of:=IFERROR(SEARCH(&quot;precision&quot;;[.B323];);0)" office:value-type="float" office:value="35" calcext:value-type="float">
            <text:p>35</text:p>
          </table:table-cell>
          <table:table-cell table:formula="of:=IFERROR(SEARCH(&quot;Recall&quot;;[.B32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8/23/17 13:40:23 Sample 14 of 50 Precision 0.778 Recall 0.778</text:p>
          </table:table-cell>
          <table:table-cell table:formula="of:=IFERROR(SEARCH(&quot;precision&quot;;[.B324];);0)" office:value-type="float" office:value="35" calcext:value-type="float">
            <text:p>35</text:p>
          </table:table-cell>
          <table:table-cell table:formula="of:=IFERROR(SEARCH(&quot;Recall&quot;;[.B324];);0)" office:value-type="float" office:value="51" calcext:value-type="float">
            <text:p>51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8/23/17 13:43:25 Sample 15 of 50 Precision 0.714 Recall 0.714</text:p>
          </table:table-cell>
          <table:table-cell table:formula="of:=IFERROR(SEARCH(&quot;precision&quot;;[.B325];);0)" office:value-type="float" office:value="35" calcext:value-type="float">
            <text:p>35</text:p>
          </table:table-cell>
          <table:table-cell table:formula="of:=IFERROR(SEARCH(&quot;Recall&quot;;[.B325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8/23/17 13:46:20 Sample 16 of 50 Precision 0.75 Recall 0.857</text:p>
          </table:table-cell>
          <table:table-cell table:formula="of:=IFERROR(SEARCH(&quot;precision&quot;;[.B326];);0)" office:value-type="float" office:value="35" calcext:value-type="float">
            <text:p>35</text:p>
          </table:table-cell>
          <table:table-cell table:formula="of:=IFERROR(SEARCH(&quot;Recall&quot;;[.B326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8/23/17 13:49:12 Sample 17 of 50 Precision 0.455 Recall 0.833</text:p>
          </table:table-cell>
          <table:table-cell table:formula="of:=IFERROR(SEARCH(&quot;precision&quot;;[.B327];);0)" office:value-type="float" office:value="35" calcext:value-type="float">
            <text:p>35</text:p>
          </table:table-cell>
          <table:table-cell table:formula="of:=IFERROR(SEARCH(&quot;Recall&quot;;[.B327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8/23/17 13:52:09 Sample 18 of 50 Precision 0.417 Recall 0.625</text:p>
          </table:table-cell>
          <table:table-cell table:formula="of:=IFERROR(SEARCH(&quot;precision&quot;;[.B328];);0)" office:value-type="float" office:value="35" calcext:value-type="float">
            <text:p>35</text:p>
          </table:table-cell>
          <table:table-cell table:formula="of:=IFERROR(SEARCH(&quot;Recall&quot;;[.B328];);0)" office:value-type="float" office:value="51" calcext:value-type="float">
            <text:p>51</text:p>
          </table:table-cell>
          <table:table-cell office:value-type="float" office:value="0.417" calcext:value-type="float">
            <text:p>0.417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8/23/17 13:55:06 Sample 19 of 50 Precision 0.4 Recall 0.571</text:p>
          </table:table-cell>
          <table:table-cell table:formula="of:=IFERROR(SEARCH(&quot;precision&quot;;[.B329];);0)" office:value-type="float" office:value="35" calcext:value-type="float">
            <text:p>35</text:p>
          </table:table-cell>
          <table:table-cell table:formula="of:=IFERROR(SEARCH(&quot;Recall&quot;;[.B329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8/23/17 13:57:56 Sample 20 of 50 Precision 0.6 Recall 0.818</text:p>
          </table:table-cell>
          <table:table-cell table:formula="of:=IFERROR(SEARCH(&quot;precision&quot;;[.B330];);0)" office:value-type="float" office:value="35" calcext:value-type="float">
            <text:p>35</text:p>
          </table:table-cell>
          <table:table-cell table:formula="of:=IFERROR(SEARCH(&quot;Recall&quot;;[.B330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818" calcext:value-type="float">
            <text:p>0.81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08/23/17 14:00:47 Sample 21 of 50 Precision 0.857 Recall 0.75</text:p>
          </table:table-cell>
          <table:table-cell table:formula="of:=IFERROR(SEARCH(&quot;precision&quot;;[.B331];);0)" office:value-type="float" office:value="35" calcext:value-type="float">
            <text:p>35</text:p>
          </table:table-cell>
          <table:table-cell table:formula="of:=IFERROR(SEARCH(&quot;Recall&quot;;[.B331];);0)" office:value-type="float" office:value="51" calcext:value-type="float">
            <text:p>51</text:p>
          </table:table-cell>
          <table:table-cell office:value-type="float" office:value="0.857" calcext:value-type="float">
            <text:p>0.85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8/23/17 14:03:37 Sample 22 of 50 Precision 0.333 Recall 0.4</text:p>
          </table:table-cell>
          <table:table-cell table:formula="of:=IFERROR(SEARCH(&quot;precision&quot;;[.B332];);0)" office:value-type="float" office:value="35" calcext:value-type="float">
            <text:p>35</text:p>
          </table:table-cell>
          <table:table-cell table:formula="of:=IFERROR(SEARCH(&quot;Recall&quot;;[.B332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8/23/17 14:06:33 Sample 23 of 50 Precision 0.571 Recall 0.571</text:p>
          </table:table-cell>
          <table:table-cell table:formula="of:=IFERROR(SEARCH(&quot;precision&quot;;[.B333];);0)" office:value-type="float" office:value="35" calcext:value-type="float">
            <text:p>35</text:p>
          </table:table-cell>
          <table:table-cell table:formula="of:=IFERROR(SEARCH(&quot;Recall&quot;;[.B333];);0)" office:value-type="float" office:value="51" calcext:value-type="float">
            <text:p>51</text:p>
          </table:table-cell>
          <table:table-cell table:number-columns-repeated="2"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8/23/17 14:09:24 Sample 24 of 50 Precision 0.333 Recall 0.667</text:p>
          </table:table-cell>
          <table:table-cell table:formula="of:=IFERROR(SEARCH(&quot;precision&quot;;[.B334];);0)" office:value-type="float" office:value="35" calcext:value-type="float">
            <text:p>35</text:p>
          </table:table-cell>
          <table:table-cell table:formula="of:=IFERROR(SEARCH(&quot;Recall&quot;;[.B33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8/23/17 14:12:14 Sample 25 of 50 Precision 0.889 Recall 0.727</text:p>
          </table:table-cell>
          <table:table-cell table:formula="of:=IFERROR(SEARCH(&quot;precision&quot;;[.B335];);0)" office:value-type="float" office:value="35" calcext:value-type="float">
            <text:p>35</text:p>
          </table:table-cell>
          <table:table-cell table:formula="of:=IFERROR(SEARCH(&quot;Recall&quot;;[.B335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8/23/17 14:15:13 Sample 26 of 50 Precision 1.0 Recall 0.6</text:p>
          </table:table-cell>
          <table:table-cell table:formula="of:=IFERROR(SEARCH(&quot;precision&quot;;[.B336];);0)" office:value-type="float" office:value="35" calcext:value-type="float">
            <text:p>35</text:p>
          </table:table-cell>
          <table:table-cell table:formula="of:=IFERROR(SEARCH(&quot;Recall&quot;;[.B33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8/23/17 14:18:16 Sample 27 of 50 Precision 0.714 Recall 0.556</text:p>
          </table:table-cell>
          <table:table-cell table:formula="of:=IFERROR(SEARCH(&quot;precision&quot;;[.B337];);0)" office:value-type="float" office:value="35" calcext:value-type="float">
            <text:p>35</text:p>
          </table:table-cell>
          <table:table-cell table:formula="of:=IFERROR(SEARCH(&quot;Recall&quot;;[.B337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56" calcext:value-type="float">
            <text:p>0.55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8/23/17 14:21:14 Sample 28 of 50 Precision 0.4 Recall 0.5</text:p>
          </table:table-cell>
          <table:table-cell table:formula="of:=IFERROR(SEARCH(&quot;precision&quot;;[.B338];);0)" office:value-type="float" office:value="35" calcext:value-type="float">
            <text:p>35</text:p>
          </table:table-cell>
          <table:table-cell table:formula="of:=IFERROR(SEARCH(&quot;Recall&quot;;[.B338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8/23/17 14:24:10 Sample 29 of 50 Precision 0.714 Recall 0.714</text:p>
          </table:table-cell>
          <table:table-cell table:formula="of:=IFERROR(SEARCH(&quot;precision&quot;;[.B339];);0)" office:value-type="float" office:value="35" calcext:value-type="float">
            <text:p>35</text:p>
          </table:table-cell>
          <table:table-cell table:formula="of:=IFERROR(SEARCH(&quot;Recall&quot;;[.B339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8/23/17 14:27:00 Sample 30 of 50 Precision 0.5 Recall 0.75</text:p>
          </table:table-cell>
          <table:table-cell table:formula="of:=IFERROR(SEARCH(&quot;precision&quot;;[.B340];);0)" office:value-type="float" office:value="35" calcext:value-type="float">
            <text:p>35</text:p>
          </table:table-cell>
          <table:table-cell table:formula="of:=IFERROR(SEARCH(&quot;Recall&quot;;[.B34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8/23/17 14:29:54 Sample 31 of 50 Precision 0.909 Recall 0.909</text:p>
          </table:table-cell>
          <table:table-cell table:formula="of:=IFERROR(SEARCH(&quot;precision&quot;;[.B341];);0)" office:value-type="float" office:value="35" calcext:value-type="float">
            <text:p>35</text:p>
          </table:table-cell>
          <table:table-cell table:formula="of:=IFERROR(SEARCH(&quot;Recall&quot;;[.B341];);0)" office:value-type="float" office:value="51" calcext:value-type="float">
            <text:p>51</text:p>
          </table:table-cell>
          <table:table-cell table:number-columns-repeated="2" office:value-type="float" office:value="0.909" calcext:value-type="float">
            <text:p>0.90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8/23/17 14:32:56 Sample 32 of 50 Precision 0.667 Recall 0.667</text:p>
          </table:table-cell>
          <table:table-cell table:formula="of:=IFERROR(SEARCH(&quot;precision&quot;;[.B342];);0)" office:value-type="float" office:value="35" calcext:value-type="float">
            <text:p>35</text:p>
          </table:table-cell>
          <table:table-cell table:formula="of:=IFERROR(SEARCH(&quot;Recall&quot;;[.B342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8/23/17 14:35:55 Sample 33 of 50 Precision 0.5 Recall 0.333</text:p>
          </table:table-cell>
          <table:table-cell table:formula="of:=IFERROR(SEARCH(&quot;precision&quot;;[.B343];);0)" office:value-type="float" office:value="35" calcext:value-type="float">
            <text:p>35</text:p>
          </table:table-cell>
          <table:table-cell table:formula="of:=IFERROR(SEARCH(&quot;Recall&quot;;[.B34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8/23/17 14:39:56 Sample 34 of 50 Precision 0.6 Recall 0.75</text:p>
          </table:table-cell>
          <table:table-cell table:formula="of:=IFERROR(SEARCH(&quot;precision&quot;;[.B344];);0)" office:value-type="float" office:value="35" calcext:value-type="float">
            <text:p>35</text:p>
          </table:table-cell>
          <table:table-cell table:formula="of:=IFERROR(SEARCH(&quot;Recall&quot;;[.B344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8/23/17 14:43:08 Sample 35 of 50 Precision 0.625 Recall 1.0</text:p>
          </table:table-cell>
          <table:table-cell table:formula="of:=IFERROR(SEARCH(&quot;precision&quot;;[.B345];);0)" office:value-type="float" office:value="35" calcext:value-type="float">
            <text:p>35</text:p>
          </table:table-cell>
          <table:table-cell table:formula="of:=IFERROR(SEARCH(&quot;Recall&quot;;[.B345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8/23/17 14:46:20 Sample 36 of 50 Precision 0.429 Recall 0.5</text:p>
          </table:table-cell>
          <table:table-cell table:formula="of:=IFERROR(SEARCH(&quot;precision&quot;;[.B346];);0)" office:value-type="float" office:value="35" calcext:value-type="float">
            <text:p>35</text:p>
          </table:table-cell>
          <table:table-cell table:formula="of:=IFERROR(SEARCH(&quot;Recall&quot;;[.B346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8/23/17 14:49:32 Sample 37 of 50 Precision 0.286 Recall 0.4</text:p>
          </table:table-cell>
          <table:table-cell table:formula="of:=IFERROR(SEARCH(&quot;precision&quot;;[.B347];);0)" office:value-type="float" office:value="35" calcext:value-type="float">
            <text:p>35</text:p>
          </table:table-cell>
          <table:table-cell table:formula="of:=IFERROR(SEARCH(&quot;Recall&quot;;[.B347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8/23/17 14:52:41 Sample 38 of 50 Precision 0.778 Recall 0.778</text:p>
          </table:table-cell>
          <table:table-cell table:formula="of:=IFERROR(SEARCH(&quot;precision&quot;;[.B348];);0)" office:value-type="float" office:value="35" calcext:value-type="float">
            <text:p>35</text:p>
          </table:table-cell>
          <table:table-cell table:formula="of:=IFERROR(SEARCH(&quot;Recall&quot;;[.B348];);0)" office:value-type="float" office:value="51" calcext:value-type="float">
            <text:p>51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8/23/17 14:55:49 Sample 39 of 50 Precision 0.6 Recall 0.75</text:p>
          </table:table-cell>
          <table:table-cell table:formula="of:=IFERROR(SEARCH(&quot;precision&quot;;[.B349];);0)" office:value-type="float" office:value="35" calcext:value-type="float">
            <text:p>35</text:p>
          </table:table-cell>
          <table:table-cell table:formula="of:=IFERROR(SEARCH(&quot;Recall&quot;;[.B349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8/23/17 14:59:00 Sample 40 of 50 Precision 0.667 Recall 0.8</text:p>
          </table:table-cell>
          <table:table-cell table:formula="of:=IFERROR(SEARCH(&quot;precision&quot;;[.B350];);0)" office:value-type="float" office:value="35" calcext:value-type="float">
            <text:p>35</text:p>
          </table:table-cell>
          <table:table-cell table:formula="of:=IFERROR(SEARCH(&quot;Recall&quot;;[.B350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8/23/17 15:02:15 Sample 41 of 50 Precision 0.556 Recall 0.714</text:p>
          </table:table-cell>
          <table:table-cell table:formula="of:=IFERROR(SEARCH(&quot;precision&quot;;[.B351];);0)" office:value-type="float" office:value="35" calcext:value-type="float">
            <text:p>35</text:p>
          </table:table-cell>
          <table:table-cell table:formula="of:=IFERROR(SEARCH(&quot;Recall&quot;;[.B351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8/23/17 15:05:28 Sample 42 of 50 Precision 0.444 Recall 0.667</text:p>
          </table:table-cell>
          <table:table-cell table:formula="of:=IFERROR(SEARCH(&quot;precision&quot;;[.B352];);0)" office:value-type="float" office:value="35" calcext:value-type="float">
            <text:p>35</text:p>
          </table:table-cell>
          <table:table-cell table:formula="of:=IFERROR(SEARCH(&quot;Recall&quot;;[.B352];);0)" office:value-type="float" office:value="51" calcext:value-type="float">
            <text:p>51</text:p>
          </table:table-cell>
          <table:table-cell office:value-type="float" office:value="0.444" calcext:value-type="float">
            <text:p>0.44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8/23/17 15:08:43 Sample 43 of 50 Precision 0.786 Recall 0.917</text:p>
          </table:table-cell>
          <table:table-cell table:formula="of:=IFERROR(SEARCH(&quot;precision&quot;;[.B353];);0)" office:value-type="float" office:value="35" calcext:value-type="float">
            <text:p>35</text:p>
          </table:table-cell>
          <table:table-cell table:formula="of:=IFERROR(SEARCH(&quot;Recall&quot;;[.B353];);0)" office:value-type="float" office:value="51" calcext:value-type="float">
            <text:p>51</text:p>
          </table:table-cell>
          <table:table-cell office:value-type="float" office:value="0.786" calcext:value-type="float">
            <text:p>0.786</text:p>
          </table:table-cell>
          <table:table-cell office:value-type="float" office:value="0.917" calcext:value-type="float">
            <text:p>0.91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08/23/17 15:11:53 Sample 44 of 50 Precision 0.636 Recall 1.0</text:p>
          </table:table-cell>
          <table:table-cell table:formula="of:=IFERROR(SEARCH(&quot;precision&quot;;[.B354];);0)" office:value-type="float" office:value="35" calcext:value-type="float">
            <text:p>35</text:p>
          </table:table-cell>
          <table:table-cell table:formula="of:=IFERROR(SEARCH(&quot;Recall&quot;;[.B354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08/23/17 15:14:59 Sample 45 of 50 Precision 0.625 Recall 0.455</text:p>
          </table:table-cell>
          <table:table-cell table:formula="of:=IFERROR(SEARCH(&quot;precision&quot;;[.B355];);0)" office:value-type="float" office:value="35" calcext:value-type="float">
            <text:p>35</text:p>
          </table:table-cell>
          <table:table-cell table:formula="of:=IFERROR(SEARCH(&quot;Recall&quot;;[.B355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455" calcext:value-type="float">
            <text:p>0.45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08/23/17 15:17:58 Sample 46 of 50 Precision 0.857 Recall 0.857</text:p>
          </table:table-cell>
          <table:table-cell table:formula="of:=IFERROR(SEARCH(&quot;precision&quot;;[.B356];);0)" office:value-type="float" office:value="35" calcext:value-type="float">
            <text:p>35</text:p>
          </table:table-cell>
          <table:table-cell table:formula="of:=IFERROR(SEARCH(&quot;Recall&quot;;[.B356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8/23/17 15:21:00 Sample 47 of 50 Precision 0.286 Recall 0.4</text:p>
          </table:table-cell>
          <table:table-cell table:formula="of:=IFERROR(SEARCH(&quot;precision&quot;;[.B357];);0)" office:value-type="float" office:value="35" calcext:value-type="float">
            <text:p>35</text:p>
          </table:table-cell>
          <table:table-cell table:formula="of:=IFERROR(SEARCH(&quot;Recall&quot;;[.B357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8/23/17 15:23:57 Sample 48 of 50 Precision 0.8 Recall 0.571</text:p>
          </table:table-cell>
          <table:table-cell table:formula="of:=IFERROR(SEARCH(&quot;precision&quot;;[.B358];);0)" office:value-type="float" office:value="35" calcext:value-type="float">
            <text:p>35</text:p>
          </table:table-cell>
          <table:table-cell table:formula="of:=IFERROR(SEARCH(&quot;Recall&quot;;[.B358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08/23/17 15:26:56 Sample 49 of 50 Precision 0.667 Recall 0.667</text:p>
          </table:table-cell>
          <table:table-cell table:formula="of:=IFERROR(SEARCH(&quot;precision&quot;;[.B359];);0)" office:value-type="float" office:value="35" calcext:value-type="float">
            <text:p>35</text:p>
          </table:table-cell>
          <table:table-cell table:formula="of:=IFERROR(SEARCH(&quot;Recall&quot;;[.B359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8/23/17 15:27:06 UserID 67 Test: Precision 0.889 Recall 0.667</text:p>
          </table:table-cell>
          <table:table-cell table:formula="of:=IFERROR(SEARCH(&quot;precision&quot;;[.B360];);0)" office:value-type="float" office:value="35" calcext:value-type="float">
            <text:p>35</text:p>
          </table:table-cell>
          <table:table-cell table:formula="of:=IFERROR(SEARCH(&quot;Recall&quot;;[.B360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0.667" calcext:value-type="float">
            <text:p>0.667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8/23/17 15:29:57 Sample 0 of 50 Precision 0.25 Recall 0.25</text:p>
          </table:table-cell>
          <table:table-cell table:formula="of:=IFERROR(SEARCH(&quot;precision&quot;;[.B361];);0)" office:value-type="float" office:value="34" calcext:value-type="float">
            <text:p>34</text:p>
          </table:table-cell>
          <table:table-cell table:formula="of:=IFERROR(SEARCH(&quot;Recall&quot;;[.B361];);0)" office:value-type="float" office:value="49" calcext:value-type="float">
            <text:p>49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08/23/17 15:32:56 Sample 1 of 50 Precision 1.0 Recall 0.6</text:p>
          </table:table-cell>
          <table:table-cell table:formula="of:=IFERROR(SEARCH(&quot;precision&quot;;[.B362];);0)" office:value-type="float" office:value="34" calcext:value-type="float">
            <text:p>34</text:p>
          </table:table-cell>
          <table:table-cell table:formula="of:=IFERROR(SEARCH(&quot;Recall&quot;;[.B3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8/23/17 15:35:48 Sample 2 of 50 Precision 0.5 Recall 0.5</text:p>
          </table:table-cell>
          <table:table-cell table:formula="of:=IFERROR(SEARCH(&quot;precision&quot;;[.B363];);0)" office:value-type="float" office:value="34" calcext:value-type="float">
            <text:p>34</text:p>
          </table:table-cell>
          <table:table-cell table:formula="of:=IFERROR(SEARCH(&quot;Recall&quot;;[.B363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08/23/17 15:39:05 Sample 3 of 50 Precision 1.0 Recall 0.333</text:p>
          </table:table-cell>
          <table:table-cell table:formula="of:=IFERROR(SEARCH(&quot;precision&quot;;[.B364];);0)" office:value-type="float" office:value="34" calcext:value-type="float">
            <text:p>34</text:p>
          </table:table-cell>
          <table:table-cell table:formula="of:=IFERROR(SEARCH(&quot;Recall&quot;;[.B364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8/23/17 15:42:14 Sample 4 of 50 Precision 0.833 Recall 0.714</text:p>
          </table:table-cell>
          <table:table-cell table:formula="of:=IFERROR(SEARCH(&quot;precision&quot;;[.B365];);0)" office:value-type="float" office:value="34" calcext:value-type="float">
            <text:p>34</text:p>
          </table:table-cell>
          <table:table-cell table:formula="of:=IFERROR(SEARCH(&quot;Recall&quot;;[.B365];);0)" office:value-type="float" office:value="50" calcext:value-type="float">
            <text:p>50</text:p>
          </table:table-cell>
          <table:table-cell office:value-type="float" office:value="0.833" calcext:value-type="float">
            <text:p>0.833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08/23/17 15:47:34 Sample 5 of 50 Precision 0.667 Recall 0.667</text:p>
          </table:table-cell>
          <table:table-cell table:formula="of:=IFERROR(SEARCH(&quot;precision&quot;;[.B366];);0)" office:value-type="float" office:value="34" calcext:value-type="float">
            <text:p>34</text:p>
          </table:table-cell>
          <table:table-cell table:formula="of:=IFERROR(SEARCH(&quot;Recall&quot;;[.B366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8/23/17 15:50:36 Sample 6 of 50 Precision 0.75 Recall 0.6</text:p>
          </table:table-cell>
          <table:table-cell table:formula="of:=IFERROR(SEARCH(&quot;precision&quot;;[.B367];);0)" office:value-type="float" office:value="34" calcext:value-type="float">
            <text:p>34</text:p>
          </table:table-cell>
          <table:table-cell table:formula="of:=IFERROR(SEARCH(&quot;Recall&quot;;[.B367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8/23/17 15:55:47 Sample 7 of 50 Precision 0.667 Recall 0.857</text:p>
          </table:table-cell>
          <table:table-cell table:formula="of:=IFERROR(SEARCH(&quot;precision&quot;;[.B368];);0)" office:value-type="float" office:value="34" calcext:value-type="float">
            <text:p>34</text:p>
          </table:table-cell>
          <table:table-cell table:formula="of:=IFERROR(SEARCH(&quot;Recall&quot;;[.B36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08/23/17 15:58:42 Sample 8 of 50 Precision 0.75 Recall 0.6</text:p>
          </table:table-cell>
          <table:table-cell table:formula="of:=IFERROR(SEARCH(&quot;precision&quot;;[.B369];);0)" office:value-type="float" office:value="34" calcext:value-type="float">
            <text:p>34</text:p>
          </table:table-cell>
          <table:table-cell table:formula="of:=IFERROR(SEARCH(&quot;Recall&quot;;[.B369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08/23/17 16:03:51 Sample 9 of 50 Precision 0.6 Recall 0.6</text:p>
          </table:table-cell>
          <table:table-cell table:formula="of:=IFERROR(SEARCH(&quot;precision&quot;;[.B370];);0)" office:value-type="float" office:value="34" calcext:value-type="float">
            <text:p>34</text:p>
          </table:table-cell>
          <table:table-cell table:formula="of:=IFERROR(SEARCH(&quot;Recall&quot;;[.B370];);0)" office:value-type="float" office:value="48" calcext:value-type="float">
            <text:p>4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08/23/17 16:07:18 Sample 10 of 50 Precision 0.6 Recall 1.0</text:p>
          </table:table-cell>
          <table:table-cell table:formula="of:=IFERROR(SEARCH(&quot;precision&quot;;[.B371];);0)" office:value-type="float" office:value="35" calcext:value-type="float">
            <text:p>35</text:p>
          </table:table-cell>
          <table:table-cell table:formula="of:=IFERROR(SEARCH(&quot;Recall&quot;;[.B371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08/23/17 16:10:27 Sample 11 of 50 Precision 0.5 Recall 0.667</text:p>
          </table:table-cell>
          <table:table-cell table:formula="of:=IFERROR(SEARCH(&quot;precision&quot;;[.B372];);0)" office:value-type="float" office:value="35" calcext:value-type="float">
            <text:p>35</text:p>
          </table:table-cell>
          <table:table-cell table:formula="of:=IFERROR(SEARCH(&quot;Recall&quot;;[.B37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08/23/17 16:13:35 Sample 12 of 50 Precision 0.6 Recall 0.375</text:p>
          </table:table-cell>
          <table:table-cell table:formula="of:=IFERROR(SEARCH(&quot;precision&quot;;[.B373];);0)" office:value-type="float" office:value="35" calcext:value-type="float">
            <text:p>35</text:p>
          </table:table-cell>
          <table:table-cell table:formula="of:=IFERROR(SEARCH(&quot;Recall&quot;;[.B373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08/23/17 16:16:34 Sample 13 of 50 Precision 0.333 Recall 0.25</text:p>
          </table:table-cell>
          <table:table-cell table:formula="of:=IFERROR(SEARCH(&quot;precision&quot;;[.B374];);0)" office:value-type="float" office:value="35" calcext:value-type="float">
            <text:p>35</text:p>
          </table:table-cell>
          <table:table-cell table:formula="of:=IFERROR(SEARCH(&quot;Recall&quot;;[.B37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08/23/17 16:19:36 Sample 14 of 50 Precision 1.0 Recall 0.8</text:p>
          </table:table-cell>
          <table:table-cell table:formula="of:=IFERROR(SEARCH(&quot;precision&quot;;[.B375];);0)" office:value-type="float" office:value="35" calcext:value-type="float">
            <text:p>35</text:p>
          </table:table-cell>
          <table:table-cell table:formula="of:=IFERROR(SEARCH(&quot;Recall&quot;;[.B37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08/23/17 16:22:52 Sample 15 of 50 Precision 0.333 Recall 1.0</text:p>
          </table:table-cell>
          <table:table-cell table:formula="of:=IFERROR(SEARCH(&quot;precision&quot;;[.B376];);0)" office:value-type="float" office:value="35" calcext:value-type="float">
            <text:p>35</text:p>
          </table:table-cell>
          <table:table-cell table:formula="of:=IFERROR(SEARCH(&quot;Recall&quot;;[.B376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08/23/17 16:25:56 Sample 16 of 50 Precision 0.625 Recall 0.714</text:p>
          </table:table-cell>
          <table:table-cell table:formula="of:=IFERROR(SEARCH(&quot;precision&quot;;[.B377];);0)" office:value-type="float" office:value="35" calcext:value-type="float">
            <text:p>35</text:p>
          </table:table-cell>
          <table:table-cell table:formula="of:=IFERROR(SEARCH(&quot;Recall&quot;;[.B377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08/23/17 16:28:57 Sample 17 of 50 Precision 0.5 Recall 1.0</text:p>
          </table:table-cell>
          <table:table-cell table:formula="of:=IFERROR(SEARCH(&quot;precision&quot;;[.B378];);0)" office:value-type="float" office:value="35" calcext:value-type="float">
            <text:p>35</text:p>
          </table:table-cell>
          <table:table-cell table:formula="of:=IFERROR(SEARCH(&quot;Recall&quot;;[.B37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08/23/17 16:32:07 Sample 18 of 50 Precision 0.667 Recall 0.857</text:p>
          </table:table-cell>
          <table:table-cell table:formula="of:=IFERROR(SEARCH(&quot;precision&quot;;[.B379];);0)" office:value-type="float" office:value="35" calcext:value-type="float">
            <text:p>35</text:p>
          </table:table-cell>
          <table:table-cell table:formula="of:=IFERROR(SEARCH(&quot;Recall&quot;;[.B37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08/23/17 16:35:07 Sample 19 of 50 Precision 0.333 Recall 0.667</text:p>
          </table:table-cell>
          <table:table-cell table:formula="of:=IFERROR(SEARCH(&quot;precision&quot;;[.B380];);0)" office:value-type="float" office:value="35" calcext:value-type="float">
            <text:p>35</text:p>
          </table:table-cell>
          <table:table-cell table:formula="of:=IFERROR(SEARCH(&quot;Recall&quot;;[.B380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08/23/17 16:38:07 Sample 20 of 50 Precision 0.5 Recall 0.6</text:p>
          </table:table-cell>
          <table:table-cell table:formula="of:=IFERROR(SEARCH(&quot;precision&quot;;[.B381];);0)" office:value-type="float" office:value="35" calcext:value-type="float">
            <text:p>35</text:p>
          </table:table-cell>
          <table:table-cell table:formula="of:=IFERROR(SEARCH(&quot;Recall&quot;;[.B38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08/23/17 16:41:12 Sample 21 of 50 Precision 0.5 Recall 0.5</text:p>
          </table:table-cell>
          <table:table-cell table:formula="of:=IFERROR(SEARCH(&quot;precision&quot;;[.B382];);0)" office:value-type="float" office:value="35" calcext:value-type="float">
            <text:p>35</text:p>
          </table:table-cell>
          <table:table-cell table:formula="of:=IFERROR(SEARCH(&quot;Recall&quot;;[.B382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08/23/17 16:44:11 Sample 22 of 50 Precision 0.4 Recall 0.667</text:p>
          </table:table-cell>
          <table:table-cell table:formula="of:=IFERROR(SEARCH(&quot;precision&quot;;[.B383];);0)" office:value-type="float" office:value="35" calcext:value-type="float">
            <text:p>35</text:p>
          </table:table-cell>
          <table:table-cell table:formula="of:=IFERROR(SEARCH(&quot;Recall&quot;;[.B383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08/23/17 16:47:13 Sample 23 of 50 Precision 1.0 Recall 0.75</text:p>
          </table:table-cell>
          <table:table-cell table:formula="of:=IFERROR(SEARCH(&quot;precision&quot;;[.B384];);0)" office:value-type="float" office:value="35" calcext:value-type="float">
            <text:p>35</text:p>
          </table:table-cell>
          <table:table-cell table:formula="of:=IFERROR(SEARCH(&quot;Recall&quot;;[.B38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08/23/17 16:50:19 Sample 24 of 50 Precision 0.75 Recall 0.75</text:p>
          </table:table-cell>
          <table:table-cell table:formula="of:=IFERROR(SEARCH(&quot;precision&quot;;[.B385];);0)" office:value-type="float" office:value="35" calcext:value-type="float">
            <text:p>35</text:p>
          </table:table-cell>
          <table:table-cell table:formula="of:=IFERROR(SEARCH(&quot;Recall&quot;;[.B385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08/23/17 16:53:29 Sample 25 of 50 Precision 0.636 Recall 0.875</text:p>
          </table:table-cell>
          <table:table-cell table:formula="of:=IFERROR(SEARCH(&quot;precision&quot;;[.B386];);0)" office:value-type="float" office:value="35" calcext:value-type="float">
            <text:p>35</text:p>
          </table:table-cell>
          <table:table-cell table:formula="of:=IFERROR(SEARCH(&quot;Recall&quot;;[.B386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08/23/17 16:56:34 Sample 26 of 50 Precision 0.4 Recall 0.5</text:p>
          </table:table-cell>
          <table:table-cell table:formula="of:=IFERROR(SEARCH(&quot;precision&quot;;[.B387];);0)" office:value-type="float" office:value="35" calcext:value-type="float">
            <text:p>35</text:p>
          </table:table-cell>
          <table:table-cell table:formula="of:=IFERROR(SEARCH(&quot;Recall&quot;;[.B387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08/23/17 16:59:40 Sample 27 of 50 Precision 0.5 Recall 0.333</text:p>
          </table:table-cell>
          <table:table-cell table:formula="of:=IFERROR(SEARCH(&quot;precision&quot;;[.B388];);0)" office:value-type="float" office:value="35" calcext:value-type="float">
            <text:p>35</text:p>
          </table:table-cell>
          <table:table-cell table:formula="of:=IFERROR(SEARCH(&quot;Recall&quot;;[.B38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08/23/17 17:02:38 Sample 28 of 50 Precision 0.8 Recall 0.571</text:p>
          </table:table-cell>
          <table:table-cell table:formula="of:=IFERROR(SEARCH(&quot;precision&quot;;[.B389];);0)" office:value-type="float" office:value="35" calcext:value-type="float">
            <text:p>35</text:p>
          </table:table-cell>
          <table:table-cell table:formula="of:=IFERROR(SEARCH(&quot;Recall&quot;;[.B389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08/23/17 17:05:41 Sample 29 of 50 Precision 0.6 Recall 0.6</text:p>
          </table:table-cell>
          <table:table-cell table:formula="of:=IFERROR(SEARCH(&quot;precision&quot;;[.B390];);0)" office:value-type="float" office:value="35" calcext:value-type="float">
            <text:p>35</text:p>
          </table:table-cell>
          <table:table-cell table:formula="of:=IFERROR(SEARCH(&quot;Recall&quot;;[.B390];);0)" office:value-type="float" office:value="49" calcext:value-type="float">
            <text:p>49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08/23/17 17:09:19 Sample 30 of 50 Precision 0.5 Recall 0.75</text:p>
          </table:table-cell>
          <table:table-cell table:formula="of:=IFERROR(SEARCH(&quot;precision&quot;;[.B391];);0)" office:value-type="float" office:value="35" calcext:value-type="float">
            <text:p>35</text:p>
          </table:table-cell>
          <table:table-cell table:formula="of:=IFERROR(SEARCH(&quot;Recall&quot;;[.B39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08/23/17 17:13:44 Sample 31 of 50 Precision 0.5 Recall 1.0</text:p>
          </table:table-cell>
          <table:table-cell table:formula="of:=IFERROR(SEARCH(&quot;precision&quot;;[.B392];);0)" office:value-type="float" office:value="35" calcext:value-type="float">
            <text:p>35</text:p>
          </table:table-cell>
          <table:table-cell table:formula="of:=IFERROR(SEARCH(&quot;Recall&quot;;[.B39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8/23/17 17:16:50 Sample 32 of 50 Precision 0.75 Recall 1.0</text:p>
          </table:table-cell>
          <table:table-cell table:formula="of:=IFERROR(SEARCH(&quot;precision&quot;;[.B393];);0)" office:value-type="float" office:value="35" calcext:value-type="float">
            <text:p>35</text:p>
          </table:table-cell>
          <table:table-cell table:formula="of:=IFERROR(SEARCH(&quot;Recall&quot;;[.B393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08/23/17 17:19:46 Sample 33 of 50 Precision 0.0 Recall 0.0</text:p>
          </table:table-cell>
          <table:table-cell table:formula="of:=IFERROR(SEARCH(&quot;precision&quot;;[.B394];);0)" office:value-type="float" office:value="35" calcext:value-type="float">
            <text:p>35</text:p>
          </table:table-cell>
          <table:table-cell table:formula="of:=IFERROR(SEARCH(&quot;Recall&quot;;[.B3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08/23/17 17:23:35 Sample 34 of 50 Precision 1.0 Recall 1.0</text:p>
          </table:table-cell>
          <table:table-cell table:formula="of:=IFERROR(SEARCH(&quot;precision&quot;;[.B395];);0)" office:value-type="float" office:value="35" calcext:value-type="float">
            <text:p>35</text:p>
          </table:table-cell>
          <table:table-cell table:formula="of:=IFERROR(SEARCH(&quot;Recall&quot;;[.B39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08/23/17 17:26:40 Sample 35 of 50 Precision 0.0 Recall 0.0</text:p>
          </table:table-cell>
          <table:table-cell table:formula="of:=IFERROR(SEARCH(&quot;precision&quot;;[.B396];);0)" office:value-type="float" office:value="35" calcext:value-type="float">
            <text:p>35</text:p>
          </table:table-cell>
          <table:table-cell table:formula="of:=IFERROR(SEARCH(&quot;Recall&quot;;[.B3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08/23/17 17:31:45 Sample 36 of 50 Precision 0.0 Recall 0.0</text:p>
          </table:table-cell>
          <table:table-cell table:formula="of:=IFERROR(SEARCH(&quot;precision&quot;;[.B397];);0)" office:value-type="float" office:value="35" calcext:value-type="float">
            <text:p>35</text:p>
          </table:table-cell>
          <table:table-cell table:formula="of:=IFERROR(SEARCH(&quot;Recall&quot;;[.B3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08/23/17 17:34:44 Sample 37 of 50 Precision 1.0 Recall 0.333</text:p>
          </table:table-cell>
          <table:table-cell table:formula="of:=IFERROR(SEARCH(&quot;precision&quot;;[.B398];);0)" office:value-type="float" office:value="35" calcext:value-type="float">
            <text:p>35</text:p>
          </table:table-cell>
          <table:table-cell table:formula="of:=IFERROR(SEARCH(&quot;Recall&quot;;[.B39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08/23/17 17:37:44 Sample 38 of 50 Precision 0.25 Recall 0.5</text:p>
          </table:table-cell>
          <table:table-cell table:formula="of:=IFERROR(SEARCH(&quot;precision&quot;;[.B399];);0)" office:value-type="float" office:value="35" calcext:value-type="float">
            <text:p>35</text:p>
          </table:table-cell>
          <table:table-cell table:formula="of:=IFERROR(SEARCH(&quot;Recall&quot;;[.B399];);0)"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08/23/17 17:42:12 Sample 39 of 50 Precision 0.5 Recall 1.0</text:p>
          </table:table-cell>
          <table:table-cell table:formula="of:=IFERROR(SEARCH(&quot;precision&quot;;[.B400];);0)" office:value-type="float" office:value="35" calcext:value-type="float">
            <text:p>35</text:p>
          </table:table-cell>
          <table:table-cell table:formula="of:=IFERROR(SEARCH(&quot;Recall&quot;;[.B40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08/23/17 17:45:51 Sample 40 of 50 Precision 0.5 Recall 0.333</text:p>
          </table:table-cell>
          <table:table-cell table:formula="of:=IFERROR(SEARCH(&quot;precision&quot;;[.B401];);0)" office:value-type="float" office:value="35" calcext:value-type="float">
            <text:p>35</text:p>
          </table:table-cell>
          <table:table-cell table:formula="of:=IFERROR(SEARCH(&quot;Recall&quot;;[.B40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08/23/17 17:48:50 Sample 41 of 50 Precision 0.556 Recall 0.714</text:p>
          </table:table-cell>
          <table:table-cell table:formula="of:=IFERROR(SEARCH(&quot;precision&quot;;[.B402];);0)" office:value-type="float" office:value="35" calcext:value-type="float">
            <text:p>35</text:p>
          </table:table-cell>
          <table:table-cell table:formula="of:=IFERROR(SEARCH(&quot;Recall&quot;;[.B402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08/23/17 17:51:52 Sample 42 of 50 Precision 0.4 Recall 0.667</text:p>
          </table:table-cell>
          <table:table-cell table:formula="of:=IFERROR(SEARCH(&quot;precision&quot;;[.B403];);0)" office:value-type="float" office:value="35" calcext:value-type="float">
            <text:p>35</text:p>
          </table:table-cell>
          <table:table-cell table:formula="of:=IFERROR(SEARCH(&quot;Recall&quot;;[.B403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08/23/17 17:54:50 Sample 43 of 50 Precision 0.5 Recall 0.333</text:p>
          </table:table-cell>
          <table:table-cell table:formula="of:=IFERROR(SEARCH(&quot;precision&quot;;[.B404];);0)" office:value-type="float" office:value="35" calcext:value-type="float">
            <text:p>35</text:p>
          </table:table-cell>
          <table:table-cell table:formula="of:=IFERROR(SEARCH(&quot;Recall&quot;;[.B404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08/23/17 17:59:20 Sample 44 of 50 Precision 0.5 Recall 1.0</text:p>
          </table:table-cell>
          <table:table-cell table:formula="of:=IFERROR(SEARCH(&quot;precision&quot;;[.B405];);0)" office:value-type="float" office:value="35" calcext:value-type="float">
            <text:p>35</text:p>
          </table:table-cell>
          <table:table-cell table:formula="of:=IFERROR(SEARCH(&quot;Recall&quot;;[.B405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08/23/17 18:02:26 Sample 45 of 50 Precision 1.0 Recall 0.5</text:p>
          </table:table-cell>
          <table:table-cell table:formula="of:=IFERROR(SEARCH(&quot;precision&quot;;[.B406];);0)" office:value-type="float" office:value="35" calcext:value-type="float">
            <text:p>35</text:p>
          </table:table-cell>
          <table:table-cell table:formula="of:=IFERROR(SEARCH(&quot;Recall&quot;;[.B40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08/23/17 18:06:44 Sample 46 of 50 Precision 0.5 Recall 0.667</text:p>
          </table:table-cell>
          <table:table-cell table:formula="of:=IFERROR(SEARCH(&quot;precision&quot;;[.B407];);0)" office:value-type="float" office:value="35" calcext:value-type="float">
            <text:p>35</text:p>
          </table:table-cell>
          <table:table-cell table:formula="of:=IFERROR(SEARCH(&quot;Recall&quot;;[.B40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08/23/17 18:09:48 Sample 47 of 50 Precision 0.429 Recall 1.0</text:p>
          </table:table-cell>
          <table:table-cell table:formula="of:=IFERROR(SEARCH(&quot;precision&quot;;[.B408];);0)" office:value-type="float" office:value="35" calcext:value-type="float">
            <text:p>35</text:p>
          </table:table-cell>
          <table:table-cell table:formula="of:=IFERROR(SEARCH(&quot;Recall&quot;;[.B408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08/23/17 18:14:55 Sample 48 of 50 Precision 0.4 Recall 1.0</text:p>
          </table:table-cell>
          <table:table-cell table:formula="of:=IFERROR(SEARCH(&quot;precision&quot;;[.B409];);0)" office:value-type="float" office:value="35" calcext:value-type="float">
            <text:p>35</text:p>
          </table:table-cell>
          <table:table-cell table:formula="of:=IFERROR(SEARCH(&quot;Recall&quot;;[.B409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08/23/17 18:17:55 Sample 49 of 50 Precision 0.0 Recall 0.0</text:p>
          </table:table-cell>
          <table:table-cell table:formula="of:=IFERROR(SEARCH(&quot;precision&quot;;[.B410];);0)" office:value-type="float" office:value="35" calcext:value-type="float">
            <text:p>35</text:p>
          </table:table-cell>
          <table:table-cell table:formula="of:=IFERROR(SEARCH(&quot;Recall&quot;;[.B4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08/23/17 18:18:05 UserID 19 Test: Precision 0.75 Recall 0.6</text:p>
          </table:table-cell>
          <table:table-cell table:formula="of:=IFERROR(SEARCH(&quot;precision&quot;;[.B411];);0)" office:value-type="float" office:value="35" calcext:value-type="float">
            <text:p>35</text:p>
          </table:table-cell>
          <table:table-cell table:formula="of:=IFERROR(SEARCH(&quot;Recall&quot;;[.B411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08/23/17 18:22:36 Sample 0 of 50 Precision 0.0 Recall 0.0</text:p>
          </table:table-cell>
          <table:table-cell table:formula="of:=IFERROR(SEARCH(&quot;precision&quot;;[.B412];);0)" office:value-type="float" office:value="34" calcext:value-type="float">
            <text:p>34</text:p>
          </table:table-cell>
          <table:table-cell table:formula="of:=IFERROR(SEARCH(&quot;Recall&quot;;[.B41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08/23/17 18:25:41 Sample 1 of 50 Precision 0.24 Recall 1.0</text:p>
          </table:table-cell>
          <table:table-cell table:formula="of:=IFERROR(SEARCH(&quot;precision&quot;;[.B413];);0)" office:value-type="float" office:value="34" calcext:value-type="float">
            <text:p>34</text:p>
          </table:table-cell>
          <table:table-cell table:formula="of:=IFERROR(SEARCH(&quot;Recall&quot;;[.B413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08/23/17 18:28:54 Sample 2 of 50 Precision 0.0 Recall 0.0</text:p>
          </table:table-cell>
          <table:table-cell table:formula="of:=IFERROR(SEARCH(&quot;precision&quot;;[.B414];);0)" office:value-type="float" office:value="34" calcext:value-type="float">
            <text:p>34</text:p>
          </table:table-cell>
          <table:table-cell table:formula="of:=IFERROR(SEARCH(&quot;Recall&quot;;[.B41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08/23/17 18:31:52 Sample 3 of 50 Precision 0.0 Recall 0.0</text:p>
          </table:table-cell>
          <table:table-cell table:formula="of:=IFERROR(SEARCH(&quot;precision&quot;;[.B415];);0)" office:value-type="float" office:value="34" calcext:value-type="float">
            <text:p>34</text:p>
          </table:table-cell>
          <table:table-cell table:formula="of:=IFERROR(SEARCH(&quot;Recall&quot;;[.B41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08/23/17 18:35:25 Sample 4 of 50 Precision 0.0 Recall 0.0</text:p>
          </table:table-cell>
          <table:table-cell table:formula="of:=IFERROR(SEARCH(&quot;precision&quot;;[.B416];);0)" office:value-type="float" office:value="34" calcext:value-type="float">
            <text:p>34</text:p>
          </table:table-cell>
          <table:table-cell table:formula="of:=IFERROR(SEARCH(&quot;Recall&quot;;[.B41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08/23/17 18:38:23 Sample 5 of 50 Precision 0.24 Recall 1.0</text:p>
          </table:table-cell>
          <table:table-cell table:formula="of:=IFERROR(SEARCH(&quot;precision&quot;;[.B417];);0)" office:value-type="float" office:value="34" calcext:value-type="float">
            <text:p>34</text:p>
          </table:table-cell>
          <table:table-cell table:formula="of:=IFERROR(SEARCH(&quot;Recall&quot;;[.B417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08/23/17 18:41:20 Sample 6 of 50 Precision 0.24 Recall 1.0</text:p>
          </table:table-cell>
          <table:table-cell table:formula="of:=IFERROR(SEARCH(&quot;precision&quot;;[.B418];);0)" office:value-type="float" office:value="34" calcext:value-type="float">
            <text:p>34</text:p>
          </table:table-cell>
          <table:table-cell table:formula="of:=IFERROR(SEARCH(&quot;Recall&quot;;[.B418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08/23/17 18:44:11 Sample 7 of 50 Precision 0.364 Recall 0.364</text:p>
          </table:table-cell>
          <table:table-cell table:formula="of:=IFERROR(SEARCH(&quot;precision&quot;;[.B419];);0)" office:value-type="float" office:value="34" calcext:value-type="float">
            <text:p>34</text:p>
          </table:table-cell>
          <table:table-cell table:formula="of:=IFERROR(SEARCH(&quot;Recall&quot;;[.B419];);0)" office:value-type="float" office:value="50" calcext:value-type="float">
            <text:p>50</text:p>
          </table:table-cell>
          <table:table-cell table:number-columns-repeated="2" office:value-type="float" office:value="0.364" calcext:value-type="float">
            <text:p>0.364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08/23/17 18:47:02 Sample 8 of 50 Precision 0.18 Recall 1.0</text:p>
          </table:table-cell>
          <table:table-cell table:formula="of:=IFERROR(SEARCH(&quot;precision&quot;;[.B420];);0)" office:value-type="float" office:value="34" calcext:value-type="float">
            <text:p>34</text:p>
          </table:table-cell>
          <table:table-cell table:formula="of:=IFERROR(SEARCH(&quot;Recall&quot;;[.B420];);0)" office:value-type="float" office:value="49" calcext:value-type="float">
            <text:p>49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08/23/17 18:49:53 Sample 9 of 50 Precision 0.0 Recall 0.0</text:p>
          </table:table-cell>
          <table:table-cell table:formula="of:=IFERROR(SEARCH(&quot;precision&quot;;[.B421];);0)" office:value-type="float" office:value="34" calcext:value-type="float">
            <text:p>34</text:p>
          </table:table-cell>
          <table:table-cell table:formula="of:=IFERROR(SEARCH(&quot;Recall&quot;;[.B42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08/23/17 18:52:49 Sample 10 of 50 Precision 0.0 Recall 0.0</text:p>
          </table:table-cell>
          <table:table-cell table:formula="of:=IFERROR(SEARCH(&quot;precision&quot;;[.B422];);0)" office:value-type="float" office:value="35" calcext:value-type="float">
            <text:p>35</text:p>
          </table:table-cell>
          <table:table-cell table:formula="of:=IFERROR(SEARCH(&quot;Recall&quot;;[.B42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08/23/17 18:55:43 Sample 11 of 50 Precision 0.34 Recall 1.0</text:p>
          </table:table-cell>
          <table:table-cell table:formula="of:=IFERROR(SEARCH(&quot;precision&quot;;[.B423];);0)" office:value-type="float" office:value="35" calcext:value-type="float">
            <text:p>35</text:p>
          </table:table-cell>
          <table:table-cell table:formula="of:=IFERROR(SEARCH(&quot;Recall&quot;;[.B423];);0)" office:value-type="float" office:value="50" calcext:value-type="float">
            <text:p>5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08/23/17 18:59:17 Sample 12 of 50 Precision 0.458 Recall 0.733</text:p>
          </table:table-cell>
          <table:table-cell table:formula="of:=IFERROR(SEARCH(&quot;precision&quot;;[.B424];);0)" office:value-type="float" office:value="35" calcext:value-type="float">
            <text:p>35</text:p>
          </table:table-cell>
          <table:table-cell table:formula="of:=IFERROR(SEARCH(&quot;Recall&quot;;[.B424];);0)" office:value-type="float" office:value="51" calcext:value-type="float">
            <text:p>51</text:p>
          </table:table-cell>
          <table:table-cell office:value-type="float" office:value="0.458" calcext:value-type="float">
            <text:p>0.458</text:p>
          </table:table-cell>
          <table:table-cell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08/23/17 19:02:20 Sample 13 of 50 Precision 0.0 Recall 0.0</text:p>
          </table:table-cell>
          <table:table-cell table:formula="of:=IFERROR(SEARCH(&quot;precision&quot;;[.B425];);0)" office:value-type="float" office:value="35" calcext:value-type="float">
            <text:p>35</text:p>
          </table:table-cell>
          <table:table-cell table:formula="of:=IFERROR(SEARCH(&quot;Recall&quot;;[.B42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08/23/17 19:05:22 Sample 14 of 50 Precision 0.28 Recall 1.0</text:p>
          </table:table-cell>
          <table:table-cell table:formula="of:=IFERROR(SEARCH(&quot;precision&quot;;[.B426];);0)" office:value-type="float" office:value="35" calcext:value-type="float">
            <text:p>35</text:p>
          </table:table-cell>
          <table:table-cell table:formula="of:=IFERROR(SEARCH(&quot;Recall&quot;;[.B426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08/23/17 19:08:15 Sample 15 of 50 Precision 0.0 Recall 0.0</text:p>
          </table:table-cell>
          <table:table-cell table:formula="of:=IFERROR(SEARCH(&quot;precision&quot;;[.B427];);0)" office:value-type="float" office:value="35" calcext:value-type="float">
            <text:p>35</text:p>
          </table:table-cell>
          <table:table-cell table:formula="of:=IFERROR(SEARCH(&quot;Recall&quot;;[.B4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08/23/17 19:11:07 Sample 16 of 50 Precision 0.28 Recall 1.0</text:p>
          </table:table-cell>
          <table:table-cell table:formula="of:=IFERROR(SEARCH(&quot;precision&quot;;[.B428];);0)" office:value-type="float" office:value="35" calcext:value-type="float">
            <text:p>35</text:p>
          </table:table-cell>
          <table:table-cell table:formula="of:=IFERROR(SEARCH(&quot;Recall&quot;;[.B428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08/23/17 19:14:16 Sample 17 of 50 Precision 0.0 Recall 0.0</text:p>
          </table:table-cell>
          <table:table-cell table:formula="of:=IFERROR(SEARCH(&quot;precision&quot;;[.B429];);0)" office:value-type="float" office:value="35" calcext:value-type="float">
            <text:p>35</text:p>
          </table:table-cell>
          <table:table-cell table:formula="of:=IFERROR(SEARCH(&quot;Recall&quot;;[.B42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08/23/17 19:17:19 Sample 18 of 50 Precision 0.0 Recall 0.0</text:p>
          </table:table-cell>
          <table:table-cell table:formula="of:=IFERROR(SEARCH(&quot;precision&quot;;[.B430];);0)" office:value-type="float" office:value="35" calcext:value-type="float">
            <text:p>35</text:p>
          </table:table-cell>
          <table:table-cell table:formula="of:=IFERROR(SEARCH(&quot;Recall&quot;;[.B43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08/23/17 19:20:45 Sample 19 of 50 Precision 0.3 Recall 1.0</text:p>
          </table:table-cell>
          <table:table-cell table:formula="of:=IFERROR(SEARCH(&quot;precision&quot;;[.B431];);0)" office:value-type="float" office:value="35" calcext:value-type="float">
            <text:p>35</text:p>
          </table:table-cell>
          <table:table-cell table:formula="of:=IFERROR(SEARCH(&quot;Recall&quot;;[.B431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08/23/17 19:24:15 Sample 20 of 50 Precision 0.3 Recall 1.0</text:p>
          </table:table-cell>
          <table:table-cell table:formula="of:=IFERROR(SEARCH(&quot;precision&quot;;[.B432];);0)" office:value-type="float" office:value="35" calcext:value-type="float">
            <text:p>35</text:p>
          </table:table-cell>
          <table:table-cell table:formula="of:=IFERROR(SEARCH(&quot;Recall&quot;;[.B432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08/23/17 19:29:04 Sample 21 of 50 Precision 0.26 Recall 1.0</text:p>
          </table:table-cell>
          <table:table-cell table:formula="of:=IFERROR(SEARCH(&quot;precision&quot;;[.B433];);0)" office:value-type="float" office:value="35" calcext:value-type="float">
            <text:p>35</text:p>
          </table:table-cell>
          <table:table-cell table:formula="of:=IFERROR(SEARCH(&quot;Recall&quot;;[.B433];);0)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08/23/17 19:32:27 Sample 22 of 50 Precision 0.0 Recall 0.0</text:p>
          </table:table-cell>
          <table:table-cell table:formula="of:=IFERROR(SEARCH(&quot;precision&quot;;[.B434];);0)" office:value-type="float" office:value="35" calcext:value-type="float">
            <text:p>35</text:p>
          </table:table-cell>
          <table:table-cell table:formula="of:=IFERROR(SEARCH(&quot;Recall&quot;;[.B43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08/23/17 19:35:24 Sample 23 of 50 Precision 0.34 Recall 1.0</text:p>
          </table:table-cell>
          <table:table-cell table:formula="of:=IFERROR(SEARCH(&quot;precision&quot;;[.B435];);0)" office:value-type="float" office:value="35" calcext:value-type="float">
            <text:p>35</text:p>
          </table:table-cell>
          <table:table-cell table:formula="of:=IFERROR(SEARCH(&quot;Recall&quot;;[.B435];);0)" office:value-type="float" office:value="50" calcext:value-type="float">
            <text:p>5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08/23/17 19:40:15 Sample 24 of 50 Precision 0.2 Recall 1.0</text:p>
          </table:table-cell>
          <table:table-cell table:formula="of:=IFERROR(SEARCH(&quot;precision&quot;;[.B436];);0)" office:value-type="float" office:value="35" calcext:value-type="float">
            <text:p>35</text:p>
          </table:table-cell>
          <table:table-cell table:formula="of:=IFERROR(SEARCH(&quot;Recall&quot;;[.B436];);0)"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08/23/17 19:43:39 Sample 25 of 50 Precision 0.0 Recall 0.0</text:p>
          </table:table-cell>
          <table:table-cell table:formula="of:=IFERROR(SEARCH(&quot;precision&quot;;[.B437];);0)" office:value-type="float" office:value="35" calcext:value-type="float">
            <text:p>35</text:p>
          </table:table-cell>
          <table:table-cell table:formula="of:=IFERROR(SEARCH(&quot;Recall&quot;;[.B43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08/23/17 19:46:56 Sample 26 of 50 Precision 0.0 Recall 0.0</text:p>
          </table:table-cell>
          <table:table-cell table:formula="of:=IFERROR(SEARCH(&quot;precision&quot;;[.B438];);0)" office:value-type="float" office:value="35" calcext:value-type="float">
            <text:p>35</text:p>
          </table:table-cell>
          <table:table-cell table:formula="of:=IFERROR(SEARCH(&quot;Recall&quot;;[.B43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08/23/17 19:50:06 Sample 27 of 50 Precision 0.0 Recall 0.0</text:p>
          </table:table-cell>
          <table:table-cell table:formula="of:=IFERROR(SEARCH(&quot;precision&quot;;[.B439];);0)" office:value-type="float" office:value="35" calcext:value-type="float">
            <text:p>35</text:p>
          </table:table-cell>
          <table:table-cell table:formula="of:=IFERROR(SEARCH(&quot;Recall&quot;;[.B43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08/23/17 19:53:20 Sample 28 of 50 Precision 0.3 Recall 1.0</text:p>
          </table:table-cell>
          <table:table-cell table:formula="of:=IFERROR(SEARCH(&quot;precision&quot;;[.B440];);0)" office:value-type="float" office:value="35" calcext:value-type="float">
            <text:p>35</text:p>
          </table:table-cell>
          <table:table-cell table:formula="of:=IFERROR(SEARCH(&quot;Recall&quot;;[.B440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08/23/17 19:56:41 Sample 29 of 50 Precision 0.22 Recall 1.0</text:p>
          </table:table-cell>
          <table:table-cell table:formula="of:=IFERROR(SEARCH(&quot;precision&quot;;[.B441];);0)" office:value-type="float" office:value="35" calcext:value-type="float">
            <text:p>35</text:p>
          </table:table-cell>
          <table:table-cell table:formula="of:=IFERROR(SEARCH(&quot;Recall&quot;;[.B441];);0)"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08/23/17 20:00:04 Sample 30 of 50 Precision 0.0 Recall 0.0</text:p>
          </table:table-cell>
          <table:table-cell table:formula="of:=IFERROR(SEARCH(&quot;precision&quot;;[.B442];);0)" office:value-type="float" office:value="35" calcext:value-type="float">
            <text:p>35</text:p>
          </table:table-cell>
          <table:table-cell table:formula="of:=IFERROR(SEARCH(&quot;Recall&quot;;[.B44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08/23/17 20:03:17 Sample 31 of 50 Precision 0.0 Recall 0.0</text:p>
          </table:table-cell>
          <table:table-cell table:formula="of:=IFERROR(SEARCH(&quot;precision&quot;;[.B443];);0)" office:value-type="float" office:value="35" calcext:value-type="float">
            <text:p>35</text:p>
          </table:table-cell>
          <table:table-cell table:formula="of:=IFERROR(SEARCH(&quot;Recall&quot;;[.B44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08/23/17 20:06:32 Sample 32 of 50 Precision 0.0 Recall 0.0</text:p>
          </table:table-cell>
          <table:table-cell table:formula="of:=IFERROR(SEARCH(&quot;precision&quot;;[.B444];);0)" office:value-type="float" office:value="35" calcext:value-type="float">
            <text:p>35</text:p>
          </table:table-cell>
          <table:table-cell table:formula="of:=IFERROR(SEARCH(&quot;Recall&quot;;[.B4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08/23/17 20:09:43 Sample 33 of 50 Precision 0.0 Recall 0.0</text:p>
          </table:table-cell>
          <table:table-cell table:formula="of:=IFERROR(SEARCH(&quot;precision&quot;;[.B445];);0)" office:value-type="float" office:value="35" calcext:value-type="float">
            <text:p>35</text:p>
          </table:table-cell>
          <table:table-cell table:formula="of:=IFERROR(SEARCH(&quot;Recall&quot;;[.B4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08/23/17 20:13:07 Sample 34 of 50 Precision 0.38 Recall 1.0</text:p>
          </table:table-cell>
          <table:table-cell table:formula="of:=IFERROR(SEARCH(&quot;precision&quot;;[.B446];);0)" office:value-type="float" office:value="35" calcext:value-type="float">
            <text:p>35</text:p>
          </table:table-cell>
          <table:table-cell table:formula="of:=IFERROR(SEARCH(&quot;Recall&quot;;[.B446];);0)" office:value-type="float" office:value="50" calcext:value-type="float">
            <text:p>50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08/23/17 20:16:20 Sample 35 of 50 Precision 0.16 Recall 1.0</text:p>
          </table:table-cell>
          <table:table-cell table:formula="of:=IFERROR(SEARCH(&quot;precision&quot;;[.B447];);0)" office:value-type="float" office:value="35" calcext:value-type="float">
            <text:p>35</text:p>
          </table:table-cell>
          <table:table-cell table:formula="of:=IFERROR(SEARCH(&quot;Recall&quot;;[.B447];);0)" office:value-type="float" office:value="50" calcext:value-type="float">
            <text:p>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08/23/17 20:19:33 Sample 36 of 50 Precision 0.0 Recall 0.0</text:p>
          </table:table-cell>
          <table:table-cell table:formula="of:=IFERROR(SEARCH(&quot;precision&quot;;[.B448];);0)" office:value-type="float" office:value="35" calcext:value-type="float">
            <text:p>35</text:p>
          </table:table-cell>
          <table:table-cell table:formula="of:=IFERROR(SEARCH(&quot;Recall&quot;;[.B44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08/23/17 20:22:54 Sample 37 of 50 Precision 0.0 Recall 0.0</text:p>
          </table:table-cell>
          <table:table-cell table:formula="of:=IFERROR(SEARCH(&quot;precision&quot;;[.B449];);0)" office:value-type="float" office:value="35" calcext:value-type="float">
            <text:p>35</text:p>
          </table:table-cell>
          <table:table-cell table:formula="of:=IFERROR(SEARCH(&quot;Recall&quot;;[.B4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08/23/17 20:26:14 Sample 38 of 50 Precision 0.28 Recall 1.0</text:p>
          </table:table-cell>
          <table:table-cell table:formula="of:=IFERROR(SEARCH(&quot;precision&quot;;[.B450];);0)" office:value-type="float" office:value="35" calcext:value-type="float">
            <text:p>35</text:p>
          </table:table-cell>
          <table:table-cell table:formula="of:=IFERROR(SEARCH(&quot;Recall&quot;;[.B450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08/23/17 20:29:36 Sample 39 of 50 Precision 0.22 Recall 1.0</text:p>
          </table:table-cell>
          <table:table-cell table:formula="of:=IFERROR(SEARCH(&quot;precision&quot;;[.B451];);0)" office:value-type="float" office:value="35" calcext:value-type="float">
            <text:p>35</text:p>
          </table:table-cell>
          <table:table-cell table:formula="of:=IFERROR(SEARCH(&quot;Recall&quot;;[.B451];);0)"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08/23/17 20:32:44 Sample 40 of 50 Precision 0.0 Recall 0.0</text:p>
          </table:table-cell>
          <table:table-cell table:formula="of:=IFERROR(SEARCH(&quot;precision&quot;;[.B452];);0)" office:value-type="float" office:value="35" calcext:value-type="float">
            <text:p>35</text:p>
          </table:table-cell>
          <table:table-cell table:formula="of:=IFERROR(SEARCH(&quot;Recall&quot;;[.B45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08/23/17 20:38:05 Sample 41 of 50 Precision 0.0 Recall 0.0</text:p>
          </table:table-cell>
          <table:table-cell table:formula="of:=IFERROR(SEARCH(&quot;precision&quot;;[.B453];);0)" office:value-type="float" office:value="35" calcext:value-type="float">
            <text:p>35</text:p>
          </table:table-cell>
          <table:table-cell table:formula="of:=IFERROR(SEARCH(&quot;Recall&quot;;[.B45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08/23/17 20:41:18 Sample 42 of 50 Precision 0.0 Recall 0.0</text:p>
          </table:table-cell>
          <table:table-cell table:formula="of:=IFERROR(SEARCH(&quot;precision&quot;;[.B454];);0)" office:value-type="float" office:value="35" calcext:value-type="float">
            <text:p>35</text:p>
          </table:table-cell>
          <table:table-cell table:formula="of:=IFERROR(SEARCH(&quot;Recall&quot;;[.B4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08/23/17 20:44:26 Sample 43 of 50 Precision 0.24 Recall 1.0</text:p>
          </table:table-cell>
          <table:table-cell table:formula="of:=IFERROR(SEARCH(&quot;precision&quot;;[.B455];);0)" office:value-type="float" office:value="35" calcext:value-type="float">
            <text:p>35</text:p>
          </table:table-cell>
          <table:table-cell table:formula="of:=IFERROR(SEARCH(&quot;Recall&quot;;[.B455];);0)" office:value-type="float" office:value="50" calcext:value-type="float">
            <text:p>50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08/23/17 20:47:28 Sample 44 of 50 Precision 0.26 Recall 1.0</text:p>
          </table:table-cell>
          <table:table-cell table:formula="of:=IFERROR(SEARCH(&quot;precision&quot;;[.B456];);0)" office:value-type="float" office:value="35" calcext:value-type="float">
            <text:p>35</text:p>
          </table:table-cell>
          <table:table-cell table:formula="of:=IFERROR(SEARCH(&quot;Recall&quot;;[.B456];);0)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08/23/17 20:52:32 Sample 45 of 50 Precision 0.0 Recall 0.0</text:p>
          </table:table-cell>
          <table:table-cell table:formula="of:=IFERROR(SEARCH(&quot;precision&quot;;[.B457];);0)" office:value-type="float" office:value="35" calcext:value-type="float">
            <text:p>35</text:p>
          </table:table-cell>
          <table:table-cell table:formula="of:=IFERROR(SEARCH(&quot;Recall&quot;;[.B45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08/23/17 20:55:39 Sample 46 of 50 Precision 0.0 Recall 0.0</text:p>
          </table:table-cell>
          <table:table-cell table:formula="of:=IFERROR(SEARCH(&quot;precision&quot;;[.B458];);0)" office:value-type="float" office:value="35" calcext:value-type="float">
            <text:p>35</text:p>
          </table:table-cell>
          <table:table-cell table:formula="of:=IFERROR(SEARCH(&quot;Recall&quot;;[.B45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08/23/17 21:00:02 Sample 47 of 50 Precision 0.0 Recall 0.0</text:p>
          </table:table-cell>
          <table:table-cell table:formula="of:=IFERROR(SEARCH(&quot;precision&quot;;[.B459];);0)" office:value-type="float" office:value="35" calcext:value-type="float">
            <text:p>35</text:p>
          </table:table-cell>
          <table:table-cell table:formula="of:=IFERROR(SEARCH(&quot;Recall&quot;;[.B45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08/23/17 21:04:10 Sample 48 of 50 Precision 0.0 Recall 0.0</text:p>
          </table:table-cell>
          <table:table-cell table:formula="of:=IFERROR(SEARCH(&quot;precision&quot;;[.B460];);0)" office:value-type="float" office:value="35" calcext:value-type="float">
            <text:p>35</text:p>
          </table:table-cell>
          <table:table-cell table:formula="of:=IFERROR(SEARCH(&quot;Recall&quot;;[.B46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08/23/17 21:07:25 Sample 49 of 50 Precision 0.0 Recall 0.0</text:p>
          </table:table-cell>
          <table:table-cell table:formula="of:=IFERROR(SEARCH(&quot;precision&quot;;[.B461];);0)" office:value-type="float" office:value="35" calcext:value-type="float">
            <text:p>35</text:p>
          </table:table-cell>
          <table:table-cell table:formula="of:=IFERROR(SEARCH(&quot;Recall&quot;;[.B46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08/23/17 21:07:34 UserID 95 Test: Precision 0.0 Recall 0.0</text:p>
          </table:table-cell>
          <table:table-cell table:formula="of:=IFERROR(SEARCH(&quot;precision&quot;;[.B462];);0)" office:value-type="float" office:value="35" calcext:value-type="float">
            <text:p>35</text:p>
          </table:table-cell>
          <table:table-cell table:formula="of:=IFERROR(SEARCH(&quot;Recall&quot;;[.B462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08/23/17 21:10:38 Sample 0 of 50 Precision 0.0 Recall 0.0</text:p>
          </table:table-cell>
          <table:table-cell table:formula="of:=IFERROR(SEARCH(&quot;precision&quot;;[.B463];);0)" office:value-type="float" office:value="34" calcext:value-type="float">
            <text:p>34</text:p>
          </table:table-cell>
          <table:table-cell table:formula="of:=IFERROR(SEARCH(&quot;Recall&quot;;[.B46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08/23/17 21:15:55 Sample 1 of 50 Precision 0.0 Recall 0.0</text:p>
          </table:table-cell>
          <table:table-cell table:formula="of:=IFERROR(SEARCH(&quot;precision&quot;;[.B464];);0)" office:value-type="float" office:value="34" calcext:value-type="float">
            <text:p>34</text:p>
          </table:table-cell>
          <table:table-cell table:formula="of:=IFERROR(SEARCH(&quot;Recall&quot;;[.B4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08/23/17 21:19:09 Sample 2 of 50 Precision 0.0 Recall 0.0</text:p>
          </table:table-cell>
          <table:table-cell table:formula="of:=IFERROR(SEARCH(&quot;precision&quot;;[.B465];);0)" office:value-type="float" office:value="34" calcext:value-type="float">
            <text:p>34</text:p>
          </table:table-cell>
          <table:table-cell table:formula="of:=IFERROR(SEARCH(&quot;Recall&quot;;[.B4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08/23/17 21:22:17 Sample 3 of 50 Precision 0.0 Recall 0.0</text:p>
          </table:table-cell>
          <table:table-cell table:formula="of:=IFERROR(SEARCH(&quot;precision&quot;;[.B466];);0)" office:value-type="float" office:value="34" calcext:value-type="float">
            <text:p>34</text:p>
          </table:table-cell>
          <table:table-cell table:formula="of:=IFERROR(SEARCH(&quot;Recall&quot;;[.B46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08/23/17 21:27:31 Sample 4 of 50 Precision 0.0 Recall 0.0</text:p>
          </table:table-cell>
          <table:table-cell table:formula="of:=IFERROR(SEARCH(&quot;precision&quot;;[.B467];);0)" office:value-type="float" office:value="34" calcext:value-type="float">
            <text:p>34</text:p>
          </table:table-cell>
          <table:table-cell table:formula="of:=IFERROR(SEARCH(&quot;Recall&quot;;[.B4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08/23/17 21:30:46 Sample 5 of 50 Precision 0.0 Recall 0.0</text:p>
          </table:table-cell>
          <table:table-cell table:formula="of:=IFERROR(SEARCH(&quot;precision&quot;;[.B468];);0)" office:value-type="float" office:value="34" calcext:value-type="float">
            <text:p>34</text:p>
          </table:table-cell>
          <table:table-cell table:formula="of:=IFERROR(SEARCH(&quot;Recall&quot;;[.B46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08/23/17 21:34:02 Sample 6 of 50 Precision 0.0 Recall 0.0</text:p>
          </table:table-cell>
          <table:table-cell table:formula="of:=IFERROR(SEARCH(&quot;precision&quot;;[.B469];);0)" office:value-type="float" office:value="34" calcext:value-type="float">
            <text:p>34</text:p>
          </table:table-cell>
          <table:table-cell table:formula="of:=IFERROR(SEARCH(&quot;Recall&quot;;[.B46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8/23/17 21:37:08 Sample 7 of 50 Precision 0.0 Recall 0.0</text:p>
          </table:table-cell>
          <table:table-cell table:formula="of:=IFERROR(SEARCH(&quot;precision&quot;;[.B470];);0)" office:value-type="float" office:value="34" calcext:value-type="float">
            <text:p>34</text:p>
          </table:table-cell>
          <table:table-cell table:formula="of:=IFERROR(SEARCH(&quot;Recall&quot;;[.B47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08/23/17 21:40:54 Sample 8 of 50 Precision 0.0 Recall 0.0</text:p>
          </table:table-cell>
          <table:table-cell table:formula="of:=IFERROR(SEARCH(&quot;precision&quot;;[.B471];);0)" office:value-type="float" office:value="34" calcext:value-type="float">
            <text:p>34</text:p>
          </table:table-cell>
          <table:table-cell table:formula="of:=IFERROR(SEARCH(&quot;Recall&quot;;[.B47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08/23/17 21:45:18 Sample 9 of 50 Precision 0.0 Recall 0.0</text:p>
          </table:table-cell>
          <table:table-cell table:formula="of:=IFERROR(SEARCH(&quot;precision&quot;;[.B472];);0)" office:value-type="float" office:value="34" calcext:value-type="float">
            <text:p>34</text:p>
          </table:table-cell>
          <table:table-cell table:formula="of:=IFERROR(SEARCH(&quot;Recall&quot;;[.B47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08/23/17 21:48:35 Sample 10 of 50 Precision 0.0 Recall 0.0</text:p>
          </table:table-cell>
          <table:table-cell table:formula="of:=IFERROR(SEARCH(&quot;precision&quot;;[.B473];);0)" office:value-type="float" office:value="35" calcext:value-type="float">
            <text:p>35</text:p>
          </table:table-cell>
          <table:table-cell table:formula="of:=IFERROR(SEARCH(&quot;Recall&quot;;[.B47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08/23/17 21:51:39 Sample 11 of 50 Precision 0.0 Recall 0.0</text:p>
          </table:table-cell>
          <table:table-cell table:formula="of:=IFERROR(SEARCH(&quot;precision&quot;;[.B474];);0)" office:value-type="float" office:value="35" calcext:value-type="float">
            <text:p>35</text:p>
          </table:table-cell>
          <table:table-cell table:formula="of:=IFERROR(SEARCH(&quot;Recall&quot;;[.B47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08/23/17 21:56:03 Sample 12 of 50 Precision 0.0 Recall 0.0</text:p>
          </table:table-cell>
          <table:table-cell table:formula="of:=IFERROR(SEARCH(&quot;precision&quot;;[.B475];);0)" office:value-type="float" office:value="35" calcext:value-type="float">
            <text:p>35</text:p>
          </table:table-cell>
          <table:table-cell table:formula="of:=IFERROR(SEARCH(&quot;Recall&quot;;[.B47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08/23/17 21:59:52 Sample 13 of 50 Precision 0.0 Recall 0.0</text:p>
          </table:table-cell>
          <table:table-cell table:formula="of:=IFERROR(SEARCH(&quot;precision&quot;;[.B476];);0)" office:value-type="float" office:value="35" calcext:value-type="float">
            <text:p>35</text:p>
          </table:table-cell>
          <table:table-cell table:formula="of:=IFERROR(SEARCH(&quot;Recall&quot;;[.B47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08/23/17 22:02:57 Sample 14 of 50 Precision 0.0 Recall 0.0</text:p>
          </table:table-cell>
          <table:table-cell table:formula="of:=IFERROR(SEARCH(&quot;precision&quot;;[.B477];);0)" office:value-type="float" office:value="35" calcext:value-type="float">
            <text:p>35</text:p>
          </table:table-cell>
          <table:table-cell table:formula="of:=IFERROR(SEARCH(&quot;Recall&quot;;[.B47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08/23/17 22:07:28 Sample 15 of 50 Precision 0.0 Recall 0.0</text:p>
          </table:table-cell>
          <table:table-cell table:formula="of:=IFERROR(SEARCH(&quot;precision&quot;;[.B478];);0)" office:value-type="float" office:value="35" calcext:value-type="float">
            <text:p>35</text:p>
          </table:table-cell>
          <table:table-cell table:formula="of:=IFERROR(SEARCH(&quot;Recall&quot;;[.B47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08/23/17 22:11:02 Sample 16 of 50 Precision 0.0 Recall 0.0</text:p>
          </table:table-cell>
          <table:table-cell table:formula="of:=IFERROR(SEARCH(&quot;precision&quot;;[.B479];);0)" office:value-type="float" office:value="35" calcext:value-type="float">
            <text:p>35</text:p>
          </table:table-cell>
          <table:table-cell table:formula="of:=IFERROR(SEARCH(&quot;Recall&quot;;[.B47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08/23/17 22:14:34 Sample 17 of 50 Precision 0.0 Recall 0.0</text:p>
          </table:table-cell>
          <table:table-cell table:formula="of:=IFERROR(SEARCH(&quot;precision&quot;;[.B480];);0)" office:value-type="float" office:value="35" calcext:value-type="float">
            <text:p>35</text:p>
          </table:table-cell>
          <table:table-cell table:formula="of:=IFERROR(SEARCH(&quot;Recall&quot;;[.B48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08/23/17 22:19:18 Sample 18 of 50 Precision 0.0 Recall 0.0</text:p>
          </table:table-cell>
          <table:table-cell table:formula="of:=IFERROR(SEARCH(&quot;precision&quot;;[.B481];);0)" office:value-type="float" office:value="35" calcext:value-type="float">
            <text:p>35</text:p>
          </table:table-cell>
          <table:table-cell table:formula="of:=IFERROR(SEARCH(&quot;Recall&quot;;[.B4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08/23/17 22:22:35 Sample 19 of 50 Precision 0.0 Recall 0.0</text:p>
          </table:table-cell>
          <table:table-cell table:formula="of:=IFERROR(SEARCH(&quot;precision&quot;;[.B482];);0)" office:value-type="float" office:value="35" calcext:value-type="float">
            <text:p>35</text:p>
          </table:table-cell>
          <table:table-cell table:formula="of:=IFERROR(SEARCH(&quot;Recall&quot;;[.B4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08/23/17 22:25:45 Sample 20 of 50 Precision 0.0 Recall 0.0</text:p>
          </table:table-cell>
          <table:table-cell table:formula="of:=IFERROR(SEARCH(&quot;precision&quot;;[.B483];);0)" office:value-type="float" office:value="35" calcext:value-type="float">
            <text:p>35</text:p>
          </table:table-cell>
          <table:table-cell table:formula="of:=IFERROR(SEARCH(&quot;Recall&quot;;[.B4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08/23/17 22:28:58 Sample 21 of 50 Precision 0.0 Recall 0.0</text:p>
          </table:table-cell>
          <table:table-cell table:formula="of:=IFERROR(SEARCH(&quot;precision&quot;;[.B484];);0)" office:value-type="float" office:value="35" calcext:value-type="float">
            <text:p>35</text:p>
          </table:table-cell>
          <table:table-cell table:formula="of:=IFERROR(SEARCH(&quot;Recall&quot;;[.B48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08/23/17 22:33:08 Sample 22 of 50 Precision 0.0 Recall 0.0</text:p>
          </table:table-cell>
          <table:table-cell table:formula="of:=IFERROR(SEARCH(&quot;precision&quot;;[.B485];);0)" office:value-type="float" office:value="35" calcext:value-type="float">
            <text:p>35</text:p>
          </table:table-cell>
          <table:table-cell table:formula="of:=IFERROR(SEARCH(&quot;Recall&quot;;[.B4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08/23/17 22:37:18 Sample 23 of 50 Precision 0.0 Recall 0.0</text:p>
          </table:table-cell>
          <table:table-cell table:formula="of:=IFERROR(SEARCH(&quot;precision&quot;;[.B486];);0)" office:value-type="float" office:value="35" calcext:value-type="float">
            <text:p>35</text:p>
          </table:table-cell>
          <table:table-cell table:formula="of:=IFERROR(SEARCH(&quot;Recall&quot;;[.B4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08/23/17 22:40:38 Sample 24 of 50 Precision 0.0 Recall 0.0</text:p>
          </table:table-cell>
          <table:table-cell table:formula="of:=IFERROR(SEARCH(&quot;precision&quot;;[.B487];);0)" office:value-type="float" office:value="35" calcext:value-type="float">
            <text:p>35</text:p>
          </table:table-cell>
          <table:table-cell table:formula="of:=IFERROR(SEARCH(&quot;Recall&quot;;[.B48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08/23/17 22:43:53 Sample 25 of 50 Precision 0.0 Recall 0.0</text:p>
          </table:table-cell>
          <table:table-cell table:formula="of:=IFERROR(SEARCH(&quot;precision&quot;;[.B488];);0)" office:value-type="float" office:value="35" calcext:value-type="float">
            <text:p>35</text:p>
          </table:table-cell>
          <table:table-cell table:formula="of:=IFERROR(SEARCH(&quot;Recall&quot;;[.B4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08/23/17 22:47:17 Sample 26 of 50 Precision 0.0 Recall 0.0</text:p>
          </table:table-cell>
          <table:table-cell table:formula="of:=IFERROR(SEARCH(&quot;precision&quot;;[.B489];);0)" office:value-type="float" office:value="35" calcext:value-type="float">
            <text:p>35</text:p>
          </table:table-cell>
          <table:table-cell table:formula="of:=IFERROR(SEARCH(&quot;Recall&quot;;[.B4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08/23/17 22:50:33 Sample 27 of 50 Precision 0.0 Recall 0.0</text:p>
          </table:table-cell>
          <table:table-cell table:formula="of:=IFERROR(SEARCH(&quot;precision&quot;;[.B490];);0)" office:value-type="float" office:value="35" calcext:value-type="float">
            <text:p>35</text:p>
          </table:table-cell>
          <table:table-cell table:formula="of:=IFERROR(SEARCH(&quot;Recall&quot;;[.B49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08/23/17 22:53:57 Sample 28 of 50 Precision 0.0 Recall 0.0</text:p>
          </table:table-cell>
          <table:table-cell table:formula="of:=IFERROR(SEARCH(&quot;precision&quot;;[.B491];);0)" office:value-type="float" office:value="35" calcext:value-type="float">
            <text:p>35</text:p>
          </table:table-cell>
          <table:table-cell table:formula="of:=IFERROR(SEARCH(&quot;Recall&quot;;[.B4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08/23/17 22:57:10 Sample 29 of 50 Precision 0.0 Recall 0.0</text:p>
          </table:table-cell>
          <table:table-cell table:formula="of:=IFERROR(SEARCH(&quot;precision&quot;;[.B492];);0)" office:value-type="float" office:value="35" calcext:value-type="float">
            <text:p>35</text:p>
          </table:table-cell>
          <table:table-cell table:formula="of:=IFERROR(SEARCH(&quot;Recall&quot;;[.B49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08/23/17 23:00:18 Sample 30 of 50 Precision 0.0 Recall 0.0</text:p>
          </table:table-cell>
          <table:table-cell table:formula="of:=IFERROR(SEARCH(&quot;precision&quot;;[.B493];);0)" office:value-type="float" office:value="35" calcext:value-type="float">
            <text:p>35</text:p>
          </table:table-cell>
          <table:table-cell table:formula="of:=IFERROR(SEARCH(&quot;Recall&quot;;[.B49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08/23/17 23:05:23 Sample 31 of 50 Precision 0.0 Recall 0.0</text:p>
          </table:table-cell>
          <table:table-cell table:formula="of:=IFERROR(SEARCH(&quot;precision&quot;;[.B494];);0)" office:value-type="float" office:value="35" calcext:value-type="float">
            <text:p>35</text:p>
          </table:table-cell>
          <table:table-cell table:formula="of:=IFERROR(SEARCH(&quot;Recall&quot;;[.B4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08/23/17 23:08:41 Sample 32 of 50 Precision 0.0 Recall 0.0</text:p>
          </table:table-cell>
          <table:table-cell table:formula="of:=IFERROR(SEARCH(&quot;precision&quot;;[.B495];);0)" office:value-type="float" office:value="35" calcext:value-type="float">
            <text:p>35</text:p>
          </table:table-cell>
          <table:table-cell table:formula="of:=IFERROR(SEARCH(&quot;Recall&quot;;[.B49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08/23/17 23:12:05 Sample 33 of 50 Precision 0.0 Recall 0.0</text:p>
          </table:table-cell>
          <table:table-cell table:formula="of:=IFERROR(SEARCH(&quot;precision&quot;;[.B496];);0)" office:value-type="float" office:value="35" calcext:value-type="float">
            <text:p>35</text:p>
          </table:table-cell>
          <table:table-cell table:formula="of:=IFERROR(SEARCH(&quot;Recall&quot;;[.B4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08/23/17 23:15:20 Sample 34 of 50 Precision 0.0 Recall 0.0</text:p>
          </table:table-cell>
          <table:table-cell table:formula="of:=IFERROR(SEARCH(&quot;precision&quot;;[.B497];);0)" office:value-type="float" office:value="35" calcext:value-type="float">
            <text:p>35</text:p>
          </table:table-cell>
          <table:table-cell table:formula="of:=IFERROR(SEARCH(&quot;Recall&quot;;[.B4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08/23/17 23:18:43 Sample 35 of 50 Precision 0.0 Recall 0.0</text:p>
          </table:table-cell>
          <table:table-cell table:formula="of:=IFERROR(SEARCH(&quot;precision&quot;;[.B498];);0)" office:value-type="float" office:value="35" calcext:value-type="float">
            <text:p>35</text:p>
          </table:table-cell>
          <table:table-cell table:formula="of:=IFERROR(SEARCH(&quot;Recall&quot;;[.B49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08/23/17 23:22:06 Sample 36 of 50 Precision 0.0 Recall 0.0</text:p>
          </table:table-cell>
          <table:table-cell table:formula="of:=IFERROR(SEARCH(&quot;precision&quot;;[.B499];);0)" office:value-type="float" office:value="35" calcext:value-type="float">
            <text:p>35</text:p>
          </table:table-cell>
          <table:table-cell table:formula="of:=IFERROR(SEARCH(&quot;Recall&quot;;[.B49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08/23/17 23:25:28 Sample 37 of 50 Precision 0.0 Recall 0.0</text:p>
          </table:table-cell>
          <table:table-cell table:formula="of:=IFERROR(SEARCH(&quot;precision&quot;;[.B500];);0)" office:value-type="float" office:value="35" calcext:value-type="float">
            <text:p>35</text:p>
          </table:table-cell>
          <table:table-cell table:formula="of:=IFERROR(SEARCH(&quot;Recall&quot;;[.B50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08/23/17 23:28:46 Sample 38 of 50 Precision 0.0 Recall 0.0</text:p>
          </table:table-cell>
          <table:table-cell table:formula="of:=IFERROR(SEARCH(&quot;precision&quot;;[.B501];);0)" office:value-type="float" office:value="35" calcext:value-type="float">
            <text:p>35</text:p>
          </table:table-cell>
          <table:table-cell table:formula="of:=IFERROR(SEARCH(&quot;Recall&quot;;[.B50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08/23/17 23:31:59 Sample 39 of 50 Precision 0.0 Recall 0.0</text:p>
          </table:table-cell>
          <table:table-cell table:formula="of:=IFERROR(SEARCH(&quot;precision&quot;;[.B502];);0)" office:value-type="float" office:value="35" calcext:value-type="float">
            <text:p>35</text:p>
          </table:table-cell>
          <table:table-cell table:formula="of:=IFERROR(SEARCH(&quot;Recall&quot;;[.B50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08/23/17 23:35:15 Sample 40 of 50 Precision 0.0 Recall 0.0</text:p>
          </table:table-cell>
          <table:table-cell table:formula="of:=IFERROR(SEARCH(&quot;precision&quot;;[.B503];);0)" office:value-type="float" office:value="35" calcext:value-type="float">
            <text:p>35</text:p>
          </table:table-cell>
          <table:table-cell table:formula="of:=IFERROR(SEARCH(&quot;Recall&quot;;[.B50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08/23/17 23:38:29 Sample 41 of 50 Precision 0.0 Recall 0.0</text:p>
          </table:table-cell>
          <table:table-cell table:formula="of:=IFERROR(SEARCH(&quot;precision&quot;;[.B504];);0)" office:value-type="float" office:value="35" calcext:value-type="float">
            <text:p>35</text:p>
          </table:table-cell>
          <table:table-cell table:formula="of:=IFERROR(SEARCH(&quot;Recall&quot;;[.B50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08/23/17 23:41:42 Sample 42 of 50 Precision 0.0 Recall 0.0</text:p>
          </table:table-cell>
          <table:table-cell table:formula="of:=IFERROR(SEARCH(&quot;precision&quot;;[.B505];);0)" office:value-type="float" office:value="35" calcext:value-type="float">
            <text:p>35</text:p>
          </table:table-cell>
          <table:table-cell table:formula="of:=IFERROR(SEARCH(&quot;Recall&quot;;[.B50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08/23/17 23:44:52 Sample 43 of 50 Precision 0.0 Recall 0.0</text:p>
          </table:table-cell>
          <table:table-cell table:formula="of:=IFERROR(SEARCH(&quot;precision&quot;;[.B506];);0)" office:value-type="float" office:value="35" calcext:value-type="float">
            <text:p>35</text:p>
          </table:table-cell>
          <table:table-cell table:formula="of:=IFERROR(SEARCH(&quot;Recall&quot;;[.B5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08/23/17 23:48:10 Sample 44 of 50 Precision 0.0 Recall 0.0</text:p>
          </table:table-cell>
          <table:table-cell table:formula="of:=IFERROR(SEARCH(&quot;precision&quot;;[.B507];);0)" office:value-type="float" office:value="35" calcext:value-type="float">
            <text:p>35</text:p>
          </table:table-cell>
          <table:table-cell table:formula="of:=IFERROR(SEARCH(&quot;Recall&quot;;[.B50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08/23/17 23:51:11 Sample 45 of 50 Precision 0.0 Recall 0.0</text:p>
          </table:table-cell>
          <table:table-cell table:formula="of:=IFERROR(SEARCH(&quot;precision&quot;;[.B508];);0)" office:value-type="float" office:value="35" calcext:value-type="float">
            <text:p>35</text:p>
          </table:table-cell>
          <table:table-cell table:formula="of:=IFERROR(SEARCH(&quot;Recall&quot;;[.B50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08/23/17 23:55:48 Sample 46 of 50 Precision 0.0 Recall 0.0</text:p>
          </table:table-cell>
          <table:table-cell table:formula="of:=IFERROR(SEARCH(&quot;precision&quot;;[.B509];);0)" office:value-type="float" office:value="35" calcext:value-type="float">
            <text:p>35</text:p>
          </table:table-cell>
          <table:table-cell table:formula="of:=IFERROR(SEARCH(&quot;Recall&quot;;[.B50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08/23/17 23:59:38 Sample 47 of 50 Precision 0.0 Recall 0.0</text:p>
          </table:table-cell>
          <table:table-cell table:formula="of:=IFERROR(SEARCH(&quot;precision&quot;;[.B510];);0)" office:value-type="float" office:value="35" calcext:value-type="float">
            <text:p>35</text:p>
          </table:table-cell>
          <table:table-cell table:formula="of:=IFERROR(SEARCH(&quot;Recall&quot;;[.B5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08/24/17 00:02:49 Sample 48 of 50 Precision 0.0 Recall 0.0</text:p>
          </table:table-cell>
          <table:table-cell table:formula="of:=IFERROR(SEARCH(&quot;precision&quot;;[.B511];);0)" office:value-type="float" office:value="35" calcext:value-type="float">
            <text:p>35</text:p>
          </table:table-cell>
          <table:table-cell table:formula="of:=IFERROR(SEARCH(&quot;Recall&quot;;[.B51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08/24/17 00:06:05 Sample 49 of 50 Precision 0.0 Recall 0.0</text:p>
          </table:table-cell>
          <table:table-cell table:formula="of:=IFERROR(SEARCH(&quot;precision&quot;;[.B512];);0)" office:value-type="float" office:value="35" calcext:value-type="float">
            <text:p>35</text:p>
          </table:table-cell>
          <table:table-cell table:formula="of:=IFERROR(SEARCH(&quot;Recall&quot;;[.B51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08/24/17 00:06:17 UserID 32 Test: Precision 0.0 Recall 0.0</text:p>
          </table:table-cell>
          <table:table-cell table:formula="of:=IFERROR(SEARCH(&quot;precision&quot;;[.B513];);0)" office:value-type="float" office:value="35" calcext:value-type="float">
            <text:p>35</text:p>
          </table:table-cell>
          <table:table-cell table:formula="of:=IFERROR(SEARCH(&quot;Recall&quot;;[.B513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08/24/17 00:09:42 Sample 0 of 50 Precision 0.0 Recall 0.0</text:p>
          </table:table-cell>
          <table:table-cell table:formula="of:=IFERROR(SEARCH(&quot;precision&quot;;[.B514];);0)" office:value-type="float" office:value="34" calcext:value-type="float">
            <text:p>34</text:p>
          </table:table-cell>
          <table:table-cell table:formula="of:=IFERROR(SEARCH(&quot;Recall&quot;;[.B51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08/24/17 00:13:01 Sample 1 of 50 Precision 0.0 Recall 0.0</text:p>
          </table:table-cell>
          <table:table-cell table:formula="of:=IFERROR(SEARCH(&quot;precision&quot;;[.B515];);0)" office:value-type="float" office:value="34" calcext:value-type="float">
            <text:p>34</text:p>
          </table:table-cell>
          <table:table-cell table:formula="of:=IFERROR(SEARCH(&quot;Recall&quot;;[.B51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08/24/17 00:16:10 Sample 2 of 50 Precision 0.0 Recall 0.0</text:p>
          </table:table-cell>
          <table:table-cell table:formula="of:=IFERROR(SEARCH(&quot;precision&quot;;[.B516];);0)" office:value-type="float" office:value="34" calcext:value-type="float">
            <text:p>34</text:p>
          </table:table-cell>
          <table:table-cell table:formula="of:=IFERROR(SEARCH(&quot;Recall&quot;;[.B51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08/24/17 00:19:27 Sample 3 of 50 Precision 0.0 Recall 0.0</text:p>
          </table:table-cell>
          <table:table-cell table:formula="of:=IFERROR(SEARCH(&quot;precision&quot;;[.B517];);0)" office:value-type="float" office:value="34" calcext:value-type="float">
            <text:p>34</text:p>
          </table:table-cell>
          <table:table-cell table:formula="of:=IFERROR(SEARCH(&quot;Recall&quot;;[.B51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08/24/17 00:22:44 Sample 4 of 50 Precision 0.0 Recall 0.0</text:p>
          </table:table-cell>
          <table:table-cell table:formula="of:=IFERROR(SEARCH(&quot;precision&quot;;[.B518];);0)" office:value-type="float" office:value="34" calcext:value-type="float">
            <text:p>34</text:p>
          </table:table-cell>
          <table:table-cell table:formula="of:=IFERROR(SEARCH(&quot;Recall&quot;;[.B51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08/24/17 00:26:07 Sample 5 of 50 Precision 0.0 Recall 0.0</text:p>
          </table:table-cell>
          <table:table-cell table:formula="of:=IFERROR(SEARCH(&quot;precision&quot;;[.B519];);0)" office:value-type="float" office:value="34" calcext:value-type="float">
            <text:p>34</text:p>
          </table:table-cell>
          <table:table-cell table:formula="of:=IFERROR(SEARCH(&quot;Recall&quot;;[.B51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08/24/17 00:29:28 Sample 6 of 50 Precision 0.0 Recall 0.0</text:p>
          </table:table-cell>
          <table:table-cell table:formula="of:=IFERROR(SEARCH(&quot;precision&quot;;[.B520];);0)" office:value-type="float" office:value="34" calcext:value-type="float">
            <text:p>34</text:p>
          </table:table-cell>
          <table:table-cell table:formula="of:=IFERROR(SEARCH(&quot;Recall&quot;;[.B52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08/24/17 00:32:50 Sample 7 of 50 Precision 0.0 Recall 0.0</text:p>
          </table:table-cell>
          <table:table-cell table:formula="of:=IFERROR(SEARCH(&quot;precision&quot;;[.B521];);0)" office:value-type="float" office:value="34" calcext:value-type="float">
            <text:p>34</text:p>
          </table:table-cell>
          <table:table-cell table:formula="of:=IFERROR(SEARCH(&quot;Recall&quot;;[.B52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08/24/17 00:36:02 Sample 8 of 50 Precision 0.0 Recall 0.0</text:p>
          </table:table-cell>
          <table:table-cell table:formula="of:=IFERROR(SEARCH(&quot;precision&quot;;[.B522];);0)" office:value-type="float" office:value="34" calcext:value-type="float">
            <text:p>34</text:p>
          </table:table-cell>
          <table:table-cell table:formula="of:=IFERROR(SEARCH(&quot;Recall&quot;;[.B52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08/24/17 00:39:13 Sample 9 of 50 Precision 0.0 Recall 0.0</text:p>
          </table:table-cell>
          <table:table-cell table:formula="of:=IFERROR(SEARCH(&quot;precision&quot;;[.B523];);0)" office:value-type="float" office:value="34" calcext:value-type="float">
            <text:p>34</text:p>
          </table:table-cell>
          <table:table-cell table:formula="of:=IFERROR(SEARCH(&quot;Recall&quot;;[.B52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08/24/17 00:42:24 Sample 10 of 50 Precision 0.0 Recall 0.0</text:p>
          </table:table-cell>
          <table:table-cell table:formula="of:=IFERROR(SEARCH(&quot;precision&quot;;[.B524];);0)" office:value-type="float" office:value="35" calcext:value-type="float">
            <text:p>35</text:p>
          </table:table-cell>
          <table:table-cell table:formula="of:=IFERROR(SEARCH(&quot;Recall&quot;;[.B52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08/24/17 00:45:40 Sample 11 of 50 Precision 0.0 Recall 0.0</text:p>
          </table:table-cell>
          <table:table-cell table:formula="of:=IFERROR(SEARCH(&quot;precision&quot;;[.B525];);0)" office:value-type="float" office:value="35" calcext:value-type="float">
            <text:p>35</text:p>
          </table:table-cell>
          <table:table-cell table:formula="of:=IFERROR(SEARCH(&quot;Recall&quot;;[.B52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08/24/17 00:48:54 Sample 12 of 50 Precision 0.0 Recall 0.0</text:p>
          </table:table-cell>
          <table:table-cell table:formula="of:=IFERROR(SEARCH(&quot;precision&quot;;[.B526];);0)" office:value-type="float" office:value="35" calcext:value-type="float">
            <text:p>35</text:p>
          </table:table-cell>
          <table:table-cell table:formula="of:=IFERROR(SEARCH(&quot;Recall&quot;;[.B52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08/24/17 00:52:05 Sample 13 of 50 Precision 0.0 Recall 0.0</text:p>
          </table:table-cell>
          <table:table-cell table:formula="of:=IFERROR(SEARCH(&quot;precision&quot;;[.B527];);0)" office:value-type="float" office:value="35" calcext:value-type="float">
            <text:p>35</text:p>
          </table:table-cell>
          <table:table-cell table:formula="of:=IFERROR(SEARCH(&quot;Recall&quot;;[.B5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08/24/17 00:55:27 Sample 14 of 50 Precision 0.0 Recall 0.0</text:p>
          </table:table-cell>
          <table:table-cell table:formula="of:=IFERROR(SEARCH(&quot;precision&quot;;[.B528];);0)" office:value-type="float" office:value="35" calcext:value-type="float">
            <text:p>35</text:p>
          </table:table-cell>
          <table:table-cell table:formula="of:=IFERROR(SEARCH(&quot;Recall&quot;;[.B52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08/24/17 00:58:46 Sample 15 of 50 Precision 0.0 Recall 0.0</text:p>
          </table:table-cell>
          <table:table-cell table:formula="of:=IFERROR(SEARCH(&quot;precision&quot;;[.B529];);0)" office:value-type="float" office:value="35" calcext:value-type="float">
            <text:p>35</text:p>
          </table:table-cell>
          <table:table-cell table:formula="of:=IFERROR(SEARCH(&quot;Recall&quot;;[.B52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08/24/17 01:02:00 Sample 16 of 50 Precision 0.0 Recall 0.0</text:p>
          </table:table-cell>
          <table:table-cell table:formula="of:=IFERROR(SEARCH(&quot;precision&quot;;[.B530];);0)" office:value-type="float" office:value="35" calcext:value-type="float">
            <text:p>35</text:p>
          </table:table-cell>
          <table:table-cell table:formula="of:=IFERROR(SEARCH(&quot;Recall&quot;;[.B53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08/24/17 01:05:12 Sample 17 of 50 Precision 0.0 Recall 0.0</text:p>
          </table:table-cell>
          <table:table-cell table:formula="of:=IFERROR(SEARCH(&quot;precision&quot;;[.B531];);0)" office:value-type="float" office:value="35" calcext:value-type="float">
            <text:p>35</text:p>
          </table:table-cell>
          <table:table-cell table:formula="of:=IFERROR(SEARCH(&quot;Recall&quot;;[.B53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08/24/17 01:08:30 Sample 18 of 50 Precision 0.0 Recall 0.0</text:p>
          </table:table-cell>
          <table:table-cell table:formula="of:=IFERROR(SEARCH(&quot;precision&quot;;[.B532];);0)" office:value-type="float" office:value="35" calcext:value-type="float">
            <text:p>35</text:p>
          </table:table-cell>
          <table:table-cell table:formula="of:=IFERROR(SEARCH(&quot;Recall&quot;;[.B53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08/24/17 01:11:52 Sample 19 of 50 Precision 0.0 Recall 0.0</text:p>
          </table:table-cell>
          <table:table-cell table:formula="of:=IFERROR(SEARCH(&quot;precision&quot;;[.B533];);0)" office:value-type="float" office:value="35" calcext:value-type="float">
            <text:p>35</text:p>
          </table:table-cell>
          <table:table-cell table:formula="of:=IFERROR(SEARCH(&quot;Recall&quot;;[.B53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08/24/17 01:15:08 Sample 20 of 50 Precision 0.0 Recall 0.0</text:p>
          </table:table-cell>
          <table:table-cell table:formula="of:=IFERROR(SEARCH(&quot;precision&quot;;[.B534];);0)" office:value-type="float" office:value="35" calcext:value-type="float">
            <text:p>35</text:p>
          </table:table-cell>
          <table:table-cell table:formula="of:=IFERROR(SEARCH(&quot;Recall&quot;;[.B53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08/24/17 01:18:22 Sample 21 of 50 Precision 0.0 Recall 0.0</text:p>
          </table:table-cell>
          <table:table-cell table:formula="of:=IFERROR(SEARCH(&quot;precision&quot;;[.B535];);0)" office:value-type="float" office:value="35" calcext:value-type="float">
            <text:p>35</text:p>
          </table:table-cell>
          <table:table-cell table:formula="of:=IFERROR(SEARCH(&quot;Recall&quot;;[.B53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08/24/17 01:21:44 Sample 22 of 50 Precision 0.0 Recall 0.0</text:p>
          </table:table-cell>
          <table:table-cell table:formula="of:=IFERROR(SEARCH(&quot;precision&quot;;[.B536];);0)" office:value-type="float" office:value="35" calcext:value-type="float">
            <text:p>35</text:p>
          </table:table-cell>
          <table:table-cell table:formula="of:=IFERROR(SEARCH(&quot;Recall&quot;;[.B53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08/24/17 01:25:07 Sample 23 of 50 Precision 0.0 Recall 0.0</text:p>
          </table:table-cell>
          <table:table-cell table:formula="of:=IFERROR(SEARCH(&quot;precision&quot;;[.B537];);0)" office:value-type="float" office:value="35" calcext:value-type="float">
            <text:p>35</text:p>
          </table:table-cell>
          <table:table-cell table:formula="of:=IFERROR(SEARCH(&quot;Recall&quot;;[.B53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08/24/17 01:28:24 Sample 24 of 50 Precision 0.0 Recall 0.0</text:p>
          </table:table-cell>
          <table:table-cell table:formula="of:=IFERROR(SEARCH(&quot;precision&quot;;[.B538];);0)" office:value-type="float" office:value="35" calcext:value-type="float">
            <text:p>35</text:p>
          </table:table-cell>
          <table:table-cell table:formula="of:=IFERROR(SEARCH(&quot;Recall&quot;;[.B53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08/24/17 01:31:40 Sample 25 of 50 Precision 0.0 Recall 0.0</text:p>
          </table:table-cell>
          <table:table-cell table:formula="of:=IFERROR(SEARCH(&quot;precision&quot;;[.B539];);0)" office:value-type="float" office:value="35" calcext:value-type="float">
            <text:p>35</text:p>
          </table:table-cell>
          <table:table-cell table:formula="of:=IFERROR(SEARCH(&quot;Recall&quot;;[.B53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08/24/17 01:35:06 Sample 26 of 50 Precision 0.0 Recall 0.0</text:p>
          </table:table-cell>
          <table:table-cell table:formula="of:=IFERROR(SEARCH(&quot;precision&quot;;[.B540];);0)" office:value-type="float" office:value="35" calcext:value-type="float">
            <text:p>35</text:p>
          </table:table-cell>
          <table:table-cell table:formula="of:=IFERROR(SEARCH(&quot;Recall&quot;;[.B54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08/24/17 01:38:27 Sample 27 of 50 Precision 0.0 Recall 0.0</text:p>
          </table:table-cell>
          <table:table-cell table:formula="of:=IFERROR(SEARCH(&quot;precision&quot;;[.B541];);0)" office:value-type="float" office:value="35" calcext:value-type="float">
            <text:p>35</text:p>
          </table:table-cell>
          <table:table-cell table:formula="of:=IFERROR(SEARCH(&quot;Recall&quot;;[.B54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08/24/17 01:41:53 Sample 28 of 50 Precision 0.0 Recall 0.0</text:p>
          </table:table-cell>
          <table:table-cell table:formula="of:=IFERROR(SEARCH(&quot;precision&quot;;[.B542];);0)" office:value-type="float" office:value="35" calcext:value-type="float">
            <text:p>35</text:p>
          </table:table-cell>
          <table:table-cell table:formula="of:=IFERROR(SEARCH(&quot;Recall&quot;;[.B54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08/24/17 01:45:11 Sample 29 of 50 Precision 0.0 Recall 0.0</text:p>
          </table:table-cell>
          <table:table-cell table:formula="of:=IFERROR(SEARCH(&quot;precision&quot;;[.B543];);0)" office:value-type="float" office:value="35" calcext:value-type="float">
            <text:p>35</text:p>
          </table:table-cell>
          <table:table-cell table:formula="of:=IFERROR(SEARCH(&quot;Recall&quot;;[.B54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08/24/17 01:48:27 Sample 30 of 50 Precision 0.0 Recall 0.0</text:p>
          </table:table-cell>
          <table:table-cell table:formula="of:=IFERROR(SEARCH(&quot;precision&quot;;[.B544];);0)" office:value-type="float" office:value="35" calcext:value-type="float">
            <text:p>35</text:p>
          </table:table-cell>
          <table:table-cell table:formula="of:=IFERROR(SEARCH(&quot;Recall&quot;;[.B5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08/24/17 01:51:52 Sample 31 of 50 Precision 0.0 Recall 0.0</text:p>
          </table:table-cell>
          <table:table-cell table:formula="of:=IFERROR(SEARCH(&quot;precision&quot;;[.B545];);0)" office:value-type="float" office:value="35" calcext:value-type="float">
            <text:p>35</text:p>
          </table:table-cell>
          <table:table-cell table:formula="of:=IFERROR(SEARCH(&quot;Recall&quot;;[.B5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08/24/17 01:55:13 Sample 32 of 50 Precision 0.0 Recall 0.0</text:p>
          </table:table-cell>
          <table:table-cell table:formula="of:=IFERROR(SEARCH(&quot;precision&quot;;[.B546];);0)" office:value-type="float" office:value="35" calcext:value-type="float">
            <text:p>35</text:p>
          </table:table-cell>
          <table:table-cell table:formula="of:=IFERROR(SEARCH(&quot;Recall&quot;;[.B54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08/24/17 01:58:23 Sample 33 of 50 Precision 0.0 Recall 0.0</text:p>
          </table:table-cell>
          <table:table-cell table:formula="of:=IFERROR(SEARCH(&quot;precision&quot;;[.B547];);0)" office:value-type="float" office:value="35" calcext:value-type="float">
            <text:p>35</text:p>
          </table:table-cell>
          <table:table-cell table:formula="of:=IFERROR(SEARCH(&quot;Recall&quot;;[.B54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08/24/17 02:01:39 Sample 34 of 50 Precision 0.0 Recall 0.0</text:p>
          </table:table-cell>
          <table:table-cell table:formula="of:=IFERROR(SEARCH(&quot;precision&quot;;[.B548];);0)" office:value-type="float" office:value="35" calcext:value-type="float">
            <text:p>35</text:p>
          </table:table-cell>
          <table:table-cell table:formula="of:=IFERROR(SEARCH(&quot;Recall&quot;;[.B54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08/24/17 02:05:02 Sample 35 of 50 Precision 0.0 Recall 0.0</text:p>
          </table:table-cell>
          <table:table-cell table:formula="of:=IFERROR(SEARCH(&quot;precision&quot;;[.B549];);0)" office:value-type="float" office:value="35" calcext:value-type="float">
            <text:p>35</text:p>
          </table:table-cell>
          <table:table-cell table:formula="of:=IFERROR(SEARCH(&quot;Recall&quot;;[.B5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08/24/17 02:08:23 Sample 36 of 50 Precision 0.0 Recall 0.0</text:p>
          </table:table-cell>
          <table:table-cell table:formula="of:=IFERROR(SEARCH(&quot;precision&quot;;[.B550];);0)" office:value-type="float" office:value="35" calcext:value-type="float">
            <text:p>35</text:p>
          </table:table-cell>
          <table:table-cell table:formula="of:=IFERROR(SEARCH(&quot;Recall&quot;;[.B55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08/24/17 02:11:50 Sample 37 of 50 Precision 0.0 Recall 0.0</text:p>
          </table:table-cell>
          <table:table-cell table:formula="of:=IFERROR(SEARCH(&quot;precision&quot;;[.B551];);0)" office:value-type="float" office:value="35" calcext:value-type="float">
            <text:p>35</text:p>
          </table:table-cell>
          <table:table-cell table:formula="of:=IFERROR(SEARCH(&quot;Recall&quot;;[.B55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08/24/17 02:15:17 Sample 38 of 50 Precision 0.0 Recall 0.0</text:p>
          </table:table-cell>
          <table:table-cell table:formula="of:=IFERROR(SEARCH(&quot;precision&quot;;[.B552];);0)" office:value-type="float" office:value="35" calcext:value-type="float">
            <text:p>35</text:p>
          </table:table-cell>
          <table:table-cell table:formula="of:=IFERROR(SEARCH(&quot;Recall&quot;;[.B55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8/24/17 02:18:38 Sample 39 of 50 Precision 0.0 Recall 0.0</text:p>
          </table:table-cell>
          <table:table-cell table:formula="of:=IFERROR(SEARCH(&quot;precision&quot;;[.B553];);0)" office:value-type="float" office:value="35" calcext:value-type="float">
            <text:p>35</text:p>
          </table:table-cell>
          <table:table-cell table:formula="of:=IFERROR(SEARCH(&quot;Recall&quot;;[.B55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08/24/17 02:22:03 Sample 40 of 50 Precision 0.0 Recall 0.0</text:p>
          </table:table-cell>
          <table:table-cell table:formula="of:=IFERROR(SEARCH(&quot;precision&quot;;[.B554];);0)" office:value-type="float" office:value="35" calcext:value-type="float">
            <text:p>35</text:p>
          </table:table-cell>
          <table:table-cell table:formula="of:=IFERROR(SEARCH(&quot;Recall&quot;;[.B5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08/24/17 02:25:27 Sample 41 of 50 Precision 0.0 Recall 0.0</text:p>
          </table:table-cell>
          <table:table-cell table:formula="of:=IFERROR(SEARCH(&quot;precision&quot;;[.B555];);0)" office:value-type="float" office:value="35" calcext:value-type="float">
            <text:p>35</text:p>
          </table:table-cell>
          <table:table-cell table:formula="of:=IFERROR(SEARCH(&quot;Recall&quot;;[.B55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08/24/17 02:28:52 Sample 42 of 50 Precision 0.0 Recall 0.0</text:p>
          </table:table-cell>
          <table:table-cell table:formula="of:=IFERROR(SEARCH(&quot;precision&quot;;[.B556];);0)" office:value-type="float" office:value="35" calcext:value-type="float">
            <text:p>35</text:p>
          </table:table-cell>
          <table:table-cell table:formula="of:=IFERROR(SEARCH(&quot;Recall&quot;;[.B55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08/24/17 02:32:14 Sample 43 of 50 Precision 0.0 Recall 0.0</text:p>
          </table:table-cell>
          <table:table-cell table:formula="of:=IFERROR(SEARCH(&quot;precision&quot;;[.B557];);0)" office:value-type="float" office:value="35" calcext:value-type="float">
            <text:p>35</text:p>
          </table:table-cell>
          <table:table-cell table:formula="of:=IFERROR(SEARCH(&quot;Recall&quot;;[.B55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08/24/17 02:35:28 Sample 44 of 50 Precision 0.0 Recall 0.0</text:p>
          </table:table-cell>
          <table:table-cell table:formula="of:=IFERROR(SEARCH(&quot;precision&quot;;[.B558];);0)" office:value-type="float" office:value="35" calcext:value-type="float">
            <text:p>35</text:p>
          </table:table-cell>
          <table:table-cell table:formula="of:=IFERROR(SEARCH(&quot;Recall&quot;;[.B55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08/24/17 02:38:54 Sample 45 of 50 Precision 0.0 Recall 0.0</text:p>
          </table:table-cell>
          <table:table-cell table:formula="of:=IFERROR(SEARCH(&quot;precision&quot;;[.B559];);0)" office:value-type="float" office:value="35" calcext:value-type="float">
            <text:p>35</text:p>
          </table:table-cell>
          <table:table-cell table:formula="of:=IFERROR(SEARCH(&quot;Recall&quot;;[.B55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08/24/17 02:42:21 Sample 46 of 50 Precision 0.0 Recall 0.0</text:p>
          </table:table-cell>
          <table:table-cell table:formula="of:=IFERROR(SEARCH(&quot;precision&quot;;[.B560];);0)" office:value-type="float" office:value="35" calcext:value-type="float">
            <text:p>35</text:p>
          </table:table-cell>
          <table:table-cell table:formula="of:=IFERROR(SEARCH(&quot;Recall&quot;;[.B56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08/24/17 02:45:43 Sample 47 of 50 Precision 0.0 Recall 0.0</text:p>
          </table:table-cell>
          <table:table-cell table:formula="of:=IFERROR(SEARCH(&quot;precision&quot;;[.B561];);0)" office:value-type="float" office:value="35" calcext:value-type="float">
            <text:p>35</text:p>
          </table:table-cell>
          <table:table-cell table:formula="of:=IFERROR(SEARCH(&quot;Recall&quot;;[.B56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08/24/17 02:49:07 Sample 48 of 50 Precision 0.0 Recall 0.0</text:p>
          </table:table-cell>
          <table:table-cell table:formula="of:=IFERROR(SEARCH(&quot;precision&quot;;[.B562];);0)" office:value-type="float" office:value="35" calcext:value-type="float">
            <text:p>35</text:p>
          </table:table-cell>
          <table:table-cell table:formula="of:=IFERROR(SEARCH(&quot;Recall&quot;;[.B56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08/24/17 02:52:44 Sample 49 of 50 Precision 0.0 Recall 0.0</text:p>
          </table:table-cell>
          <table:table-cell table:formula="of:=IFERROR(SEARCH(&quot;precision&quot;;[.B563];);0)" office:value-type="float" office:value="35" calcext:value-type="float">
            <text:p>35</text:p>
          </table:table-cell>
          <table:table-cell table:formula="of:=IFERROR(SEARCH(&quot;Recall&quot;;[.B563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08/24/17 02:52:55 UserID 6 Test: Precision 0.0 Recall 0.0</text:p>
          </table:table-cell>
          <table:table-cell table:formula="of:=IFERROR(SEARCH(&quot;precision&quot;;[.B564];);0)" office:value-type="float" office:value="34" calcext:value-type="float">
            <text:p>34</text:p>
          </table:table-cell>
          <table:table-cell table:formula="of:=IFERROR(SEARCH(&quot;Recall&quot;;[.B5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08/24/17 02:56:23 Sample 0 of 50 Precision 0.0 Recall 0.0</text:p>
          </table:table-cell>
          <table:table-cell table:formula="of:=IFERROR(SEARCH(&quot;precision&quot;;[.B565];);0)" office:value-type="float" office:value="34" calcext:value-type="float">
            <text:p>34</text:p>
          </table:table-cell>
          <table:table-cell table:formula="of:=IFERROR(SEARCH(&quot;Recall&quot;;[.B5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08/24/17 02:59:48 Sample 1 of 50 Precision 0.0 Recall 0.0</text:p>
          </table:table-cell>
          <table:table-cell table:formula="of:=IFERROR(SEARCH(&quot;precision&quot;;[.B566];);0)" office:value-type="float" office:value="34" calcext:value-type="float">
            <text:p>34</text:p>
          </table:table-cell>
          <table:table-cell table:formula="of:=IFERROR(SEARCH(&quot;Recall&quot;;[.B56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08/24/17 03:03:13 Sample 2 of 50 Precision 0.0 Recall 0.0</text:p>
          </table:table-cell>
          <table:table-cell table:formula="of:=IFERROR(SEARCH(&quot;precision&quot;;[.B567];);0)" office:value-type="float" office:value="34" calcext:value-type="float">
            <text:p>34</text:p>
          </table:table-cell>
          <table:table-cell table:formula="of:=IFERROR(SEARCH(&quot;Recall&quot;;[.B5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08/24/17 03:06:34 Sample 3 of 50 Precision 0.0 Recall 0.0</text:p>
          </table:table-cell>
          <table:table-cell table:formula="of:=IFERROR(SEARCH(&quot;precision&quot;;[.B568];);0)" office:value-type="float" office:value="34" calcext:value-type="float">
            <text:p>34</text:p>
          </table:table-cell>
          <table:table-cell table:formula="of:=IFERROR(SEARCH(&quot;Recall&quot;;[.B56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08/24/17 03:09:52 Sample 4 of 50 Precision 0.0 Recall 0.0</text:p>
          </table:table-cell>
          <table:table-cell table:formula="of:=IFERROR(SEARCH(&quot;precision&quot;;[.B569];);0)" office:value-type="float" office:value="34" calcext:value-type="float">
            <text:p>34</text:p>
          </table:table-cell>
          <table:table-cell table:formula="of:=IFERROR(SEARCH(&quot;Recall&quot;;[.B56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08/24/17 03:13:09 Sample 5 of 50 Precision 0.0 Recall 0.0</text:p>
          </table:table-cell>
          <table:table-cell table:formula="of:=IFERROR(SEARCH(&quot;precision&quot;;[.B570];);0)" office:value-type="float" office:value="34" calcext:value-type="float">
            <text:p>34</text:p>
          </table:table-cell>
          <table:table-cell table:formula="of:=IFERROR(SEARCH(&quot;Recall&quot;;[.B57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08/24/17 03:16:27 Sample 6 of 50 Precision 0.0 Recall 0.0</text:p>
          </table:table-cell>
          <table:table-cell table:formula="of:=IFERROR(SEARCH(&quot;precision&quot;;[.B571];);0)" office:value-type="float" office:value="34" calcext:value-type="float">
            <text:p>34</text:p>
          </table:table-cell>
          <table:table-cell table:formula="of:=IFERROR(SEARCH(&quot;Recall&quot;;[.B57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08/24/17 03:19:51 Sample 7 of 50 Precision 0.0 Recall 0.0</text:p>
          </table:table-cell>
          <table:table-cell table:formula="of:=IFERROR(SEARCH(&quot;precision&quot;;[.B572];);0)" office:value-type="float" office:value="34" calcext:value-type="float">
            <text:p>34</text:p>
          </table:table-cell>
          <table:table-cell table:formula="of:=IFERROR(SEARCH(&quot;Recall&quot;;[.B57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08/24/17 03:23:16 Sample 8 of 50 Precision 0.0 Recall 0.0</text:p>
          </table:table-cell>
          <table:table-cell table:formula="of:=IFERROR(SEARCH(&quot;precision&quot;;[.B573];);0)" office:value-type="float" office:value="34" calcext:value-type="float">
            <text:p>34</text:p>
          </table:table-cell>
          <table:table-cell table:formula="of:=IFERROR(SEARCH(&quot;Recall&quot;;[.B57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08/24/17 03:26:32 Sample 9 of 50 Precision 0.0 Recall 0.0</text:p>
          </table:table-cell>
          <table:table-cell table:formula="of:=IFERROR(SEARCH(&quot;precision&quot;;[.B574];);0)" office:value-type="float" office:value="34" calcext:value-type="float">
            <text:p>34</text:p>
          </table:table-cell>
          <table:table-cell table:formula="of:=IFERROR(SEARCH(&quot;Recall&quot;;[.B57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08/24/17 03:29:55 Sample 10 of 50 Precision 0.0 Recall 0.0</text:p>
          </table:table-cell>
          <table:table-cell table:formula="of:=IFERROR(SEARCH(&quot;precision&quot;;[.B575];);0)" office:value-type="float" office:value="35" calcext:value-type="float">
            <text:p>35</text:p>
          </table:table-cell>
          <table:table-cell table:formula="of:=IFERROR(SEARCH(&quot;Recall&quot;;[.B57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08/24/17 03:33:09 Sample 11 of 50 Precision 0.0 Recall 0.0</text:p>
          </table:table-cell>
          <table:table-cell table:formula="of:=IFERROR(SEARCH(&quot;precision&quot;;[.B576];);0)" office:value-type="float" office:value="35" calcext:value-type="float">
            <text:p>35</text:p>
          </table:table-cell>
          <table:table-cell table:formula="of:=IFERROR(SEARCH(&quot;Recall&quot;;[.B57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08/24/17 03:36:26 Sample 12 of 50 Precision 0.0 Recall 0.0</text:p>
          </table:table-cell>
          <table:table-cell table:formula="of:=IFERROR(SEARCH(&quot;precision&quot;;[.B577];);0)" office:value-type="float" office:value="35" calcext:value-type="float">
            <text:p>35</text:p>
          </table:table-cell>
          <table:table-cell table:formula="of:=IFERROR(SEARCH(&quot;Recall&quot;;[.B57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08/24/17 03:39:45 Sample 13 of 50 Precision 0.0 Recall 0.0</text:p>
          </table:table-cell>
          <table:table-cell table:formula="of:=IFERROR(SEARCH(&quot;precision&quot;;[.B578];);0)" office:value-type="float" office:value="35" calcext:value-type="float">
            <text:p>35</text:p>
          </table:table-cell>
          <table:table-cell table:formula="of:=IFERROR(SEARCH(&quot;Recall&quot;;[.B57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08/24/17 03:42:58 Sample 14 of 50 Precision 0.0 Recall 0.0</text:p>
          </table:table-cell>
          <table:table-cell table:formula="of:=IFERROR(SEARCH(&quot;precision&quot;;[.B579];);0)" office:value-type="float" office:value="35" calcext:value-type="float">
            <text:p>35</text:p>
          </table:table-cell>
          <table:table-cell table:formula="of:=IFERROR(SEARCH(&quot;Recall&quot;;[.B57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08/24/17 03:46:17 Sample 15 of 50 Precision 0.0 Recall 0.0</text:p>
          </table:table-cell>
          <table:table-cell table:formula="of:=IFERROR(SEARCH(&quot;precision&quot;;[.B580];);0)" office:value-type="float" office:value="35" calcext:value-type="float">
            <text:p>35</text:p>
          </table:table-cell>
          <table:table-cell table:formula="of:=IFERROR(SEARCH(&quot;Recall&quot;;[.B58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08/24/17 03:49:36 Sample 16 of 50 Precision 0.0 Recall 0.0</text:p>
          </table:table-cell>
          <table:table-cell table:formula="of:=IFERROR(SEARCH(&quot;precision&quot;;[.B581];);0)" office:value-type="float" office:value="35" calcext:value-type="float">
            <text:p>35</text:p>
          </table:table-cell>
          <table:table-cell table:formula="of:=IFERROR(SEARCH(&quot;Recall&quot;;[.B5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08/24/17 03:53:01 Sample 17 of 50 Precision 0.0 Recall 0.0</text:p>
          </table:table-cell>
          <table:table-cell table:formula="of:=IFERROR(SEARCH(&quot;precision&quot;;[.B582];);0)" office:value-type="float" office:value="35" calcext:value-type="float">
            <text:p>35</text:p>
          </table:table-cell>
          <table:table-cell table:formula="of:=IFERROR(SEARCH(&quot;Recall&quot;;[.B5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08/24/17 03:56:22 Sample 18 of 50 Precision 0.0 Recall 0.0</text:p>
          </table:table-cell>
          <table:table-cell table:formula="of:=IFERROR(SEARCH(&quot;precision&quot;;[.B583];);0)" office:value-type="float" office:value="35" calcext:value-type="float">
            <text:p>35</text:p>
          </table:table-cell>
          <table:table-cell table:formula="of:=IFERROR(SEARCH(&quot;Recall&quot;;[.B5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08/24/17 03:59:35 Sample 19 of 50 Precision 0.0 Recall 0.0</text:p>
          </table:table-cell>
          <table:table-cell table:formula="of:=IFERROR(SEARCH(&quot;precision&quot;;[.B584];);0)" office:value-type="float" office:value="35" calcext:value-type="float">
            <text:p>35</text:p>
          </table:table-cell>
          <table:table-cell table:formula="of:=IFERROR(SEARCH(&quot;Recall&quot;;[.B58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08/24/17 04:03:01 Sample 20 of 50 Precision 0.0 Recall 0.0</text:p>
          </table:table-cell>
          <table:table-cell table:formula="of:=IFERROR(SEARCH(&quot;precision&quot;;[.B585];);0)" office:value-type="float" office:value="35" calcext:value-type="float">
            <text:p>35</text:p>
          </table:table-cell>
          <table:table-cell table:formula="of:=IFERROR(SEARCH(&quot;Recall&quot;;[.B5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08/24/17 04:06:19 Sample 21 of 50 Precision 0.0 Recall 0.0</text:p>
          </table:table-cell>
          <table:table-cell table:formula="of:=IFERROR(SEARCH(&quot;precision&quot;;[.B586];);0)" office:value-type="float" office:value="35" calcext:value-type="float">
            <text:p>35</text:p>
          </table:table-cell>
          <table:table-cell table:formula="of:=IFERROR(SEARCH(&quot;Recall&quot;;[.B5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08/24/17 04:09:45 Sample 22 of 50 Precision 0.0 Recall 0.0</text:p>
          </table:table-cell>
          <table:table-cell table:formula="of:=IFERROR(SEARCH(&quot;precision&quot;;[.B587];);0)" office:value-type="float" office:value="35" calcext:value-type="float">
            <text:p>35</text:p>
          </table:table-cell>
          <table:table-cell table:formula="of:=IFERROR(SEARCH(&quot;Recall&quot;;[.B58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08/24/17 04:13:03 Sample 23 of 50 Precision 0.0 Recall 0.0</text:p>
          </table:table-cell>
          <table:table-cell table:formula="of:=IFERROR(SEARCH(&quot;precision&quot;;[.B588];);0)" office:value-type="float" office:value="35" calcext:value-type="float">
            <text:p>35</text:p>
          </table:table-cell>
          <table:table-cell table:formula="of:=IFERROR(SEARCH(&quot;Recall&quot;;[.B5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08/24/17 04:16:20 Sample 24 of 50 Precision 0.0 Recall 0.0</text:p>
          </table:table-cell>
          <table:table-cell table:formula="of:=IFERROR(SEARCH(&quot;precision&quot;;[.B589];);0)" office:value-type="float" office:value="35" calcext:value-type="float">
            <text:p>35</text:p>
          </table:table-cell>
          <table:table-cell table:formula="of:=IFERROR(SEARCH(&quot;Recall&quot;;[.B5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08/24/17 04:19:34 Sample 25 of 50 Precision 0.0 Recall 0.0</text:p>
          </table:table-cell>
          <table:table-cell table:formula="of:=IFERROR(SEARCH(&quot;precision&quot;;[.B590];);0)" office:value-type="float" office:value="35" calcext:value-type="float">
            <text:p>35</text:p>
          </table:table-cell>
          <table:table-cell table:formula="of:=IFERROR(SEARCH(&quot;Recall&quot;;[.B59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08/24/17 04:23:01 Sample 26 of 50 Precision 0.0 Recall 0.0</text:p>
          </table:table-cell>
          <table:table-cell table:formula="of:=IFERROR(SEARCH(&quot;precision&quot;;[.B591];);0)" office:value-type="float" office:value="35" calcext:value-type="float">
            <text:p>35</text:p>
          </table:table-cell>
          <table:table-cell table:formula="of:=IFERROR(SEARCH(&quot;Recall&quot;;[.B5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08/24/17 04:26:27 Sample 27 of 50 Precision 0.0 Recall 0.0</text:p>
          </table:table-cell>
          <table:table-cell table:formula="of:=IFERROR(SEARCH(&quot;precision&quot;;[.B592];);0)" office:value-type="float" office:value="35" calcext:value-type="float">
            <text:p>35</text:p>
          </table:table-cell>
          <table:table-cell table:formula="of:=IFERROR(SEARCH(&quot;Recall&quot;;[.B59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08/24/17 04:29:47 Sample 28 of 50 Precision 0.0 Recall 0.0</text:p>
          </table:table-cell>
          <table:table-cell table:formula="of:=IFERROR(SEARCH(&quot;precision&quot;;[.B593];);0)" office:value-type="float" office:value="35" calcext:value-type="float">
            <text:p>35</text:p>
          </table:table-cell>
          <table:table-cell table:formula="of:=IFERROR(SEARCH(&quot;Recall&quot;;[.B59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08/24/17 04:33:09 Sample 29 of 50 Precision 0.0 Recall 0.0</text:p>
          </table:table-cell>
          <table:table-cell table:formula="of:=IFERROR(SEARCH(&quot;precision&quot;;[.B594];);0)" office:value-type="float" office:value="35" calcext:value-type="float">
            <text:p>35</text:p>
          </table:table-cell>
          <table:table-cell table:formula="of:=IFERROR(SEARCH(&quot;Recall&quot;;[.B5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08/24/17 04:36:29 Sample 30 of 50 Precision 0.0 Recall 0.0</text:p>
          </table:table-cell>
          <table:table-cell table:formula="of:=IFERROR(SEARCH(&quot;precision&quot;;[.B595];);0)" office:value-type="float" office:value="35" calcext:value-type="float">
            <text:p>35</text:p>
          </table:table-cell>
          <table:table-cell table:formula="of:=IFERROR(SEARCH(&quot;Recall&quot;;[.B59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08/24/17 04:39:50 Sample 31 of 50 Precision 0.0 Recall 0.0</text:p>
          </table:table-cell>
          <table:table-cell table:formula="of:=IFERROR(SEARCH(&quot;precision&quot;;[.B596];);0)" office:value-type="float" office:value="35" calcext:value-type="float">
            <text:p>35</text:p>
          </table:table-cell>
          <table:table-cell table:formula="of:=IFERROR(SEARCH(&quot;Recall&quot;;[.B5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08/24/17 04:43:00 Sample 32 of 50 Precision 0.0 Recall 0.0</text:p>
          </table:table-cell>
          <table:table-cell table:formula="of:=IFERROR(SEARCH(&quot;precision&quot;;[.B597];);0)" office:value-type="float" office:value="35" calcext:value-type="float">
            <text:p>35</text:p>
          </table:table-cell>
          <table:table-cell table:formula="of:=IFERROR(SEARCH(&quot;Recall&quot;;[.B5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08/24/17 04:46:12 Sample 33 of 50 Precision 0.0 Recall 0.0</text:p>
          </table:table-cell>
          <table:table-cell table:formula="of:=IFERROR(SEARCH(&quot;precision&quot;;[.B598];);0)" office:value-type="float" office:value="35" calcext:value-type="float">
            <text:p>35</text:p>
          </table:table-cell>
          <table:table-cell table:formula="of:=IFERROR(SEARCH(&quot;Recall&quot;;[.B59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08/24/17 04:49:23 Sample 34 of 50 Precision 0.0 Recall 0.0</text:p>
          </table:table-cell>
          <table:table-cell table:formula="of:=IFERROR(SEARCH(&quot;precision&quot;;[.B599];);0)" office:value-type="float" office:value="35" calcext:value-type="float">
            <text:p>35</text:p>
          </table:table-cell>
          <table:table-cell table:formula="of:=IFERROR(SEARCH(&quot;Recall&quot;;[.B59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08/24/17 04:52:41 Sample 35 of 50 Precision 0.0 Recall 0.0</text:p>
          </table:table-cell>
          <table:table-cell table:formula="of:=IFERROR(SEARCH(&quot;precision&quot;;[.B600];);0)" office:value-type="float" office:value="35" calcext:value-type="float">
            <text:p>35</text:p>
          </table:table-cell>
          <table:table-cell table:formula="of:=IFERROR(SEARCH(&quot;Recall&quot;;[.B60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08/24/17 04:55:53 Sample 36 of 50 Precision 0.0 Recall 0.0</text:p>
          </table:table-cell>
          <table:table-cell table:formula="of:=IFERROR(SEARCH(&quot;precision&quot;;[.B601];);0)" office:value-type="float" office:value="35" calcext:value-type="float">
            <text:p>35</text:p>
          </table:table-cell>
          <table:table-cell table:formula="of:=IFERROR(SEARCH(&quot;Recall&quot;;[.B60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08/24/17 04:59:05 Sample 37 of 50 Precision 0.0 Recall 0.0</text:p>
          </table:table-cell>
          <table:table-cell table:formula="of:=IFERROR(SEARCH(&quot;precision&quot;;[.B602];);0)" office:value-type="float" office:value="35" calcext:value-type="float">
            <text:p>35</text:p>
          </table:table-cell>
          <table:table-cell table:formula="of:=IFERROR(SEARCH(&quot;Recall&quot;;[.B60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08/24/17 05:02:22 Sample 38 of 50 Precision 0.0 Recall 0.0</text:p>
          </table:table-cell>
          <table:table-cell table:formula="of:=IFERROR(SEARCH(&quot;precision&quot;;[.B603];);0)" office:value-type="float" office:value="35" calcext:value-type="float">
            <text:p>35</text:p>
          </table:table-cell>
          <table:table-cell table:formula="of:=IFERROR(SEARCH(&quot;Recall&quot;;[.B60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08/24/17 05:05:40 Sample 39 of 50 Precision 0.0 Recall 0.0</text:p>
          </table:table-cell>
          <table:table-cell table:formula="of:=IFERROR(SEARCH(&quot;precision&quot;;[.B604];);0)" office:value-type="float" office:value="35" calcext:value-type="float">
            <text:p>35</text:p>
          </table:table-cell>
          <table:table-cell table:formula="of:=IFERROR(SEARCH(&quot;Recall&quot;;[.B60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08/24/17 05:09:02 Sample 40 of 50 Precision 0.0 Recall 0.0</text:p>
          </table:table-cell>
          <table:table-cell table:formula="of:=IFERROR(SEARCH(&quot;precision&quot;;[.B605];);0)" office:value-type="float" office:value="35" calcext:value-type="float">
            <text:p>35</text:p>
          </table:table-cell>
          <table:table-cell table:formula="of:=IFERROR(SEARCH(&quot;Recall&quot;;[.B60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08/24/17 05:12:28 Sample 41 of 50 Precision 0.0 Recall 0.0</text:p>
          </table:table-cell>
          <table:table-cell table:formula="of:=IFERROR(SEARCH(&quot;precision&quot;;[.B606];);0)" office:value-type="float" office:value="35" calcext:value-type="float">
            <text:p>35</text:p>
          </table:table-cell>
          <table:table-cell table:formula="of:=IFERROR(SEARCH(&quot;Recall&quot;;[.B6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08/24/17 05:15:46 Sample 42 of 50 Precision 0.0 Recall 0.0</text:p>
          </table:table-cell>
          <table:table-cell table:formula="of:=IFERROR(SEARCH(&quot;precision&quot;;[.B607];);0)" office:value-type="float" office:value="35" calcext:value-type="float">
            <text:p>35</text:p>
          </table:table-cell>
          <table:table-cell table:formula="of:=IFERROR(SEARCH(&quot;Recall&quot;;[.B60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08/24/17 05:19:09 Sample 43 of 50 Precision 0.0 Recall 0.0</text:p>
          </table:table-cell>
          <table:table-cell table:formula="of:=IFERROR(SEARCH(&quot;precision&quot;;[.B608];);0)" office:value-type="float" office:value="35" calcext:value-type="float">
            <text:p>35</text:p>
          </table:table-cell>
          <table:table-cell table:formula="of:=IFERROR(SEARCH(&quot;Recall&quot;;[.B60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08/24/17 05:22:26 Sample 44 of 50 Precision 0.0 Recall 0.0</text:p>
          </table:table-cell>
          <table:table-cell table:formula="of:=IFERROR(SEARCH(&quot;precision&quot;;[.B609];);0)" office:value-type="float" office:value="35" calcext:value-type="float">
            <text:p>35</text:p>
          </table:table-cell>
          <table:table-cell table:formula="of:=IFERROR(SEARCH(&quot;Recall&quot;;[.B60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08/24/17 05:25:50 Sample 45 of 50 Precision 0.0 Recall 0.0</text:p>
          </table:table-cell>
          <table:table-cell table:formula="of:=IFERROR(SEARCH(&quot;precision&quot;;[.B610];);0)" office:value-type="float" office:value="35" calcext:value-type="float">
            <text:p>35</text:p>
          </table:table-cell>
          <table:table-cell table:formula="of:=IFERROR(SEARCH(&quot;Recall&quot;;[.B6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6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7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8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9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50 of 50 Precision 0.0 Recall 0.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</table:table-row>
      </table:table>
      <table:table table:name="RNN" table:style-name="ta1">
        <office:forms form:automatic-focus="false" form:apply-design-mode="false"/>
        <table:table-column table:style-name="co9" table:default-cell-style-name="Default"/>
        <table:table-column table:style-name="co20" table:default-cell-style-name="ce24"/>
        <table:table-column table:style-name="co11" table:default-cell-style-name="ce9"/>
        <table:table-column table:style-name="co14" table:default-cell-style-name="ce9"/>
        <table:table-column table:style-name="co14" table:default-cell-style-name="Default"/>
        <table:table-column table:style-name="co14" table:number-columns-repeated="2" table:default-cell-style-name="ce9"/>
        <table:table-column table:style-name="co14" table:number-columns-repeated="5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" table:number-columns-repeated="22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Hidden periods</text:p>
          </table:table-cell>
          <table:table-cell table:style-name="Default"/>
          <table:table-cell/>
          <table:table-cell table:style-name="Default" office:value-type="string" calcext:value-type="string">
            <text:p>Hidden users</text:p>
          </table:table-cell>
          <table:table-cell table:style-name="Default"/>
          <table:table-cell table:number-columns-repeated="3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table:style-name="Default" office:value-type="string" calcext:value-type="string">
            <text:p>20-layers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35"/>
        </table:table-row>
        <table:table-row table:style-name="ro1">
          <table:table-cell/>
          <table:table-cell table:style-name="Default" office:value-type="string" calcext:value-type="string">
            <text:p>40-layers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08" calcext:value-type="percentage">
            <text:p>8.00%</text:p>
          </table:table-cell>
          <table:table-cell/>
          <table:table-cell office:value-type="percentage" office:value="0.46" calcext:value-type="percentage">
            <text:p>46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32"/>
        </table:table-row>
        <table:table-row table:style-name="ro1">
          <table:table-cell/>
          <table:table-cell table:style-name="Default" office:value-type="string" calcext:value-type="string">
            <text:p>100-layers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7" calcext:value-type="percentage">
            <text:p>7.00%</text:p>
          </table:table-cell>
          <table:table-cell/>
          <table:table-cell office:value-type="percentage" office:value="0.47" calcext:value-type="percentage">
            <text:p>47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32"/>
        </table:table-row>
        <table:table-row table:style-name="ro1">
          <table:table-cell/>
          <table:table-cell table:style-name="Default" office:value-type="string" calcext:value-type="string">
            <text:p>163 layers</text:p>
          </table:table-cell>
          <table:table-cell table:number-columns-repeated="37"/>
        </table:table-row>
        <table:table-row table:style-name="ro1">
          <table:table-cell/>
          <table:table-cell table:style-name="Default" office:value-type="string" calcext:value-type="string">
            <text:p>250-layers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6" calcext:value-type="percentage">
            <text:p>6.00%</text:p>
          </table:table-cell>
          <table:table-cell/>
          <table:table-cell office:value-type="percentage" office:value="0.46" calcext:value-type="percentage">
            <text:p>46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32"/>
        </table:table-row>
        <table:table-row table:style-name="ro1" table:number-rows-repeated="2">
          <table:table-cell/>
          <table:table-cell table:style-name="Default"/>
          <table:table-cell table:number-columns-repeated="37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table:style-name="ce25" office:value-type="string" calcext:value-type="string">
            <text:p>Run numb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number-columns-repeated="4" table:style-name="ce25" office:value-type="float" office:value="11" calcext:value-type="float">
            <text:p>11</text:p>
          </table:table-cell>
          <table:table-cell/>
          <table:table-cell office:value-type="string" calcext:value-type="string">
            <text:p>Us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6" office:value-type="string" calcext:value-type="string">
            <text:p>Features list</text:p>
          </table:table-cell>
          <table:table-cell table:number-columns-repeated="5" table:style-name="ce32" office:value-type="string" calcext:value-type="string">
            <text:p>t-1</text:p>
          </table:table-cell>
          <table:table-cell table:style-name="ce32" office:value-type="string" calcext:value-type="string">
            <text:p>All</text:p>
          </table:table-cell>
          <table:table-cell table:number-columns-repeated="4" table:style-name="ce32" office:value-type="string" calcext:value-type="string">
            <text:p>t-1</text:p>
          </table:table-cell>
          <table:table-cell/>
          <table:table-cell table:number-columns-repeated="4" table:style-name="ce32" office:value-type="string" calcext:value-type="string">
            <text:p>t-1</text:p>
          </table:table-cell>
          <table:table-cell/>
          <table:table-cell office:value-type="string" calcext:value-type="string">
            <text:p>Precision</text:p>
          </table:table-cell>
          <table:table-cell table:number-columns-repeated="20"/>
        </table:table-row>
        <table:table-row table:style-name="ro1">
          <table:table-cell/>
          <table:table-cell table:style-name="ce26"/>
          <table:table-cell table:style-name="ce32" table:number-columns-repeated="10"/>
          <table:table-cell/>
          <table:table-cell table:style-name="ce32" table:number-columns-repeated="4"/>
          <table:table-cell/>
          <table:table-cell office:value-type="string" calcext:value-type="string">
            <text:p>Recall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 text:c="3"/>User iteration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0" calcext:value-type="float">
            <text:p>20</text:p>
          </table:table-cell>
          <table:table-cell table:number-columns-repeated="3" table:style-name="ce73" office:value-type="float" office:value="10" calcext:value-type="float">
            <text:p>10</text:p>
          </table:table-cell>
          <table:table-cell table:style-name="ce73" office:value-type="float" office:value="20" calcext:value-type="float">
            <text:p>20</text:p>
          </table:table-cell>
          <table:table-cell/>
          <table:table-cell table:style-name="ce33" office:value-type="float" office:value="5" calcext:value-type="float">
            <text:p>5</text:p>
          </table:table-cell>
          <table:table-cell table:style-name="ce33"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 text:c="3"/>Samples per user</text:p>
          </table:table-cell>
          <table:table-cell table:number-columns-repeated="3" table:style-name="ce57" office:value-type="float" office:value="1000" calcext:value-type="float">
            <text:p>1000</text:p>
          </table:table-cell>
          <table:table-cell table:style-name="ce73" office:value-type="float" office:value="500" calcext:value-type="float">
            <text:p>500</text:p>
          </table:table-cell>
          <table:table-cell table:number-columns-repeated="3" table:style-name="ce24" office:value-type="float" office:value="50" calcext:value-type="float">
            <text:p>5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33"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 text:c="3"/>Batch size</text:p>
          </table:table-cell>
          <table:table-cell table:number-columns-repeated="3" table:style-name="ce57" office:value-type="float" office:value="1000" calcext:value-type="float">
            <text:p>1000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3" table:style-name="ce24" office:value-type="float" office:value="50" calcext:value-type="float">
            <text:p>50</text:p>
          </table:table-cell>
          <table:table-cell table:number-columns-repeated="2" table:style-name="ce24" office:value-type="float" office:value="30" calcext:value-type="float">
            <text:p>30</text:p>
          </table:table-cell>
          <table:table-cell table:style-name="ce24" office:value-type="float" office:value="50" calcext:value-type="float">
            <text:p>50</text:p>
          </table:table-cell>
          <table:table-cell/>
          <table:table-cell table:style-name="ce33" office:value-type="float" office:value="20" calcext:value-type="float">
            <text:p>20</text:p>
          </table:table-cell>
          <table:table-cell table:style-name="ce33" table:number-columns-repeated="3"/>
          <table:table-cell table:number-columns-repeated="22"/>
        </table:table-row>
        <table:table-row table:style-name="ro1">
          <table:table-cell/>
          <table:table-cell table:style-name="ce27" office:value-type="string" calcext:value-type="string">
            <text:p>Total input rows</text:p>
          </table:table-cell>
          <table:table-cell table:style-name="ce58" table:formula="of:=[.C16]*[.C15]*[.C17]" office:value-type="float" office:value="2000000" calcext:value-type="float">
            <text:p>2,000,000</text:p>
          </table:table-cell>
          <table:table-cell table:style-name="ce67" table:formula="of:=[.D16]*[.D15]*[.D17]" office:value-type="float" office:value="5000000" calcext:value-type="float">
            <text:p>5,000,000</text:p>
          </table:table-cell>
          <table:table-cell table:style-name="ce67" table:formula="of:=[.E16]*[.E15]*[.E17]" office:value-type="float" office:value="5000000" calcext:value-type="float">
            <text:p>5,000,000</text:p>
          </table:table-cell>
          <table:table-cell table:style-name="ce67" table:formula="of:=[.F16]*[.F15]*[.F17]" office:value-type="float" office:value="200000" calcext:value-type="float">
            <text:p>200,000</text:p>
          </table:table-cell>
          <table:table-cell table:style-name="ce78" table:formula="of:=[.G16]*[.G15]*[.G17]" office:value-type="float" office:value="20000" calcext:value-type="float">
            <text:p>20,000</text:p>
          </table:table-cell>
          <table:table-cell table:style-name="ce78" table:formula="of:=[.H16]*[.H15]*[.H17]" office:value-type="float" office:value="50000" calcext:value-type="float">
            <text:p>50,000</text:p>
          </table:table-cell>
          <table:table-cell table:style-name="ce78" table:formula="of:=[.I16]*[.I15]*[.I17]" office:value-type="float" office:value="25000" calcext:value-type="float">
            <text:p>25,000</text:p>
          </table:table-cell>
          <table:table-cell table:style-name="ce78" table:formula="of:=[.J16]*[.J15]*[.J17]" office:value-type="float" office:value="6000" calcext:value-type="float">
            <text:p>6,000</text:p>
          </table:table-cell>
          <table:table-cell table:style-name="ce78" table:formula="of:=[.K16]*[.K15]*[.K17]" office:value-type="float" office:value="1500" calcext:value-type="float">
            <text:p>1,500</text:p>
          </table:table-cell>
          <table:table-cell table:style-name="ce78" table:formula="of:=[.L16]*[.L15]*[.L17]" office:value-type="float" office:value="20000" calcext:value-type="float">
            <text:p>20,000</text:p>
          </table:table-cell>
          <table:table-cell/>
          <table:table-cell table:style-name="ce34" table:formula="of:=[.N16]*[.N15]*[.N17]" office:value-type="float" office:value="1000" calcext:value-type="float">
            <text:p>1,000</text:p>
          </table:table-cell>
          <table:table-cell table:style-name="ce34" table:formula="of:=[.O16]*[.O15]*[.O17]" office:value-type="float" office:value="0" calcext:value-type="float">
            <text:p>0</text:p>
          </table:table-cell>
          <table:table-cell table:style-name="ce34" table:formula="of:=[.P16]*[.P15]*[.P17]" office:value-type="float" office:value="0" calcext:value-type="float">
            <text:p>0</text:p>
          </table:table-cell>
          <table:table-cell table:style-name="ce34" table:formula="of:=[.Q16]*[.Q15]*[.Q17]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Batch Iterations</text:p>
          </table:table-cell>
          <table:table-cell table:style-name="ce43" office:value-type="float" office:value="20" calcext:value-type="float">
            <text:p>20</text:p>
          </table:table-cell>
          <table:table-cell table:style-name="ce57" office:value-type="float" office:value="50" calcext:value-type="float">
            <text:p>50</text:p>
          </table:table-cell>
          <table:table-cell table:number-columns-repeated="5"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33"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Time steps</text:p>
          </table:table-cell>
          <table:table-cell table:style-name="ce43" office:value-type="float" office:value="336" calcext:value-type="float">
            <text:p>336</text:p>
          </table:table-cell>
          <table:table-cell table:number-columns-repeated="5" table:style-name="ce57" office:value-type="float" office:value="672" calcext:value-type="float">
            <text:p>672</text:p>
          </table:table-cell>
          <table:table-cell table:style-name="ce57" office:value-type="float" office:value="336" calcext:value-type="float">
            <text:p>336</text:p>
          </table:table-cell>
          <table:table-cell table:number-columns-repeated="3" table:style-name="ce57" office:value-type="float" office:value="672" calcext:value-type="float">
            <text:p>672</text:p>
          </table:table-cell>
          <table:table-cell/>
          <table:table-cell table:style-name="ce33" office:value-type="float" office:value="48" calcext:value-type="float">
            <text:p>48</text:p>
          </table:table-cell>
          <table:table-cell table:style-name="ce33"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Hidden Units</text:p>
          </table:table-cell>
          <table:table-cell table:style-name="ce43" office:value-type="float" office:value="150" calcext:value-type="float">
            <text:p>150</text:p>
          </table:table-cell>
          <table:table-cell table:number-columns-repeated="2" table:style-name="ce57" office:value-type="float" office:value="250" calcext:value-type="float">
            <text:p>250</text:p>
          </table:table-cell>
          <table:table-cell table:style-name="ce74" office:value-type="float" office:value="250" calcext:value-type="float">
            <text:p>250</text:p>
          </table:table-cell>
          <table:table-cell table:number-columns-repeated="6" table:style-name="ce57" office:value-type="float" office:value="250" calcext:value-type="float">
            <text:p>250</text:p>
          </table:table-cell>
          <table:table-cell/>
          <table:table-cell table:style-name="ce33" office:value-type="float" office:value="250" calcext:value-type="float">
            <text:p>250</text:p>
          </table:table-cell>
          <table:table-cell table:style-name="ce33"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6" table:style-name="ce57" office:value-type="float" office:value="4" calcext:value-type="float">
            <text:p>4</text:p>
          </table:table-cell>
          <table:table-cell/>
          <table:table-cell table:style-name="ce33" office:value-type="float" office:value="4" calcext:value-type="float">
            <text:p>4</text:p>
          </table:table-cell>
          <table:table-cell table:style-name="ce33"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rning rate</text:p>
          </table:table-cell>
          <table:table-cell table:number-columns-repeated="8" table:style-name="ce24" office:value-type="float" office:value="0.01" calcext:value-type="float">
            <text:p>0.01</text:p>
          </table:table-cell>
          <table:table-cell table:number-columns-repeated="2" table:style-name="ce24" office:value-type="float" office:value="0.02" calcext:value-type="float">
            <text:p>0.02</text:p>
          </table:table-cell>
          <table:table-cell/>
          <table:table-cell table:style-name="ce33" office:value-type="float" office:value="0.001" calcext:value-type="float">
            <text:p>0.001</text:p>
          </table:table-cell>
          <table:table-cell table:style-name="ce33"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Imbalance data weighting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9" office:value-type="float" office:value="8" calcext:value-type="float">
            <text:p>8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number-columns-repeated="2" table:style-name="ce70" office:value-type="float" office:value="10" calcext:value-type="float">
            <text:p>10</text:p>
          </table:table-cell>
          <table:table-cell/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number-columns-repeated="2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Precision</text:p>
          </table:table-cell>
          <table:table-cell table:style-name="ce59" table:number-columns-repeated="2"/>
          <table:table-cell table:style-name="ce47" office:value-type="percentage" office:value="0.91" calcext:value-type="percentage">
            <text:p>91.0%</text:p>
          </table:table-cell>
          <table:table-cell table:style-name="ce47" office:value-type="percentage" office:value="0.93" calcext:value-type="percentage">
            <text:p>93.0%</text:p>
          </table:table-cell>
          <table:table-cell table:style-name="ce45" table:number-columns-repeated="6"/>
          <table:table-cell/>
          <table:table-cell table:style-name="ce51" table:number-columns-repeated="4"/>
          <table:table-cell table:number-columns-repeated="2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table:style-name="ce47" table:number-columns-repeated="2"/>
          <table:table-cell table:style-name="ce47" office:value-type="percentage" office:value="0.94" calcext:value-type="percentage">
            <text:p>94.0%</text:p>
          </table:table-cell>
          <table:table-cell table:style-name="ce47" office:value-type="percentage" office:value="0.97" calcext:value-type="percentage">
            <text:p>97.0%</text:p>
          </table:table-cell>
          <table:table-cell table:style-name="ce45" table:number-columns-repeated="6"/>
          <table:table-cell/>
          <table:table-cell table:style-name="ce51" table:number-columns-repeated="4"/>
          <table:table-cell table:number-columns-repeated="2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string" calcext:value-type="string">
            <text:p>F-Score</text:p>
          </table:table-cell>
          <table:table-cell table:style-name="ce47"/>
          <table:table-cell table:style-name="ce68"/>
          <table:table-cell table:style-name="ce68" office:value-type="percentage" office:value="0.92" calcext:value-type="percentage">
            <text:p>92.0%</text:p>
          </table:table-cell>
          <table:table-cell table:style-name="ce68" office:value-type="percentage" office:value="0.95" calcext:value-type="percentage">
            <text:p>95.0%</text:p>
          </table:table-cell>
          <table:table-cell table:style-name="ce45" table:number-columns-repeated="6"/>
          <table:table-cell/>
          <table:table-cell table:style-name="ce51" table:number-columns-repeated="4"/>
          <table:table-cell table:number-columns-repeated="22"/>
        </table:table-row>
        <table:table-row table:style-name="ro1">
          <table:table-cell/>
          <table:table-cell table:style-name="ce28" office:value-type="string" calcext:value-type="string">
            <text:p>Precision (Play events)</text:p>
          </table:table-cell>
          <table:table-cell table:number-columns-repeated="2" table:style-name="ce60" office:value-type="percentage" office:value="0" calcext:value-type="percentage">
            <text:p>0.00%</text:p>
          </table:table-cell>
          <table:table-cell table:number-columns-repeated="2" table:style-name="ce39" office:value-type="percentage" office:value="0" calcext:value-type="percentage">
            <text:p>0.00%</text:p>
          </table:table-cell>
          <table:table-cell table:number-columns-repeated="2" table:style-name="ce80" office:value-type="percentage" office:value="0.7" calcext:value-type="percentage">
            <text:p>70.00%</text:p>
          </table:table-cell>
          <table:table-cell table:number-columns-repeated="2" table:style-name="ce66" office:value-type="percentage" office:value="0" calcext:value-type="percentage">
            <text:p>0.00%</text:p>
          </table:table-cell>
          <table:table-cell table:number-columns-repeated="2" table:style-name="ce66" office:value-type="percentage" office:value="0.00091" calcext:value-type="percentage">
            <text:p>0.09%</text:p>
          </table:table-cell>
          <table:table-cell/>
          <table:table-cell table:style-name="ce39" office:value-type="percentage" office:value="0" calcext:value-type="percentage">
            <text:p>0.00%</text:p>
          </table:table-cell>
          <table:table-cell table:style-name="ce39"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Recall (Play events0</text:p>
          </table:table-cell>
          <table:table-cell table:number-columns-repeated="2" table:style-name="ce47" office:value-type="percentage" office:value="0" calcext:value-type="percentage">
            <text:p>0.0%</text:p>
          </table:table-cell>
          <table:table-cell table:number-columns-repeated="2" table:style-name="ce37" office:value-type="percentage" office:value="0" calcext:value-type="percentage">
            <text:p>0.0%</text:p>
          </table:table-cell>
          <table:table-cell table:style-name="ce81" office:value-type="percentage" office:value="0.665" calcext:value-type="percentage">
            <text:p>66.50%</text:p>
          </table:table-cell>
          <table:table-cell table:style-name="ce81" office:value-type="percentage" office:value="0.64" calcext:value-type="percentage">
            <text:p>64.00%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2" table:style-name="ce77" office:value-type="percentage" office:value="0.01" calcext:value-type="percentage">
            <text:p>1.00%</text:p>
          </table:table-cell>
          <table:table-cell/>
          <table:table-cell table:style-name="ce51" office:value-type="percentage" office:value="0" calcext:value-type="percentage">
            <text:p>0.00%</text:p>
          </table:table-cell>
          <table:table-cell table:style-name="ce51" table:number-columns-repeated="3"/>
          <table:table-cell table:number-columns-repeated="22"/>
        </table:table-row>
        <table:table-row table:style-name="ro1">
          <table:table-cell/>
          <table:table-cell table:style-name="Default"/>
          <table:table-cell table:style-name="ce11" table:number-columns-repeated="2"/>
          <table:table-cell table:style-name="ce71" table:number-columns-repeated="2"/>
          <table:table-cell/>
          <table:table-cell table:style-name="ce9" table:number-columns-repeated="4"/>
          <table:table-cell/>
          <table:table-cell table:style-name="ce9"/>
          <table:table-cell table:style-name="ce82"/>
          <table:table-cell table:style-name="ce9"/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table:style-name="ce25" office:value-type="string" calcext:value-type="string">
            <text:p>Run numb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/>
          <table:table-cell table:style-name="ce26" office:value-type="string" calcext:value-type="string">
            <text:p>Features list</text:p>
          </table:table-cell>
          <table:table-cell table:number-columns-repeated="6" table:style-name="ce32" office:value-type="string" calcext:value-type="string">
            <text:p>t-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<text:s text:c="3"/>User iteration</text:p>
          </table:table-cell>
          <table:table-cell table:number-columns-repeated="6" table:style-name="ce24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<text:s text:c="3"/>Samples per user</text:p>
          </table:table-cell>
          <table:table-cell table:number-columns-repeated="6" table:style-name="ce61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<text:s text:c="3"/>Batch size</text:p>
          </table:table-cell>
          <table:table-cell table:number-columns-repeated="6" table:style-name="ce61" office:value-type="float" office:value="50" calcext:value-type="float">
            <text:p>50</text:p>
          </table:table-cell>
          <table:table-cell table:number-columns-repeated="31"/>
        </table:table-row>
        <table:table-row table:style-name="ro1">
          <table:table-cell/>
          <table:table-cell table:style-name="ce27" office:value-type="string" calcext:value-type="string">
            <text:p>Total input rows</text:p>
          </table:table-cell>
          <table:table-cell table:style-name="ce62" table:formula="of:=[.C36]*[.C35]*[.C37]" office:value-type="float" office:value="5000" calcext:value-type="float">
            <text:p>5,000</text:p>
          </table:table-cell>
          <table:table-cell table:style-name="ce62" table:formula="of:=[.D36]*[.D35]*[.D37]" office:value-type="float" office:value="5000" calcext:value-type="float">
            <text:p>5,000</text:p>
          </table:table-cell>
          <table:table-cell table:style-name="ce62" table:formula="of:=[.E36]*[.E35]*[.E37]" office:value-type="float" office:value="5000" calcext:value-type="float">
            <text:p>5,000</text:p>
          </table:table-cell>
          <table:table-cell table:style-name="ce62" table:formula="of:=[.F36]*[.F35]*[.F37]" office:value-type="float" office:value="5000" calcext:value-type="float">
            <text:p>5,000</text:p>
          </table:table-cell>
          <table:table-cell table:style-name="ce62" table:formula="of:=[.G36]*[.G35]*[.G37]" office:value-type="float" office:value="5000" calcext:value-type="float">
            <text:p>5,000</text:p>
          </table:table-cell>
          <table:table-cell table:style-name="ce62" table:formula="of:=[.H36]*[.H35]*[.H37]" office:value-type="float" office:value="5000" calcext:value-type="float">
            <text:p>5,00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Batch Iterations</text:p>
          </table:table-cell>
          <table:table-cell table:number-columns-repeated="6" table:style-name="ce61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ime steps</text:p>
          </table:table-cell>
          <table:table-cell table:style-name="ce61" office:value-type="float" office:value="48" calcext:value-type="float">
            <text:p>48</text:p>
          </table:table-cell>
          <table:table-cell table:style-name="ce61" table:formula="of:=[.C40]*7" office:value-type="float" office:value="336" calcext:value-type="float">
            <text:p>336</text:p>
          </table:table-cell>
          <table:table-cell table:style-name="ce61" table:formula="of:=[.D40]*2" office:value-type="float" office:value="672" calcext:value-type="float">
            <text:p>672</text:p>
          </table:table-cell>
          <table:table-cell table:number-columns-repeated="3" table:style-name="ce61" office:value-type="float" office:value="672" calcext:value-type="float">
            <text:p>672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dden Units</text:p>
          </table:table-cell>
          <table:table-cell table:number-columns-repeated="6" table:style-name="ce61" office:value-type="float" office:value="200" calcext:value-type="float">
            <text:p>20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 table:number-columns-repeated="3" table:style-name="ce61" office:value-type="float" office:value="4" calcext:value-type="float">
            <text:p>4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Learning rate</text:p>
          </table:table-cell>
          <table:table-cell table:number-columns-repeated="6" table:style-name="ce61" office:value-type="float" office:value="0.01" calcext:value-type="float">
            <text:p>0.0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mbalance data weighting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/>
          <table:table-cell table:style-name="ce28" office:value-type="string" calcext:value-type="string">
            <text:p>Precision</text:p>
          </table:table-cell>
          <table:table-cell table:style-name="ce64" table:number-columns-repeated="2"/>
          <table:table-cell table:style-name="ce65" table:number-columns-repeated="2"/>
          <table:table-cell table:style-name="ce77" table:number-columns-repeated="2"/>
          <table:table-cell table:number-columns-repeated="31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table:style-name="ce65" table:number-columns-repeated="4"/>
          <table:table-cell table:style-name="ce77" table:number-columns-repeated="2"/>
          <table:table-cell table:number-columns-repeated="31"/>
        </table:table-row>
        <table:table-row table:style-name="ro1">
          <table:table-cell/>
          <table:table-cell office:value-type="string" calcext:value-type="string">
            <text:p>F-Score</text:p>
          </table:table-cell>
          <table:table-cell table:style-name="ce65"/>
          <table:table-cell table:style-name="ce69" table:number-columns-repeated="3"/>
          <table:table-cell table:style-name="ce77" table:number-columns-repeated="2"/>
          <table:table-cell table:number-columns-repeated="31"/>
        </table:table-row>
        <table:table-row table:style-name="ro1">
          <table:table-cell/>
          <table:table-cell table:style-name="ce28"/>
          <table:table-cell table:style-name="ce66" table:number-columns-repeated="3"/>
          <table:table-cell table:style-name="ce77"/>
          <table:table-cell table:style-name="ce66" table:number-columns-repeated="2"/>
          <table:table-cell table:number-columns-repeated="31"/>
        </table:table-row>
        <table:table-row table:style-name="ro1">
          <table:table-cell table:number-columns-repeated="2"/>
          <table:table-cell table:style-name="ce65" table:number-columns-repeated="4"/>
          <table:table-cell table:style-name="ce77" table:number-columns-repeated="2"/>
          <table:table-cell table:number-columns-repeated="31"/>
        </table:table-row>
      </table:table>
      <table:table table:name="RNNModel12" table:style-name="ta1">
        <table:shapes>
          <draw:frame draw:z-index="0" draw:style-name="gr2" draw:text-style-name="P3" svg:width="236.27mm" svg:height="112.2mm" svg:x="357.82mm" svg:y="9.07mm">
            <loext:p draw:notify-on-update-of-ranges="RNNModel12.E2:RNNModel12.E2 RNNModel12.E3:RNNModel12.E100 RNNModel12.F2:RNNModel12.F2 RNNModel12.F3:RNNModel12.F100 RNNModel12.G2:RNNModel12.G2 RNNModel12.G3:RNNModel12.G100 RNNModel12.H2:RNNModel12.H2 RNNModel12.H3:RNNModel12.H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2"/>
          <table:table-cell/>
          <table:table-cell table:style-name="ce56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l initializ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Train Precision</text:p>
          </table:table-cell>
          <table:table-cell table:style-name="ce1" office:value-type="string" calcext:value-type="string">
            <text:p>Train Recall</text:p>
          </table:table-cell>
          <table:table-cell table:style-name="ce1" office:value-type="string" calcext:value-type="string">
            <text:p>Test Precision</text:p>
          </table:table-cell>
          <table:table-cell table:style-name="ce1" office:value-type="string" calcext:value-type="string">
            <text:p>Test Rec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/22/17 20:15:49 User 1 UserID 16 (Total plays [3886])</text:p>
          </table:table-cell>
          <table:table-cell table:formula="of:=IFERROR(SEARCH(&quot;precision&quot;;[.B3];);0)" office:value-type="float" office:value="0" calcext:value-type="float">
            <text:p>0</text:p>
          </table:table-cell>
          <table:table-cell table:formula="of:=IFERROR(SEARCH(&quot;Recall&quot;;[.B3];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22/17 20:19:09 Sample 0 of 50 Precision 0.0 Recall 0.0</text:p>
          </table:table-cell>
          <table:table-cell table:formula="of:=IFERROR(SEARCH(&quot;Precision&quot;;[.B4];);0)" office:value-type="float" office:value="34" calcext:value-type="float">
            <text:p>34</text:p>
          </table:table-cell>
          <table:table-cell table:formula="of:=IFERROR(SEARCH(&quot;Recall&quot;;[.B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/22/17 20:24:16 Sample 1 of 50 Precision 1.0 Recall 0.667</text:p>
          </table:table-cell>
          <table:table-cell table:formula="of:=IFERROR(SEARCH(&quot;precision&quot;;[.B5];);0)" office:value-type="float" office:value="34" calcext:value-type="float">
            <text:p>34</text:p>
          </table:table-cell>
          <table:table-cell table:formula="of:=IFERROR(SEARCH(&quot;Recall&quot;;[.B5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8/22/17 20:27:30 Sample 2 of 50 Precision 0.0 Recall 0.0</text:p>
          </table:table-cell>
          <table:table-cell table:formula="of:=IFERROR(SEARCH(&quot;precision&quot;;[.B6];);0)" office:value-type="float" office:value="34" calcext:value-type="float">
            <text:p>34</text:p>
          </table:table-cell>
          <table:table-cell table:formula="of:=IFERROR(SEARCH(&quot;Recall&quot;;[.B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/22/17 20:30:37 Sample 3 of 50 Precision 0.5 Recall 0.5</text:p>
          </table:table-cell>
          <table:table-cell table:formula="of:=IFERROR(SEARCH(&quot;precision&quot;;[.B7];);0)" office:value-type="float" office:value="34" calcext:value-type="float">
            <text:p>34</text:p>
          </table:table-cell>
          <table:table-cell table:formula="of:=IFERROR(SEARCH(&quot;Recall&quot;;[.B7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8/22/17 20:35:52 Sample 4 of 50 Precision 0.333 Recall 0.667</text:p>
          </table:table-cell>
          <table:table-cell table:formula="of:=IFERROR(SEARCH(&quot;precision&quot;;[.B8];);0)" office:value-type="float" office:value="34" calcext:value-type="float">
            <text:p>34</text:p>
          </table:table-cell>
          <table:table-cell table:formula="of:=IFERROR(SEARCH(&quot;Recall&quot;;[.B8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/22/17 20:39:07 Sample 5 of 50 Precision 0.0 Recall 0.0</text:p>
          </table:table-cell>
          <table:table-cell table:formula="of:=IFERROR(SEARCH(&quot;precision&quot;;[.B9];);0)" office:value-type="float" office:value="34" calcext:value-type="float">
            <text:p>34</text:p>
          </table:table-cell>
          <table:table-cell table:formula="of:=IFERROR(SEARCH(&quot;Recall&quot;;[.B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/22/17 20:42:24 Sample 6 of 50 Precision 1.0 Recall 0.5</text:p>
          </table:table-cell>
          <table:table-cell table:formula="of:=IFERROR(SEARCH(&quot;precision&quot;;[.B10];);0)" office:value-type="float" office:value="34" calcext:value-type="float">
            <text:p>34</text:p>
          </table:table-cell>
          <table:table-cell table:formula="of:=IFERROR(SEARCH(&quot;Recall&quot;;[.B10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/22/17 20:45:38 Sample 7 of 50 Precision 0.5 Recall 0.667</text:p>
          </table:table-cell>
          <table:table-cell table:formula="of:=IFERROR(SEARCH(&quot;precision&quot;;[.B11];);0)" office:value-type="float" office:value="34" calcext:value-type="float">
            <text:p>34</text:p>
          </table:table-cell>
          <table:table-cell table:formula="of:=IFERROR(SEARCH(&quot;Recall&quot;;[.B11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/22/17 20:48:49 Sample 8 of 50 Precision 0.667 Recall 1.0</text:p>
          </table:table-cell>
          <table:table-cell table:formula="of:=IFERROR(SEARCH(&quot;precision&quot;;[.B12];);0)" office:value-type="float" office:value="34" calcext:value-type="float">
            <text:p>34</text:p>
          </table:table-cell>
          <table:table-cell table:formula="of:=IFERROR(SEARCH(&quot;Recall&quot;;[.B12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/22/17 20:52:07 Sample 9 of 50 Precision 0.5 Recall 0.5</text:p>
          </table:table-cell>
          <table:table-cell table:formula="of:=IFERROR(SEARCH(&quot;precision&quot;;[.B13];);0)" office:value-type="float" office:value="34" calcext:value-type="float">
            <text:p>34</text:p>
          </table:table-cell>
          <table:table-cell table:formula="of:=IFERROR(SEARCH(&quot;Recall&quot;;[.B13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8/22/17 20:55:21 Sample 10 of 50 Precision 0.857 Recall 0.857</text:p>
          </table:table-cell>
          <table:table-cell table:formula="of:=IFERROR(SEARCH(&quot;precision&quot;;[.B14];);0)" office:value-type="float" office:value="35" calcext:value-type="float">
            <text:p>35</text:p>
          </table:table-cell>
          <table:table-cell table:formula="of:=IFERROR(SEARCH(&quot;Recall&quot;;[.B14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/22/17 20:58:34 Sample 11 of 50 Precision 0.667 Recall 1.0</text:p>
          </table:table-cell>
          <table:table-cell table:formula="of:=IFERROR(SEARCH(&quot;precision&quot;;[.B15];);0)" office:value-type="float" office:value="35" calcext:value-type="float">
            <text:p>35</text:p>
          </table:table-cell>
          <table:table-cell table:formula="of:=IFERROR(SEARCH(&quot;Recall&quot;;[.B1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8/22/17 21:01:47 Sample 12 of 50 Precision 0.0 Recall 0.0</text:p>
          </table:table-cell>
          <table:table-cell table:formula="of:=IFERROR(SEARCH(&quot;precision&quot;;[.B16];);0)" office:value-type="float" office:value="35" calcext:value-type="float">
            <text:p>35</text:p>
          </table:table-cell>
          <table:table-cell table:formula="of:=IFERROR(SEARCH(&quot;Recall&quot;;[.B1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/22/17 21:05:02 Sample 13 of 50 Precision 0.5 Recall 0.667</text:p>
          </table:table-cell>
          <table:table-cell table:formula="of:=IFERROR(SEARCH(&quot;precision&quot;;[.B17];);0)" office:value-type="float" office:value="35" calcext:value-type="float">
            <text:p>35</text:p>
          </table:table-cell>
          <table:table-cell table:formula="of:=IFERROR(SEARCH(&quot;Recall&quot;;[.B1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8/22/17 21:08:19 Sample 14 of 50 Precision 0.4 Recall 0.667</text:p>
          </table:table-cell>
          <table:table-cell table:formula="of:=IFERROR(SEARCH(&quot;precision&quot;;[.B18];);0)" office:value-type="float" office:value="35" calcext:value-type="float">
            <text:p>35</text:p>
          </table:table-cell>
          <table:table-cell table:formula="of:=IFERROR(SEARCH(&quot;Recall&quot;;[.B18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/22/17 21:11:26 Sample 15 of 50 Precision 0.0 Recall 0.0</text:p>
          </table:table-cell>
          <table:table-cell table:formula="of:=IFERROR(SEARCH(&quot;precision&quot;;[.B19];);0)" office:value-type="float" office:value="35" calcext:value-type="float">
            <text:p>35</text:p>
          </table:table-cell>
          <table:table-cell table:formula="of:=IFERROR(SEARCH(&quot;Recall&quot;;[.B1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8/22/17 21:16:21 Sample 16 of 50 Precision 0.0 Recall 0.0</text:p>
          </table:table-cell>
          <table:table-cell table:formula="of:=IFERROR(SEARCH(&quot;precision&quot;;[.B20];);0)" office:value-type="float" office:value="35" calcext:value-type="float">
            <text:p>35</text:p>
          </table:table-cell>
          <table:table-cell table:formula="of:=IFERROR(SEARCH(&quot;Recall&quot;;[.B2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/22/17 21:19:55 Sample 17 of 50 Precision 0.0 Recall 0.0</text:p>
          </table:table-cell>
          <table:table-cell table:formula="of:=IFERROR(SEARCH(&quot;precision&quot;;[.B21];);0)" office:value-type="float" office:value="35" calcext:value-type="float">
            <text:p>35</text:p>
          </table:table-cell>
          <table:table-cell table:formula="of:=IFERROR(SEARCH(&quot;Recall&quot;;[.B2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8/22/17 21:23:06 Sample 18 of 50 Precision 1.0 Recall 0.333</text:p>
          </table:table-cell>
          <table:table-cell table:formula="of:=IFERROR(SEARCH(&quot;precision&quot;;[.B22];);0)" office:value-type="float" office:value="35" calcext:value-type="float">
            <text:p>35</text:p>
          </table:table-cell>
          <table:table-cell table:formula="of:=IFERROR(SEARCH(&quot;Recall&quot;;[.B2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/22/17 21:26:19 Sample 19 of 50 Precision 1.0 Recall 0.5</text:p>
          </table:table-cell>
          <table:table-cell table:formula="of:=IFERROR(SEARCH(&quot;precision&quot;;[.B23];);0)" office:value-type="float" office:value="35" calcext:value-type="float">
            <text:p>35</text:p>
          </table:table-cell>
          <table:table-cell table:formula="of:=IFERROR(SEARCH(&quot;Recall&quot;;[.B2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8/22/17 21:29:35 Sample 20 of 50 Precision 1.0 Recall 0.667</text:p>
          </table:table-cell>
          <table:table-cell table:formula="of:=IFERROR(SEARCH(&quot;precision&quot;;[.B24];);0)" office:value-type="float" office:value="35" calcext:value-type="float">
            <text:p>35</text:p>
          </table:table-cell>
          <table:table-cell table:formula="of:=IFERROR(SEARCH(&quot;Recall&quot;;[.B2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/22/17 21:32:51 Sample 21 of 50 Precision 1.0 Recall 0.25</text:p>
          </table:table-cell>
          <table:table-cell table:formula="of:=IFERROR(SEARCH(&quot;precision&quot;;[.B25];);0)" office:value-type="float" office:value="35" calcext:value-type="float">
            <text:p>35</text:p>
          </table:table-cell>
          <table:table-cell table:formula="of:=IFERROR(SEARCH(&quot;Recall&quot;;[.B2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8/22/17 21:36:02 Sample 22 of 50 Precision 1.0 Recall 0.5</text:p>
          </table:table-cell>
          <table:table-cell table:formula="of:=IFERROR(SEARCH(&quot;precision&quot;;[.B26];);0)" office:value-type="float" office:value="35" calcext:value-type="float">
            <text:p>35</text:p>
          </table:table-cell>
          <table:table-cell table:formula="of:=IFERROR(SEARCH(&quot;Recall&quot;;[.B2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/22/17 21:39:11 Sample 23 of 50 Precision 0.0 Recall 0.0</text:p>
          </table:table-cell>
          <table:table-cell table:formula="of:=IFERROR(SEARCH(&quot;precision&quot;;[.B27];);0)" office:value-type="float" office:value="35" calcext:value-type="float">
            <text:p>35</text:p>
          </table:table-cell>
          <table:table-cell table:formula="of:=IFERROR(SEARCH(&quot;Recall&quot;;[.B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8/22/17 21:42:26 Sample 24 of 50 Precision 0.0 Recall 0.0</text:p>
          </table:table-cell>
          <table:table-cell table:formula="of:=IFERROR(SEARCH(&quot;precision&quot;;[.B28];);0)" office:value-type="float" office:value="35" calcext:value-type="float">
            <text:p>35</text:p>
          </table:table-cell>
          <table:table-cell table:formula="of:=IFERROR(SEARCH(&quot;Recall&quot;;[.B2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/22/17 21:45:36 Sample 25 of 50 Precision 0.5 Recall 0.333</text:p>
          </table:table-cell>
          <table:table-cell table:formula="of:=IFERROR(SEARCH(&quot;precision&quot;;[.B29];);0)" office:value-type="float" office:value="35" calcext:value-type="float">
            <text:p>35</text:p>
          </table:table-cell>
          <table:table-cell table:formula="of:=IFERROR(SEARCH(&quot;Recall&quot;;[.B2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8/22/17 21:48:47 Sample 26 of 50 Precision 0.75 Recall 1.0</text:p>
          </table:table-cell>
          <table:table-cell table:formula="of:=IFERROR(SEARCH(&quot;precision&quot;;[.B30];);0)" office:value-type="float" office:value="35" calcext:value-type="float">
            <text:p>35</text:p>
          </table:table-cell>
          <table:table-cell table:formula="of:=IFERROR(SEARCH(&quot;Recall&quot;;[.B3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/22/17 21:52:03 Sample 27 of 50 Precision 0.5 Recall 0.429</text:p>
          </table:table-cell>
          <table:table-cell table:formula="of:=IFERROR(SEARCH(&quot;precision&quot;;[.B31];);0)" office:value-type="float" office:value="35" calcext:value-type="float">
            <text:p>35</text:p>
          </table:table-cell>
          <table:table-cell table:formula="of:=IFERROR(SEARCH(&quot;Recall&quot;;[.B3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8/22/17 21:55:17 Sample 28 of 50 Precision 0.0 Recall 0.0</text:p>
          </table:table-cell>
          <table:table-cell table:formula="of:=IFERROR(SEARCH(&quot;precision&quot;;[.B32];);0)" office:value-type="float" office:value="35" calcext:value-type="float">
            <text:p>35</text:p>
          </table:table-cell>
          <table:table-cell table:formula="of:=IFERROR(SEARCH(&quot;Recall&quot;;[.B3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/22/17 21:58:26 Sample 29 of 50 Precision 1.0 Recall 0.5</text:p>
          </table:table-cell>
          <table:table-cell table:formula="of:=IFERROR(SEARCH(&quot;precision&quot;;[.B33];);0)" office:value-type="float" office:value="35" calcext:value-type="float">
            <text:p>35</text:p>
          </table:table-cell>
          <table:table-cell table:formula="of:=IFERROR(SEARCH(&quot;Recall&quot;;[.B3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8/22/17 22:01:38 Sample 30 of 50 Precision 1.0 Recall 0.75</text:p>
          </table:table-cell>
          <table:table-cell table:formula="of:=IFERROR(SEARCH(&quot;precision&quot;;[.B34];);0)" office:value-type="float" office:value="35" calcext:value-type="float">
            <text:p>35</text:p>
          </table:table-cell>
          <table:table-cell table:formula="of:=IFERROR(SEARCH(&quot;Recall&quot;;[.B3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/22/17 22:04:48 Sample 31 of 50 Precision 0.5 Recall 0.5</text:p>
          </table:table-cell>
          <table:table-cell table:formula="of:=IFERROR(SEARCH(&quot;precision&quot;;[.B35];);0)" office:value-type="float" office:value="35" calcext:value-type="float">
            <text:p>35</text:p>
          </table:table-cell>
          <table:table-cell table:formula="of:=IFERROR(SEARCH(&quot;Recall&quot;;[.B35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2/17 22:07:57 Sample 32 of 50 Precision 0.5 Recall 0.5</text:p>
          </table:table-cell>
          <table:table-cell table:formula="of:=IFERROR(SEARCH(&quot;precision&quot;;[.B36];);0)" office:value-type="float" office:value="35" calcext:value-type="float">
            <text:p>35</text:p>
          </table:table-cell>
          <table:table-cell table:formula="of:=IFERROR(SEARCH(&quot;Recall&quot;;[.B36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/22/17 22:11:14 Sample 33 of 50 Precision 0.333 Recall 0.333</text:p>
          </table:table-cell>
          <table:table-cell table:formula="of:=IFERROR(SEARCH(&quot;precision&quot;;[.B37];);0)" office:value-type="float" office:value="35" calcext:value-type="float">
            <text:p>35</text:p>
          </table:table-cell>
          <table:table-cell table:formula="of:=IFERROR(SEARCH(&quot;Recall&quot;;[.B37];);0)" office:value-type="float" office:value="51" calcext:value-type="float">
            <text:p>51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8/22/17 22:14:30 Sample 34 of 50 Precision 0.333 Recall 0.333</text:p>
          </table:table-cell>
          <table:table-cell table:formula="of:=IFERROR(SEARCH(&quot;precision&quot;;[.B38];);0)" office:value-type="float" office:value="35" calcext:value-type="float">
            <text:p>35</text:p>
          </table:table-cell>
          <table:table-cell table:formula="of:=IFERROR(SEARCH(&quot;Recall&quot;;[.B38];);0)" office:value-type="float" office:value="51" calcext:value-type="float">
            <text:p>51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/22/17 22:17:48 Sample 35 of 50 Precision 1.0 Recall 0.5</text:p>
          </table:table-cell>
          <table:table-cell table:formula="of:=IFERROR(SEARCH(&quot;precision&quot;;[.B39];);0)" office:value-type="float" office:value="35" calcext:value-type="float">
            <text:p>35</text:p>
          </table:table-cell>
          <table:table-cell table:formula="of:=IFERROR(SEARCH(&quot;Recall&quot;;[.B3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8/22/17 22:21:06 Sample 36 of 50 Precision 0.6 Recall 0.75</text:p>
          </table:table-cell>
          <table:table-cell table:formula="of:=IFERROR(SEARCH(&quot;precision&quot;;[.B40];);0)" office:value-type="float" office:value="35" calcext:value-type="float">
            <text:p>35</text:p>
          </table:table-cell>
          <table:table-cell table:formula="of:=IFERROR(SEARCH(&quot;Recall&quot;;[.B40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/22/17 22:24:18 Sample 37 of 50 Precision 0.0 Recall 0.0</text:p>
          </table:table-cell>
          <table:table-cell table:formula="of:=IFERROR(SEARCH(&quot;precision&quot;;[.B41];);0)" office:value-type="float" office:value="35" calcext:value-type="float">
            <text:p>35</text:p>
          </table:table-cell>
          <table:table-cell table:formula="of:=IFERROR(SEARCH(&quot;Recall&quot;;[.B4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8/22/17 22:27:32 Sample 38 of 50 Precision 0.714 Recall 0.833</text:p>
          </table:table-cell>
          <table:table-cell table:formula="of:=IFERROR(SEARCH(&quot;precision&quot;;[.B42];);0)" office:value-type="float" office:value="35" calcext:value-type="float">
            <text:p>35</text:p>
          </table:table-cell>
          <table:table-cell table:formula="of:=IFERROR(SEARCH(&quot;Recall&quot;;[.B42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/22/17 22:30:48 Sample 39 of 50 Precision 0.667 Recall 1.0</text:p>
          </table:table-cell>
          <table:table-cell table:formula="of:=IFERROR(SEARCH(&quot;precision&quot;;[.B43];);0)" office:value-type="float" office:value="35" calcext:value-type="float">
            <text:p>35</text:p>
          </table:table-cell>
          <table:table-cell table:formula="of:=IFERROR(SEARCH(&quot;Recall&quot;;[.B4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8/22/17 22:34:01 Sample 40 of 50 Precision 0.0 Recall 0.0</text:p>
          </table:table-cell>
          <table:table-cell table:formula="of:=IFERROR(SEARCH(&quot;precision&quot;;[.B44];);0)" office:value-type="float" office:value="35" calcext:value-type="float">
            <text:p>35</text:p>
          </table:table-cell>
          <table:table-cell table:formula="of:=IFERROR(SEARCH(&quot;Recall&quot;;[.B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/22/17 22:37:10 Sample 41 of 50 Precision 0.0 Recall 0.0</text:p>
          </table:table-cell>
          <table:table-cell table:formula="of:=IFERROR(SEARCH(&quot;precision&quot;;[.B45];);0)" office:value-type="float" office:value="35" calcext:value-type="float">
            <text:p>35</text:p>
          </table:table-cell>
          <table:table-cell table:formula="of:=IFERROR(SEARCH(&quot;Recall&quot;;[.B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8/22/17 22:40:27 Sample 42 of 50 Precision 0.0 Recall 0.0</text:p>
          </table:table-cell>
          <table:table-cell table:formula="of:=IFERROR(SEARCH(&quot;precision&quot;;[.B46];);0)" office:value-type="float" office:value="35" calcext:value-type="float">
            <text:p>35</text:p>
          </table:table-cell>
          <table:table-cell table:formula="of:=IFERROR(SEARCH(&quot;Recall&quot;;[.B4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/22/17 22:43:43 Sample 43 of 50 Precision 1.0 Recall 1.0</text:p>
          </table:table-cell>
          <table:table-cell table:formula="of:=IFERROR(SEARCH(&quot;precision&quot;;[.B47];);0)" office:value-type="float" office:value="35" calcext:value-type="float">
            <text:p>35</text:p>
          </table:table-cell>
          <table:table-cell table:formula="of:=IFERROR(SEARCH(&quot;Recall&quot;;[.B4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8/22/17 22:46:57 Sample 44 of 50 Precision 1.0 Recall 1.0</text:p>
          </table:table-cell>
          <table:table-cell table:formula="of:=IFERROR(SEARCH(&quot;precision&quot;;[.B48];);0)" office:value-type="float" office:value="35" calcext:value-type="float">
            <text:p>35</text:p>
          </table:table-cell>
          <table:table-cell table:formula="of:=IFERROR(SEARCH(&quot;Recall&quot;;[.B48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/22/17 22:50:11 Sample 45 of 50 Precision 0.0 Recall 0.0</text:p>
          </table:table-cell>
          <table:table-cell table:formula="of:=IFERROR(SEARCH(&quot;precision&quot;;[.B49];);0)" office:value-type="float" office:value="35" calcext:value-type="float">
            <text:p>35</text:p>
          </table:table-cell>
          <table:table-cell table:formula="of:=IFERROR(SEARCH(&quot;Recall&quot;;[.B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2/17 22:53:20 Sample 46 of 50 Precision 0.667 Recall 0.667</text:p>
          </table:table-cell>
          <table:table-cell table:formula="of:=IFERROR(SEARCH(&quot;precision&quot;;[.B50];);0)" office:value-type="float" office:value="35" calcext:value-type="float">
            <text:p>35</text:p>
          </table:table-cell>
          <table:table-cell table:formula="of:=IFERROR(SEARCH(&quot;Recall&quot;;[.B50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2/17 22:56:30 Sample 47 of 50 Precision 0.8 Recall 1.0</text:p>
          </table:table-cell>
          <table:table-cell table:formula="of:=IFERROR(SEARCH(&quot;precision&quot;;[.B51];);0)" office:value-type="float" office:value="35" calcext:value-type="float">
            <text:p>35</text:p>
          </table:table-cell>
          <table:table-cell table:formula="of:=IFERROR(SEARCH(&quot;Recall&quot;;[.B5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8/22/17 22:59:43 Sample 48 of 50 Precision 0.5 Recall 1.0</text:p>
          </table:table-cell>
          <table:table-cell table:formula="of:=IFERROR(SEARCH(&quot;precision&quot;;[.B52];);0)" office:value-type="float" office:value="35" calcext:value-type="float">
            <text:p>35</text:p>
          </table:table-cell>
          <table:table-cell table:formula="of:=IFERROR(SEARCH(&quot;Recall&quot;;[.B5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/22/17 23:02:56 Sample 49 of 50 Precision 1.0 Recall 0.5</text:p>
          </table:table-cell>
          <table:table-cell table:formula="of:=IFERROR(SEARCH(&quot;precision&quot;;[.B53];);0)" office:value-type="float" office:value="35" calcext:value-type="float">
            <text:p>35</text:p>
          </table:table-cell>
          <table:table-cell table:formula="of:=IFERROR(SEARCH(&quot;Recall&quot;;[.B5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8/22/17 23:03:06 UserID 16 Test: Precision 0.0 Recall 0.0</text:p>
          </table:table-cell>
          <table:table-cell table:formula="of:=IFERROR(SEARCH(&quot;precision&quot;;[.B54];);0)" office:value-type="float" office:value="35" calcext:value-type="float">
            <text:p>35</text:p>
          </table:table-cell>
          <table:table-cell table:formula="of:=IFERROR(SEARCH(&quot;Recall&quot;;[.B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/22/17 23:06:18 Sample 0 of 50 Precision 0.8 Recall 1.0</text:p>
          </table:table-cell>
          <table:table-cell table:formula="of:=IFERROR(SEARCH(&quot;precision&quot;;[.B55];);0)" office:value-type="float" office:value="34" calcext:value-type="float">
            <text:p>34</text:p>
          </table:table-cell>
          <table:table-cell table:formula="of:=IFERROR(SEARCH(&quot;Recall&quot;;[.B55];);0)"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8/22/17 23:09:25 Sample 1 of 50 Precision 0.667 Recall 0.667</text:p>
          </table:table-cell>
          <table:table-cell table:formula="of:=IFERROR(SEARCH(&quot;precision&quot;;[.B56];);0)" office:value-type="float" office:value="34" calcext:value-type="float">
            <text:p>34</text:p>
          </table:table-cell>
          <table:table-cell table:formula="of:=IFERROR(SEARCH(&quot;Recall&quot;;[.B56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/22/17 23:12:35 Sample 2 of 50 Precision 0.571 Recall 0.8</text:p>
          </table:table-cell>
          <table:table-cell table:formula="of:=IFERROR(SEARCH(&quot;precision&quot;;[.B57];);0)" office:value-type="float" office:value="34" calcext:value-type="float">
            <text:p>34</text:p>
          </table:table-cell>
          <table:table-cell table:formula="of:=IFERROR(SEARCH(&quot;Recall&quot;;[.B57];);0)" office:value-type="float" office:value="50" calcext:value-type="float">
            <text:p>50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8/22/17 23:15:50 Sample 3 of 50 Precision 0.667 Recall 0.571</text:p>
          </table:table-cell>
          <table:table-cell table:formula="of:=IFERROR(SEARCH(&quot;precision&quot;;[.B58];);0)" office:value-type="float" office:value="34" calcext:value-type="float">
            <text:p>34</text:p>
          </table:table-cell>
          <table:table-cell table:formula="of:=IFERROR(SEARCH(&quot;Recall&quot;;[.B5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/22/17 23:19:02 Sample 4 of 50 Precision 0.6 Recall 0.6</text:p>
          </table:table-cell>
          <table:table-cell table:formula="of:=IFERROR(SEARCH(&quot;precision&quot;;[.B59];);0)" office:value-type="float" office:value="34" calcext:value-type="float">
            <text:p>34</text:p>
          </table:table-cell>
          <table:table-cell table:formula="of:=IFERROR(SEARCH(&quot;Recall&quot;;[.B59];);0)" office:value-type="float" office:value="48" calcext:value-type="float">
            <text:p>4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8/22/17 23:22:16 Sample 5 of 50 Precision 0.5 Recall 0.25</text:p>
          </table:table-cell>
          <table:table-cell table:formula="of:=IFERROR(SEARCH(&quot;precision&quot;;[.B60];);0)" office:value-type="float" office:value="34" calcext:value-type="float">
            <text:p>34</text:p>
          </table:table-cell>
          <table:table-cell table:formula="of:=IFERROR(SEARCH(&quot;Recall&quot;;[.B60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/22/17 23:25:29 Sample 6 of 50 Precision 0.75 Recall 1.0</text:p>
          </table:table-cell>
          <table:table-cell table:formula="of:=IFERROR(SEARCH(&quot;precision&quot;;[.B61];);0)" office:value-type="float" office:value="34" calcext:value-type="float">
            <text:p>34</text:p>
          </table:table-cell>
          <table:table-cell table:formula="of:=IFERROR(SEARCH(&quot;Recall&quot;;[.B61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8/22/17 23:28:38 Sample 7 of 50 Precision 1.0 Recall 0.8</text:p>
          </table:table-cell>
          <table:table-cell table:formula="of:=IFERROR(SEARCH(&quot;precision&quot;;[.B62];);0)" office:value-type="float" office:value="34" calcext:value-type="float">
            <text:p>34</text:p>
          </table:table-cell>
          <table:table-cell table:formula="of:=IFERROR(SEARCH(&quot;Recall&quot;;[.B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/22/17 23:31:54 Sample 8 of 50 Precision 0.75 Recall 1.0</text:p>
          </table:table-cell>
          <table:table-cell table:formula="of:=IFERROR(SEARCH(&quot;precision&quot;;[.B63];);0)" office:value-type="float" office:value="34" calcext:value-type="float">
            <text:p>34</text:p>
          </table:table-cell>
          <table:table-cell table:formula="of:=IFERROR(SEARCH(&quot;Recall&quot;;[.B63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8/22/17 23:35:09 Sample 9 of 50 Precision 0.778 Recall 0.875</text:p>
          </table:table-cell>
          <table:table-cell table:formula="of:=IFERROR(SEARCH(&quot;precision&quot;;[.B64];);0)" office:value-type="float" office:value="34" calcext:value-type="float">
            <text:p>34</text:p>
          </table:table-cell>
          <table:table-cell table:formula="of:=IFERROR(SEARCH(&quot;Recall&quot;;[.B64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/22/17 23:38:27 Sample 10 of 50 Precision 0.889 Recall 1.0</text:p>
          </table:table-cell>
          <table:table-cell table:formula="of:=IFERROR(SEARCH(&quot;precision&quot;;[.B65];);0)" office:value-type="float" office:value="35" calcext:value-type="float">
            <text:p>35</text:p>
          </table:table-cell>
          <table:table-cell table:formula="of:=IFERROR(SEARCH(&quot;Recall&quot;;[.B65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8/22/17 23:41:44 Sample 11 of 50 Precision 0.833 Recall 0.833</text:p>
          </table:table-cell>
          <table:table-cell table:formula="of:=IFERROR(SEARCH(&quot;precision&quot;;[.B66];);0)" office:value-type="float" office:value="35" calcext:value-type="float">
            <text:p>35</text:p>
          </table:table-cell>
          <table:table-cell table:formula="of:=IFERROR(SEARCH(&quot;Recall&quot;;[.B66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/22/17 23:44:59 Sample 12 of 50 Precision 1.0 Recall 1.0</text:p>
          </table:table-cell>
          <table:table-cell table:formula="of:=IFERROR(SEARCH(&quot;precision&quot;;[.B67];);0)" office:value-type="float" office:value="35" calcext:value-type="float">
            <text:p>35</text:p>
          </table:table-cell>
          <table:table-cell table:formula="of:=IFERROR(SEARCH(&quot;Recall&quot;;[.B6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8/22/17 23:48:13 Sample 13 of 50 Precision 0.875 Recall 1.0</text:p>
          </table:table-cell>
          <table:table-cell table:formula="of:=IFERROR(SEARCH(&quot;precision&quot;;[.B68];);0)" office:value-type="float" office:value="35" calcext:value-type="float">
            <text:p>35</text:p>
          </table:table-cell>
          <table:table-cell table:formula="of:=IFERROR(SEARCH(&quot;Recall&quot;;[.B68];);0)" office:value-type="float" office:value="51" calcext:value-type="float">
            <text:p>51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/22/17 23:51:24 Sample 14 of 50 Precision 1.0 Recall 0.75</text:p>
          </table:table-cell>
          <table:table-cell table:formula="of:=IFERROR(SEARCH(&quot;precision&quot;;[.B69];);0)" office:value-type="float" office:value="35" calcext:value-type="float">
            <text:p>35</text:p>
          </table:table-cell>
          <table:table-cell table:formula="of:=IFERROR(SEARCH(&quot;Recall&quot;;[.B6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8/22/17 23:54:32 Sample 15 of 50 Precision 0.625 Recall 0.833</text:p>
          </table:table-cell>
          <table:table-cell table:formula="of:=IFERROR(SEARCH(&quot;precision&quot;;[.B70];);0)" office:value-type="float" office:value="35" calcext:value-type="float">
            <text:p>35</text:p>
          </table:table-cell>
          <table:table-cell table:formula="of:=IFERROR(SEARCH(&quot;Recall&quot;;[.B7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/22/17 23:57:49 Sample 16 of 50 Precision 0.667 Recall 0.667</text:p>
          </table:table-cell>
          <table:table-cell table:formula="of:=IFERROR(SEARCH(&quot;precision&quot;;[.B71];);0)" office:value-type="float" office:value="35" calcext:value-type="float">
            <text:p>35</text:p>
          </table:table-cell>
          <table:table-cell table:formula="of:=IFERROR(SEARCH(&quot;Recall&quot;;[.B71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8/23/17 00:01:06 Sample 17 of 50 Precision 0.5 Recall 0.333</text:p>
          </table:table-cell>
          <table:table-cell table:formula="of:=IFERROR(SEARCH(&quot;precision&quot;;[.B72];);0)" office:value-type="float" office:value="35" calcext:value-type="float">
            <text:p>35</text:p>
          </table:table-cell>
          <table:table-cell table:formula="of:=IFERROR(SEARCH(&quot;Recall&quot;;[.B7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/23/17 00:04:18 Sample 18 of 50 Precision 0.5 Recall 0.5</text:p>
          </table:table-cell>
          <table:table-cell table:formula="of:=IFERROR(SEARCH(&quot;precision&quot;;[.B73];);0)" office:value-type="float" office:value="35" calcext:value-type="float">
            <text:p>35</text:p>
          </table:table-cell>
          <table:table-cell table:formula="of:=IFERROR(SEARCH(&quot;Recall&quot;;[.B73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8/23/17 00:07:34 Sample 19 of 50 Precision 0.5 Recall 1.0</text:p>
          </table:table-cell>
          <table:table-cell table:formula="of:=IFERROR(SEARCH(&quot;precision&quot;;[.B74];);0)" office:value-type="float" office:value="35" calcext:value-type="float">
            <text:p>35</text:p>
          </table:table-cell>
          <table:table-cell table:formula="of:=IFERROR(SEARCH(&quot;Recall&quot;;[.B74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/23/17 00:10:52 Sample 20 of 50 Precision 1.0 Recall 0.833</text:p>
          </table:table-cell>
          <table:table-cell table:formula="of:=IFERROR(SEARCH(&quot;precision&quot;;[.B75];);0)" office:value-type="float" office:value="35" calcext:value-type="float">
            <text:p>35</text:p>
          </table:table-cell>
          <table:table-cell table:formula="of:=IFERROR(SEARCH(&quot;Recall&quot;;[.B7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8/23/17 00:14:01 Sample 21 of 50 Precision 0.5 Recall 0.6</text:p>
          </table:table-cell>
          <table:table-cell table:formula="of:=IFERROR(SEARCH(&quot;precision&quot;;[.B76];);0)" office:value-type="float" office:value="35" calcext:value-type="float">
            <text:p>35</text:p>
          </table:table-cell>
          <table:table-cell table:formula="of:=IFERROR(SEARCH(&quot;Recall&quot;;[.B7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/23/17 00:17:18 Sample 22 of 50 Precision 0.75 Recall 0.75</text:p>
          </table:table-cell>
          <table:table-cell table:formula="of:=IFERROR(SEARCH(&quot;precision&quot;;[.B77];);0)" office:value-type="float" office:value="35" calcext:value-type="float">
            <text:p>35</text:p>
          </table:table-cell>
          <table:table-cell table:formula="of:=IFERROR(SEARCH(&quot;Recall&quot;;[.B77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8/23/17 00:20:27 Sample 23 of 50 Precision 0.5 Recall 0.6</text:p>
          </table:table-cell>
          <table:table-cell table:formula="of:=IFERROR(SEARCH(&quot;precision&quot;;[.B78];);0)" office:value-type="float" office:value="35" calcext:value-type="float">
            <text:p>35</text:p>
          </table:table-cell>
          <table:table-cell table:formula="of:=IFERROR(SEARCH(&quot;Recall&quot;;[.B7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/23/17 00:23:36 Sample 24 of 50 Precision 1.0 Recall 0.8</text:p>
          </table:table-cell>
          <table:table-cell table:formula="of:=IFERROR(SEARCH(&quot;precision&quot;;[.B79];);0)" office:value-type="float" office:value="35" calcext:value-type="float">
            <text:p>35</text:p>
          </table:table-cell>
          <table:table-cell table:formula="of:=IFERROR(SEARCH(&quot;Recall&quot;;[.B7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8/23/17 00:26:47 Sample 25 of 50 Precision 0.778 Recall 0.636</text:p>
          </table:table-cell>
          <table:table-cell table:formula="of:=IFERROR(SEARCH(&quot;precision&quot;;[.B80];);0)" office:value-type="float" office:value="35" calcext:value-type="float">
            <text:p>35</text:p>
          </table:table-cell>
          <table:table-cell table:formula="of:=IFERROR(SEARCH(&quot;Recall&quot;;[.B80];);0)" office:value-type="float" office:value="51" calcext:value-type="float">
            <text:p>51</text:p>
          </table:table-cell>
          <table:table-cell office:value-type="float" office:value="0.778" calcext:value-type="float">
            <text:p>0.778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/23/17 00:29:56 Sample 26 of 50 Precision 1.0 Recall 0.5</text:p>
          </table:table-cell>
          <table:table-cell table:formula="of:=IFERROR(SEARCH(&quot;precision&quot;;[.B81];);0)" office:value-type="float" office:value="35" calcext:value-type="float">
            <text:p>35</text:p>
          </table:table-cell>
          <table:table-cell table:formula="of:=IFERROR(SEARCH(&quot;Recall&quot;;[.B8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8/23/17 00:33:10 Sample 27 of 50 Precision 0.4 Recall 0.667</text:p>
          </table:table-cell>
          <table:table-cell table:formula="of:=IFERROR(SEARCH(&quot;precision&quot;;[.B82];);0)" office:value-type="float" office:value="35" calcext:value-type="float">
            <text:p>35</text:p>
          </table:table-cell>
          <table:table-cell table:formula="of:=IFERROR(SEARCH(&quot;Recall&quot;;[.B82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/23/17 00:36:27 Sample 28 of 50 Precision 0.875 Recall 1.0</text:p>
          </table:table-cell>
          <table:table-cell table:formula="of:=IFERROR(SEARCH(&quot;precision&quot;;[.B83];);0)" office:value-type="float" office:value="35" calcext:value-type="float">
            <text:p>35</text:p>
          </table:table-cell>
          <table:table-cell table:formula="of:=IFERROR(SEARCH(&quot;Recall&quot;;[.B83];);0)" office:value-type="float" office:value="51" calcext:value-type="float">
            <text:p>51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8/23/17 00:39:40 Sample 29 of 50 Precision 0.75 Recall 0.75</text:p>
          </table:table-cell>
          <table:table-cell table:formula="of:=IFERROR(SEARCH(&quot;precision&quot;;[.B84];);0)" office:value-type="float" office:value="35" calcext:value-type="float">
            <text:p>35</text:p>
          </table:table-cell>
          <table:table-cell table:formula="of:=IFERROR(SEARCH(&quot;Recall&quot;;[.B84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/23/17 00:42:50 Sample 30 of 50 Precision 0.429 Recall 0.6</text:p>
          </table:table-cell>
          <table:table-cell table:formula="of:=IFERROR(SEARCH(&quot;precision&quot;;[.B85];);0)" office:value-type="float" office:value="35" calcext:value-type="float">
            <text:p>35</text:p>
          </table:table-cell>
          <table:table-cell table:formula="of:=IFERROR(SEARCH(&quot;Recall&quot;;[.B85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8/23/17 00:46:03 Sample 31 of 50 Precision 0.667 Recall 0.5</text:p>
          </table:table-cell>
          <table:table-cell table:formula="of:=IFERROR(SEARCH(&quot;precision&quot;;[.B86];);0)" office:value-type="float" office:value="35" calcext:value-type="float">
            <text:p>35</text:p>
          </table:table-cell>
          <table:table-cell table:formula="of:=IFERROR(SEARCH(&quot;Recall&quot;;[.B8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/23/17 00:49:15 Sample 32 of 50 Precision 1.0 Recall 0.75</text:p>
          </table:table-cell>
          <table:table-cell table:formula="of:=IFERROR(SEARCH(&quot;precision&quot;;[.B87];);0)" office:value-type="float" office:value="35" calcext:value-type="float">
            <text:p>35</text:p>
          </table:table-cell>
          <table:table-cell table:formula="of:=IFERROR(SEARCH(&quot;Recall&quot;;[.B87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8/23/17 00:52:26 Sample 33 of 50 Precision 1.0 Recall 0.75</text:p>
          </table:table-cell>
          <table:table-cell table:formula="of:=IFERROR(SEARCH(&quot;precision&quot;;[.B88];);0)" office:value-type="float" office:value="35" calcext:value-type="float">
            <text:p>35</text:p>
          </table:table-cell>
          <table:table-cell table:formula="of:=IFERROR(SEARCH(&quot;Recall&quot;;[.B8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/23/17 00:55:36 Sample 34 of 50 Precision 1.0 Recall 0.5</text:p>
          </table:table-cell>
          <table:table-cell table:formula="of:=IFERROR(SEARCH(&quot;precision&quot;;[.B89];);0)" office:value-type="float" office:value="35" calcext:value-type="float">
            <text:p>35</text:p>
          </table:table-cell>
          <table:table-cell table:formula="of:=IFERROR(SEARCH(&quot;Recall&quot;;[.B8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8/23/17 00:58:52 Sample 35 of 50 Precision 0.75 Recall 1.0</text:p>
          </table:table-cell>
          <table:table-cell table:formula="of:=IFERROR(SEARCH(&quot;precision&quot;;[.B90];);0)" office:value-type="float" office:value="35" calcext:value-type="float">
            <text:p>35</text:p>
          </table:table-cell>
          <table:table-cell table:formula="of:=IFERROR(SEARCH(&quot;Recall&quot;;[.B9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/23/17 01:02:07 Sample 36 of 50 Precision 0.833 Recall 0.833</text:p>
          </table:table-cell>
          <table:table-cell table:formula="of:=IFERROR(SEARCH(&quot;precision&quot;;[.B91];);0)" office:value-type="float" office:value="35" calcext:value-type="float">
            <text:p>35</text:p>
          </table:table-cell>
          <table:table-cell table:formula="of:=IFERROR(SEARCH(&quot;Recall&quot;;[.B91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8/23/17 01:05:20 Sample 37 of 50 Precision 1.0 Recall 1.0</text:p>
          </table:table-cell>
          <table:table-cell table:formula="of:=IFERROR(SEARCH(&quot;precision&quot;;[.B92];);0)" office:value-type="float" office:value="35" calcext:value-type="float">
            <text:p>35</text:p>
          </table:table-cell>
          <table:table-cell table:formula="of:=IFERROR(SEARCH(&quot;Recall&quot;;[.B92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/23/17 01:08:37 Sample 38 of 50 Precision 0.5 Recall 0.5</text:p>
          </table:table-cell>
          <table:table-cell table:formula="of:=IFERROR(SEARCH(&quot;precision&quot;;[.B93];);0)" office:value-type="float" office:value="35" calcext:value-type="float">
            <text:p>35</text:p>
          </table:table-cell>
          <table:table-cell table:formula="of:=IFERROR(SEARCH(&quot;Recall&quot;;[.B93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8/23/17 01:11:53 Sample 39 of 50 Precision 0.833 Recall 0.833</text:p>
          </table:table-cell>
          <table:table-cell table:formula="of:=IFERROR(SEARCH(&quot;precision&quot;;[.B94];);0)" office:value-type="float" office:value="35" calcext:value-type="float">
            <text:p>35</text:p>
          </table:table-cell>
          <table:table-cell table:formula="of:=IFERROR(SEARCH(&quot;Recall&quot;;[.B94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/23/17 01:15:04 Sample 40 of 50 Precision 1.0 Recall 1.0</text:p>
          </table:table-cell>
          <table:table-cell table:formula="of:=IFERROR(SEARCH(&quot;precision&quot;;[.B95];);0)" office:value-type="float" office:value="35" calcext:value-type="float">
            <text:p>35</text:p>
          </table:table-cell>
          <table:table-cell table:formula="of:=IFERROR(SEARCH(&quot;Recall&quot;;[.B9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8/23/17 01:18:17 Sample 41 of 50 Precision 0.833 Recall 1.0</text:p>
          </table:table-cell>
          <table:table-cell table:formula="of:=IFERROR(SEARCH(&quot;precision&quot;;[.B96];);0)" office:value-type="float" office:value="35" calcext:value-type="float">
            <text:p>35</text:p>
          </table:table-cell>
          <table:table-cell table:formula="of:=IFERROR(SEARCH(&quot;Recall&quot;;[.B96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/23/17 01:21:31 Sample 42 of 50 Precision 0.75 Recall 0.5</text:p>
          </table:table-cell>
          <table:table-cell table:formula="of:=IFERROR(SEARCH(&quot;precision&quot;;[.B97];);0)" office:value-type="float" office:value="35" calcext:value-type="float">
            <text:p>35</text:p>
          </table:table-cell>
          <table:table-cell table:formula="of:=IFERROR(SEARCH(&quot;Recall&quot;;[.B97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8/23/17 01:24:46 Sample 43 of 50 Precision 0.571 Recall 0.8</text:p>
          </table:table-cell>
          <table:table-cell table:formula="of:=IFERROR(SEARCH(&quot;precision&quot;;[.B98];);0)" office:value-type="float" office:value="35" calcext:value-type="float">
            <text:p>35</text:p>
          </table:table-cell>
          <table:table-cell table:formula="of:=IFERROR(SEARCH(&quot;Recall&quot;;[.B98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/23/17 01:28:02 Sample 44 of 50 Precision 0.5 Recall 0.75</text:p>
          </table:table-cell>
          <table:table-cell table:formula="of:=IFERROR(SEARCH(&quot;precision&quot;;[.B99];);0)" office:value-type="float" office:value="35" calcext:value-type="float">
            <text:p>35</text:p>
          </table:table-cell>
          <table:table-cell table:formula="of:=IFERROR(SEARCH(&quot;Recall&quot;;[.B9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8/23/17 01:31:16 Sample 45 of 50 Precision 0.833 Recall 0.833</text:p>
          </table:table-cell>
          <table:table-cell table:formula="of:=IFERROR(SEARCH(&quot;precision&quot;;[.B100];);0)" office:value-type="float" office:value="35" calcext:value-type="float">
            <text:p>35</text:p>
          </table:table-cell>
          <table:table-cell table:formula="of:=IFERROR(SEARCH(&quot;Recall&quot;;[.B100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/23/17 01:34:32 Sample 46 of 50 Precision 0.8 Recall 1.0</text:p>
          </table:table-cell>
          <table:table-cell table:formula="of:=IFERROR(SEARCH(&quot;precision&quot;;[.B101];);0)" office:value-type="float" office:value="35" calcext:value-type="float">
            <text:p>35</text:p>
          </table:table-cell>
          <table:table-cell table:formula="of:=IFERROR(SEARCH(&quot;Recall&quot;;[.B10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8/23/17 01:37:45 Sample 47 of 50 Precision 1.0 Recall 0.75</text:p>
          </table:table-cell>
          <table:table-cell table:formula="of:=IFERROR(SEARCH(&quot;precision&quot;;[.B102];);0)" office:value-type="float" office:value="35" calcext:value-type="float">
            <text:p>35</text:p>
          </table:table-cell>
          <table:table-cell table:formula="of:=IFERROR(SEARCH(&quot;Recall&quot;;[.B10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/23/17 01:40:57 Sample 48 of 50 Precision 0.857 Recall 1.0</text:p>
          </table:table-cell>
          <table:table-cell table:formula="of:=IFERROR(SEARCH(&quot;precision&quot;;[.B103];);0)" office:value-type="float" office:value="35" calcext:value-type="float">
            <text:p>35</text:p>
          </table:table-cell>
          <table:table-cell table:formula="of:=IFERROR(SEARCH(&quot;Recall&quot;;[.B103];);0)" office:value-type="float" office:value="51" calcext:value-type="float">
            <text:p>51</text:p>
          </table:table-cell>
          <table:table-cell office:value-type="float" office:value="0.857" calcext:value-type="float">
            <text:p>0.8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8/23/17 01:44:08 Sample 49 of 50 Precision 1.0 Recall 1.0</text:p>
          </table:table-cell>
          <table:table-cell table:formula="of:=IFERROR(SEARCH(&quot;precision&quot;;[.B104];);0)" office:value-type="float" office:value="35" calcext:value-type="float">
            <text:p>35</text:p>
          </table:table-cell>
          <table:table-cell table:formula="of:=IFERROR(SEARCH(&quot;Recall&quot;;[.B104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/23/17 01:44:19 UserID 91 Test: Precision 0.6 Recall 1.0</text:p>
          </table:table-cell>
          <table:table-cell table:formula="of:=IFERROR(SEARCH(&quot;precision&quot;;[.B105];);0)" office:value-type="float" office:value="35" calcext:value-type="float">
            <text:p>35</text:p>
          </table:table-cell>
          <table:table-cell table:formula="of:=IFERROR(SEARCH(&quot;Recall&quot;;[.B10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/23/17 01:47:32 Sample 0 of 50 Precision 1.0 Recall 0.75</text:p>
          </table:table-cell>
          <table:table-cell table:formula="of:=IFERROR(SEARCH(&quot;precision&quot;;[.B106];);0)" office:value-type="float" office:value="34" calcext:value-type="float">
            <text:p>34</text:p>
          </table:table-cell>
          <table:table-cell table:formula="of:=IFERROR(SEARCH(&quot;Recall&quot;;[.B106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8/23/17 01:50:48 Sample 1 of 50 Precision 1.0 Recall 0.714</text:p>
          </table:table-cell>
          <table:table-cell table:formula="of:=IFERROR(SEARCH(&quot;precision&quot;;[.B107];);0)" office:value-type="float" office:value="34" calcext:value-type="float">
            <text:p>34</text:p>
          </table:table-cell>
          <table:table-cell table:formula="of:=IFERROR(SEARCH(&quot;Recall&quot;;[.B107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/23/17 01:54:05 Sample 2 of 50 Precision 0.833 Recall 0.714</text:p>
          </table:table-cell>
          <table:table-cell table:formula="of:=IFERROR(SEARCH(&quot;precision&quot;;[.B108];);0)" office:value-type="float" office:value="34" calcext:value-type="float">
            <text:p>34</text:p>
          </table:table-cell>
          <table:table-cell table:formula="of:=IFERROR(SEARCH(&quot;Recall&quot;;[.B108];);0)" office:value-type="float" office:value="50" calcext:value-type="float">
            <text:p>50</text:p>
          </table:table-cell>
          <table:table-cell office:value-type="float" office:value="0.833" calcext:value-type="float">
            <text:p>0.833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8/23/17 01:57:18 Sample 3 of 50 Precision 1.0 Recall 1.0</text:p>
          </table:table-cell>
          <table:table-cell table:formula="of:=IFERROR(SEARCH(&quot;precision&quot;;[.B109];);0)" office:value-type="float" office:value="34" calcext:value-type="float">
            <text:p>34</text:p>
          </table:table-cell>
          <table:table-cell table:formula="of:=IFERROR(SEARCH(&quot;Recall&quot;;[.B109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/23/17 02:00:32 Sample 4 of 50 Precision 0.667 Recall 0.8</text:p>
          </table:table-cell>
          <table:table-cell table:formula="of:=IFERROR(SEARCH(&quot;precision&quot;;[.B110];);0)" office:value-type="float" office:value="34" calcext:value-type="float">
            <text:p>34</text:p>
          </table:table-cell>
          <table:table-cell table:formula="of:=IFERROR(SEARCH(&quot;Recall&quot;;[.B110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8/23/17 02:03:45 Sample 5 of 50 Precision 0.667 Recall 0.667</text:p>
          </table:table-cell>
          <table:table-cell table:formula="of:=IFERROR(SEARCH(&quot;precision&quot;;[.B111];);0)" office:value-type="float" office:value="34" calcext:value-type="float">
            <text:p>34</text:p>
          </table:table-cell>
          <table:table-cell table:formula="of:=IFERROR(SEARCH(&quot;Recall&quot;;[.B111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/23/17 02:06:58 Sample 6 of 50 Precision 1.0 Recall 0.333</text:p>
          </table:table-cell>
          <table:table-cell table:formula="of:=IFERROR(SEARCH(&quot;precision&quot;;[.B112];);0)" office:value-type="float" office:value="34" calcext:value-type="float">
            <text:p>34</text:p>
          </table:table-cell>
          <table:table-cell table:formula="of:=IFERROR(SEARCH(&quot;Recall&quot;;[.B11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8/23/17 02:10:15 Sample 7 of 50 Precision 0.8 Recall 1.0</text:p>
          </table:table-cell>
          <table:table-cell table:formula="of:=IFERROR(SEARCH(&quot;precision&quot;;[.B113];);0)" office:value-type="float" office:value="34" calcext:value-type="float">
            <text:p>34</text:p>
          </table:table-cell>
          <table:table-cell table:formula="of:=IFERROR(SEARCH(&quot;Recall&quot;;[.B113];);0)"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/23/17 02:13:24 Sample 8 of 50 Precision 0.625 Recall 0.833</text:p>
          </table:table-cell>
          <table:table-cell table:formula="of:=IFERROR(SEARCH(&quot;precision&quot;;[.B114];);0)" office:value-type="float" office:value="34" calcext:value-type="float">
            <text:p>34</text:p>
          </table:table-cell>
          <table:table-cell table:formula="of:=IFERROR(SEARCH(&quot;Recall&quot;;[.B114];);0)" office:value-type="float" office:value="50" calcext:value-type="float">
            <text:p>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8/23/17 02:16:41 Sample 9 of 50 Precision 0.889 Recall 1.0</text:p>
          </table:table-cell>
          <table:table-cell table:formula="of:=IFERROR(SEARCH(&quot;precision&quot;;[.B115];);0)" office:value-type="float" office:value="34" calcext:value-type="float">
            <text:p>34</text:p>
          </table:table-cell>
          <table:table-cell table:formula="of:=IFERROR(SEARCH(&quot;Recall&quot;;[.B115];);0)" office:value-type="float" office:value="50" calcext:value-type="float">
            <text:p>50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/23/17 02:19:56 Sample 10 of 50 Precision 0.8 Recall 0.8</text:p>
          </table:table-cell>
          <table:table-cell table:formula="of:=IFERROR(SEARCH(&quot;precision&quot;;[.B116];);0)" office:value-type="float" office:value="35" calcext:value-type="float">
            <text:p>35</text:p>
          </table:table-cell>
          <table:table-cell table:formula="of:=IFERROR(SEARCH(&quot;Recall&quot;;[.B116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8/23/17 02:23:16 Sample 11 of 50 Precision 0.714 Recall 0.833</text:p>
          </table:table-cell>
          <table:table-cell table:formula="of:=IFERROR(SEARCH(&quot;precision&quot;;[.B117];);0)" office:value-type="float" office:value="35" calcext:value-type="float">
            <text:p>35</text:p>
          </table:table-cell>
          <table:table-cell table:formula="of:=IFERROR(SEARCH(&quot;Recall&quot;;[.B117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/23/17 02:26:26 Sample 12 of 50 Precision 0.8 Recall 0.8</text:p>
          </table:table-cell>
          <table:table-cell table:formula="of:=IFERROR(SEARCH(&quot;precision&quot;;[.B118];);0)" office:value-type="float" office:value="35" calcext:value-type="float">
            <text:p>35</text:p>
          </table:table-cell>
          <table:table-cell table:formula="of:=IFERROR(SEARCH(&quot;Recall&quot;;[.B118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8/23/17 02:29:40 Sample 13 of 50 Precision 0.667 Recall 0.8</text:p>
          </table:table-cell>
          <table:table-cell table:formula="of:=IFERROR(SEARCH(&quot;precision&quot;;[.B119];);0)" office:value-type="float" office:value="35" calcext:value-type="float">
            <text:p>35</text:p>
          </table:table-cell>
          <table:table-cell table:formula="of:=IFERROR(SEARCH(&quot;Recall&quot;;[.B11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/23/17 02:32:54 Sample 14 of 50 Precision 0.727 Recall 1.0</text:p>
          </table:table-cell>
          <table:table-cell table:formula="of:=IFERROR(SEARCH(&quot;precision&quot;;[.B120];);0)" office:value-type="float" office:value="35" calcext:value-type="float">
            <text:p>35</text:p>
          </table:table-cell>
          <table:table-cell table:formula="of:=IFERROR(SEARCH(&quot;Recall&quot;;[.B120];);0)" office:value-type="float" office:value="51" calcext:value-type="float">
            <text:p>51</text:p>
          </table:table-cell>
          <table:table-cell office:value-type="float" office:value="0.727" calcext:value-type="float">
            <text:p>0.7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8/23/17 02:36:06 Sample 15 of 50 Precision 1.0 Recall 1.0</text:p>
          </table:table-cell>
          <table:table-cell table:formula="of:=IFERROR(SEARCH(&quot;precision&quot;;[.B121];);0)" office:value-type="float" office:value="35" calcext:value-type="float">
            <text:p>35</text:p>
          </table:table-cell>
          <table:table-cell table:formula="of:=IFERROR(SEARCH(&quot;Recall&quot;;[.B121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/23/17 02:39:18 Sample 16 of 50 Precision 0.8 Recall 1.0</text:p>
          </table:table-cell>
          <table:table-cell table:formula="of:=IFERROR(SEARCH(&quot;precision&quot;;[.B122];);0)" office:value-type="float" office:value="35" calcext:value-type="float">
            <text:p>35</text:p>
          </table:table-cell>
          <table:table-cell table:formula="of:=IFERROR(SEARCH(&quot;Recall&quot;;[.B122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8/23/17 02:42:34 Sample 17 of 50 Precision 0.909 Recall 0.769</text:p>
          </table:table-cell>
          <table:table-cell table:formula="of:=IFERROR(SEARCH(&quot;precision&quot;;[.B123];);0)" office:value-type="float" office:value="35" calcext:value-type="float">
            <text:p>35</text:p>
          </table:table-cell>
          <table:table-cell table:formula="of:=IFERROR(SEARCH(&quot;Recall&quot;;[.B123];);0)" office:value-type="float" office:value="51" calcext:value-type="float">
            <text:p>51</text:p>
          </table:table-cell>
          <table:table-cell office:value-type="float" office:value="0.909" calcext:value-type="float">
            <text:p>0.909</text:p>
          </table:table-cell>
          <table:table-cell office:value-type="float" office:value="0.769" calcext:value-type="float">
            <text:p>0.76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/23/17 02:45:50 Sample 18 of 50 Precision 1.0 Recall 0.4</text:p>
          </table:table-cell>
          <table:table-cell table:formula="of:=IFERROR(SEARCH(&quot;precision&quot;;[.B124];);0)" office:value-type="float" office:value="35" calcext:value-type="float">
            <text:p>35</text:p>
          </table:table-cell>
          <table:table-cell table:formula="of:=IFERROR(SEARCH(&quot;Recall&quot;;[.B12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8/23/17 02:49:13 Sample 19 of 50 Precision 1.0 Recall 1.0</text:p>
          </table:table-cell>
          <table:table-cell table:formula="of:=IFERROR(SEARCH(&quot;precision&quot;;[.B125];);0)" office:value-type="float" office:value="35" calcext:value-type="float">
            <text:p>35</text:p>
          </table:table-cell>
          <table:table-cell table:formula="of:=IFERROR(SEARCH(&quot;Recall&quot;;[.B12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/23/17 02:53:09 Sample 20 of 50 Precision 0.8 Recall 0.889</text:p>
          </table:table-cell>
          <table:table-cell table:formula="of:=IFERROR(SEARCH(&quot;precision&quot;;[.B126];);0)" office:value-type="float" office:value="35" calcext:value-type="float">
            <text:p>35</text:p>
          </table:table-cell>
          <table:table-cell table:formula="of:=IFERROR(SEARCH(&quot;Recall&quot;;[.B126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8/23/17 02:58:11 Sample 21 of 50 Precision 1.0 Recall 0.667</text:p>
          </table:table-cell>
          <table:table-cell table:formula="of:=IFERROR(SEARCH(&quot;precision&quot;;[.B127];);0)" office:value-type="float" office:value="35" calcext:value-type="float">
            <text:p>35</text:p>
          </table:table-cell>
          <table:table-cell table:formula="of:=IFERROR(SEARCH(&quot;Recall&quot;;[.B127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/23/17 03:01:30 Sample 22 of 50 Precision 0.833 Recall 1.0</text:p>
          </table:table-cell>
          <table:table-cell table:formula="of:=IFERROR(SEARCH(&quot;precision&quot;;[.B128];);0)" office:value-type="float" office:value="35" calcext:value-type="float">
            <text:p>35</text:p>
          </table:table-cell>
          <table:table-cell table:formula="of:=IFERROR(SEARCH(&quot;Recall&quot;;[.B128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8/23/17 03:04:48 Sample 23 of 50 Precision 1.0 Recall 0.889</text:p>
          </table:table-cell>
          <table:table-cell table:formula="of:=IFERROR(SEARCH(&quot;precision&quot;;[.B129];);0)" office:value-type="float" office:value="35" calcext:value-type="float">
            <text:p>35</text:p>
          </table:table-cell>
          <table:table-cell table:formula="of:=IFERROR(SEARCH(&quot;Recall&quot;;[.B12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/23/17 03:08:06 Sample 24 of 50 Precision 0.8 Recall 1.0</text:p>
          </table:table-cell>
          <table:table-cell table:formula="of:=IFERROR(SEARCH(&quot;precision&quot;;[.B130];);0)" office:value-type="float" office:value="35" calcext:value-type="float">
            <text:p>35</text:p>
          </table:table-cell>
          <table:table-cell table:formula="of:=IFERROR(SEARCH(&quot;Recall&quot;;[.B130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8/23/17 03:11:22 Sample 25 of 50 Precision 0.8 Recall 0.8</text:p>
          </table:table-cell>
          <table:table-cell table:formula="of:=IFERROR(SEARCH(&quot;precision&quot;;[.B131];);0)" office:value-type="float" office:value="35" calcext:value-type="float">
            <text:p>35</text:p>
          </table:table-cell>
          <table:table-cell table:formula="of:=IFERROR(SEARCH(&quot;Recall&quot;;[.B131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/23/17 03:14:45 Sample 26 of 50 Precision 0.8 Recall 1.0</text:p>
          </table:table-cell>
          <table:table-cell table:formula="of:=IFERROR(SEARCH(&quot;precision&quot;;[.B132];);0)" office:value-type="float" office:value="35" calcext:value-type="float">
            <text:p>35</text:p>
          </table:table-cell>
          <table:table-cell table:formula="of:=IFERROR(SEARCH(&quot;Recall&quot;;[.B132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8/23/17 03:18:10 Sample 27 of 50 Precision 1.0 Recall 0.5</text:p>
          </table:table-cell>
          <table:table-cell table:formula="of:=IFERROR(SEARCH(&quot;precision&quot;;[.B133];);0)" office:value-type="float" office:value="35" calcext:value-type="float">
            <text:p>35</text:p>
          </table:table-cell>
          <table:table-cell table:formula="of:=IFERROR(SEARCH(&quot;Recall&quot;;[.B13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/23/17 03:21:28 Sample 28 of 50 Precision 0.455 Recall 0.833</text:p>
          </table:table-cell>
          <table:table-cell table:formula="of:=IFERROR(SEARCH(&quot;precision&quot;;[.B134];);0)" office:value-type="float" office:value="35" calcext:value-type="float">
            <text:p>35</text:p>
          </table:table-cell>
          <table:table-cell table:formula="of:=IFERROR(SEARCH(&quot;Recall&quot;;[.B134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8/23/17 03:24:45 Sample 29 of 50 Precision 1.0 Recall 1.0</text:p>
          </table:table-cell>
          <table:table-cell table:formula="of:=IFERROR(SEARCH(&quot;precision&quot;;[.B135];);0)" office:value-type="float" office:value="35" calcext:value-type="float">
            <text:p>35</text:p>
          </table:table-cell>
          <table:table-cell table:formula="of:=IFERROR(SEARCH(&quot;Recall&quot;;[.B13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/23/17 03:27:57 Sample 30 of 50 Precision 0.0 Recall 0.0</text:p>
          </table:table-cell>
          <table:table-cell table:formula="of:=IFERROR(SEARCH(&quot;precision&quot;;[.B136];);0)" office:value-type="float" office:value="35" calcext:value-type="float">
            <text:p>35</text:p>
          </table:table-cell>
          <table:table-cell table:formula="of:=IFERROR(SEARCH(&quot;Recall&quot;;[.B13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8/23/17 03:31:14 Sample 31 of 50 Precision 0.667 Recall 0.667</text:p>
          </table:table-cell>
          <table:table-cell table:formula="of:=IFERROR(SEARCH(&quot;precision&quot;;[.B137];);0)" office:value-type="float" office:value="35" calcext:value-type="float">
            <text:p>35</text:p>
          </table:table-cell>
          <table:table-cell table:formula="of:=IFERROR(SEARCH(&quot;Recall&quot;;[.B137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/23/17 03:34:32 Sample 32 of 50 Precision 0.875 Recall 0.875</text:p>
          </table:table-cell>
          <table:table-cell table:formula="of:=IFERROR(SEARCH(&quot;precision&quot;;[.B138];);0)" office:value-type="float" office:value="35" calcext:value-type="float">
            <text:p>35</text:p>
          </table:table-cell>
          <table:table-cell table:formula="of:=IFERROR(SEARCH(&quot;Recall&quot;;[.B138];);0)" office:value-type="float" office:value="51" calcext:value-type="float">
            <text:p>51</text:p>
          </table:table-cell>
          <table:table-cell table:number-columns-repeated="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8/23/17 03:37:48 Sample 33 of 50 Precision 0.714 Recall 0.833</text:p>
          </table:table-cell>
          <table:table-cell table:formula="of:=IFERROR(SEARCH(&quot;precision&quot;;[.B139];);0)" office:value-type="float" office:value="35" calcext:value-type="float">
            <text:p>35</text:p>
          </table:table-cell>
          <table:table-cell table:formula="of:=IFERROR(SEARCH(&quot;Recall&quot;;[.B139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/23/17 03:41:06 Sample 34 of 50 Precision 1.0 Recall 1.0</text:p>
          </table:table-cell>
          <table:table-cell table:formula="of:=IFERROR(SEARCH(&quot;precision&quot;;[.B140];);0)" office:value-type="float" office:value="35" calcext:value-type="float">
            <text:p>35</text:p>
          </table:table-cell>
          <table:table-cell table:formula="of:=IFERROR(SEARCH(&quot;Recall&quot;;[.B140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8/23/17 03:44:25 Sample 35 of 50 Precision 1.0 Recall 0.667</text:p>
          </table:table-cell>
          <table:table-cell table:formula="of:=IFERROR(SEARCH(&quot;precision&quot;;[.B141];);0)" office:value-type="float" office:value="35" calcext:value-type="float">
            <text:p>35</text:p>
          </table:table-cell>
          <table:table-cell table:formula="of:=IFERROR(SEARCH(&quot;Recall&quot;;[.B14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/23/17 03:47:39 Sample 36 of 50 Precision 0.5 Recall 0.5</text:p>
          </table:table-cell>
          <table:table-cell table:formula="of:=IFERROR(SEARCH(&quot;precision&quot;;[.B142];);0)" office:value-type="float" office:value="35" calcext:value-type="float">
            <text:p>35</text:p>
          </table:table-cell>
          <table:table-cell table:formula="of:=IFERROR(SEARCH(&quot;Recall&quot;;[.B142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8/23/17 03:50:54 Sample 37 of 50 Precision 0.75 Recall 0.6</text:p>
          </table:table-cell>
          <table:table-cell table:formula="of:=IFERROR(SEARCH(&quot;precision&quot;;[.B143];);0)" office:value-type="float" office:value="35" calcext:value-type="float">
            <text:p>35</text:p>
          </table:table-cell>
          <table:table-cell table:formula="of:=IFERROR(SEARCH(&quot;Recall&quot;;[.B143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/23/17 03:54:14 Sample 38 of 50 Precision 0.889 Recall 1.0</text:p>
          </table:table-cell>
          <table:table-cell table:formula="of:=IFERROR(SEARCH(&quot;precision&quot;;[.B144];);0)" office:value-type="float" office:value="35" calcext:value-type="float">
            <text:p>35</text:p>
          </table:table-cell>
          <table:table-cell table:formula="of:=IFERROR(SEARCH(&quot;Recall&quot;;[.B144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8/23/17 03:57:30 Sample 39 of 50 Precision 0.75 Recall 0.75</text:p>
          </table:table-cell>
          <table:table-cell table:formula="of:=IFERROR(SEARCH(&quot;precision&quot;;[.B145];);0)" office:value-type="float" office:value="35" calcext:value-type="float">
            <text:p>35</text:p>
          </table:table-cell>
          <table:table-cell table:formula="of:=IFERROR(SEARCH(&quot;Recall&quot;;[.B145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/23/17 04:00:44 Sample 40 of 50 Precision 0.889 Recall 1.0</text:p>
          </table:table-cell>
          <table:table-cell table:formula="of:=IFERROR(SEARCH(&quot;precision&quot;;[.B146];);0)" office:value-type="float" office:value="35" calcext:value-type="float">
            <text:p>35</text:p>
          </table:table-cell>
          <table:table-cell table:formula="of:=IFERROR(SEARCH(&quot;Recall&quot;;[.B146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8/23/17 04:03:57 Sample 41 of 50 Precision 0.5 Recall 1.0</text:p>
          </table:table-cell>
          <table:table-cell table:formula="of:=IFERROR(SEARCH(&quot;precision&quot;;[.B147];);0)" office:value-type="float" office:value="35" calcext:value-type="float">
            <text:p>35</text:p>
          </table:table-cell>
          <table:table-cell table:formula="of:=IFERROR(SEARCH(&quot;Recall&quot;;[.B14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/23/17 04:07:40 Sample 42 of 50 Precision 0.667 Recall 1.0</text:p>
          </table:table-cell>
          <table:table-cell table:formula="of:=IFERROR(SEARCH(&quot;precision&quot;;[.B148];);0)" office:value-type="float" office:value="35" calcext:value-type="float">
            <text:p>35</text:p>
          </table:table-cell>
          <table:table-cell table:formula="of:=IFERROR(SEARCH(&quot;Recall&quot;;[.B148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8/23/17 04:10:44 Sample 43 of 50 Precision 0.667 Recall 0.8</text:p>
          </table:table-cell>
          <table:table-cell table:formula="of:=IFERROR(SEARCH(&quot;precision&quot;;[.B149];);0)" office:value-type="float" office:value="35" calcext:value-type="float">
            <text:p>35</text:p>
          </table:table-cell>
          <table:table-cell table:formula="of:=IFERROR(SEARCH(&quot;Recall&quot;;[.B14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/23/17 04:14:45 Sample 44 of 50 Precision 0.7 Recall 0.778</text:p>
          </table:table-cell>
          <table:table-cell table:formula="of:=IFERROR(SEARCH(&quot;precision&quot;;[.B150];);0)" office:value-type="float" office:value="35" calcext:value-type="float">
            <text:p>35</text:p>
          </table:table-cell>
          <table:table-cell table:formula="of:=IFERROR(SEARCH(&quot;Recall&quot;;[.B150];);0)"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8/23/17 04:19:13 Sample 45 of 50 Precision 1.0 Recall 0.75</text:p>
          </table:table-cell>
          <table:table-cell table:formula="of:=IFERROR(SEARCH(&quot;precision&quot;;[.B151];);0)" office:value-type="float" office:value="35" calcext:value-type="float">
            <text:p>35</text:p>
          </table:table-cell>
          <table:table-cell table:formula="of:=IFERROR(SEARCH(&quot;Recall&quot;;[.B15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/23/17 04:22:25 Sample 46 of 50 Precision 1.0 Recall 0.667</text:p>
          </table:table-cell>
          <table:table-cell table:formula="of:=IFERROR(SEARCH(&quot;precision&quot;;[.B152];);0)" office:value-type="float" office:value="35" calcext:value-type="float">
            <text:p>35</text:p>
          </table:table-cell>
          <table:table-cell table:formula="of:=IFERROR(SEARCH(&quot;Recall&quot;;[.B15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8/23/17 04:25:43 Sample 47 of 50 Precision 0.667 Recall 0.5</text:p>
          </table:table-cell>
          <table:table-cell table:formula="of:=IFERROR(SEARCH(&quot;precision&quot;;[.B153];);0)" office:value-type="float" office:value="35" calcext:value-type="float">
            <text:p>35</text:p>
          </table:table-cell>
          <table:table-cell table:formula="of:=IFERROR(SEARCH(&quot;Recall&quot;;[.B15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/23/17 04:29:03 Sample 48 of 50 Precision 1.0 Recall 0.778</text:p>
          </table:table-cell>
          <table:table-cell table:formula="of:=IFERROR(SEARCH(&quot;precision&quot;;[.B154];);0)" office:value-type="float" office:value="35" calcext:value-type="float">
            <text:p>35</text:p>
          </table:table-cell>
          <table:table-cell table:formula="of:=IFERROR(SEARCH(&quot;Recall&quot;;[.B15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8/23/17 04:32:20 Sample 49 of 50 Precision 0.556 Recall 0.833</text:p>
          </table:table-cell>
          <table:table-cell table:formula="of:=IFERROR(SEARCH(&quot;precision&quot;;[.B155];);0)" office:value-type="float" office:value="35" calcext:value-type="float">
            <text:p>35</text:p>
          </table:table-cell>
          <table:table-cell table:formula="of:=IFERROR(SEARCH(&quot;Recall&quot;;[.B155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/23/17 04:32:30 UserID 31 Test: Precision 1.0 Recall 1.0</text:p>
          </table:table-cell>
          <table:table-cell table:formula="of:=IFERROR(SEARCH(&quot;precision&quot;;[.B156];);0)" office:value-type="float" office:value="35" calcext:value-type="float">
            <text:p>35</text:p>
          </table:table-cell>
          <table:table-cell table:formula="of:=IFERROR(SEARCH(&quot;Recall&quot;;[.B156];);0)" office:value-type="float" office:value="49" calcext:value-type="float">
            <text:p>4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8/23/17 04:32:30 User 4 UserID 55 (Total plays [2499])</text:p>
          </table:table-cell>
          <table:table-cell table:formula="of:=IFERROR(SEARCH(&quot;precision&quot;;[.B157];);0)" office:value-type="float" office:value="0" calcext:value-type="float">
            <text:p>0</text:p>
          </table:table-cell>
          <table:table-cell table:formula="of:=IFERROR(SEARCH(&quot;Recall&quot;;[.B157];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/23/17 04:35:44 Sample 0 of 50 Precision 0.0 Recall 0.0</text:p>
          </table:table-cell>
          <table:table-cell table:formula="of:=IFERROR(SEARCH(&quot;precision&quot;;[.B158];);0)" office:value-type="float" office:value="34" calcext:value-type="float">
            <text:p>34</text:p>
          </table:table-cell>
          <table:table-cell table:formula="of:=IFERROR(SEARCH(&quot;Recall&quot;;[.B15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8/23/17 04:38:56 Sample 1 of 50 Precision 0.375 Recall 1.0</text:p>
          </table:table-cell>
          <table:table-cell table:formula="of:=IFERROR(SEARCH(&quot;precision&quot;;[.B159];);0)" office:value-type="float" office:value="34" calcext:value-type="float">
            <text:p>34</text:p>
          </table:table-cell>
          <table:table-cell table:formula="of:=IFERROR(SEARCH(&quot;Recall&quot;;[.B159];);0)"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/23/17 04:42:13 Sample 2 of 50 Precision 0.333 Recall 0.5</text:p>
          </table:table-cell>
          <table:table-cell table:formula="of:=IFERROR(SEARCH(&quot;precision&quot;;[.B160];);0)" office:value-type="float" office:value="34" calcext:value-type="float">
            <text:p>34</text:p>
          </table:table-cell>
          <table:table-cell table:formula="of:=IFERROR(SEARCH(&quot;Recall&quot;;[.B160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8/23/17 04:45:26 Sample 3 of 50 Precision 1.0 Recall 1.0</text:p>
          </table:table-cell>
          <table:table-cell table:formula="of:=IFERROR(SEARCH(&quot;precision&quot;;[.B161];);0)" office:value-type="float" office:value="34" calcext:value-type="float">
            <text:p>34</text:p>
          </table:table-cell>
          <table:table-cell table:formula="of:=IFERROR(SEARCH(&quot;Recall&quot;;[.B161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/23/17 04:48:38 Sample 4 of 50 Precision 0.4 Recall 0.667</text:p>
          </table:table-cell>
          <table:table-cell table:formula="of:=IFERROR(SEARCH(&quot;precision&quot;;[.B162];);0)" office:value-type="float" office:value="34" calcext:value-type="float">
            <text:p>34</text:p>
          </table:table-cell>
          <table:table-cell table:formula="of:=IFERROR(SEARCH(&quot;Recall&quot;;[.B162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8/23/17 04:51:53 Sample 5 of 50 Precision 1.0 Recall 0.5</text:p>
          </table:table-cell>
          <table:table-cell table:formula="of:=IFERROR(SEARCH(&quot;precision&quot;;[.B163];);0)" office:value-type="float" office:value="34" calcext:value-type="float">
            <text:p>34</text:p>
          </table:table-cell>
          <table:table-cell table:formula="of:=IFERROR(SEARCH(&quot;Recall&quot;;[.B163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/23/17 04:55:12 Sample 6 of 50 Precision 0.5 Recall 0.5</text:p>
          </table:table-cell>
          <table:table-cell table:formula="of:=IFERROR(SEARCH(&quot;precision&quot;;[.B164];);0)" office:value-type="float" office:value="34" calcext:value-type="float">
            <text:p>34</text:p>
          </table:table-cell>
          <table:table-cell table:formula="of:=IFERROR(SEARCH(&quot;Recall&quot;;[.B164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8/23/17 04:58:24 Sample 7 of 50 Precision 0.667 Recall 1.0</text:p>
          </table:table-cell>
          <table:table-cell table:formula="of:=IFERROR(SEARCH(&quot;precision&quot;;[.B165];);0)" office:value-type="float" office:value="34" calcext:value-type="float">
            <text:p>34</text:p>
          </table:table-cell>
          <table:table-cell table:formula="of:=IFERROR(SEARCH(&quot;Recall&quot;;[.B165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/23/17 05:01:32 Sample 8 of 50 Precision 0.5 Recall 0.5</text:p>
          </table:table-cell>
          <table:table-cell table:formula="of:=IFERROR(SEARCH(&quot;precision&quot;;[.B166];);0)" office:value-type="float" office:value="34" calcext:value-type="float">
            <text:p>34</text:p>
          </table:table-cell>
          <table:table-cell table:formula="of:=IFERROR(SEARCH(&quot;Recall&quot;;[.B166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8/23/17 05:04:40 Sample 9 of 50 Precision 1.0 Recall 0.5</text:p>
          </table:table-cell>
          <table:table-cell table:formula="of:=IFERROR(SEARCH(&quot;precision&quot;;[.B167];);0)" office:value-type="float" office:value="34" calcext:value-type="float">
            <text:p>34</text:p>
          </table:table-cell>
          <table:table-cell table:formula="of:=IFERROR(SEARCH(&quot;Recall&quot;;[.B167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23/17 05:07:51 Sample 10 of 50 Precision 1.0 Recall 0.667</text:p>
          </table:table-cell>
          <table:table-cell table:formula="of:=IFERROR(SEARCH(&quot;precision&quot;;[.B168];);0)" office:value-type="float" office:value="35" calcext:value-type="float">
            <text:p>35</text:p>
          </table:table-cell>
          <table:table-cell table:formula="of:=IFERROR(SEARCH(&quot;Recall&quot;;[.B16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/23/17 05:11:01 Sample 11 of 50 Precision 0.5 Recall 1.0</text:p>
          </table:table-cell>
          <table:table-cell table:formula="of:=IFERROR(SEARCH(&quot;precision&quot;;[.B169];);0)" office:value-type="float" office:value="35" calcext:value-type="float">
            <text:p>35</text:p>
          </table:table-cell>
          <table:table-cell table:formula="of:=IFERROR(SEARCH(&quot;Recall&quot;;[.B16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/23/17 05:14:15 Sample 12 of 50 Precision 0.75 Recall 0.857</text:p>
          </table:table-cell>
          <table:table-cell table:formula="of:=IFERROR(SEARCH(&quot;precision&quot;;[.B170];);0)" office:value-type="float" office:value="35" calcext:value-type="float">
            <text:p>35</text:p>
          </table:table-cell>
          <table:table-cell table:formula="of:=IFERROR(SEARCH(&quot;Recall&quot;;[.B17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8/23/17 05:17:27 Sample 13 of 50 Precision 1.0 Recall 1.0</text:p>
          </table:table-cell>
          <table:table-cell table:formula="of:=IFERROR(SEARCH(&quot;precision&quot;;[.B171];);0)" office:value-type="float" office:value="35" calcext:value-type="float">
            <text:p>35</text:p>
          </table:table-cell>
          <table:table-cell table:formula="of:=IFERROR(SEARCH(&quot;Recall&quot;;[.B171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/23/17 05:20:40 Sample 14 of 50 Precision 0.667 Recall 1.0</text:p>
          </table:table-cell>
          <table:table-cell table:formula="of:=IFERROR(SEARCH(&quot;precision&quot;;[.B172];);0)" office:value-type="float" office:value="35" calcext:value-type="float">
            <text:p>35</text:p>
          </table:table-cell>
          <table:table-cell table:formula="of:=IFERROR(SEARCH(&quot;Recall&quot;;[.B17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8/23/17 05:23:51 Sample 15 of 50 Precision 0.857 Recall 0.857</text:p>
          </table:table-cell>
          <table:table-cell table:formula="of:=IFERROR(SEARCH(&quot;precision&quot;;[.B173];);0)" office:value-type="float" office:value="35" calcext:value-type="float">
            <text:p>35</text:p>
          </table:table-cell>
          <table:table-cell table:formula="of:=IFERROR(SEARCH(&quot;Recall&quot;;[.B173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/23/17 05:27:09 Sample 16 of 50 Precision 0.8 Recall 1.0</text:p>
          </table:table-cell>
          <table:table-cell table:formula="of:=IFERROR(SEARCH(&quot;precision&quot;;[.B174];);0)" office:value-type="float" office:value="35" calcext:value-type="float">
            <text:p>35</text:p>
          </table:table-cell>
          <table:table-cell table:formula="of:=IFERROR(SEARCH(&quot;Recall&quot;;[.B174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8/23/17 05:30:28 Sample 17 of 50 Precision 0.8 Recall 1.0</text:p>
          </table:table-cell>
          <table:table-cell table:formula="of:=IFERROR(SEARCH(&quot;precision&quot;;[.B175];);0)" office:value-type="float" office:value="35" calcext:value-type="float">
            <text:p>35</text:p>
          </table:table-cell>
          <table:table-cell table:formula="of:=IFERROR(SEARCH(&quot;Recall&quot;;[.B175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/23/17 05:33:45 Sample 18 of 50 Precision 0.667 Recall 1.0</text:p>
          </table:table-cell>
          <table:table-cell table:formula="of:=IFERROR(SEARCH(&quot;precision&quot;;[.B176];);0)" office:value-type="float" office:value="35" calcext:value-type="float">
            <text:p>35</text:p>
          </table:table-cell>
          <table:table-cell table:formula="of:=IFERROR(SEARCH(&quot;Recall&quot;;[.B17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8/23/17 05:36:59 Sample 19 of 50 Precision 0.5 Recall 0.714</text:p>
          </table:table-cell>
          <table:table-cell table:formula="of:=IFERROR(SEARCH(&quot;precision&quot;;[.B177];);0)" office:value-type="float" office:value="35" calcext:value-type="float">
            <text:p>35</text:p>
          </table:table-cell>
          <table:table-cell table:formula="of:=IFERROR(SEARCH(&quot;Recall&quot;;[.B17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/23/17 05:40:10 Sample 20 of 50 Precision 1.0 Recall 1.0</text:p>
          </table:table-cell>
          <table:table-cell table:formula="of:=IFERROR(SEARCH(&quot;precision&quot;;[.B178];);0)" office:value-type="float" office:value="35" calcext:value-type="float">
            <text:p>35</text:p>
          </table:table-cell>
          <table:table-cell table:formula="of:=IFERROR(SEARCH(&quot;Recall&quot;;[.B178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8/23/17 05:43:23 Sample 21 of 50 Precision 0.2 Recall 0.5</text:p>
          </table:table-cell>
          <table:table-cell table:formula="of:=IFERROR(SEARCH(&quot;precision&quot;;[.B179];);0)" office:value-type="float" office:value="35" calcext:value-type="float">
            <text:p>35</text:p>
          </table:table-cell>
          <table:table-cell table:formula="of:=IFERROR(SEARCH(&quot;Recall&quot;;[.B179];);0)"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/23/17 05:46:31 Sample 22 of 50 Precision 0.625 Recall 0.833</text:p>
          </table:table-cell>
          <table:table-cell table:formula="of:=IFERROR(SEARCH(&quot;precision&quot;;[.B180];);0)" office:value-type="float" office:value="35" calcext:value-type="float">
            <text:p>35</text:p>
          </table:table-cell>
          <table:table-cell table:formula="of:=IFERROR(SEARCH(&quot;Recall&quot;;[.B18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8/23/17 05:49:42 Sample 23 of 50 Precision 0.8 Recall 1.0</text:p>
          </table:table-cell>
          <table:table-cell table:formula="of:=IFERROR(SEARCH(&quot;precision&quot;;[.B181];);0)" office:value-type="float" office:value="35" calcext:value-type="float">
            <text:p>35</text:p>
          </table:table-cell>
          <table:table-cell table:formula="of:=IFERROR(SEARCH(&quot;Recall&quot;;[.B18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/23/17 05:53:02 Sample 24 of 50 Precision 0.4 Recall 1.0</text:p>
          </table:table-cell>
          <table:table-cell table:formula="of:=IFERROR(SEARCH(&quot;precision&quot;;[.B182];);0)" office:value-type="float" office:value="35" calcext:value-type="float">
            <text:p>35</text:p>
          </table:table-cell>
          <table:table-cell table:formula="of:=IFERROR(SEARCH(&quot;Recall&quot;;[.B182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8/23/17 05:56:18 Sample 25 of 50 Precision 0.0 Recall 0.0</text:p>
          </table:table-cell>
          <table:table-cell table:formula="of:=IFERROR(SEARCH(&quot;precision&quot;;[.B183];);0)" office:value-type="float" office:value="35" calcext:value-type="float">
            <text:p>35</text:p>
          </table:table-cell>
          <table:table-cell table:formula="of:=IFERROR(SEARCH(&quot;Recall&quot;;[.B1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/23/17 05:59:33 Sample 26 of 50 Precision 0.667 Recall 1.0</text:p>
          </table:table-cell>
          <table:table-cell table:formula="of:=IFERROR(SEARCH(&quot;precision&quot;;[.B184];);0)" office:value-type="float" office:value="35" calcext:value-type="float">
            <text:p>35</text:p>
          </table:table-cell>
          <table:table-cell table:formula="of:=IFERROR(SEARCH(&quot;Recall&quot;;[.B184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8/23/17 06:02:47 Sample 27 of 50 Precision 1.0 Recall 1.0</text:p>
          </table:table-cell>
          <table:table-cell table:formula="of:=IFERROR(SEARCH(&quot;precision&quot;;[.B185];);0)" office:value-type="float" office:value="35" calcext:value-type="float">
            <text:p>35</text:p>
          </table:table-cell>
          <table:table-cell table:formula="of:=IFERROR(SEARCH(&quot;Recall&quot;;[.B18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/23/17 06:06:03 Sample 28 of 50 Precision 0.5 Recall 1.0</text:p>
          </table:table-cell>
          <table:table-cell table:formula="of:=IFERROR(SEARCH(&quot;precision&quot;;[.B186];);0)" office:value-type="float" office:value="35" calcext:value-type="float">
            <text:p>35</text:p>
          </table:table-cell>
          <table:table-cell table:formula="of:=IFERROR(SEARCH(&quot;Recall&quot;;[.B18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8/23/17 06:09:14 Sample 29 of 50 Precision 0.5 Recall 0.5</text:p>
          </table:table-cell>
          <table:table-cell table:formula="of:=IFERROR(SEARCH(&quot;precision&quot;;[.B187];);0)" office:value-type="float" office:value="35" calcext:value-type="float">
            <text:p>35</text:p>
          </table:table-cell>
          <table:table-cell table:formula="of:=IFERROR(SEARCH(&quot;Recall&quot;;[.B18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/23/17 06:12:25 Sample 30 of 50 Precision 0.0 Recall 0.0</text:p>
          </table:table-cell>
          <table:table-cell table:formula="of:=IFERROR(SEARCH(&quot;precision&quot;;[.B188];);0)" office:value-type="float" office:value="35" calcext:value-type="float">
            <text:p>35</text:p>
          </table:table-cell>
          <table:table-cell table:formula="of:=IFERROR(SEARCH(&quot;Recall&quot;;[.B1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8/23/17 06:15:37 Sample 31 of 50 Precision 0.0 Recall 0.0</text:p>
          </table:table-cell>
          <table:table-cell table:formula="of:=IFERROR(SEARCH(&quot;precision&quot;;[.B189];);0)" office:value-type="float" office:value="35" calcext:value-type="float">
            <text:p>35</text:p>
          </table:table-cell>
          <table:table-cell table:formula="of:=IFERROR(SEARCH(&quot;Recall&quot;;[.B1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8/23/17 06:18:53 Sample 32 of 50 Precision 0.4 Recall 0.667</text:p>
          </table:table-cell>
          <table:table-cell table:formula="of:=IFERROR(SEARCH(&quot;precision&quot;;[.B190];);0)" office:value-type="float" office:value="35" calcext:value-type="float">
            <text:p>35</text:p>
          </table:table-cell>
          <table:table-cell table:formula="of:=IFERROR(SEARCH(&quot;Recall&quot;;[.B190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8/23/17 06:22:03 Sample 33 of 50 Precision 0.0 Recall 0.0</text:p>
          </table:table-cell>
          <table:table-cell table:formula="of:=IFERROR(SEARCH(&quot;precision&quot;;[.B191];);0)" office:value-type="float" office:value="35" calcext:value-type="float">
            <text:p>35</text:p>
          </table:table-cell>
          <table:table-cell table:formula="of:=IFERROR(SEARCH(&quot;Recall&quot;;[.B1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8/23/17 06:25:27 Sample 34 of 50 Precision 1.0 Recall 1.0</text:p>
          </table:table-cell>
          <table:table-cell table:formula="of:=IFERROR(SEARCH(&quot;precision&quot;;[.B192];);0)" office:value-type="float" office:value="35" calcext:value-type="float">
            <text:p>35</text:p>
          </table:table-cell>
          <table:table-cell table:formula="of:=IFERROR(SEARCH(&quot;Recall&quot;;[.B192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8/23/17 06:28:45 Sample 35 of 50 Precision 1.0 Recall 0.667</text:p>
          </table:table-cell>
          <table:table-cell table:formula="of:=IFERROR(SEARCH(&quot;precision&quot;;[.B193];);0)" office:value-type="float" office:value="35" calcext:value-type="float">
            <text:p>35</text:p>
          </table:table-cell>
          <table:table-cell table:formula="of:=IFERROR(SEARCH(&quot;Recall&quot;;[.B19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8/23/17 06:31:55 Sample 36 of 50 Precision 0.0 Recall 0.0</text:p>
          </table:table-cell>
          <table:table-cell table:formula="of:=IFERROR(SEARCH(&quot;precision&quot;;[.B194];);0)" office:value-type="float" office:value="35" calcext:value-type="float">
            <text:p>35</text:p>
          </table:table-cell>
          <table:table-cell table:formula="of:=IFERROR(SEARCH(&quot;Recall&quot;;[.B1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8/23/17 06:35:08 Sample 37 of 50 Precision 0.6 Recall 0.75</text:p>
          </table:table-cell>
          <table:table-cell table:formula="of:=IFERROR(SEARCH(&quot;precision&quot;;[.B195];);0)" office:value-type="float" office:value="35" calcext:value-type="float">
            <text:p>35</text:p>
          </table:table-cell>
          <table:table-cell table:formula="of:=IFERROR(SEARCH(&quot;Recall&quot;;[.B19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8/23/17 06:38:22 Sample 38 of 50 Precision 0.5 Recall 0.333</text:p>
          </table:table-cell>
          <table:table-cell table:formula="of:=IFERROR(SEARCH(&quot;precision&quot;;[.B196];);0)" office:value-type="float" office:value="35" calcext:value-type="float">
            <text:p>35</text:p>
          </table:table-cell>
          <table:table-cell table:formula="of:=IFERROR(SEARCH(&quot;Recall&quot;;[.B19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8/23/17 06:41:35 Sample 39 of 50 Precision 0.5 Recall 0.5</text:p>
          </table:table-cell>
          <table:table-cell table:formula="of:=IFERROR(SEARCH(&quot;precision&quot;;[.B197];);0)" office:value-type="float" office:value="35" calcext:value-type="float">
            <text:p>35</text:p>
          </table:table-cell>
          <table:table-cell table:formula="of:=IFERROR(SEARCH(&quot;Recall&quot;;[.B19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8/23/17 06:44:44 Sample 40 of 50 Precision 0.333 Recall 0.667</text:p>
          </table:table-cell>
          <table:table-cell table:formula="of:=IFERROR(SEARCH(&quot;precision&quot;;[.B198];);0)" office:value-type="float" office:value="35" calcext:value-type="float">
            <text:p>35</text:p>
          </table:table-cell>
          <table:table-cell table:formula="of:=IFERROR(SEARCH(&quot;Recall&quot;;[.B198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8/23/17 06:47:55 Sample 41 of 50 Precision 1.0 Recall 1.0</text:p>
          </table:table-cell>
          <table:table-cell table:formula="of:=IFERROR(SEARCH(&quot;precision&quot;;[.B199];);0)" office:value-type="float" office:value="35" calcext:value-type="float">
            <text:p>35</text:p>
          </table:table-cell>
          <table:table-cell table:formula="of:=IFERROR(SEARCH(&quot;Recall&quot;;[.B199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8/23/17 06:51:11 Sample 42 of 50 Precision 0.6 Recall 0.6</text:p>
          </table:table-cell>
          <table:table-cell table:formula="of:=IFERROR(SEARCH(&quot;precision&quot;;[.B200];);0)" office:value-type="float" office:value="35" calcext:value-type="float">
            <text:p>35</text:p>
          </table:table-cell>
          <table:table-cell table:formula="of:=IFERROR(SEARCH(&quot;Recall&quot;;[.B200];);0)" office:value-type="float" office:value="49" calcext:value-type="float">
            <text:p>49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8/23/17 06:54:21 Sample 43 of 50 Precision 0.571 Recall 1.0</text:p>
          </table:table-cell>
          <table:table-cell table:formula="of:=IFERROR(SEARCH(&quot;precision&quot;;[.B201];);0)" office:value-type="float" office:value="35" calcext:value-type="float">
            <text:p>35</text:p>
          </table:table-cell>
          <table:table-cell table:formula="of:=IFERROR(SEARCH(&quot;Recall&quot;;[.B201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8/23/17 06:57:32 Sample 44 of 50 Precision 0.5 Recall 0.667</text:p>
          </table:table-cell>
          <table:table-cell table:formula="of:=IFERROR(SEARCH(&quot;precision&quot;;[.B202];);0)" office:value-type="float" office:value="35" calcext:value-type="float">
            <text:p>35</text:p>
          </table:table-cell>
          <table:table-cell table:formula="of:=IFERROR(SEARCH(&quot;Recall&quot;;[.B20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8/23/17 07:01:11 Sample 45 of 50 Precision 0.5 Recall 1.0</text:p>
          </table:table-cell>
          <table:table-cell table:formula="of:=IFERROR(SEARCH(&quot;precision&quot;;[.B203];);0)" office:value-type="float" office:value="35" calcext:value-type="float">
            <text:p>35</text:p>
          </table:table-cell>
          <table:table-cell table:formula="of:=IFERROR(SEARCH(&quot;Recall&quot;;[.B20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8/23/17 07:04:19 Sample 46 of 50 Precision 0.667 Recall 1.0</text:p>
          </table:table-cell>
          <table:table-cell table:formula="of:=IFERROR(SEARCH(&quot;precision&quot;;[.B204];);0)" office:value-type="float" office:value="35" calcext:value-type="float">
            <text:p>35</text:p>
          </table:table-cell>
          <table:table-cell table:formula="of:=IFERROR(SEARCH(&quot;Recall&quot;;[.B204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8/23/17 07:07:36 Sample 47 of 50 Precision 0.5 Recall 1.0</text:p>
          </table:table-cell>
          <table:table-cell table:formula="of:=IFERROR(SEARCH(&quot;precision&quot;;[.B205];);0)" office:value-type="float" office:value="35" calcext:value-type="float">
            <text:p>35</text:p>
          </table:table-cell>
          <table:table-cell table:formula="of:=IFERROR(SEARCH(&quot;Recall&quot;;[.B205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8/23/17 07:10:47 Sample 48 of 50 Precision 1.0 Recall 1.0</text:p>
          </table:table-cell>
          <table:table-cell table:formula="of:=IFERROR(SEARCH(&quot;precision&quot;;[.B206];);0)" office:value-type="float" office:value="35" calcext:value-type="float">
            <text:p>35</text:p>
          </table:table-cell>
          <table:table-cell table:formula="of:=IFERROR(SEARCH(&quot;Recall&quot;;[.B206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8/23/17 07:13:56 Sample 49 of 50 Precision 1.0 Recall 1.0</text:p>
          </table:table-cell>
          <table:table-cell table:formula="of:=IFERROR(SEARCH(&quot;precision&quot;;[.B207];);0)" office:value-type="float" office:value="35" calcext:value-type="float">
            <text:p>35</text:p>
          </table:table-cell>
          <table:table-cell table:formula="of:=IFERROR(SEARCH(&quot;Recall&quot;;[.B20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8/23/17 07:14:08 UserID 55 Test: Precision 1.0 Recall 0.6</text:p>
          </table:table-cell>
          <table:table-cell table:formula="of:=IFERROR(SEARCH(&quot;precision&quot;;[.B208];);0)" office:value-type="float" office:value="35" calcext:value-type="float">
            <text:p>35</text:p>
          </table:table-cell>
          <table:table-cell table:formula="of:=IFERROR(SEARCH(&quot;Recall&quot;;[.B20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8/23/17 07:17:22 Sample 0 of 50 Precision 0.714 Recall 0.625</text:p>
          </table:table-cell>
          <table:table-cell table:formula="of:=IFERROR(SEARCH(&quot;precision&quot;;[.B209];);0)" office:value-type="float" office:value="34" calcext:value-type="float">
            <text:p>34</text:p>
          </table:table-cell>
          <table:table-cell table:formula="of:=IFERROR(SEARCH(&quot;Recall&quot;;[.B209];);0)" office:value-type="float" office:value="50" calcext:value-type="float">
            <text:p>50</text:p>
          </table:table-cell>
          <table:table-cell office:value-type="float" office:value="0.714" calcext:value-type="float">
            <text:p>0.714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8/23/17 07:20:36 Sample 1 of 50 Precision 0.5 Recall 0.625</text:p>
          </table:table-cell>
          <table:table-cell table:formula="of:=IFERROR(SEARCH(&quot;precision&quot;;[.B210];);0)" office:value-type="float" office:value="34" calcext:value-type="float">
            <text:p>34</text:p>
          </table:table-cell>
          <table:table-cell table:formula="of:=IFERROR(SEARCH(&quot;Recall&quot;;[.B210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8/23/17 07:23:46 Sample 2 of 50 Precision 0.667 Recall 0.889</text:p>
          </table:table-cell>
          <table:table-cell table:formula="of:=IFERROR(SEARCH(&quot;precision&quot;;[.B211];);0)" office:value-type="float" office:value="34" calcext:value-type="float">
            <text:p>34</text:p>
          </table:table-cell>
          <table:table-cell table:formula="of:=IFERROR(SEARCH(&quot;Recall&quot;;[.B211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8/23/17 07:27:01 Sample 3 of 50 Precision 0.625 Recall 0.833</text:p>
          </table:table-cell>
          <table:table-cell table:formula="of:=IFERROR(SEARCH(&quot;precision&quot;;[.B212];);0)" office:value-type="float" office:value="34" calcext:value-type="float">
            <text:p>34</text:p>
          </table:table-cell>
          <table:table-cell table:formula="of:=IFERROR(SEARCH(&quot;Recall&quot;;[.B212];);0)" office:value-type="float" office:value="50" calcext:value-type="float">
            <text:p>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8/23/17 07:30:13 Sample 4 of 50 Precision 0.444 Recall 0.667</text:p>
          </table:table-cell>
          <table:table-cell table:formula="of:=IFERROR(SEARCH(&quot;precision&quot;;[.B213];);0)" office:value-type="float" office:value="34" calcext:value-type="float">
            <text:p>34</text:p>
          </table:table-cell>
          <table:table-cell table:formula="of:=IFERROR(SEARCH(&quot;Recall&quot;;[.B213];);0)"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8/23/17 07:33:23 Sample 5 of 50 Precision 0.4 Recall 0.5</text:p>
          </table:table-cell>
          <table:table-cell table:formula="of:=IFERROR(SEARCH(&quot;precision&quot;;[.B214];);0)" office:value-type="float" office:value="34" calcext:value-type="float">
            <text:p>34</text:p>
          </table:table-cell>
          <table:table-cell table:formula="of:=IFERROR(SEARCH(&quot;Recall&quot;;[.B214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8/23/17 07:36:39 Sample 6 of 50 Precision 0.333 Recall 0.333</text:p>
          </table:table-cell>
          <table:table-cell table:formula="of:=IFERROR(SEARCH(&quot;precision&quot;;[.B215];);0)" office:value-type="float" office:value="34" calcext:value-type="float">
            <text:p>34</text:p>
          </table:table-cell>
          <table:table-cell table:formula="of:=IFERROR(SEARCH(&quot;Recall&quot;;[.B215];);0)" office:value-type="float" office:value="50" calcext:value-type="float">
            <text:p>50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8/23/17 07:39:54 Sample 7 of 50 Precision 0.429 Recall 0.5</text:p>
          </table:table-cell>
          <table:table-cell table:formula="of:=IFERROR(SEARCH(&quot;precision&quot;;[.B216];);0)" office:value-type="float" office:value="34" calcext:value-type="float">
            <text:p>34</text:p>
          </table:table-cell>
          <table:table-cell table:formula="of:=IFERROR(SEARCH(&quot;Recall&quot;;[.B216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8/23/17 07:43:10 Sample 8 of 50 Precision 0.778 Recall 0.636</text:p>
          </table:table-cell>
          <table:table-cell table:formula="of:=IFERROR(SEARCH(&quot;precision&quot;;[.B217];);0)" office:value-type="float" office:value="34" calcext:value-type="float">
            <text:p>34</text:p>
          </table:table-cell>
          <table:table-cell table:formula="of:=IFERROR(SEARCH(&quot;Recall&quot;;[.B217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8/23/17 07:46:22 Sample 9 of 50 Precision 0.667 Recall 1.0</text:p>
          </table:table-cell>
          <table:table-cell table:formula="of:=IFERROR(SEARCH(&quot;precision&quot;;[.B218];);0)" office:value-type="float" office:value="34" calcext:value-type="float">
            <text:p>34</text:p>
          </table:table-cell>
          <table:table-cell table:formula="of:=IFERROR(SEARCH(&quot;Recall&quot;;[.B21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8/23/17 07:49:35 Sample 10 of 50 Precision 0.625 Recall 0.625</text:p>
          </table:table-cell>
          <table:table-cell table:formula="of:=IFERROR(SEARCH(&quot;precision&quot;;[.B219];);0)" office:value-type="float" office:value="35" calcext:value-type="float">
            <text:p>35</text:p>
          </table:table-cell>
          <table:table-cell table:formula="of:=IFERROR(SEARCH(&quot;Recall&quot;;[.B219];);0)" office:value-type="float" office:value="51" calcext:value-type="float">
            <text:p>51</text:p>
          </table:table-cell>
          <table:table-cell table:number-columns-repeated="2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8/23/17 07:52:43 Sample 11 of 50 Precision 0.625 Recall 0.833</text:p>
          </table:table-cell>
          <table:table-cell table:formula="of:=IFERROR(SEARCH(&quot;precision&quot;;[.B220];);0)" office:value-type="float" office:value="35" calcext:value-type="float">
            <text:p>35</text:p>
          </table:table-cell>
          <table:table-cell table:formula="of:=IFERROR(SEARCH(&quot;Recall&quot;;[.B22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8/23/17 07:55:55 Sample 12 of 50 Precision 0.375 Recall 0.5</text:p>
          </table:table-cell>
          <table:table-cell table:formula="of:=IFERROR(SEARCH(&quot;precision&quot;;[.B221];);0)" office:value-type="float" office:value="35" calcext:value-type="float">
            <text:p>35</text:p>
          </table:table-cell>
          <table:table-cell table:formula="of:=IFERROR(SEARCH(&quot;Recall&quot;;[.B221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8/23/17 07:59:07 Sample 13 of 50 Precision 0.455 Recall 0.5</text:p>
          </table:table-cell>
          <table:table-cell table:formula="of:=IFERROR(SEARCH(&quot;precision&quot;;[.B222];);0)" office:value-type="float" office:value="35" calcext:value-type="float">
            <text:p>35</text:p>
          </table:table-cell>
          <table:table-cell table:formula="of:=IFERROR(SEARCH(&quot;Recall&quot;;[.B222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8/23/17 08:02:16 Sample 14 of 50 Precision 0.667 Recall 0.75</text:p>
          </table:table-cell>
          <table:table-cell table:formula="of:=IFERROR(SEARCH(&quot;precision&quot;;[.B223];);0)" office:value-type="float" office:value="35" calcext:value-type="float">
            <text:p>35</text:p>
          </table:table-cell>
          <table:table-cell table:formula="of:=IFERROR(SEARCH(&quot;Recall&quot;;[.B22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8/23/17 08:05:24 Sample 15 of 50 Precision 0.786 Recall 0.786</text:p>
          </table:table-cell>
          <table:table-cell table:formula="of:=IFERROR(SEARCH(&quot;precision&quot;;[.B224];);0)" office:value-type="float" office:value="35" calcext:value-type="float">
            <text:p>35</text:p>
          </table:table-cell>
          <table:table-cell table:formula="of:=IFERROR(SEARCH(&quot;Recall&quot;;[.B224];);0)" office:value-type="float" office:value="51" calcext:value-type="float">
            <text:p>51</text:p>
          </table:table-cell>
          <table:table-cell table:number-columns-repeated="2" office:value-type="float" office:value="0.786" calcext:value-type="float">
            <text:p>0.78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8/23/17 08:08:40 Sample 16 of 50 Precision 0.286 Recall 0.5</text:p>
          </table:table-cell>
          <table:table-cell table:formula="of:=IFERROR(SEARCH(&quot;precision&quot;;[.B225];);0)" office:value-type="float" office:value="35" calcext:value-type="float">
            <text:p>35</text:p>
          </table:table-cell>
          <table:table-cell table:formula="of:=IFERROR(SEARCH(&quot;Recall&quot;;[.B225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8/23/17 08:11:53 Sample 17 of 50 Precision 1.0 Recall 0.25</text:p>
          </table:table-cell>
          <table:table-cell table:formula="of:=IFERROR(SEARCH(&quot;precision&quot;;[.B226];);0)" office:value-type="float" office:value="35" calcext:value-type="float">
            <text:p>35</text:p>
          </table:table-cell>
          <table:table-cell table:formula="of:=IFERROR(SEARCH(&quot;Recall&quot;;[.B22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8/23/17 08:15:00 Sample 18 of 50 Precision 0.5 Recall 0.8</text:p>
          </table:table-cell>
          <table:table-cell table:formula="of:=IFERROR(SEARCH(&quot;precision&quot;;[.B227];);0)" office:value-type="float" office:value="35" calcext:value-type="float">
            <text:p>35</text:p>
          </table:table-cell>
          <table:table-cell table:formula="of:=IFERROR(SEARCH(&quot;Recall&quot;;[.B22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8/23/17 08:18:13 Sample 19 of 50 Precision 0.5 Recall 0.667</text:p>
          </table:table-cell>
          <table:table-cell table:formula="of:=IFERROR(SEARCH(&quot;precision&quot;;[.B228];);0)" office:value-type="float" office:value="35" calcext:value-type="float">
            <text:p>35</text:p>
          </table:table-cell>
          <table:table-cell table:formula="of:=IFERROR(SEARCH(&quot;Recall&quot;;[.B22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8/23/17 08:21:32 Sample 20 of 50 Precision 0.545 Recall 0.857</text:p>
          </table:table-cell>
          <table:table-cell table:formula="of:=IFERROR(SEARCH(&quot;precision&quot;;[.B229];);0)" office:value-type="float" office:value="35" calcext:value-type="float">
            <text:p>35</text:p>
          </table:table-cell>
          <table:table-cell table:formula="of:=IFERROR(SEARCH(&quot;Recall&quot;;[.B229];);0)" office:value-type="float" office:value="51" calcext:value-type="float">
            <text:p>51</text:p>
          </table:table-cell>
          <table:table-cell office:value-type="float" office:value="0.545" calcext:value-type="float">
            <text:p>0.54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8/23/17 08:24:44 Sample 21 of 50 Precision 0.714 Recall 1.0</text:p>
          </table:table-cell>
          <table:table-cell table:formula="of:=IFERROR(SEARCH(&quot;precision&quot;;[.B230];);0)" office:value-type="float" office:value="35" calcext:value-type="float">
            <text:p>35</text:p>
          </table:table-cell>
          <table:table-cell table:formula="of:=IFERROR(SEARCH(&quot;Recall&quot;;[.B230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8/23/17 08:27:54 Sample 22 of 50 Precision 0.5 Recall 0.2</text:p>
          </table:table-cell>
          <table:table-cell table:formula="of:=IFERROR(SEARCH(&quot;precision&quot;;[.B231];);0)" office:value-type="float" office:value="35" calcext:value-type="float">
            <text:p>35</text:p>
          </table:table-cell>
          <table:table-cell table:formula="of:=IFERROR(SEARCH(&quot;Recall&quot;;[.B23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8/23/17 08:31:06 Sample 23 of 50 Precision 0.6 Recall 1.0</text:p>
          </table:table-cell>
          <table:table-cell table:formula="of:=IFERROR(SEARCH(&quot;precision&quot;;[.B232];);0)" office:value-type="float" office:value="35" calcext:value-type="float">
            <text:p>35</text:p>
          </table:table-cell>
          <table:table-cell table:formula="of:=IFERROR(SEARCH(&quot;Recall&quot;;[.B232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8/23/17 08:34:19 Sample 24 of 50 Precision 0.583 Recall 0.778</text:p>
          </table:table-cell>
          <table:table-cell table:formula="of:=IFERROR(SEARCH(&quot;precision&quot;;[.B233];);0)" office:value-type="float" office:value="35" calcext:value-type="float">
            <text:p>35</text:p>
          </table:table-cell>
          <table:table-cell table:formula="of:=IFERROR(SEARCH(&quot;Recall&quot;;[.B233];);0)" office:value-type="float" office:value="51" calcext:value-type="float">
            <text:p>51</text:p>
          </table:table-cell>
          <table:table-cell office:value-type="float" office:value="0.583" calcext:value-type="float">
            <text:p>0.583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8/23/17 08:37:30 Sample 25 of 50 Precision 0.636 Recall 0.778</text:p>
          </table:table-cell>
          <table:table-cell table:formula="of:=IFERROR(SEARCH(&quot;precision&quot;;[.B234];);0)" office:value-type="float" office:value="35" calcext:value-type="float">
            <text:p>35</text:p>
          </table:table-cell>
          <table:table-cell table:formula="of:=IFERROR(SEARCH(&quot;Recall&quot;;[.B234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8/23/17 08:40:46 Sample 26 of 50 Precision 0.375 Recall 0.5</text:p>
          </table:table-cell>
          <table:table-cell table:formula="of:=IFERROR(SEARCH(&quot;precision&quot;;[.B235];);0)" office:value-type="float" office:value="35" calcext:value-type="float">
            <text:p>35</text:p>
          </table:table-cell>
          <table:table-cell table:formula="of:=IFERROR(SEARCH(&quot;Recall&quot;;[.B235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8/23/17 08:44:04 Sample 27 of 50 Precision 0.615 Recall 0.8</text:p>
          </table:table-cell>
          <table:table-cell table:formula="of:=IFERROR(SEARCH(&quot;precision&quot;;[.B236];);0)" office:value-type="float" office:value="35" calcext:value-type="float">
            <text:p>35</text:p>
          </table:table-cell>
          <table:table-cell table:formula="of:=IFERROR(SEARCH(&quot;Recall&quot;;[.B236];);0)" office:value-type="float" office:value="51" calcext:value-type="float">
            <text:p>51</text:p>
          </table:table-cell>
          <table:table-cell office:value-type="float" office:value="0.615" calcext:value-type="float">
            <text:p>0.61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8/23/17 08:47:14 Sample 28 of 50 Precision 0.6 Recall 0.75</text:p>
          </table:table-cell>
          <table:table-cell table:formula="of:=IFERROR(SEARCH(&quot;precision&quot;;[.B237];);0)" office:value-type="float" office:value="35" calcext:value-type="float">
            <text:p>35</text:p>
          </table:table-cell>
          <table:table-cell table:formula="of:=IFERROR(SEARCH(&quot;Recall&quot;;[.B237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8/23/17 08:50:30 Sample 29 of 50 Precision 0.714 Recall 0.714</text:p>
          </table:table-cell>
          <table:table-cell table:formula="of:=IFERROR(SEARCH(&quot;precision&quot;;[.B238];);0)" office:value-type="float" office:value="35" calcext:value-type="float">
            <text:p>35</text:p>
          </table:table-cell>
          <table:table-cell table:formula="of:=IFERROR(SEARCH(&quot;Recall&quot;;[.B238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8/23/17 08:53:39 Sample 30 of 50 Precision 0.75 Recall 0.6</text:p>
          </table:table-cell>
          <table:table-cell table:formula="of:=IFERROR(SEARCH(&quot;precision&quot;;[.B239];);0)" office:value-type="float" office:value="35" calcext:value-type="float">
            <text:p>35</text:p>
          </table:table-cell>
          <table:table-cell table:formula="of:=IFERROR(SEARCH(&quot;Recall&quot;;[.B239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8/23/17 08:57:27 Sample 31 of 50 Precision 0.818 Recall 0.9</text:p>
          </table:table-cell>
          <table:table-cell table:formula="of:=IFERROR(SEARCH(&quot;precision&quot;;[.B240];);0)" office:value-type="float" office:value="35" calcext:value-type="float">
            <text:p>35</text:p>
          </table:table-cell>
          <table:table-cell table:formula="of:=IFERROR(SEARCH(&quot;Recall&quot;;[.B240];);0)" office:value-type="float" office:value="51" calcext:value-type="float">
            <text:p>51</text:p>
          </table:table-cell>
          <table:table-cell office:value-type="float" office:value="0.818" calcext:value-type="float">
            <text:p>0.818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8/23/17 09:02:03 Sample 32 of 50 Precision 0.75 Recall 0.6</text:p>
          </table:table-cell>
          <table:table-cell table:formula="of:=IFERROR(SEARCH(&quot;precision&quot;;[.B241];);0)" office:value-type="float" office:value="35" calcext:value-type="float">
            <text:p>35</text:p>
          </table:table-cell>
          <table:table-cell table:formula="of:=IFERROR(SEARCH(&quot;Recall&quot;;[.B241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8/23/17 09:05:15 Sample 33 of 50 Precision 0.667 Recall 0.727</text:p>
          </table:table-cell>
          <table:table-cell table:formula="of:=IFERROR(SEARCH(&quot;precision&quot;;[.B242];);0)" office:value-type="float" office:value="35" calcext:value-type="float">
            <text:p>35</text:p>
          </table:table-cell>
          <table:table-cell table:formula="of:=IFERROR(SEARCH(&quot;Recall&quot;;[.B24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8/23/17 09:08:29 Sample 34 of 50 Precision 0.714 Recall 0.714</text:p>
          </table:table-cell>
          <table:table-cell table:formula="of:=IFERROR(SEARCH(&quot;precision&quot;;[.B243];);0)" office:value-type="float" office:value="35" calcext:value-type="float">
            <text:p>35</text:p>
          </table:table-cell>
          <table:table-cell table:formula="of:=IFERROR(SEARCH(&quot;Recall&quot;;[.B243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8/23/17 09:11:43 Sample 35 of 50 Precision 0.647 Recall 0.733</text:p>
          </table:table-cell>
          <table:table-cell table:formula="of:=IFERROR(SEARCH(&quot;precision&quot;;[.B244];);0)" office:value-type="float" office:value="35" calcext:value-type="float">
            <text:p>35</text:p>
          </table:table-cell>
          <table:table-cell table:formula="of:=IFERROR(SEARCH(&quot;Recall&quot;;[.B244];);0)" office:value-type="float" office:value="51" calcext:value-type="float">
            <text:p>51</text:p>
          </table:table-cell>
          <table:table-cell office:value-type="float" office:value="0.647" calcext:value-type="float">
            <text:p>0.647</text:p>
          </table:table-cell>
          <table:table-cell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8/23/17 09:14:57 Sample 36 of 50 Precision 0.222 Recall 0.222</text:p>
          </table:table-cell>
          <table:table-cell table:formula="of:=IFERROR(SEARCH(&quot;precision&quot;;[.B245];);0)" office:value-type="float" office:value="35" calcext:value-type="float">
            <text:p>35</text:p>
          </table:table-cell>
          <table:table-cell table:formula="of:=IFERROR(SEARCH(&quot;Recall&quot;;[.B245];);0)" office:value-type="float" office:value="51" calcext:value-type="float">
            <text:p>51</text:p>
          </table:table-cell>
          <table:table-cell table:number-columns-repeated="2" office:value-type="float" office:value="0.222" calcext:value-type="float">
            <text:p>0.222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8/23/17 09:18:14 Sample 37 of 50 Precision 0.769 Recall 0.909</text:p>
          </table:table-cell>
          <table:table-cell table:formula="of:=IFERROR(SEARCH(&quot;precision&quot;;[.B246];);0)" office:value-type="float" office:value="35" calcext:value-type="float">
            <text:p>35</text:p>
          </table:table-cell>
          <table:table-cell table:formula="of:=IFERROR(SEARCH(&quot;Recall&quot;;[.B246];);0)" office:value-type="float" office:value="51" calcext:value-type="float">
            <text:p>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909" calcext:value-type="float">
            <text:p>0.909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8/23/17 09:21:32 Sample 38 of 50 Precision 0.5 Recall 0.5</text:p>
          </table:table-cell>
          <table:table-cell table:formula="of:=IFERROR(SEARCH(&quot;precision&quot;;[.B247];);0)" office:value-type="float" office:value="35" calcext:value-type="float">
            <text:p>35</text:p>
          </table:table-cell>
          <table:table-cell table:formula="of:=IFERROR(SEARCH(&quot;Recall&quot;;[.B24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8/23/17 09:24:42 Sample 39 of 50 Precision 0.556 Recall 0.556</text:p>
          </table:table-cell>
          <table:table-cell table:formula="of:=IFERROR(SEARCH(&quot;precision&quot;;[.B248];);0)" office:value-type="float" office:value="35" calcext:value-type="float">
            <text:p>35</text:p>
          </table:table-cell>
          <table:table-cell table:formula="of:=IFERROR(SEARCH(&quot;Recall&quot;;[.B248];);0)" office:value-type="float" office:value="51" calcext:value-type="float">
            <text:p>51</text:p>
          </table:table-cell>
          <table:table-cell table:number-columns-repeated="2" office:value-type="float" office:value="0.556" calcext:value-type="float">
            <text:p>0.55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8/23/17 09:28:14 Sample 40 of 50 Precision 0.6 Recall 0.75</text:p>
          </table:table-cell>
          <table:table-cell table:formula="of:=IFERROR(SEARCH(&quot;precision&quot;;[.B249];);0)" office:value-type="float" office:value="35" calcext:value-type="float">
            <text:p>35</text:p>
          </table:table-cell>
          <table:table-cell table:formula="of:=IFERROR(SEARCH(&quot;Recall&quot;;[.B249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8/23/17 09:33:02 Sample 41 of 50 Precision 0.5 Recall 0.667</text:p>
          </table:table-cell>
          <table:table-cell table:formula="of:=IFERROR(SEARCH(&quot;precision&quot;;[.B250];);0)" office:value-type="float" office:value="35" calcext:value-type="float">
            <text:p>35</text:p>
          </table:table-cell>
          <table:table-cell table:formula="of:=IFERROR(SEARCH(&quot;Recall&quot;;[.B25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8/23/17 09:36:13 Sample 42 of 50 Precision 0.429 Recall 0.375</text:p>
          </table:table-cell>
          <table:table-cell table:formula="of:=IFERROR(SEARCH(&quot;precision&quot;;[.B251];);0)" office:value-type="float" office:value="35" calcext:value-type="float">
            <text:p>35</text:p>
          </table:table-cell>
          <table:table-cell table:formula="of:=IFERROR(SEARCH(&quot;Recall&quot;;[.B251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8/23/17 09:39:29 Sample 43 of 50 Precision 0.7 Recall 0.636</text:p>
          </table:table-cell>
          <table:table-cell table:formula="of:=IFERROR(SEARCH(&quot;precision&quot;;[.B252];);0)" office:value-type="float" office:value="35" calcext:value-type="float">
            <text:p>35</text:p>
          </table:table-cell>
          <table:table-cell table:formula="of:=IFERROR(SEARCH(&quot;Recall&quot;;[.B252];);0)"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8/23/17 09:42:42 Sample 44 of 50 Precision 0.667 Recall 0.8</text:p>
          </table:table-cell>
          <table:table-cell table:formula="of:=IFERROR(SEARCH(&quot;precision&quot;;[.B253];);0)" office:value-type="float" office:value="35" calcext:value-type="float">
            <text:p>35</text:p>
          </table:table-cell>
          <table:table-cell table:formula="of:=IFERROR(SEARCH(&quot;Recall&quot;;[.B25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8/23/17 09:45:52 Sample 45 of 50 Precision 0.571 Recall 0.8</text:p>
          </table:table-cell>
          <table:table-cell table:formula="of:=IFERROR(SEARCH(&quot;precision&quot;;[.B254];);0)" office:value-type="float" office:value="35" calcext:value-type="float">
            <text:p>35</text:p>
          </table:table-cell>
          <table:table-cell table:formula="of:=IFERROR(SEARCH(&quot;Recall&quot;;[.B254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8/23/17 09:49:05 Sample 46 of 50 Precision 0.6 Recall 0.75</text:p>
          </table:table-cell>
          <table:table-cell table:formula="of:=IFERROR(SEARCH(&quot;precision&quot;;[.B255];);0)" office:value-type="float" office:value="35" calcext:value-type="float">
            <text:p>35</text:p>
          </table:table-cell>
          <table:table-cell table:formula="of:=IFERROR(SEARCH(&quot;Recall&quot;;[.B25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8/23/17 09:52:19 Sample 47 of 50 Precision 0.375 Recall 0.75</text:p>
          </table:table-cell>
          <table:table-cell table:formula="of:=IFERROR(SEARCH(&quot;precision&quot;;[.B256];);0)" office:value-type="float" office:value="35" calcext:value-type="float">
            <text:p>35</text:p>
          </table:table-cell>
          <table:table-cell table:formula="of:=IFERROR(SEARCH(&quot;Recall&quot;;[.B256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8/23/17 09:55:30 Sample 48 of 50 Precision 0.667 Recall 0.75</text:p>
          </table:table-cell>
          <table:table-cell table:formula="of:=IFERROR(SEARCH(&quot;precision&quot;;[.B257];);0)" office:value-type="float" office:value="35" calcext:value-type="float">
            <text:p>35</text:p>
          </table:table-cell>
          <table:table-cell table:formula="of:=IFERROR(SEARCH(&quot;Recall&quot;;[.B257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8/23/17 09:58:44 Sample 49 of 50 Precision 0.714 Recall 0.714</text:p>
          </table:table-cell>
          <table:table-cell table:formula="of:=IFERROR(SEARCH(&quot;precision&quot;;[.B258];);0)" office:value-type="float" office:value="35" calcext:value-type="float">
            <text:p>35</text:p>
          </table:table-cell>
          <table:table-cell table:formula="of:=IFERROR(SEARCH(&quot;Recall&quot;;[.B258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8/23/17 09:58:54 UserID 52 Test: Precision 0.444 Recall 0.571</text:p>
          </table:table-cell>
          <table:table-cell table:formula="of:=IFERROR(SEARCH(&quot;precision&quot;;[.B259];);0)" office:value-type="float" office:value="35" calcext:value-type="float">
            <text:p>35</text:p>
          </table:table-cell>
          <table:table-cell table:formula="of:=IFERROR(SEARCH(&quot;Recall&quot;;[.B259];);0)" office:value-type="float" office:value="51" calcext:value-type="float">
            <text:p>5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71" calcext:value-type="float">
            <text:p>0.571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8/23/17 10:02:08 Sample 0 of 50 Precision 0.5 Recall 0.5</text:p>
          </table:table-cell>
          <table:table-cell table:formula="of:=IFERROR(SEARCH(&quot;precision&quot;;[.B260];);0)" office:value-type="float" office:value="34" calcext:value-type="float">
            <text:p>34</text:p>
          </table:table-cell>
          <table:table-cell table:formula="of:=IFERROR(SEARCH(&quot;Recall&quot;;[.B260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8/23/17 10:05:23 Sample 1 of 50 Precision 0.75 Recall 0.75</text:p>
          </table:table-cell>
          <table:table-cell table:formula="of:=IFERROR(SEARCH(&quot;precision&quot;;[.B261];);0)" office:value-type="float" office:value="34" calcext:value-type="float">
            <text:p>34</text:p>
          </table:table-cell>
          <table:table-cell table:formula="of:=IFERROR(SEARCH(&quot;Recall&quot;;[.B261];);0)" office:value-type="float" office:value="49" calcext:value-type="float">
            <text:p>4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8/23/17 10:08:36 Sample 2 of 50 Precision 1.0 Recall 0.667</text:p>
          </table:table-cell>
          <table:table-cell table:formula="of:=IFERROR(SEARCH(&quot;precision&quot;;[.B262];);0)" office:value-type="float" office:value="34" calcext:value-type="float">
            <text:p>34</text:p>
          </table:table-cell>
          <table:table-cell table:formula="of:=IFERROR(SEARCH(&quot;Recall&quot;;[.B2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8/23/17 10:11:48 Sample 3 of 50 Precision 0.4 Recall 0.5</text:p>
          </table:table-cell>
          <table:table-cell table:formula="of:=IFERROR(SEARCH(&quot;precision&quot;;[.B263];);0)" office:value-type="float" office:value="34" calcext:value-type="float">
            <text:p>34</text:p>
          </table:table-cell>
          <table:table-cell table:formula="of:=IFERROR(SEARCH(&quot;Recall&quot;;[.B263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8/23/17 10:15:01 Sample 4 of 50 Precision 0.0 Recall 0.0</text:p>
          </table:table-cell>
          <table:table-cell table:formula="of:=IFERROR(SEARCH(&quot;precision&quot;;[.B264];);0)" office:value-type="float" office:value="34" calcext:value-type="float">
            <text:p>34</text:p>
          </table:table-cell>
          <table:table-cell table:formula="of:=IFERROR(SEARCH(&quot;Recall&quot;;[.B2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8/23/17 10:18:14 Sample 5 of 50 Precision 0.0 Recall 0.0</text:p>
          </table:table-cell>
          <table:table-cell table:formula="of:=IFERROR(SEARCH(&quot;precision&quot;;[.B265];);0)" office:value-type="float" office:value="34" calcext:value-type="float">
            <text:p>34</text:p>
          </table:table-cell>
          <table:table-cell table:formula="of:=IFERROR(SEARCH(&quot;Recall&quot;;[.B2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8/23/17 10:21:31 Sample 6 of 50 Precision 0.4 Recall 0.667</text:p>
          </table:table-cell>
          <table:table-cell table:formula="of:=IFERROR(SEARCH(&quot;precision&quot;;[.B266];);0)" office:value-type="float" office:value="34" calcext:value-type="float">
            <text:p>34</text:p>
          </table:table-cell>
          <table:table-cell table:formula="of:=IFERROR(SEARCH(&quot;Recall&quot;;[.B266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8/23/17 10:24:51 Sample 7 of 50 Precision 0.0 Recall 0.0</text:p>
          </table:table-cell>
          <table:table-cell table:formula="of:=IFERROR(SEARCH(&quot;precision&quot;;[.B267];);0)" office:value-type="float" office:value="34" calcext:value-type="float">
            <text:p>34</text:p>
          </table:table-cell>
          <table:table-cell table:formula="of:=IFERROR(SEARCH(&quot;Recall&quot;;[.B2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8/23/17 10:28:09 Sample 8 of 50 Precision 1.0 Recall 0.75</text:p>
          </table:table-cell>
          <table:table-cell table:formula="of:=IFERROR(SEARCH(&quot;precision&quot;;[.B268];);0)" office:value-type="float" office:value="34" calcext:value-type="float">
            <text:p>34</text:p>
          </table:table-cell>
          <table:table-cell table:formula="of:=IFERROR(SEARCH(&quot;Recall&quot;;[.B268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8/23/17 10:31:25 Sample 9 of 50 Precision 0.25 Recall 0.5</text:p>
          </table:table-cell>
          <table:table-cell table:formula="of:=IFERROR(SEARCH(&quot;precision&quot;;[.B269];);0)" office:value-type="float" office:value="34" calcext:value-type="float">
            <text:p>34</text:p>
          </table:table-cell>
          <table:table-cell table:formula="of:=IFERROR(SEARCH(&quot;Recall&quot;;[.B269];);0)" office:value-type="float" office:value="49" calcext:value-type="float">
            <text:p>49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8/23/17 10:34:37 Sample 10 of 50 Precision 0.5 Recall 0.429</text:p>
          </table:table-cell>
          <table:table-cell table:formula="of:=IFERROR(SEARCH(&quot;precision&quot;;[.B270];);0)" office:value-type="float" office:value="35" calcext:value-type="float">
            <text:p>35</text:p>
          </table:table-cell>
          <table:table-cell table:formula="of:=IFERROR(SEARCH(&quot;Recall&quot;;[.B27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8/23/17 10:37:47 Sample 11 of 50 Precision 1.0 Recall 0.833</text:p>
          </table:table-cell>
          <table:table-cell table:formula="of:=IFERROR(SEARCH(&quot;precision&quot;;[.B271];);0)" office:value-type="float" office:value="35" calcext:value-type="float">
            <text:p>35</text:p>
          </table:table-cell>
          <table:table-cell table:formula="of:=IFERROR(SEARCH(&quot;Recall&quot;;[.B27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8/23/17 10:41:01 Sample 12 of 50 Precision 1.0 Recall 0.667</text:p>
          </table:table-cell>
          <table:table-cell table:formula="of:=IFERROR(SEARCH(&quot;precision&quot;;[.B272];);0)" office:value-type="float" office:value="35" calcext:value-type="float">
            <text:p>35</text:p>
          </table:table-cell>
          <table:table-cell table:formula="of:=IFERROR(SEARCH(&quot;Recall&quot;;[.B27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8/23/17 10:44:11 Sample 13 of 50 Precision 0.0 Recall 0.0</text:p>
          </table:table-cell>
          <table:table-cell table:formula="of:=IFERROR(SEARCH(&quot;precision&quot;;[.B273];);0)" office:value-type="float" office:value="35" calcext:value-type="float">
            <text:p>35</text:p>
          </table:table-cell>
          <table:table-cell table:formula="of:=IFERROR(SEARCH(&quot;Recall&quot;;[.B27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8/23/17 10:47:19 Sample 14 of 50 Precision 1.0 Recall 1.0</text:p>
          </table:table-cell>
          <table:table-cell table:formula="of:=IFERROR(SEARCH(&quot;precision&quot;;[.B274];);0)" office:value-type="float" office:value="35" calcext:value-type="float">
            <text:p>35</text:p>
          </table:table-cell>
          <table:table-cell table:formula="of:=IFERROR(SEARCH(&quot;Recall&quot;;[.B274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8/23/17 10:50:23 Sample 15 of 50 Precision 0.667 Recall 0.8</text:p>
          </table:table-cell>
          <table:table-cell table:formula="of:=IFERROR(SEARCH(&quot;precision&quot;;[.B275];);0)" office:value-type="float" office:value="35" calcext:value-type="float">
            <text:p>35</text:p>
          </table:table-cell>
          <table:table-cell table:formula="of:=IFERROR(SEARCH(&quot;Recall&quot;;[.B27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8/23/17 10:53:33 Sample 16 of 50 Precision 0.667 Recall 1.0</text:p>
          </table:table-cell>
          <table:table-cell table:formula="of:=IFERROR(SEARCH(&quot;precision&quot;;[.B276];);0)" office:value-type="float" office:value="35" calcext:value-type="float">
            <text:p>35</text:p>
          </table:table-cell>
          <table:table-cell table:formula="of:=IFERROR(SEARCH(&quot;Recall&quot;;[.B27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8/23/17 10:58:09 Sample 17 of 50 Precision 0.667 Recall 0.5</text:p>
          </table:table-cell>
          <table:table-cell table:formula="of:=IFERROR(SEARCH(&quot;precision&quot;;[.B277];);0)" office:value-type="float" office:value="35" calcext:value-type="float">
            <text:p>35</text:p>
          </table:table-cell>
          <table:table-cell table:formula="of:=IFERROR(SEARCH(&quot;Recall&quot;;[.B277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8/23/17 11:01:55 Sample 18 of 50 Precision 0.667 Recall 0.667</text:p>
          </table:table-cell>
          <table:table-cell table:formula="of:=IFERROR(SEARCH(&quot;precision&quot;;[.B278];);0)" office:value-type="float" office:value="35" calcext:value-type="float">
            <text:p>35</text:p>
          </table:table-cell>
          <table:table-cell table:formula="of:=IFERROR(SEARCH(&quot;Recall&quot;;[.B278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8/23/17 11:05:11 Sample 19 of 50 Precision 0.833 Recall 0.833</text:p>
          </table:table-cell>
          <table:table-cell table:formula="of:=IFERROR(SEARCH(&quot;precision&quot;;[.B279];);0)" office:value-type="float" office:value="35" calcext:value-type="float">
            <text:p>35</text:p>
          </table:table-cell>
          <table:table-cell table:formula="of:=IFERROR(SEARCH(&quot;Recall&quot;;[.B279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8/23/17 11:08:34 Sample 20 of 50 Precision 0.667 Recall 1.0</text:p>
          </table:table-cell>
          <table:table-cell table:formula="of:=IFERROR(SEARCH(&quot;precision&quot;;[.B280];);0)" office:value-type="float" office:value="35" calcext:value-type="float">
            <text:p>35</text:p>
          </table:table-cell>
          <table:table-cell table:formula="of:=IFERROR(SEARCH(&quot;Recall&quot;;[.B280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8/23/17 11:11:41 Sample 21 of 50 Precision 0.0 Recall 0.0</text:p>
          </table:table-cell>
          <table:table-cell table:formula="of:=IFERROR(SEARCH(&quot;precision&quot;;[.B281];);0)" office:value-type="float" office:value="35" calcext:value-type="float">
            <text:p>35</text:p>
          </table:table-cell>
          <table:table-cell table:formula="of:=IFERROR(SEARCH(&quot;Recall&quot;;[.B2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8/23/17 11:16:32 Sample 22 of 50 Precision 0.0 Recall 0.0</text:p>
          </table:table-cell>
          <table:table-cell table:formula="of:=IFERROR(SEARCH(&quot;precision&quot;;[.B282];);0)" office:value-type="float" office:value="35" calcext:value-type="float">
            <text:p>35</text:p>
          </table:table-cell>
          <table:table-cell table:formula="of:=IFERROR(SEARCH(&quot;Recall&quot;;[.B2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8/23/17 11:20:14 Sample 23 of 50 Precision 0.0 Recall 0.0</text:p>
          </table:table-cell>
          <table:table-cell table:formula="of:=IFERROR(SEARCH(&quot;precision&quot;;[.B283];);0)" office:value-type="float" office:value="35" calcext:value-type="float">
            <text:p>35</text:p>
          </table:table-cell>
          <table:table-cell table:formula="of:=IFERROR(SEARCH(&quot;Recall&quot;;[.B2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8/23/17 11:23:31 Sample 24 of 50 Precision 0.75 Recall 0.75</text:p>
          </table:table-cell>
          <table:table-cell table:formula="of:=IFERROR(SEARCH(&quot;precision&quot;;[.B284];);0)" office:value-type="float" office:value="35" calcext:value-type="float">
            <text:p>35</text:p>
          </table:table-cell>
          <table:table-cell table:formula="of:=IFERROR(SEARCH(&quot;Recall&quot;;[.B284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8/23/17 11:26:44 Sample 25 of 50 Precision 0.0 Recall 0.0</text:p>
          </table:table-cell>
          <table:table-cell table:formula="of:=IFERROR(SEARCH(&quot;precision&quot;;[.B285];);0)" office:value-type="float" office:value="35" calcext:value-type="float">
            <text:p>35</text:p>
          </table:table-cell>
          <table:table-cell table:formula="of:=IFERROR(SEARCH(&quot;Recall&quot;;[.B2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8/23/17 11:30:00 Sample 26 of 50 Precision 0.0 Recall 0.0</text:p>
          </table:table-cell>
          <table:table-cell table:formula="of:=IFERROR(SEARCH(&quot;precision&quot;;[.B286];);0)" office:value-type="float" office:value="35" calcext:value-type="float">
            <text:p>35</text:p>
          </table:table-cell>
          <table:table-cell table:formula="of:=IFERROR(SEARCH(&quot;Recall&quot;;[.B2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8/23/17 11:33:17 Sample 27 of 50 Precision 0.333 Recall 1.0</text:p>
          </table:table-cell>
          <table:table-cell table:formula="of:=IFERROR(SEARCH(&quot;precision&quot;;[.B287];);0)" office:value-type="float" office:value="35" calcext:value-type="float">
            <text:p>35</text:p>
          </table:table-cell>
          <table:table-cell table:formula="of:=IFERROR(SEARCH(&quot;Recall&quot;;[.B287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8/23/17 11:36:28 Sample 28 of 50 Precision 0.0 Recall 0.0</text:p>
          </table:table-cell>
          <table:table-cell table:formula="of:=IFERROR(SEARCH(&quot;precision&quot;;[.B288];);0)" office:value-type="float" office:value="35" calcext:value-type="float">
            <text:p>35</text:p>
          </table:table-cell>
          <table:table-cell table:formula="of:=IFERROR(SEARCH(&quot;Recall&quot;;[.B2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8/23/17 11:39:44 Sample 29 of 50 Precision 0.5 Recall 0.5</text:p>
          </table:table-cell>
          <table:table-cell table:formula="of:=IFERROR(SEARCH(&quot;precision&quot;;[.B289];);0)" office:value-type="float" office:value="35" calcext:value-type="float">
            <text:p>35</text:p>
          </table:table-cell>
          <table:table-cell table:formula="of:=IFERROR(SEARCH(&quot;Recall&quot;;[.B289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8/23/17 11:43:03 Sample 30 of 50 Precision 0.5 Recall 1.0</text:p>
          </table:table-cell>
          <table:table-cell table:formula="of:=IFERROR(SEARCH(&quot;precision&quot;;[.B290];);0)" office:value-type="float" office:value="35" calcext:value-type="float">
            <text:p>35</text:p>
          </table:table-cell>
          <table:table-cell table:formula="of:=IFERROR(SEARCH(&quot;Recall&quot;;[.B29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8/23/17 11:46:14 Sample 31 of 50 Precision 0.0 Recall 0.0</text:p>
          </table:table-cell>
          <table:table-cell table:formula="of:=IFERROR(SEARCH(&quot;precision&quot;;[.B291];);0)" office:value-type="float" office:value="35" calcext:value-type="float">
            <text:p>35</text:p>
          </table:table-cell>
          <table:table-cell table:formula="of:=IFERROR(SEARCH(&quot;Recall&quot;;[.B2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8/23/17 11:49:19 Sample 32 of 50 Precision 0.667 Recall 1.0</text:p>
          </table:table-cell>
          <table:table-cell table:formula="of:=IFERROR(SEARCH(&quot;precision&quot;;[.B292];);0)" office:value-type="float" office:value="35" calcext:value-type="float">
            <text:p>35</text:p>
          </table:table-cell>
          <table:table-cell table:formula="of:=IFERROR(SEARCH(&quot;Recall&quot;;[.B29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8/23/17 11:54:02 Sample 33 of 50 Precision 0.833 Recall 1.0</text:p>
          </table:table-cell>
          <table:table-cell table:formula="of:=IFERROR(SEARCH(&quot;precision&quot;;[.B293];);0)" office:value-type="float" office:value="35" calcext:value-type="float">
            <text:p>35</text:p>
          </table:table-cell>
          <table:table-cell table:formula="of:=IFERROR(SEARCH(&quot;Recall&quot;;[.B293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8/23/17 11:57:50 Sample 34 of 50 Precision 0.0 Recall 0.0</text:p>
          </table:table-cell>
          <table:table-cell table:formula="of:=IFERROR(SEARCH(&quot;precision&quot;;[.B294];);0)" office:value-type="float" office:value="35" calcext:value-type="float">
            <text:p>35</text:p>
          </table:table-cell>
          <table:table-cell table:formula="of:=IFERROR(SEARCH(&quot;Recall&quot;;[.B2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8/23/17 12:01:03 Sample 35 of 50 Precision 0.667 Recall 0.5</text:p>
          </table:table-cell>
          <table:table-cell table:formula="of:=IFERROR(SEARCH(&quot;precision&quot;;[.B295];);0)" office:value-type="float" office:value="35" calcext:value-type="float">
            <text:p>35</text:p>
          </table:table-cell>
          <table:table-cell table:formula="of:=IFERROR(SEARCH(&quot;Recall&quot;;[.B29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8/23/17 12:04:16 Sample 36 of 50 Precision 0.0 Recall 0.0</text:p>
          </table:table-cell>
          <table:table-cell table:formula="of:=IFERROR(SEARCH(&quot;precision&quot;;[.B296];);0)" office:value-type="float" office:value="35" calcext:value-type="float">
            <text:p>35</text:p>
          </table:table-cell>
          <table:table-cell table:formula="of:=IFERROR(SEARCH(&quot;Recall&quot;;[.B2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8/23/17 12:07:24 Sample 37 of 50 Precision 0.0 Recall 0.0</text:p>
          </table:table-cell>
          <table:table-cell table:formula="of:=IFERROR(SEARCH(&quot;precision&quot;;[.B297];);0)" office:value-type="float" office:value="35" calcext:value-type="float">
            <text:p>35</text:p>
          </table:table-cell>
          <table:table-cell table:formula="of:=IFERROR(SEARCH(&quot;Recall&quot;;[.B2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8/23/17 12:10:38 Sample 38 of 50 Precision 1.0 Recall 0.5</text:p>
          </table:table-cell>
          <table:table-cell table:formula="of:=IFERROR(SEARCH(&quot;precision&quot;;[.B298];);0)" office:value-type="float" office:value="35" calcext:value-type="float">
            <text:p>35</text:p>
          </table:table-cell>
          <table:table-cell table:formula="of:=IFERROR(SEARCH(&quot;Recall&quot;;[.B29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8/23/17 12:14:21 Sample 39 of 50 Precision 1.0 Recall 1.0</text:p>
          </table:table-cell>
          <table:table-cell table:formula="of:=IFERROR(SEARCH(&quot;precision&quot;;[.B299];);0)" office:value-type="float" office:value="35" calcext:value-type="float">
            <text:p>35</text:p>
          </table:table-cell>
          <table:table-cell table:formula="of:=IFERROR(SEARCH(&quot;Recall&quot;;[.B299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8/23/17 12:19:05 Sample 40 of 50 Precision 0.667 Recall 0.667</text:p>
          </table:table-cell>
          <table:table-cell table:formula="of:=IFERROR(SEARCH(&quot;precision&quot;;[.B300];);0)" office:value-type="float" office:value="35" calcext:value-type="float">
            <text:p>35</text:p>
          </table:table-cell>
          <table:table-cell table:formula="of:=IFERROR(SEARCH(&quot;Recall&quot;;[.B300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8/23/17 12:22:17 Sample 41 of 50 Precision 1.0 Recall 0.5</text:p>
          </table:table-cell>
          <table:table-cell table:formula="of:=IFERROR(SEARCH(&quot;precision&quot;;[.B301];);0)" office:value-type="float" office:value="35" calcext:value-type="float">
            <text:p>35</text:p>
          </table:table-cell>
          <table:table-cell table:formula="of:=IFERROR(SEARCH(&quot;Recall&quot;;[.B30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8/23/17 12:25:28 Sample 42 of 50 Precision 1.0 Recall 0.5</text:p>
          </table:table-cell>
          <table:table-cell table:formula="of:=IFERROR(SEARCH(&quot;precision&quot;;[.B302];);0)" office:value-type="float" office:value="35" calcext:value-type="float">
            <text:p>35</text:p>
          </table:table-cell>
          <table:table-cell table:formula="of:=IFERROR(SEARCH(&quot;Recall&quot;;[.B30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8/23/17 12:28:36 Sample 43 of 50 Precision 0.8 Recall 0.8</text:p>
          </table:table-cell>
          <table:table-cell table:formula="of:=IFERROR(SEARCH(&quot;precision&quot;;[.B303];);0)" office:value-type="float" office:value="35" calcext:value-type="float">
            <text:p>35</text:p>
          </table:table-cell>
          <table:table-cell table:formula="of:=IFERROR(SEARCH(&quot;Recall&quot;;[.B303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8/23/17 12:32:42 Sample 44 of 50 Precision 0.333 Recall 0.5</text:p>
          </table:table-cell>
          <table:table-cell table:formula="of:=IFERROR(SEARCH(&quot;precision&quot;;[.B304];);0)" office:value-type="float" office:value="35" calcext:value-type="float">
            <text:p>35</text:p>
          </table:table-cell>
          <table:table-cell table:formula="of:=IFERROR(SEARCH(&quot;Recall&quot;;[.B30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8/23/17 12:36:30 Sample 45 of 50 Precision 0.667 Recall 0.286</text:p>
          </table:table-cell>
          <table:table-cell table:formula="of:=IFERROR(SEARCH(&quot;precision&quot;;[.B305];);0)" office:value-type="float" office:value="35" calcext:value-type="float">
            <text:p>35</text:p>
          </table:table-cell>
          <table:table-cell table:formula="of:=IFERROR(SEARCH(&quot;Recall&quot;;[.B30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86" calcext:value-type="float">
            <text:p>0.28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8/23/17 12:43:09 Sample 46 of 50 Precision 0.0 Recall 0.0</text:p>
          </table:table-cell>
          <table:table-cell table:formula="of:=IFERROR(SEARCH(&quot;precision&quot;;[.B306];);0)" office:value-type="float" office:value="35" calcext:value-type="float">
            <text:p>35</text:p>
          </table:table-cell>
          <table:table-cell table:formula="of:=IFERROR(SEARCH(&quot;Recall&quot;;[.B3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8/23/17 12:48:18 Sample 47 of 50 Precision 0.5 Recall 0.333</text:p>
          </table:table-cell>
          <table:table-cell table:formula="of:=IFERROR(SEARCH(&quot;precision&quot;;[.B307];);0)" office:value-type="float" office:value="35" calcext:value-type="float">
            <text:p>35</text:p>
          </table:table-cell>
          <table:table-cell table:formula="of:=IFERROR(SEARCH(&quot;Recall&quot;;[.B30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8/23/17 12:51:28 Sample 48 of 50 Precision 1.0 Recall 0.333</text:p>
          </table:table-cell>
          <table:table-cell table:formula="of:=IFERROR(SEARCH(&quot;precision&quot;;[.B308];);0)" office:value-type="float" office:value="35" calcext:value-type="float">
            <text:p>35</text:p>
          </table:table-cell>
          <table:table-cell table:formula="of:=IFERROR(SEARCH(&quot;Recall&quot;;[.B30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8/23/17 12:54:38 Sample 49 of 50 Precision 0.0 Recall 0.0</text:p>
          </table:table-cell>
          <table:table-cell table:formula="of:=IFERROR(SEARCH(&quot;precision&quot;;[.B309];);0)" office:value-type="float" office:value="35" calcext:value-type="float">
            <text:p>35</text:p>
          </table:table-cell>
          <table:table-cell table:formula="of:=IFERROR(SEARCH(&quot;Recall&quot;;[.B309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8/23/17 12:58:02 Sample 0 of 50 Precision 0.778 Recall 1.0</text:p>
          </table:table-cell>
          <table:table-cell table:formula="of:=IFERROR(SEARCH(&quot;precision&quot;;[.B310];);0)" office:value-type="float" office:value="34" calcext:value-type="float">
            <text:p>34</text:p>
          </table:table-cell>
          <table:table-cell table:formula="of:=IFERROR(SEARCH(&quot;Recall&quot;;[.B310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8/23/17 13:01:08 Sample 1 of 50 Precision 0.429 Recall 0.75</text:p>
          </table:table-cell>
          <table:table-cell table:formula="of:=IFERROR(SEARCH(&quot;precision&quot;;[.B311];);0)" office:value-type="float" office:value="34" calcext:value-type="float">
            <text:p>34</text:p>
          </table:table-cell>
          <table:table-cell table:formula="of:=IFERROR(SEARCH(&quot;Recall&quot;;[.B311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8/23/17 13:04:44 Sample 2 of 50 Precision 0.45 Recall 0.9</text:p>
          </table:table-cell>
          <table:table-cell table:formula="of:=IFERROR(SEARCH(&quot;precision&quot;;[.B312];);0)" office:value-type="float" office:value="34" calcext:value-type="float">
            <text:p>34</text:p>
          </table:table-cell>
          <table:table-cell table:formula="of:=IFERROR(SEARCH(&quot;Recall&quot;;[.B312];);0)" office:value-type="float" office:value="49" calcext:value-type="float">
            <text:p>49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8/23/17 13:07:41 Sample 3 of 50 Precision 0.4 Recall 0.5</text:p>
          </table:table-cell>
          <table:table-cell table:formula="of:=IFERROR(SEARCH(&quot;precision&quot;;[.B313];);0)" office:value-type="float" office:value="34" calcext:value-type="float">
            <text:p>34</text:p>
          </table:table-cell>
          <table:table-cell table:formula="of:=IFERROR(SEARCH(&quot;Recall&quot;;[.B313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8/23/17 13:10:33 Sample 4 of 50 Precision 0.333 Recall 0.4</text:p>
          </table:table-cell>
          <table:table-cell table:formula="of:=IFERROR(SEARCH(&quot;precision&quot;;[.B314];);0)" office:value-type="float" office:value="34" calcext:value-type="float">
            <text:p>34</text:p>
          </table:table-cell>
          <table:table-cell table:formula="of:=IFERROR(SEARCH(&quot;Recall&quot;;[.B314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8/23/17 13:13:38 Sample 5 of 50 Precision 0.6 Recall 1.0</text:p>
          </table:table-cell>
          <table:table-cell table:formula="of:=IFERROR(SEARCH(&quot;precision&quot;;[.B315];);0)" office:value-type="float" office:value="34" calcext:value-type="float">
            <text:p>34</text:p>
          </table:table-cell>
          <table:table-cell table:formula="of:=IFERROR(SEARCH(&quot;Recall&quot;;[.B315];);0)" office:value-type="float" office:value="48" calcext:value-type="float">
            <text:p>4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8/23/17 13:16:40 Sample 6 of 50 Precision 0.636 Recall 0.778</text:p>
          </table:table-cell>
          <table:table-cell table:formula="of:=IFERROR(SEARCH(&quot;precision&quot;;[.B316];);0)" office:value-type="float" office:value="34" calcext:value-type="float">
            <text:p>34</text:p>
          </table:table-cell>
          <table:table-cell table:formula="of:=IFERROR(SEARCH(&quot;Recall&quot;;[.B316];);0)" office:value-type="float" office:value="50" calcext:value-type="float">
            <text:p>50</text:p>
          </table:table-cell>
          <table:table-cell office:value-type="float" office:value="0.636" calcext:value-type="float">
            <text:p>0.636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8/23/17 13:19:42 Sample 7 of 50 Precision 1.0 Recall 1.0</text:p>
          </table:table-cell>
          <table:table-cell table:formula="of:=IFERROR(SEARCH(&quot;precision&quot;;[.B317];);0)" office:value-type="float" office:value="34" calcext:value-type="float">
            <text:p>34</text:p>
          </table:table-cell>
          <table:table-cell table:formula="of:=IFERROR(SEARCH(&quot;Recall&quot;;[.B317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8/23/17 13:22:40 Sample 8 of 50 Precision 0.75 Recall 0.75</text:p>
          </table:table-cell>
          <table:table-cell table:formula="of:=IFERROR(SEARCH(&quot;precision&quot;;[.B318];);0)" office:value-type="float" office:value="34" calcext:value-type="float">
            <text:p>34</text:p>
          </table:table-cell>
          <table:table-cell table:formula="of:=IFERROR(SEARCH(&quot;Recall&quot;;[.B318];);0)" office:value-type="float" office:value="49" calcext:value-type="float">
            <text:p>4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8/23/17 13:25:36 Sample 9 of 50 Precision 0.429 Recall 0.6</text:p>
          </table:table-cell>
          <table:table-cell table:formula="of:=IFERROR(SEARCH(&quot;precision&quot;;[.B319];);0)" office:value-type="float" office:value="34" calcext:value-type="float">
            <text:p>34</text:p>
          </table:table-cell>
          <table:table-cell table:formula="of:=IFERROR(SEARCH(&quot;Recall&quot;;[.B319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8/23/17 13:28:35 Sample 10 of 50 Precision 0.625 Recall 0.714</text:p>
          </table:table-cell>
          <table:table-cell table:formula="of:=IFERROR(SEARCH(&quot;precision&quot;;[.B320];);0)" office:value-type="float" office:value="35" calcext:value-type="float">
            <text:p>35</text:p>
          </table:table-cell>
          <table:table-cell table:formula="of:=IFERROR(SEARCH(&quot;Recall&quot;;[.B32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8/23/17 13:31:32 Sample 11 of 50 Precision 0.6 Recall 1.0</text:p>
          </table:table-cell>
          <table:table-cell table:formula="of:=IFERROR(SEARCH(&quot;precision&quot;;[.B321];);0)" office:value-type="float" office:value="35" calcext:value-type="float">
            <text:p>35</text:p>
          </table:table-cell>
          <table:table-cell table:formula="of:=IFERROR(SEARCH(&quot;Recall&quot;;[.B321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8/23/17 13:34:24 Sample 12 of 50 Precision 0.545 Recall 1.0</text:p>
          </table:table-cell>
          <table:table-cell table:formula="of:=IFERROR(SEARCH(&quot;precision&quot;;[.B322];);0)" office:value-type="float" office:value="35" calcext:value-type="float">
            <text:p>35</text:p>
          </table:table-cell>
          <table:table-cell table:formula="of:=IFERROR(SEARCH(&quot;Recall&quot;;[.B322];);0)" office:value-type="float" office:value="51" calcext:value-type="float">
            <text:p>51</text:p>
          </table:table-cell>
          <table:table-cell office:value-type="float" office:value="0.545" calcext:value-type="float">
            <text:p>0.5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8/23/17 13:37:20 Sample 13 of 50 Precision 0.5 Recall 0.625</text:p>
          </table:table-cell>
          <table:table-cell table:formula="of:=IFERROR(SEARCH(&quot;precision&quot;;[.B323];);0)" office:value-type="float" office:value="35" calcext:value-type="float">
            <text:p>35</text:p>
          </table:table-cell>
          <table:table-cell table:formula="of:=IFERROR(SEARCH(&quot;Recall&quot;;[.B32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8/23/17 13:40:23 Sample 14 of 50 Precision 0.778 Recall 0.778</text:p>
          </table:table-cell>
          <table:table-cell table:formula="of:=IFERROR(SEARCH(&quot;precision&quot;;[.B324];);0)" office:value-type="float" office:value="35" calcext:value-type="float">
            <text:p>35</text:p>
          </table:table-cell>
          <table:table-cell table:formula="of:=IFERROR(SEARCH(&quot;Recall&quot;;[.B324];);0)" office:value-type="float" office:value="51" calcext:value-type="float">
            <text:p>51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8/23/17 13:43:25 Sample 15 of 50 Precision 0.714 Recall 0.714</text:p>
          </table:table-cell>
          <table:table-cell table:formula="of:=IFERROR(SEARCH(&quot;precision&quot;;[.B325];);0)" office:value-type="float" office:value="35" calcext:value-type="float">
            <text:p>35</text:p>
          </table:table-cell>
          <table:table-cell table:formula="of:=IFERROR(SEARCH(&quot;Recall&quot;;[.B325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8/23/17 13:46:20 Sample 16 of 50 Precision 0.75 Recall 0.857</text:p>
          </table:table-cell>
          <table:table-cell table:formula="of:=IFERROR(SEARCH(&quot;precision&quot;;[.B326];);0)" office:value-type="float" office:value="35" calcext:value-type="float">
            <text:p>35</text:p>
          </table:table-cell>
          <table:table-cell table:formula="of:=IFERROR(SEARCH(&quot;Recall&quot;;[.B326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8/23/17 13:49:12 Sample 17 of 50 Precision 0.455 Recall 0.833</text:p>
          </table:table-cell>
          <table:table-cell table:formula="of:=IFERROR(SEARCH(&quot;precision&quot;;[.B327];);0)" office:value-type="float" office:value="35" calcext:value-type="float">
            <text:p>35</text:p>
          </table:table-cell>
          <table:table-cell table:formula="of:=IFERROR(SEARCH(&quot;Recall&quot;;[.B327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8/23/17 13:52:09 Sample 18 of 50 Precision 0.417 Recall 0.625</text:p>
          </table:table-cell>
          <table:table-cell table:formula="of:=IFERROR(SEARCH(&quot;precision&quot;;[.B328];);0)" office:value-type="float" office:value="35" calcext:value-type="float">
            <text:p>35</text:p>
          </table:table-cell>
          <table:table-cell table:formula="of:=IFERROR(SEARCH(&quot;Recall&quot;;[.B328];);0)" office:value-type="float" office:value="51" calcext:value-type="float">
            <text:p>51</text:p>
          </table:table-cell>
          <table:table-cell office:value-type="float" office:value="0.417" calcext:value-type="float">
            <text:p>0.417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8/23/17 13:55:06 Sample 19 of 50 Precision 0.4 Recall 0.571</text:p>
          </table:table-cell>
          <table:table-cell table:formula="of:=IFERROR(SEARCH(&quot;precision&quot;;[.B329];);0)" office:value-type="float" office:value="35" calcext:value-type="float">
            <text:p>35</text:p>
          </table:table-cell>
          <table:table-cell table:formula="of:=IFERROR(SEARCH(&quot;Recall&quot;;[.B329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8/23/17 13:57:56 Sample 20 of 50 Precision 0.6 Recall 0.818</text:p>
          </table:table-cell>
          <table:table-cell table:formula="of:=IFERROR(SEARCH(&quot;precision&quot;;[.B330];);0)" office:value-type="float" office:value="35" calcext:value-type="float">
            <text:p>35</text:p>
          </table:table-cell>
          <table:table-cell table:formula="of:=IFERROR(SEARCH(&quot;Recall&quot;;[.B330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818" calcext:value-type="float">
            <text:p>0.81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08/23/17 14:00:47 Sample 21 of 50 Precision 0.857 Recall 0.75</text:p>
          </table:table-cell>
          <table:table-cell table:formula="of:=IFERROR(SEARCH(&quot;precision&quot;;[.B331];);0)" office:value-type="float" office:value="35" calcext:value-type="float">
            <text:p>35</text:p>
          </table:table-cell>
          <table:table-cell table:formula="of:=IFERROR(SEARCH(&quot;Recall&quot;;[.B331];);0)" office:value-type="float" office:value="51" calcext:value-type="float">
            <text:p>51</text:p>
          </table:table-cell>
          <table:table-cell office:value-type="float" office:value="0.857" calcext:value-type="float">
            <text:p>0.85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8/23/17 14:03:37 Sample 22 of 50 Precision 0.333 Recall 0.4</text:p>
          </table:table-cell>
          <table:table-cell table:formula="of:=IFERROR(SEARCH(&quot;precision&quot;;[.B332];);0)" office:value-type="float" office:value="35" calcext:value-type="float">
            <text:p>35</text:p>
          </table:table-cell>
          <table:table-cell table:formula="of:=IFERROR(SEARCH(&quot;Recall&quot;;[.B332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8/23/17 14:06:33 Sample 23 of 50 Precision 0.571 Recall 0.571</text:p>
          </table:table-cell>
          <table:table-cell table:formula="of:=IFERROR(SEARCH(&quot;precision&quot;;[.B333];);0)" office:value-type="float" office:value="35" calcext:value-type="float">
            <text:p>35</text:p>
          </table:table-cell>
          <table:table-cell table:formula="of:=IFERROR(SEARCH(&quot;Recall&quot;;[.B333];);0)" office:value-type="float" office:value="51" calcext:value-type="float">
            <text:p>51</text:p>
          </table:table-cell>
          <table:table-cell table:number-columns-repeated="2"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8/23/17 14:09:24 Sample 24 of 50 Precision 0.333 Recall 0.667</text:p>
          </table:table-cell>
          <table:table-cell table:formula="of:=IFERROR(SEARCH(&quot;precision&quot;;[.B334];);0)" office:value-type="float" office:value="35" calcext:value-type="float">
            <text:p>35</text:p>
          </table:table-cell>
          <table:table-cell table:formula="of:=IFERROR(SEARCH(&quot;Recall&quot;;[.B33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8/23/17 14:12:14 Sample 25 of 50 Precision 0.889 Recall 0.727</text:p>
          </table:table-cell>
          <table:table-cell table:formula="of:=IFERROR(SEARCH(&quot;precision&quot;;[.B335];);0)" office:value-type="float" office:value="35" calcext:value-type="float">
            <text:p>35</text:p>
          </table:table-cell>
          <table:table-cell table:formula="of:=IFERROR(SEARCH(&quot;Recall&quot;;[.B335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8/23/17 14:15:13 Sample 26 of 50 Precision 1.0 Recall 0.6</text:p>
          </table:table-cell>
          <table:table-cell table:formula="of:=IFERROR(SEARCH(&quot;precision&quot;;[.B336];);0)" office:value-type="float" office:value="35" calcext:value-type="float">
            <text:p>35</text:p>
          </table:table-cell>
          <table:table-cell table:formula="of:=IFERROR(SEARCH(&quot;Recall&quot;;[.B33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8/23/17 14:18:16 Sample 27 of 50 Precision 0.714 Recall 0.556</text:p>
          </table:table-cell>
          <table:table-cell table:formula="of:=IFERROR(SEARCH(&quot;precision&quot;;[.B337];);0)" office:value-type="float" office:value="35" calcext:value-type="float">
            <text:p>35</text:p>
          </table:table-cell>
          <table:table-cell table:formula="of:=IFERROR(SEARCH(&quot;Recall&quot;;[.B337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56" calcext:value-type="float">
            <text:p>0.55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8/23/17 14:21:14 Sample 28 of 50 Precision 0.4 Recall 0.5</text:p>
          </table:table-cell>
          <table:table-cell table:formula="of:=IFERROR(SEARCH(&quot;precision&quot;;[.B338];);0)" office:value-type="float" office:value="35" calcext:value-type="float">
            <text:p>35</text:p>
          </table:table-cell>
          <table:table-cell table:formula="of:=IFERROR(SEARCH(&quot;Recall&quot;;[.B338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8/23/17 14:24:10 Sample 29 of 50 Precision 0.714 Recall 0.714</text:p>
          </table:table-cell>
          <table:table-cell table:formula="of:=IFERROR(SEARCH(&quot;precision&quot;;[.B339];);0)" office:value-type="float" office:value="35" calcext:value-type="float">
            <text:p>35</text:p>
          </table:table-cell>
          <table:table-cell table:formula="of:=IFERROR(SEARCH(&quot;Recall&quot;;[.B339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8/23/17 14:27:00 Sample 30 of 50 Precision 0.5 Recall 0.75</text:p>
          </table:table-cell>
          <table:table-cell table:formula="of:=IFERROR(SEARCH(&quot;precision&quot;;[.B340];);0)" office:value-type="float" office:value="35" calcext:value-type="float">
            <text:p>35</text:p>
          </table:table-cell>
          <table:table-cell table:formula="of:=IFERROR(SEARCH(&quot;Recall&quot;;[.B34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8/23/17 14:29:54 Sample 31 of 50 Precision 0.909 Recall 0.909</text:p>
          </table:table-cell>
          <table:table-cell table:formula="of:=IFERROR(SEARCH(&quot;precision&quot;;[.B341];);0)" office:value-type="float" office:value="35" calcext:value-type="float">
            <text:p>35</text:p>
          </table:table-cell>
          <table:table-cell table:formula="of:=IFERROR(SEARCH(&quot;Recall&quot;;[.B341];);0)" office:value-type="float" office:value="51" calcext:value-type="float">
            <text:p>51</text:p>
          </table:table-cell>
          <table:table-cell table:number-columns-repeated="2" office:value-type="float" office:value="0.909" calcext:value-type="float">
            <text:p>0.90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8/23/17 14:32:56 Sample 32 of 50 Precision 0.667 Recall 0.667</text:p>
          </table:table-cell>
          <table:table-cell table:formula="of:=IFERROR(SEARCH(&quot;precision&quot;;[.B342];);0)" office:value-type="float" office:value="35" calcext:value-type="float">
            <text:p>35</text:p>
          </table:table-cell>
          <table:table-cell table:formula="of:=IFERROR(SEARCH(&quot;Recall&quot;;[.B342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8/23/17 14:35:55 Sample 33 of 50 Precision 0.5 Recall 0.333</text:p>
          </table:table-cell>
          <table:table-cell table:formula="of:=IFERROR(SEARCH(&quot;precision&quot;;[.B343];);0)" office:value-type="float" office:value="35" calcext:value-type="float">
            <text:p>35</text:p>
          </table:table-cell>
          <table:table-cell table:formula="of:=IFERROR(SEARCH(&quot;Recall&quot;;[.B34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8/23/17 14:39:56 Sample 34 of 50 Precision 0.6 Recall 0.75</text:p>
          </table:table-cell>
          <table:table-cell table:formula="of:=IFERROR(SEARCH(&quot;precision&quot;;[.B344];);0)" office:value-type="float" office:value="35" calcext:value-type="float">
            <text:p>35</text:p>
          </table:table-cell>
          <table:table-cell table:formula="of:=IFERROR(SEARCH(&quot;Recall&quot;;[.B344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8/23/17 14:43:08 Sample 35 of 50 Precision 0.625 Recall 1.0</text:p>
          </table:table-cell>
          <table:table-cell table:formula="of:=IFERROR(SEARCH(&quot;precision&quot;;[.B345];);0)" office:value-type="float" office:value="35" calcext:value-type="float">
            <text:p>35</text:p>
          </table:table-cell>
          <table:table-cell table:formula="of:=IFERROR(SEARCH(&quot;Recall&quot;;[.B345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8/23/17 14:46:20 Sample 36 of 50 Precision 0.429 Recall 0.5</text:p>
          </table:table-cell>
          <table:table-cell table:formula="of:=IFERROR(SEARCH(&quot;precision&quot;;[.B346];);0)" office:value-type="float" office:value="35" calcext:value-type="float">
            <text:p>35</text:p>
          </table:table-cell>
          <table:table-cell table:formula="of:=IFERROR(SEARCH(&quot;Recall&quot;;[.B346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8/23/17 14:49:32 Sample 37 of 50 Precision 0.286 Recall 0.4</text:p>
          </table:table-cell>
          <table:table-cell table:formula="of:=IFERROR(SEARCH(&quot;precision&quot;;[.B347];);0)" office:value-type="float" office:value="35" calcext:value-type="float">
            <text:p>35</text:p>
          </table:table-cell>
          <table:table-cell table:formula="of:=IFERROR(SEARCH(&quot;Recall&quot;;[.B347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8/23/17 14:52:41 Sample 38 of 50 Precision 0.778 Recall 0.778</text:p>
          </table:table-cell>
          <table:table-cell table:formula="of:=IFERROR(SEARCH(&quot;precision&quot;;[.B348];);0)" office:value-type="float" office:value="35" calcext:value-type="float">
            <text:p>35</text:p>
          </table:table-cell>
          <table:table-cell table:formula="of:=IFERROR(SEARCH(&quot;Recall&quot;;[.B348];);0)" office:value-type="float" office:value="51" calcext:value-type="float">
            <text:p>51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8/23/17 14:55:49 Sample 39 of 50 Precision 0.6 Recall 0.75</text:p>
          </table:table-cell>
          <table:table-cell table:formula="of:=IFERROR(SEARCH(&quot;precision&quot;;[.B349];);0)" office:value-type="float" office:value="35" calcext:value-type="float">
            <text:p>35</text:p>
          </table:table-cell>
          <table:table-cell table:formula="of:=IFERROR(SEARCH(&quot;Recall&quot;;[.B349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8/23/17 14:59:00 Sample 40 of 50 Precision 0.667 Recall 0.8</text:p>
          </table:table-cell>
          <table:table-cell table:formula="of:=IFERROR(SEARCH(&quot;precision&quot;;[.B350];);0)" office:value-type="float" office:value="35" calcext:value-type="float">
            <text:p>35</text:p>
          </table:table-cell>
          <table:table-cell table:formula="of:=IFERROR(SEARCH(&quot;Recall&quot;;[.B350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8/23/17 15:02:15 Sample 41 of 50 Precision 0.556 Recall 0.714</text:p>
          </table:table-cell>
          <table:table-cell table:formula="of:=IFERROR(SEARCH(&quot;precision&quot;;[.B351];);0)" office:value-type="float" office:value="35" calcext:value-type="float">
            <text:p>35</text:p>
          </table:table-cell>
          <table:table-cell table:formula="of:=IFERROR(SEARCH(&quot;Recall&quot;;[.B351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8/23/17 15:05:28 Sample 42 of 50 Precision 0.444 Recall 0.667</text:p>
          </table:table-cell>
          <table:table-cell table:formula="of:=IFERROR(SEARCH(&quot;precision&quot;;[.B352];);0)" office:value-type="float" office:value="35" calcext:value-type="float">
            <text:p>35</text:p>
          </table:table-cell>
          <table:table-cell table:formula="of:=IFERROR(SEARCH(&quot;Recall&quot;;[.B352];);0)" office:value-type="float" office:value="51" calcext:value-type="float">
            <text:p>51</text:p>
          </table:table-cell>
          <table:table-cell office:value-type="float" office:value="0.444" calcext:value-type="float">
            <text:p>0.44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8/23/17 15:08:43 Sample 43 of 50 Precision 0.786 Recall 0.917</text:p>
          </table:table-cell>
          <table:table-cell table:formula="of:=IFERROR(SEARCH(&quot;precision&quot;;[.B353];);0)" office:value-type="float" office:value="35" calcext:value-type="float">
            <text:p>35</text:p>
          </table:table-cell>
          <table:table-cell table:formula="of:=IFERROR(SEARCH(&quot;Recall&quot;;[.B353];);0)" office:value-type="float" office:value="51" calcext:value-type="float">
            <text:p>51</text:p>
          </table:table-cell>
          <table:table-cell office:value-type="float" office:value="0.786" calcext:value-type="float">
            <text:p>0.786</text:p>
          </table:table-cell>
          <table:table-cell office:value-type="float" office:value="0.917" calcext:value-type="float">
            <text:p>0.91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08/23/17 15:11:53 Sample 44 of 50 Precision 0.636 Recall 1.0</text:p>
          </table:table-cell>
          <table:table-cell table:formula="of:=IFERROR(SEARCH(&quot;precision&quot;;[.B354];);0)" office:value-type="float" office:value="35" calcext:value-type="float">
            <text:p>35</text:p>
          </table:table-cell>
          <table:table-cell table:formula="of:=IFERROR(SEARCH(&quot;Recall&quot;;[.B354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08/23/17 15:14:59 Sample 45 of 50 Precision 0.625 Recall 0.455</text:p>
          </table:table-cell>
          <table:table-cell table:formula="of:=IFERROR(SEARCH(&quot;precision&quot;;[.B355];);0)" office:value-type="float" office:value="35" calcext:value-type="float">
            <text:p>35</text:p>
          </table:table-cell>
          <table:table-cell table:formula="of:=IFERROR(SEARCH(&quot;Recall&quot;;[.B355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455" calcext:value-type="float">
            <text:p>0.45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08/23/17 15:17:58 Sample 46 of 50 Precision 0.857 Recall 0.857</text:p>
          </table:table-cell>
          <table:table-cell table:formula="of:=IFERROR(SEARCH(&quot;precision&quot;;[.B356];);0)" office:value-type="float" office:value="35" calcext:value-type="float">
            <text:p>35</text:p>
          </table:table-cell>
          <table:table-cell table:formula="of:=IFERROR(SEARCH(&quot;Recall&quot;;[.B356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8/23/17 15:21:00 Sample 47 of 50 Precision 0.286 Recall 0.4</text:p>
          </table:table-cell>
          <table:table-cell table:formula="of:=IFERROR(SEARCH(&quot;precision&quot;;[.B357];);0)" office:value-type="float" office:value="35" calcext:value-type="float">
            <text:p>35</text:p>
          </table:table-cell>
          <table:table-cell table:formula="of:=IFERROR(SEARCH(&quot;Recall&quot;;[.B357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8/23/17 15:23:57 Sample 48 of 50 Precision 0.8 Recall 0.571</text:p>
          </table:table-cell>
          <table:table-cell table:formula="of:=IFERROR(SEARCH(&quot;precision&quot;;[.B358];);0)" office:value-type="float" office:value="35" calcext:value-type="float">
            <text:p>35</text:p>
          </table:table-cell>
          <table:table-cell table:formula="of:=IFERROR(SEARCH(&quot;Recall&quot;;[.B358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08/23/17 15:26:56 Sample 49 of 50 Precision 0.667 Recall 0.667</text:p>
          </table:table-cell>
          <table:table-cell table:formula="of:=IFERROR(SEARCH(&quot;precision&quot;;[.B359];);0)" office:value-type="float" office:value="35" calcext:value-type="float">
            <text:p>35</text:p>
          </table:table-cell>
          <table:table-cell table:formula="of:=IFERROR(SEARCH(&quot;Recall&quot;;[.B359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8/23/17 15:27:06 UserID 67 Test: Precision 0.889 Recall 0.667</text:p>
          </table:table-cell>
          <table:table-cell table:formula="of:=IFERROR(SEARCH(&quot;precision&quot;;[.B360];);0)" office:value-type="float" office:value="35" calcext:value-type="float">
            <text:p>35</text:p>
          </table:table-cell>
          <table:table-cell table:formula="of:=IFERROR(SEARCH(&quot;Recall&quot;;[.B360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0.667" calcext:value-type="float">
            <text:p>0.667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8/23/17 15:29:57 Sample 0 of 50 Precision 0.25 Recall 0.25</text:p>
          </table:table-cell>
          <table:table-cell table:formula="of:=IFERROR(SEARCH(&quot;precision&quot;;[.B361];);0)" office:value-type="float" office:value="34" calcext:value-type="float">
            <text:p>34</text:p>
          </table:table-cell>
          <table:table-cell table:formula="of:=IFERROR(SEARCH(&quot;Recall&quot;;[.B361];);0)" office:value-type="float" office:value="49" calcext:value-type="float">
            <text:p>49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08/23/17 15:32:56 Sample 1 of 50 Precision 1.0 Recall 0.6</text:p>
          </table:table-cell>
          <table:table-cell table:formula="of:=IFERROR(SEARCH(&quot;precision&quot;;[.B362];);0)" office:value-type="float" office:value="34" calcext:value-type="float">
            <text:p>34</text:p>
          </table:table-cell>
          <table:table-cell table:formula="of:=IFERROR(SEARCH(&quot;Recall&quot;;[.B3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8/23/17 15:35:48 Sample 2 of 50 Precision 0.5 Recall 0.5</text:p>
          </table:table-cell>
          <table:table-cell table:formula="of:=IFERROR(SEARCH(&quot;precision&quot;;[.B363];);0)" office:value-type="float" office:value="34" calcext:value-type="float">
            <text:p>34</text:p>
          </table:table-cell>
          <table:table-cell table:formula="of:=IFERROR(SEARCH(&quot;Recall&quot;;[.B363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08/23/17 15:39:05 Sample 3 of 50 Precision 1.0 Recall 0.333</text:p>
          </table:table-cell>
          <table:table-cell table:formula="of:=IFERROR(SEARCH(&quot;precision&quot;;[.B364];);0)" office:value-type="float" office:value="34" calcext:value-type="float">
            <text:p>34</text:p>
          </table:table-cell>
          <table:table-cell table:formula="of:=IFERROR(SEARCH(&quot;Recall&quot;;[.B364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8/23/17 15:42:14 Sample 4 of 50 Precision 0.833 Recall 0.714</text:p>
          </table:table-cell>
          <table:table-cell table:formula="of:=IFERROR(SEARCH(&quot;precision&quot;;[.B365];);0)" office:value-type="float" office:value="34" calcext:value-type="float">
            <text:p>34</text:p>
          </table:table-cell>
          <table:table-cell table:formula="of:=IFERROR(SEARCH(&quot;Recall&quot;;[.B365];);0)" office:value-type="float" office:value="50" calcext:value-type="float">
            <text:p>50</text:p>
          </table:table-cell>
          <table:table-cell office:value-type="float" office:value="0.833" calcext:value-type="float">
            <text:p>0.833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08/23/17 15:47:34 Sample 5 of 50 Precision 0.667 Recall 0.667</text:p>
          </table:table-cell>
          <table:table-cell table:formula="of:=IFERROR(SEARCH(&quot;precision&quot;;[.B366];);0)" office:value-type="float" office:value="34" calcext:value-type="float">
            <text:p>34</text:p>
          </table:table-cell>
          <table:table-cell table:formula="of:=IFERROR(SEARCH(&quot;Recall&quot;;[.B366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8/23/17 15:50:36 Sample 6 of 50 Precision 0.75 Recall 0.6</text:p>
          </table:table-cell>
          <table:table-cell table:formula="of:=IFERROR(SEARCH(&quot;precision&quot;;[.B367];);0)" office:value-type="float" office:value="34" calcext:value-type="float">
            <text:p>34</text:p>
          </table:table-cell>
          <table:table-cell table:formula="of:=IFERROR(SEARCH(&quot;Recall&quot;;[.B367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8/23/17 15:55:47 Sample 7 of 50 Precision 0.667 Recall 0.857</text:p>
          </table:table-cell>
          <table:table-cell table:formula="of:=IFERROR(SEARCH(&quot;precision&quot;;[.B368];);0)" office:value-type="float" office:value="34" calcext:value-type="float">
            <text:p>34</text:p>
          </table:table-cell>
          <table:table-cell table:formula="of:=IFERROR(SEARCH(&quot;Recall&quot;;[.B36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08/23/17 15:58:42 Sample 8 of 50 Precision 0.75 Recall 0.6</text:p>
          </table:table-cell>
          <table:table-cell table:formula="of:=IFERROR(SEARCH(&quot;precision&quot;;[.B369];);0)" office:value-type="float" office:value="34" calcext:value-type="float">
            <text:p>34</text:p>
          </table:table-cell>
          <table:table-cell table:formula="of:=IFERROR(SEARCH(&quot;Recall&quot;;[.B369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08/23/17 16:03:51 Sample 9 of 50 Precision 0.6 Recall 0.6</text:p>
          </table:table-cell>
          <table:table-cell table:formula="of:=IFERROR(SEARCH(&quot;precision&quot;;[.B370];);0)" office:value-type="float" office:value="34" calcext:value-type="float">
            <text:p>34</text:p>
          </table:table-cell>
          <table:table-cell table:formula="of:=IFERROR(SEARCH(&quot;Recall&quot;;[.B370];);0)" office:value-type="float" office:value="48" calcext:value-type="float">
            <text:p>4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08/23/17 16:07:18 Sample 10 of 50 Precision 0.6 Recall 1.0</text:p>
          </table:table-cell>
          <table:table-cell table:formula="of:=IFERROR(SEARCH(&quot;precision&quot;;[.B371];);0)" office:value-type="float" office:value="35" calcext:value-type="float">
            <text:p>35</text:p>
          </table:table-cell>
          <table:table-cell table:formula="of:=IFERROR(SEARCH(&quot;Recall&quot;;[.B371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08/23/17 16:10:27 Sample 11 of 50 Precision 0.5 Recall 0.667</text:p>
          </table:table-cell>
          <table:table-cell table:formula="of:=IFERROR(SEARCH(&quot;precision&quot;;[.B372];);0)" office:value-type="float" office:value="35" calcext:value-type="float">
            <text:p>35</text:p>
          </table:table-cell>
          <table:table-cell table:formula="of:=IFERROR(SEARCH(&quot;Recall&quot;;[.B37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08/23/17 16:13:35 Sample 12 of 50 Precision 0.6 Recall 0.375</text:p>
          </table:table-cell>
          <table:table-cell table:formula="of:=IFERROR(SEARCH(&quot;precision&quot;;[.B373];);0)" office:value-type="float" office:value="35" calcext:value-type="float">
            <text:p>35</text:p>
          </table:table-cell>
          <table:table-cell table:formula="of:=IFERROR(SEARCH(&quot;Recall&quot;;[.B373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08/23/17 16:16:34 Sample 13 of 50 Precision 0.333 Recall 0.25</text:p>
          </table:table-cell>
          <table:table-cell table:formula="of:=IFERROR(SEARCH(&quot;precision&quot;;[.B374];);0)" office:value-type="float" office:value="35" calcext:value-type="float">
            <text:p>35</text:p>
          </table:table-cell>
          <table:table-cell table:formula="of:=IFERROR(SEARCH(&quot;Recall&quot;;[.B37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08/23/17 16:19:36 Sample 14 of 50 Precision 1.0 Recall 0.8</text:p>
          </table:table-cell>
          <table:table-cell table:formula="of:=IFERROR(SEARCH(&quot;precision&quot;;[.B375];);0)" office:value-type="float" office:value="35" calcext:value-type="float">
            <text:p>35</text:p>
          </table:table-cell>
          <table:table-cell table:formula="of:=IFERROR(SEARCH(&quot;Recall&quot;;[.B37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08/23/17 16:22:52 Sample 15 of 50 Precision 0.333 Recall 1.0</text:p>
          </table:table-cell>
          <table:table-cell table:formula="of:=IFERROR(SEARCH(&quot;precision&quot;;[.B376];);0)" office:value-type="float" office:value="35" calcext:value-type="float">
            <text:p>35</text:p>
          </table:table-cell>
          <table:table-cell table:formula="of:=IFERROR(SEARCH(&quot;Recall&quot;;[.B376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08/23/17 16:25:56 Sample 16 of 50 Precision 0.625 Recall 0.714</text:p>
          </table:table-cell>
          <table:table-cell table:formula="of:=IFERROR(SEARCH(&quot;precision&quot;;[.B377];);0)" office:value-type="float" office:value="35" calcext:value-type="float">
            <text:p>35</text:p>
          </table:table-cell>
          <table:table-cell table:formula="of:=IFERROR(SEARCH(&quot;Recall&quot;;[.B377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08/23/17 16:28:57 Sample 17 of 50 Precision 0.5 Recall 1.0</text:p>
          </table:table-cell>
          <table:table-cell table:formula="of:=IFERROR(SEARCH(&quot;precision&quot;;[.B378];);0)" office:value-type="float" office:value="35" calcext:value-type="float">
            <text:p>35</text:p>
          </table:table-cell>
          <table:table-cell table:formula="of:=IFERROR(SEARCH(&quot;Recall&quot;;[.B37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08/23/17 16:32:07 Sample 18 of 50 Precision 0.667 Recall 0.857</text:p>
          </table:table-cell>
          <table:table-cell table:formula="of:=IFERROR(SEARCH(&quot;precision&quot;;[.B379];);0)" office:value-type="float" office:value="35" calcext:value-type="float">
            <text:p>35</text:p>
          </table:table-cell>
          <table:table-cell table:formula="of:=IFERROR(SEARCH(&quot;Recall&quot;;[.B37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08/23/17 16:35:07 Sample 19 of 50 Precision 0.333 Recall 0.667</text:p>
          </table:table-cell>
          <table:table-cell table:formula="of:=IFERROR(SEARCH(&quot;precision&quot;;[.B380];);0)" office:value-type="float" office:value="35" calcext:value-type="float">
            <text:p>35</text:p>
          </table:table-cell>
          <table:table-cell table:formula="of:=IFERROR(SEARCH(&quot;Recall&quot;;[.B380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08/23/17 16:38:07 Sample 20 of 50 Precision 0.5 Recall 0.6</text:p>
          </table:table-cell>
          <table:table-cell table:formula="of:=IFERROR(SEARCH(&quot;precision&quot;;[.B381];);0)" office:value-type="float" office:value="35" calcext:value-type="float">
            <text:p>35</text:p>
          </table:table-cell>
          <table:table-cell table:formula="of:=IFERROR(SEARCH(&quot;Recall&quot;;[.B38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08/23/17 16:41:12 Sample 21 of 50 Precision 0.5 Recall 0.5</text:p>
          </table:table-cell>
          <table:table-cell table:formula="of:=IFERROR(SEARCH(&quot;precision&quot;;[.B382];);0)" office:value-type="float" office:value="35" calcext:value-type="float">
            <text:p>35</text:p>
          </table:table-cell>
          <table:table-cell table:formula="of:=IFERROR(SEARCH(&quot;Recall&quot;;[.B382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08/23/17 16:44:11 Sample 22 of 50 Precision 0.4 Recall 0.667</text:p>
          </table:table-cell>
          <table:table-cell table:formula="of:=IFERROR(SEARCH(&quot;precision&quot;;[.B383];);0)" office:value-type="float" office:value="35" calcext:value-type="float">
            <text:p>35</text:p>
          </table:table-cell>
          <table:table-cell table:formula="of:=IFERROR(SEARCH(&quot;Recall&quot;;[.B383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08/23/17 16:47:13 Sample 23 of 50 Precision 1.0 Recall 0.75</text:p>
          </table:table-cell>
          <table:table-cell table:formula="of:=IFERROR(SEARCH(&quot;precision&quot;;[.B384];);0)" office:value-type="float" office:value="35" calcext:value-type="float">
            <text:p>35</text:p>
          </table:table-cell>
          <table:table-cell table:formula="of:=IFERROR(SEARCH(&quot;Recall&quot;;[.B38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08/23/17 16:50:19 Sample 24 of 50 Precision 0.75 Recall 0.75</text:p>
          </table:table-cell>
          <table:table-cell table:formula="of:=IFERROR(SEARCH(&quot;precision&quot;;[.B385];);0)" office:value-type="float" office:value="35" calcext:value-type="float">
            <text:p>35</text:p>
          </table:table-cell>
          <table:table-cell table:formula="of:=IFERROR(SEARCH(&quot;Recall&quot;;[.B385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08/23/17 16:53:29 Sample 25 of 50 Precision 0.636 Recall 0.875</text:p>
          </table:table-cell>
          <table:table-cell table:formula="of:=IFERROR(SEARCH(&quot;precision&quot;;[.B386];);0)" office:value-type="float" office:value="35" calcext:value-type="float">
            <text:p>35</text:p>
          </table:table-cell>
          <table:table-cell table:formula="of:=IFERROR(SEARCH(&quot;Recall&quot;;[.B386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08/23/17 16:56:34 Sample 26 of 50 Precision 0.4 Recall 0.5</text:p>
          </table:table-cell>
          <table:table-cell table:formula="of:=IFERROR(SEARCH(&quot;precision&quot;;[.B387];);0)" office:value-type="float" office:value="35" calcext:value-type="float">
            <text:p>35</text:p>
          </table:table-cell>
          <table:table-cell table:formula="of:=IFERROR(SEARCH(&quot;Recall&quot;;[.B387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08/23/17 16:59:40 Sample 27 of 50 Precision 0.5 Recall 0.333</text:p>
          </table:table-cell>
          <table:table-cell table:formula="of:=IFERROR(SEARCH(&quot;precision&quot;;[.B388];);0)" office:value-type="float" office:value="35" calcext:value-type="float">
            <text:p>35</text:p>
          </table:table-cell>
          <table:table-cell table:formula="of:=IFERROR(SEARCH(&quot;Recall&quot;;[.B38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08/23/17 17:02:38 Sample 28 of 50 Precision 0.8 Recall 0.571</text:p>
          </table:table-cell>
          <table:table-cell table:formula="of:=IFERROR(SEARCH(&quot;precision&quot;;[.B389];);0)" office:value-type="float" office:value="35" calcext:value-type="float">
            <text:p>35</text:p>
          </table:table-cell>
          <table:table-cell table:formula="of:=IFERROR(SEARCH(&quot;Recall&quot;;[.B389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08/23/17 17:05:41 Sample 29 of 50 Precision 0.6 Recall 0.6</text:p>
          </table:table-cell>
          <table:table-cell table:formula="of:=IFERROR(SEARCH(&quot;precision&quot;;[.B390];);0)" office:value-type="float" office:value="35" calcext:value-type="float">
            <text:p>35</text:p>
          </table:table-cell>
          <table:table-cell table:formula="of:=IFERROR(SEARCH(&quot;Recall&quot;;[.B390];);0)" office:value-type="float" office:value="49" calcext:value-type="float">
            <text:p>49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08/23/17 17:09:19 Sample 30 of 50 Precision 0.5 Recall 0.75</text:p>
          </table:table-cell>
          <table:table-cell table:formula="of:=IFERROR(SEARCH(&quot;precision&quot;;[.B391];);0)" office:value-type="float" office:value="35" calcext:value-type="float">
            <text:p>35</text:p>
          </table:table-cell>
          <table:table-cell table:formula="of:=IFERROR(SEARCH(&quot;Recall&quot;;[.B39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08/23/17 17:13:44 Sample 31 of 50 Precision 0.5 Recall 1.0</text:p>
          </table:table-cell>
          <table:table-cell table:formula="of:=IFERROR(SEARCH(&quot;precision&quot;;[.B392];);0)" office:value-type="float" office:value="35" calcext:value-type="float">
            <text:p>35</text:p>
          </table:table-cell>
          <table:table-cell table:formula="of:=IFERROR(SEARCH(&quot;Recall&quot;;[.B39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8/23/17 17:16:50 Sample 32 of 50 Precision 0.75 Recall 1.0</text:p>
          </table:table-cell>
          <table:table-cell table:formula="of:=IFERROR(SEARCH(&quot;precision&quot;;[.B393];);0)" office:value-type="float" office:value="35" calcext:value-type="float">
            <text:p>35</text:p>
          </table:table-cell>
          <table:table-cell table:formula="of:=IFERROR(SEARCH(&quot;Recall&quot;;[.B393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08/23/17 17:19:46 Sample 33 of 50 Precision 0.0 Recall 0.0</text:p>
          </table:table-cell>
          <table:table-cell table:formula="of:=IFERROR(SEARCH(&quot;precision&quot;;[.B394];);0)" office:value-type="float" office:value="35" calcext:value-type="float">
            <text:p>35</text:p>
          </table:table-cell>
          <table:table-cell table:formula="of:=IFERROR(SEARCH(&quot;Recall&quot;;[.B3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08/23/17 17:23:35 Sample 34 of 50 Precision 1.0 Recall 1.0</text:p>
          </table:table-cell>
          <table:table-cell table:formula="of:=IFERROR(SEARCH(&quot;precision&quot;;[.B395];);0)" office:value-type="float" office:value="35" calcext:value-type="float">
            <text:p>35</text:p>
          </table:table-cell>
          <table:table-cell table:formula="of:=IFERROR(SEARCH(&quot;Recall&quot;;[.B39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08/23/17 17:26:40 Sample 35 of 50 Precision 0.0 Recall 0.0</text:p>
          </table:table-cell>
          <table:table-cell table:formula="of:=IFERROR(SEARCH(&quot;precision&quot;;[.B396];);0)" office:value-type="float" office:value="35" calcext:value-type="float">
            <text:p>35</text:p>
          </table:table-cell>
          <table:table-cell table:formula="of:=IFERROR(SEARCH(&quot;Recall&quot;;[.B3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08/23/17 17:31:45 Sample 36 of 50 Precision 0.0 Recall 0.0</text:p>
          </table:table-cell>
          <table:table-cell table:formula="of:=IFERROR(SEARCH(&quot;precision&quot;;[.B397];);0)" office:value-type="float" office:value="35" calcext:value-type="float">
            <text:p>35</text:p>
          </table:table-cell>
          <table:table-cell table:formula="of:=IFERROR(SEARCH(&quot;Recall&quot;;[.B3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08/23/17 17:34:44 Sample 37 of 50 Precision 1.0 Recall 0.333</text:p>
          </table:table-cell>
          <table:table-cell table:formula="of:=IFERROR(SEARCH(&quot;precision&quot;;[.B398];);0)" office:value-type="float" office:value="35" calcext:value-type="float">
            <text:p>35</text:p>
          </table:table-cell>
          <table:table-cell table:formula="of:=IFERROR(SEARCH(&quot;Recall&quot;;[.B39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08/23/17 17:37:44 Sample 38 of 50 Precision 0.25 Recall 0.5</text:p>
          </table:table-cell>
          <table:table-cell table:formula="of:=IFERROR(SEARCH(&quot;precision&quot;;[.B399];);0)" office:value-type="float" office:value="35" calcext:value-type="float">
            <text:p>35</text:p>
          </table:table-cell>
          <table:table-cell table:formula="of:=IFERROR(SEARCH(&quot;Recall&quot;;[.B399];);0)"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08/23/17 17:42:12 Sample 39 of 50 Precision 0.5 Recall 1.0</text:p>
          </table:table-cell>
          <table:table-cell table:formula="of:=IFERROR(SEARCH(&quot;precision&quot;;[.B400];);0)" office:value-type="float" office:value="35" calcext:value-type="float">
            <text:p>35</text:p>
          </table:table-cell>
          <table:table-cell table:formula="of:=IFERROR(SEARCH(&quot;Recall&quot;;[.B40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08/23/17 17:45:51 Sample 40 of 50 Precision 0.5 Recall 0.333</text:p>
          </table:table-cell>
          <table:table-cell table:formula="of:=IFERROR(SEARCH(&quot;precision&quot;;[.B401];);0)" office:value-type="float" office:value="35" calcext:value-type="float">
            <text:p>35</text:p>
          </table:table-cell>
          <table:table-cell table:formula="of:=IFERROR(SEARCH(&quot;Recall&quot;;[.B40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08/23/17 17:48:50 Sample 41 of 50 Precision 0.556 Recall 0.714</text:p>
          </table:table-cell>
          <table:table-cell table:formula="of:=IFERROR(SEARCH(&quot;precision&quot;;[.B402];);0)" office:value-type="float" office:value="35" calcext:value-type="float">
            <text:p>35</text:p>
          </table:table-cell>
          <table:table-cell table:formula="of:=IFERROR(SEARCH(&quot;Recall&quot;;[.B402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08/23/17 17:51:52 Sample 42 of 50 Precision 0.4 Recall 0.667</text:p>
          </table:table-cell>
          <table:table-cell table:formula="of:=IFERROR(SEARCH(&quot;precision&quot;;[.B403];);0)" office:value-type="float" office:value="35" calcext:value-type="float">
            <text:p>35</text:p>
          </table:table-cell>
          <table:table-cell table:formula="of:=IFERROR(SEARCH(&quot;Recall&quot;;[.B403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08/23/17 17:54:50 Sample 43 of 50 Precision 0.5 Recall 0.333</text:p>
          </table:table-cell>
          <table:table-cell table:formula="of:=IFERROR(SEARCH(&quot;precision&quot;;[.B404];);0)" office:value-type="float" office:value="35" calcext:value-type="float">
            <text:p>35</text:p>
          </table:table-cell>
          <table:table-cell table:formula="of:=IFERROR(SEARCH(&quot;Recall&quot;;[.B404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08/23/17 17:59:20 Sample 44 of 50 Precision 0.5 Recall 1.0</text:p>
          </table:table-cell>
          <table:table-cell table:formula="of:=IFERROR(SEARCH(&quot;precision&quot;;[.B405];);0)" office:value-type="float" office:value="35" calcext:value-type="float">
            <text:p>35</text:p>
          </table:table-cell>
          <table:table-cell table:formula="of:=IFERROR(SEARCH(&quot;Recall&quot;;[.B405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08/23/17 18:02:26 Sample 45 of 50 Precision 1.0 Recall 0.5</text:p>
          </table:table-cell>
          <table:table-cell table:formula="of:=IFERROR(SEARCH(&quot;precision&quot;;[.B406];);0)" office:value-type="float" office:value="35" calcext:value-type="float">
            <text:p>35</text:p>
          </table:table-cell>
          <table:table-cell table:formula="of:=IFERROR(SEARCH(&quot;Recall&quot;;[.B40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08/23/17 18:06:44 Sample 46 of 50 Precision 0.5 Recall 0.667</text:p>
          </table:table-cell>
          <table:table-cell table:formula="of:=IFERROR(SEARCH(&quot;precision&quot;;[.B407];);0)" office:value-type="float" office:value="35" calcext:value-type="float">
            <text:p>35</text:p>
          </table:table-cell>
          <table:table-cell table:formula="of:=IFERROR(SEARCH(&quot;Recall&quot;;[.B40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08/23/17 18:09:48 Sample 47 of 50 Precision 0.429 Recall 1.0</text:p>
          </table:table-cell>
          <table:table-cell table:formula="of:=IFERROR(SEARCH(&quot;precision&quot;;[.B408];);0)" office:value-type="float" office:value="35" calcext:value-type="float">
            <text:p>35</text:p>
          </table:table-cell>
          <table:table-cell table:formula="of:=IFERROR(SEARCH(&quot;Recall&quot;;[.B408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08/23/17 18:14:55 Sample 48 of 50 Precision 0.4 Recall 1.0</text:p>
          </table:table-cell>
          <table:table-cell table:formula="of:=IFERROR(SEARCH(&quot;precision&quot;;[.B409];);0)" office:value-type="float" office:value="35" calcext:value-type="float">
            <text:p>35</text:p>
          </table:table-cell>
          <table:table-cell table:formula="of:=IFERROR(SEARCH(&quot;Recall&quot;;[.B409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08/23/17 18:17:55 Sample 49 of 50 Precision 0.0 Recall 0.0</text:p>
          </table:table-cell>
          <table:table-cell table:formula="of:=IFERROR(SEARCH(&quot;precision&quot;;[.B410];);0)" office:value-type="float" office:value="35" calcext:value-type="float">
            <text:p>35</text:p>
          </table:table-cell>
          <table:table-cell table:formula="of:=IFERROR(SEARCH(&quot;Recall&quot;;[.B4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08/23/17 18:18:05 UserID 19 Test: Precision 0.75 Recall 0.6</text:p>
          </table:table-cell>
          <table:table-cell table:formula="of:=IFERROR(SEARCH(&quot;precision&quot;;[.B411];);0)" office:value-type="float" office:value="35" calcext:value-type="float">
            <text:p>35</text:p>
          </table:table-cell>
          <table:table-cell table:formula="of:=IFERROR(SEARCH(&quot;Recall&quot;;[.B411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08/23/17 18:22:36 Sample 0 of 50 Precision 0.0 Recall 0.0</text:p>
          </table:table-cell>
          <table:table-cell table:formula="of:=IFERROR(SEARCH(&quot;precision&quot;;[.B412];);0)" office:value-type="float" office:value="34" calcext:value-type="float">
            <text:p>34</text:p>
          </table:table-cell>
          <table:table-cell table:formula="of:=IFERROR(SEARCH(&quot;Recall&quot;;[.B41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08/23/17 18:25:41 Sample 1 of 50 Precision 0.24 Recall 1.0</text:p>
          </table:table-cell>
          <table:table-cell table:formula="of:=IFERROR(SEARCH(&quot;precision&quot;;[.B413];);0)" office:value-type="float" office:value="34" calcext:value-type="float">
            <text:p>34</text:p>
          </table:table-cell>
          <table:table-cell table:formula="of:=IFERROR(SEARCH(&quot;Recall&quot;;[.B413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08/23/17 18:28:54 Sample 2 of 50 Precision 0.0 Recall 0.0</text:p>
          </table:table-cell>
          <table:table-cell table:formula="of:=IFERROR(SEARCH(&quot;precision&quot;;[.B414];);0)" office:value-type="float" office:value="34" calcext:value-type="float">
            <text:p>34</text:p>
          </table:table-cell>
          <table:table-cell table:formula="of:=IFERROR(SEARCH(&quot;Recall&quot;;[.B41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08/23/17 18:31:52 Sample 3 of 50 Precision 0.0 Recall 0.0</text:p>
          </table:table-cell>
          <table:table-cell table:formula="of:=IFERROR(SEARCH(&quot;precision&quot;;[.B415];);0)" office:value-type="float" office:value="34" calcext:value-type="float">
            <text:p>34</text:p>
          </table:table-cell>
          <table:table-cell table:formula="of:=IFERROR(SEARCH(&quot;Recall&quot;;[.B41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08/23/17 18:35:25 Sample 4 of 50 Precision 0.0 Recall 0.0</text:p>
          </table:table-cell>
          <table:table-cell table:formula="of:=IFERROR(SEARCH(&quot;precision&quot;;[.B416];);0)" office:value-type="float" office:value="34" calcext:value-type="float">
            <text:p>34</text:p>
          </table:table-cell>
          <table:table-cell table:formula="of:=IFERROR(SEARCH(&quot;Recall&quot;;[.B41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08/23/17 18:38:23 Sample 5 of 50 Precision 0.24 Recall 1.0</text:p>
          </table:table-cell>
          <table:table-cell table:formula="of:=IFERROR(SEARCH(&quot;precision&quot;;[.B417];);0)" office:value-type="float" office:value="34" calcext:value-type="float">
            <text:p>34</text:p>
          </table:table-cell>
          <table:table-cell table:formula="of:=IFERROR(SEARCH(&quot;Recall&quot;;[.B417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08/23/17 18:41:20 Sample 6 of 50 Precision 0.24 Recall 1.0</text:p>
          </table:table-cell>
          <table:table-cell table:formula="of:=IFERROR(SEARCH(&quot;precision&quot;;[.B418];);0)" office:value-type="float" office:value="34" calcext:value-type="float">
            <text:p>34</text:p>
          </table:table-cell>
          <table:table-cell table:formula="of:=IFERROR(SEARCH(&quot;Recall&quot;;[.B418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08/23/17 18:44:11 Sample 7 of 50 Precision 0.364 Recall 0.364</text:p>
          </table:table-cell>
          <table:table-cell table:formula="of:=IFERROR(SEARCH(&quot;precision&quot;;[.B419];);0)" office:value-type="float" office:value="34" calcext:value-type="float">
            <text:p>34</text:p>
          </table:table-cell>
          <table:table-cell table:formula="of:=IFERROR(SEARCH(&quot;Recall&quot;;[.B419];);0)" office:value-type="float" office:value="50" calcext:value-type="float">
            <text:p>50</text:p>
          </table:table-cell>
          <table:table-cell table:number-columns-repeated="2" office:value-type="float" office:value="0.364" calcext:value-type="float">
            <text:p>0.364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08/23/17 18:47:02 Sample 8 of 50 Precision 0.18 Recall 1.0</text:p>
          </table:table-cell>
          <table:table-cell table:formula="of:=IFERROR(SEARCH(&quot;precision&quot;;[.B420];);0)" office:value-type="float" office:value="34" calcext:value-type="float">
            <text:p>34</text:p>
          </table:table-cell>
          <table:table-cell table:formula="of:=IFERROR(SEARCH(&quot;Recall&quot;;[.B420];);0)" office:value-type="float" office:value="49" calcext:value-type="float">
            <text:p>49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08/23/17 18:49:53 Sample 9 of 50 Precision 0.0 Recall 0.0</text:p>
          </table:table-cell>
          <table:table-cell table:formula="of:=IFERROR(SEARCH(&quot;precision&quot;;[.B421];);0)" office:value-type="float" office:value="34" calcext:value-type="float">
            <text:p>34</text:p>
          </table:table-cell>
          <table:table-cell table:formula="of:=IFERROR(SEARCH(&quot;Recall&quot;;[.B42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08/23/17 18:52:49 Sample 10 of 50 Precision 0.0 Recall 0.0</text:p>
          </table:table-cell>
          <table:table-cell table:formula="of:=IFERROR(SEARCH(&quot;precision&quot;;[.B422];);0)" office:value-type="float" office:value="35" calcext:value-type="float">
            <text:p>35</text:p>
          </table:table-cell>
          <table:table-cell table:formula="of:=IFERROR(SEARCH(&quot;Recall&quot;;[.B42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08/23/17 18:55:43 Sample 11 of 50 Precision 0.34 Recall 1.0</text:p>
          </table:table-cell>
          <table:table-cell table:formula="of:=IFERROR(SEARCH(&quot;precision&quot;;[.B423];);0)" office:value-type="float" office:value="35" calcext:value-type="float">
            <text:p>35</text:p>
          </table:table-cell>
          <table:table-cell table:formula="of:=IFERROR(SEARCH(&quot;Recall&quot;;[.B423];);0)" office:value-type="float" office:value="50" calcext:value-type="float">
            <text:p>5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08/23/17 18:59:17 Sample 12 of 50 Precision 0.458 Recall 0.733</text:p>
          </table:table-cell>
          <table:table-cell table:formula="of:=IFERROR(SEARCH(&quot;precision&quot;;[.B424];);0)" office:value-type="float" office:value="35" calcext:value-type="float">
            <text:p>35</text:p>
          </table:table-cell>
          <table:table-cell table:formula="of:=IFERROR(SEARCH(&quot;Recall&quot;;[.B424];);0)" office:value-type="float" office:value="51" calcext:value-type="float">
            <text:p>51</text:p>
          </table:table-cell>
          <table:table-cell office:value-type="float" office:value="0.458" calcext:value-type="float">
            <text:p>0.458</text:p>
          </table:table-cell>
          <table:table-cell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08/23/17 19:02:20 Sample 13 of 50 Precision 0.0 Recall 0.0</text:p>
          </table:table-cell>
          <table:table-cell table:formula="of:=IFERROR(SEARCH(&quot;precision&quot;;[.B425];);0)" office:value-type="float" office:value="35" calcext:value-type="float">
            <text:p>35</text:p>
          </table:table-cell>
          <table:table-cell table:formula="of:=IFERROR(SEARCH(&quot;Recall&quot;;[.B42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08/23/17 19:05:22 Sample 14 of 50 Precision 0.28 Recall 1.0</text:p>
          </table:table-cell>
          <table:table-cell table:formula="of:=IFERROR(SEARCH(&quot;precision&quot;;[.B426];);0)" office:value-type="float" office:value="35" calcext:value-type="float">
            <text:p>35</text:p>
          </table:table-cell>
          <table:table-cell table:formula="of:=IFERROR(SEARCH(&quot;Recall&quot;;[.B426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08/23/17 19:08:15 Sample 15 of 50 Precision 0.0 Recall 0.0</text:p>
          </table:table-cell>
          <table:table-cell table:formula="of:=IFERROR(SEARCH(&quot;precision&quot;;[.B427];);0)" office:value-type="float" office:value="35" calcext:value-type="float">
            <text:p>35</text:p>
          </table:table-cell>
          <table:table-cell table:formula="of:=IFERROR(SEARCH(&quot;Recall&quot;;[.B4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08/23/17 19:11:07 Sample 16 of 50 Precision 0.28 Recall 1.0</text:p>
          </table:table-cell>
          <table:table-cell table:formula="of:=IFERROR(SEARCH(&quot;precision&quot;;[.B428];);0)" office:value-type="float" office:value="35" calcext:value-type="float">
            <text:p>35</text:p>
          </table:table-cell>
          <table:table-cell table:formula="of:=IFERROR(SEARCH(&quot;Recall&quot;;[.B428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08/23/17 19:14:16 Sample 17 of 50 Precision 0.0 Recall 0.0</text:p>
          </table:table-cell>
          <table:table-cell table:formula="of:=IFERROR(SEARCH(&quot;precision&quot;;[.B429];);0)" office:value-type="float" office:value="35" calcext:value-type="float">
            <text:p>35</text:p>
          </table:table-cell>
          <table:table-cell table:formula="of:=IFERROR(SEARCH(&quot;Recall&quot;;[.B42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08/23/17 19:17:19 Sample 18 of 50 Precision 0.0 Recall 0.0</text:p>
          </table:table-cell>
          <table:table-cell table:formula="of:=IFERROR(SEARCH(&quot;precision&quot;;[.B430];);0)" office:value-type="float" office:value="35" calcext:value-type="float">
            <text:p>35</text:p>
          </table:table-cell>
          <table:table-cell table:formula="of:=IFERROR(SEARCH(&quot;Recall&quot;;[.B43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08/23/17 19:20:45 Sample 19 of 50 Precision 0.3 Recall 1.0</text:p>
          </table:table-cell>
          <table:table-cell table:formula="of:=IFERROR(SEARCH(&quot;precision&quot;;[.B431];);0)" office:value-type="float" office:value="35" calcext:value-type="float">
            <text:p>35</text:p>
          </table:table-cell>
          <table:table-cell table:formula="of:=IFERROR(SEARCH(&quot;Recall&quot;;[.B431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08/23/17 19:24:15 Sample 20 of 50 Precision 0.3 Recall 1.0</text:p>
          </table:table-cell>
          <table:table-cell table:formula="of:=IFERROR(SEARCH(&quot;precision&quot;;[.B432];);0)" office:value-type="float" office:value="35" calcext:value-type="float">
            <text:p>35</text:p>
          </table:table-cell>
          <table:table-cell table:formula="of:=IFERROR(SEARCH(&quot;Recall&quot;;[.B432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08/23/17 19:29:04 Sample 21 of 50 Precision 0.26 Recall 1.0</text:p>
          </table:table-cell>
          <table:table-cell table:formula="of:=IFERROR(SEARCH(&quot;precision&quot;;[.B433];);0)" office:value-type="float" office:value="35" calcext:value-type="float">
            <text:p>35</text:p>
          </table:table-cell>
          <table:table-cell table:formula="of:=IFERROR(SEARCH(&quot;Recall&quot;;[.B433];);0)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08/23/17 19:32:27 Sample 22 of 50 Precision 0.0 Recall 0.0</text:p>
          </table:table-cell>
          <table:table-cell table:formula="of:=IFERROR(SEARCH(&quot;precision&quot;;[.B434];);0)" office:value-type="float" office:value="35" calcext:value-type="float">
            <text:p>35</text:p>
          </table:table-cell>
          <table:table-cell table:formula="of:=IFERROR(SEARCH(&quot;Recall&quot;;[.B43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08/23/17 19:35:24 Sample 23 of 50 Precision 0.34 Recall 1.0</text:p>
          </table:table-cell>
          <table:table-cell table:formula="of:=IFERROR(SEARCH(&quot;precision&quot;;[.B435];);0)" office:value-type="float" office:value="35" calcext:value-type="float">
            <text:p>35</text:p>
          </table:table-cell>
          <table:table-cell table:formula="of:=IFERROR(SEARCH(&quot;Recall&quot;;[.B435];);0)" office:value-type="float" office:value="50" calcext:value-type="float">
            <text:p>5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08/23/17 19:40:15 Sample 24 of 50 Precision 0.2 Recall 1.0</text:p>
          </table:table-cell>
          <table:table-cell table:formula="of:=IFERROR(SEARCH(&quot;precision&quot;;[.B436];);0)" office:value-type="float" office:value="35" calcext:value-type="float">
            <text:p>35</text:p>
          </table:table-cell>
          <table:table-cell table:formula="of:=IFERROR(SEARCH(&quot;Recall&quot;;[.B436];);0)"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08/23/17 19:43:39 Sample 25 of 50 Precision 0.0 Recall 0.0</text:p>
          </table:table-cell>
          <table:table-cell table:formula="of:=IFERROR(SEARCH(&quot;precision&quot;;[.B437];);0)" office:value-type="float" office:value="35" calcext:value-type="float">
            <text:p>35</text:p>
          </table:table-cell>
          <table:table-cell table:formula="of:=IFERROR(SEARCH(&quot;Recall&quot;;[.B43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08/23/17 19:46:56 Sample 26 of 50 Precision 0.0 Recall 0.0</text:p>
          </table:table-cell>
          <table:table-cell table:formula="of:=IFERROR(SEARCH(&quot;precision&quot;;[.B438];);0)" office:value-type="float" office:value="35" calcext:value-type="float">
            <text:p>35</text:p>
          </table:table-cell>
          <table:table-cell table:formula="of:=IFERROR(SEARCH(&quot;Recall&quot;;[.B43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08/23/17 19:50:06 Sample 27 of 50 Precision 0.0 Recall 0.0</text:p>
          </table:table-cell>
          <table:table-cell table:formula="of:=IFERROR(SEARCH(&quot;precision&quot;;[.B439];);0)" office:value-type="float" office:value="35" calcext:value-type="float">
            <text:p>35</text:p>
          </table:table-cell>
          <table:table-cell table:formula="of:=IFERROR(SEARCH(&quot;Recall&quot;;[.B43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08/23/17 19:53:20 Sample 28 of 50 Precision 0.3 Recall 1.0</text:p>
          </table:table-cell>
          <table:table-cell table:formula="of:=IFERROR(SEARCH(&quot;precision&quot;;[.B440];);0)" office:value-type="float" office:value="35" calcext:value-type="float">
            <text:p>35</text:p>
          </table:table-cell>
          <table:table-cell table:formula="of:=IFERROR(SEARCH(&quot;Recall&quot;;[.B440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08/23/17 19:56:41 Sample 29 of 50 Precision 0.22 Recall 1.0</text:p>
          </table:table-cell>
          <table:table-cell table:formula="of:=IFERROR(SEARCH(&quot;precision&quot;;[.B441];);0)" office:value-type="float" office:value="35" calcext:value-type="float">
            <text:p>35</text:p>
          </table:table-cell>
          <table:table-cell table:formula="of:=IFERROR(SEARCH(&quot;Recall&quot;;[.B441];);0)"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08/23/17 20:00:04 Sample 30 of 50 Precision 0.0 Recall 0.0</text:p>
          </table:table-cell>
          <table:table-cell table:formula="of:=IFERROR(SEARCH(&quot;precision&quot;;[.B442];);0)" office:value-type="float" office:value="35" calcext:value-type="float">
            <text:p>35</text:p>
          </table:table-cell>
          <table:table-cell table:formula="of:=IFERROR(SEARCH(&quot;Recall&quot;;[.B44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08/23/17 20:03:17 Sample 31 of 50 Precision 0.0 Recall 0.0</text:p>
          </table:table-cell>
          <table:table-cell table:formula="of:=IFERROR(SEARCH(&quot;precision&quot;;[.B443];);0)" office:value-type="float" office:value="35" calcext:value-type="float">
            <text:p>35</text:p>
          </table:table-cell>
          <table:table-cell table:formula="of:=IFERROR(SEARCH(&quot;Recall&quot;;[.B44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08/23/17 20:06:32 Sample 32 of 50 Precision 0.0 Recall 0.0</text:p>
          </table:table-cell>
          <table:table-cell table:formula="of:=IFERROR(SEARCH(&quot;precision&quot;;[.B444];);0)" office:value-type="float" office:value="35" calcext:value-type="float">
            <text:p>35</text:p>
          </table:table-cell>
          <table:table-cell table:formula="of:=IFERROR(SEARCH(&quot;Recall&quot;;[.B4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08/23/17 20:09:43 Sample 33 of 50 Precision 0.0 Recall 0.0</text:p>
          </table:table-cell>
          <table:table-cell table:formula="of:=IFERROR(SEARCH(&quot;precision&quot;;[.B445];);0)" office:value-type="float" office:value="35" calcext:value-type="float">
            <text:p>35</text:p>
          </table:table-cell>
          <table:table-cell table:formula="of:=IFERROR(SEARCH(&quot;Recall&quot;;[.B4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08/23/17 20:13:07 Sample 34 of 50 Precision 0.38 Recall 1.0</text:p>
          </table:table-cell>
          <table:table-cell table:formula="of:=IFERROR(SEARCH(&quot;precision&quot;;[.B446];);0)" office:value-type="float" office:value="35" calcext:value-type="float">
            <text:p>35</text:p>
          </table:table-cell>
          <table:table-cell table:formula="of:=IFERROR(SEARCH(&quot;Recall&quot;;[.B446];);0)" office:value-type="float" office:value="50" calcext:value-type="float">
            <text:p>50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08/23/17 20:16:20 Sample 35 of 50 Precision 0.16 Recall 1.0</text:p>
          </table:table-cell>
          <table:table-cell table:formula="of:=IFERROR(SEARCH(&quot;precision&quot;;[.B447];);0)" office:value-type="float" office:value="35" calcext:value-type="float">
            <text:p>35</text:p>
          </table:table-cell>
          <table:table-cell table:formula="of:=IFERROR(SEARCH(&quot;Recall&quot;;[.B447];);0)" office:value-type="float" office:value="50" calcext:value-type="float">
            <text:p>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08/23/17 20:19:33 Sample 36 of 50 Precision 0.0 Recall 0.0</text:p>
          </table:table-cell>
          <table:table-cell table:formula="of:=IFERROR(SEARCH(&quot;precision&quot;;[.B448];);0)" office:value-type="float" office:value="35" calcext:value-type="float">
            <text:p>35</text:p>
          </table:table-cell>
          <table:table-cell table:formula="of:=IFERROR(SEARCH(&quot;Recall&quot;;[.B44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08/23/17 20:22:54 Sample 37 of 50 Precision 0.0 Recall 0.0</text:p>
          </table:table-cell>
          <table:table-cell table:formula="of:=IFERROR(SEARCH(&quot;precision&quot;;[.B449];);0)" office:value-type="float" office:value="35" calcext:value-type="float">
            <text:p>35</text:p>
          </table:table-cell>
          <table:table-cell table:formula="of:=IFERROR(SEARCH(&quot;Recall&quot;;[.B4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08/23/17 20:26:14 Sample 38 of 50 Precision 0.28 Recall 1.0</text:p>
          </table:table-cell>
          <table:table-cell table:formula="of:=IFERROR(SEARCH(&quot;precision&quot;;[.B450];);0)" office:value-type="float" office:value="35" calcext:value-type="float">
            <text:p>35</text:p>
          </table:table-cell>
          <table:table-cell table:formula="of:=IFERROR(SEARCH(&quot;Recall&quot;;[.B450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08/23/17 20:29:36 Sample 39 of 50 Precision 0.22 Recall 1.0</text:p>
          </table:table-cell>
          <table:table-cell table:formula="of:=IFERROR(SEARCH(&quot;precision&quot;;[.B451];);0)" office:value-type="float" office:value="35" calcext:value-type="float">
            <text:p>35</text:p>
          </table:table-cell>
          <table:table-cell table:formula="of:=IFERROR(SEARCH(&quot;Recall&quot;;[.B451];);0)"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08/23/17 20:32:44 Sample 40 of 50 Precision 0.0 Recall 0.0</text:p>
          </table:table-cell>
          <table:table-cell table:formula="of:=IFERROR(SEARCH(&quot;precision&quot;;[.B452];);0)" office:value-type="float" office:value="35" calcext:value-type="float">
            <text:p>35</text:p>
          </table:table-cell>
          <table:table-cell table:formula="of:=IFERROR(SEARCH(&quot;Recall&quot;;[.B45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08/23/17 20:38:05 Sample 41 of 50 Precision 0.0 Recall 0.0</text:p>
          </table:table-cell>
          <table:table-cell table:formula="of:=IFERROR(SEARCH(&quot;precision&quot;;[.B453];);0)" office:value-type="float" office:value="35" calcext:value-type="float">
            <text:p>35</text:p>
          </table:table-cell>
          <table:table-cell table:formula="of:=IFERROR(SEARCH(&quot;Recall&quot;;[.B45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08/23/17 20:41:18 Sample 42 of 50 Precision 0.0 Recall 0.0</text:p>
          </table:table-cell>
          <table:table-cell table:formula="of:=IFERROR(SEARCH(&quot;precision&quot;;[.B454];);0)" office:value-type="float" office:value="35" calcext:value-type="float">
            <text:p>35</text:p>
          </table:table-cell>
          <table:table-cell table:formula="of:=IFERROR(SEARCH(&quot;Recall&quot;;[.B4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08/23/17 20:44:26 Sample 43 of 50 Precision 0.24 Recall 1.0</text:p>
          </table:table-cell>
          <table:table-cell table:formula="of:=IFERROR(SEARCH(&quot;precision&quot;;[.B455];);0)" office:value-type="float" office:value="35" calcext:value-type="float">
            <text:p>35</text:p>
          </table:table-cell>
          <table:table-cell table:formula="of:=IFERROR(SEARCH(&quot;Recall&quot;;[.B455];);0)" office:value-type="float" office:value="50" calcext:value-type="float">
            <text:p>50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08/23/17 20:47:28 Sample 44 of 50 Precision 0.26 Recall 1.0</text:p>
          </table:table-cell>
          <table:table-cell table:formula="of:=IFERROR(SEARCH(&quot;precision&quot;;[.B456];);0)" office:value-type="float" office:value="35" calcext:value-type="float">
            <text:p>35</text:p>
          </table:table-cell>
          <table:table-cell table:formula="of:=IFERROR(SEARCH(&quot;Recall&quot;;[.B456];);0)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08/23/17 20:52:32 Sample 45 of 50 Precision 0.0 Recall 0.0</text:p>
          </table:table-cell>
          <table:table-cell table:formula="of:=IFERROR(SEARCH(&quot;precision&quot;;[.B457];);0)" office:value-type="float" office:value="35" calcext:value-type="float">
            <text:p>35</text:p>
          </table:table-cell>
          <table:table-cell table:formula="of:=IFERROR(SEARCH(&quot;Recall&quot;;[.B45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08/23/17 20:55:39 Sample 46 of 50 Precision 0.0 Recall 0.0</text:p>
          </table:table-cell>
          <table:table-cell table:formula="of:=IFERROR(SEARCH(&quot;precision&quot;;[.B458];);0)" office:value-type="float" office:value="35" calcext:value-type="float">
            <text:p>35</text:p>
          </table:table-cell>
          <table:table-cell table:formula="of:=IFERROR(SEARCH(&quot;Recall&quot;;[.B45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08/23/17 21:00:02 Sample 47 of 50 Precision 0.0 Recall 0.0</text:p>
          </table:table-cell>
          <table:table-cell table:formula="of:=IFERROR(SEARCH(&quot;precision&quot;;[.B459];);0)" office:value-type="float" office:value="35" calcext:value-type="float">
            <text:p>35</text:p>
          </table:table-cell>
          <table:table-cell table:formula="of:=IFERROR(SEARCH(&quot;Recall&quot;;[.B45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08/23/17 21:04:10 Sample 48 of 50 Precision 0.0 Recall 0.0</text:p>
          </table:table-cell>
          <table:table-cell table:formula="of:=IFERROR(SEARCH(&quot;precision&quot;;[.B460];);0)" office:value-type="float" office:value="35" calcext:value-type="float">
            <text:p>35</text:p>
          </table:table-cell>
          <table:table-cell table:formula="of:=IFERROR(SEARCH(&quot;Recall&quot;;[.B46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08/23/17 21:07:25 Sample 49 of 50 Precision 0.0 Recall 0.0</text:p>
          </table:table-cell>
          <table:table-cell table:formula="of:=IFERROR(SEARCH(&quot;precision&quot;;[.B461];);0)" office:value-type="float" office:value="35" calcext:value-type="float">
            <text:p>35</text:p>
          </table:table-cell>
          <table:table-cell table:formula="of:=IFERROR(SEARCH(&quot;Recall&quot;;[.B46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08/23/17 21:07:34 UserID 95 Test: Precision 0.0 Recall 0.0</text:p>
          </table:table-cell>
          <table:table-cell table:formula="of:=IFERROR(SEARCH(&quot;precision&quot;;[.B462];);0)" office:value-type="float" office:value="35" calcext:value-type="float">
            <text:p>35</text:p>
          </table:table-cell>
          <table:table-cell table:formula="of:=IFERROR(SEARCH(&quot;Recall&quot;;[.B462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08/23/17 21:10:38 Sample 0 of 50 Precision 0.0 Recall 0.0</text:p>
          </table:table-cell>
          <table:table-cell table:formula="of:=IFERROR(SEARCH(&quot;precision&quot;;[.B463];);0)" office:value-type="float" office:value="34" calcext:value-type="float">
            <text:p>34</text:p>
          </table:table-cell>
          <table:table-cell table:formula="of:=IFERROR(SEARCH(&quot;Recall&quot;;[.B46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08/23/17 21:15:55 Sample 1 of 50 Precision 0.0 Recall 0.0</text:p>
          </table:table-cell>
          <table:table-cell table:formula="of:=IFERROR(SEARCH(&quot;precision&quot;;[.B464];);0)" office:value-type="float" office:value="34" calcext:value-type="float">
            <text:p>34</text:p>
          </table:table-cell>
          <table:table-cell table:formula="of:=IFERROR(SEARCH(&quot;Recall&quot;;[.B4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08/23/17 21:19:09 Sample 2 of 50 Precision 0.0 Recall 0.0</text:p>
          </table:table-cell>
          <table:table-cell table:formula="of:=IFERROR(SEARCH(&quot;precision&quot;;[.B465];);0)" office:value-type="float" office:value="34" calcext:value-type="float">
            <text:p>34</text:p>
          </table:table-cell>
          <table:table-cell table:formula="of:=IFERROR(SEARCH(&quot;Recall&quot;;[.B4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08/23/17 21:22:17 Sample 3 of 50 Precision 0.0 Recall 0.0</text:p>
          </table:table-cell>
          <table:table-cell table:formula="of:=IFERROR(SEARCH(&quot;precision&quot;;[.B466];);0)" office:value-type="float" office:value="34" calcext:value-type="float">
            <text:p>34</text:p>
          </table:table-cell>
          <table:table-cell table:formula="of:=IFERROR(SEARCH(&quot;Recall&quot;;[.B46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08/23/17 21:27:31 Sample 4 of 50 Precision 0.0 Recall 0.0</text:p>
          </table:table-cell>
          <table:table-cell table:formula="of:=IFERROR(SEARCH(&quot;precision&quot;;[.B467];);0)" office:value-type="float" office:value="34" calcext:value-type="float">
            <text:p>34</text:p>
          </table:table-cell>
          <table:table-cell table:formula="of:=IFERROR(SEARCH(&quot;Recall&quot;;[.B4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08/23/17 21:30:46 Sample 5 of 50 Precision 0.0 Recall 0.0</text:p>
          </table:table-cell>
          <table:table-cell table:formula="of:=IFERROR(SEARCH(&quot;precision&quot;;[.B468];);0)" office:value-type="float" office:value="34" calcext:value-type="float">
            <text:p>34</text:p>
          </table:table-cell>
          <table:table-cell table:formula="of:=IFERROR(SEARCH(&quot;Recall&quot;;[.B46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08/23/17 21:34:02 Sample 6 of 50 Precision 0.0 Recall 0.0</text:p>
          </table:table-cell>
          <table:table-cell table:formula="of:=IFERROR(SEARCH(&quot;precision&quot;;[.B469];);0)" office:value-type="float" office:value="34" calcext:value-type="float">
            <text:p>34</text:p>
          </table:table-cell>
          <table:table-cell table:formula="of:=IFERROR(SEARCH(&quot;Recall&quot;;[.B46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8/23/17 21:37:08 Sample 7 of 50 Precision 0.0 Recall 0.0</text:p>
          </table:table-cell>
          <table:table-cell table:formula="of:=IFERROR(SEARCH(&quot;precision&quot;;[.B470];);0)" office:value-type="float" office:value="34" calcext:value-type="float">
            <text:p>34</text:p>
          </table:table-cell>
          <table:table-cell table:formula="of:=IFERROR(SEARCH(&quot;Recall&quot;;[.B47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08/23/17 21:40:54 Sample 8 of 50 Precision 0.0 Recall 0.0</text:p>
          </table:table-cell>
          <table:table-cell table:formula="of:=IFERROR(SEARCH(&quot;precision&quot;;[.B471];);0)" office:value-type="float" office:value="34" calcext:value-type="float">
            <text:p>34</text:p>
          </table:table-cell>
          <table:table-cell table:formula="of:=IFERROR(SEARCH(&quot;Recall&quot;;[.B47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08/23/17 21:45:18 Sample 9 of 50 Precision 0.0 Recall 0.0</text:p>
          </table:table-cell>
          <table:table-cell table:formula="of:=IFERROR(SEARCH(&quot;precision&quot;;[.B472];);0)" office:value-type="float" office:value="34" calcext:value-type="float">
            <text:p>34</text:p>
          </table:table-cell>
          <table:table-cell table:formula="of:=IFERROR(SEARCH(&quot;Recall&quot;;[.B47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08/23/17 21:48:35 Sample 10 of 50 Precision 0.0 Recall 0.0</text:p>
          </table:table-cell>
          <table:table-cell table:formula="of:=IFERROR(SEARCH(&quot;precision&quot;;[.B473];);0)" office:value-type="float" office:value="35" calcext:value-type="float">
            <text:p>35</text:p>
          </table:table-cell>
          <table:table-cell table:formula="of:=IFERROR(SEARCH(&quot;Recall&quot;;[.B47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08/23/17 21:51:39 Sample 11 of 50 Precision 0.0 Recall 0.0</text:p>
          </table:table-cell>
          <table:table-cell table:formula="of:=IFERROR(SEARCH(&quot;precision&quot;;[.B474];);0)" office:value-type="float" office:value="35" calcext:value-type="float">
            <text:p>35</text:p>
          </table:table-cell>
          <table:table-cell table:formula="of:=IFERROR(SEARCH(&quot;Recall&quot;;[.B47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08/23/17 21:56:03 Sample 12 of 50 Precision 0.0 Recall 0.0</text:p>
          </table:table-cell>
          <table:table-cell table:formula="of:=IFERROR(SEARCH(&quot;precision&quot;;[.B475];);0)" office:value-type="float" office:value="35" calcext:value-type="float">
            <text:p>35</text:p>
          </table:table-cell>
          <table:table-cell table:formula="of:=IFERROR(SEARCH(&quot;Recall&quot;;[.B47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08/23/17 21:59:52 Sample 13 of 50 Precision 0.0 Recall 0.0</text:p>
          </table:table-cell>
          <table:table-cell table:formula="of:=IFERROR(SEARCH(&quot;precision&quot;;[.B476];);0)" office:value-type="float" office:value="35" calcext:value-type="float">
            <text:p>35</text:p>
          </table:table-cell>
          <table:table-cell table:formula="of:=IFERROR(SEARCH(&quot;Recall&quot;;[.B47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08/23/17 22:02:57 Sample 14 of 50 Precision 0.0 Recall 0.0</text:p>
          </table:table-cell>
          <table:table-cell table:formula="of:=IFERROR(SEARCH(&quot;precision&quot;;[.B477];);0)" office:value-type="float" office:value="35" calcext:value-type="float">
            <text:p>35</text:p>
          </table:table-cell>
          <table:table-cell table:formula="of:=IFERROR(SEARCH(&quot;Recall&quot;;[.B47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08/23/17 22:07:28 Sample 15 of 50 Precision 0.0 Recall 0.0</text:p>
          </table:table-cell>
          <table:table-cell table:formula="of:=IFERROR(SEARCH(&quot;precision&quot;;[.B478];);0)" office:value-type="float" office:value="35" calcext:value-type="float">
            <text:p>35</text:p>
          </table:table-cell>
          <table:table-cell table:formula="of:=IFERROR(SEARCH(&quot;Recall&quot;;[.B47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08/23/17 22:11:02 Sample 16 of 50 Precision 0.0 Recall 0.0</text:p>
          </table:table-cell>
          <table:table-cell table:formula="of:=IFERROR(SEARCH(&quot;precision&quot;;[.B479];);0)" office:value-type="float" office:value="35" calcext:value-type="float">
            <text:p>35</text:p>
          </table:table-cell>
          <table:table-cell table:formula="of:=IFERROR(SEARCH(&quot;Recall&quot;;[.B47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08/23/17 22:14:34 Sample 17 of 50 Precision 0.0 Recall 0.0</text:p>
          </table:table-cell>
          <table:table-cell table:formula="of:=IFERROR(SEARCH(&quot;precision&quot;;[.B480];);0)" office:value-type="float" office:value="35" calcext:value-type="float">
            <text:p>35</text:p>
          </table:table-cell>
          <table:table-cell table:formula="of:=IFERROR(SEARCH(&quot;Recall&quot;;[.B48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08/23/17 22:19:18 Sample 18 of 50 Precision 0.0 Recall 0.0</text:p>
          </table:table-cell>
          <table:table-cell table:formula="of:=IFERROR(SEARCH(&quot;precision&quot;;[.B481];);0)" office:value-type="float" office:value="35" calcext:value-type="float">
            <text:p>35</text:p>
          </table:table-cell>
          <table:table-cell table:formula="of:=IFERROR(SEARCH(&quot;Recall&quot;;[.B4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08/23/17 22:22:35 Sample 19 of 50 Precision 0.0 Recall 0.0</text:p>
          </table:table-cell>
          <table:table-cell table:formula="of:=IFERROR(SEARCH(&quot;precision&quot;;[.B482];);0)" office:value-type="float" office:value="35" calcext:value-type="float">
            <text:p>35</text:p>
          </table:table-cell>
          <table:table-cell table:formula="of:=IFERROR(SEARCH(&quot;Recall&quot;;[.B4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08/23/17 22:25:45 Sample 20 of 50 Precision 0.0 Recall 0.0</text:p>
          </table:table-cell>
          <table:table-cell table:formula="of:=IFERROR(SEARCH(&quot;precision&quot;;[.B483];);0)" office:value-type="float" office:value="35" calcext:value-type="float">
            <text:p>35</text:p>
          </table:table-cell>
          <table:table-cell table:formula="of:=IFERROR(SEARCH(&quot;Recall&quot;;[.B4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08/23/17 22:28:58 Sample 21 of 50 Precision 0.0 Recall 0.0</text:p>
          </table:table-cell>
          <table:table-cell table:formula="of:=IFERROR(SEARCH(&quot;precision&quot;;[.B484];);0)" office:value-type="float" office:value="35" calcext:value-type="float">
            <text:p>35</text:p>
          </table:table-cell>
          <table:table-cell table:formula="of:=IFERROR(SEARCH(&quot;Recall&quot;;[.B48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08/23/17 22:33:08 Sample 22 of 50 Precision 0.0 Recall 0.0</text:p>
          </table:table-cell>
          <table:table-cell table:formula="of:=IFERROR(SEARCH(&quot;precision&quot;;[.B485];);0)" office:value-type="float" office:value="35" calcext:value-type="float">
            <text:p>35</text:p>
          </table:table-cell>
          <table:table-cell table:formula="of:=IFERROR(SEARCH(&quot;Recall&quot;;[.B4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08/23/17 22:37:18 Sample 23 of 50 Precision 0.0 Recall 0.0</text:p>
          </table:table-cell>
          <table:table-cell table:formula="of:=IFERROR(SEARCH(&quot;precision&quot;;[.B486];);0)" office:value-type="float" office:value="35" calcext:value-type="float">
            <text:p>35</text:p>
          </table:table-cell>
          <table:table-cell table:formula="of:=IFERROR(SEARCH(&quot;Recall&quot;;[.B4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08/23/17 22:40:38 Sample 24 of 50 Precision 0.0 Recall 0.0</text:p>
          </table:table-cell>
          <table:table-cell table:formula="of:=IFERROR(SEARCH(&quot;precision&quot;;[.B487];);0)" office:value-type="float" office:value="35" calcext:value-type="float">
            <text:p>35</text:p>
          </table:table-cell>
          <table:table-cell table:formula="of:=IFERROR(SEARCH(&quot;Recall&quot;;[.B48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08/23/17 22:43:53 Sample 25 of 50 Precision 0.0 Recall 0.0</text:p>
          </table:table-cell>
          <table:table-cell table:formula="of:=IFERROR(SEARCH(&quot;precision&quot;;[.B488];);0)" office:value-type="float" office:value="35" calcext:value-type="float">
            <text:p>35</text:p>
          </table:table-cell>
          <table:table-cell table:formula="of:=IFERROR(SEARCH(&quot;Recall&quot;;[.B4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08/23/17 22:47:17 Sample 26 of 50 Precision 0.0 Recall 0.0</text:p>
          </table:table-cell>
          <table:table-cell table:formula="of:=IFERROR(SEARCH(&quot;precision&quot;;[.B489];);0)" office:value-type="float" office:value="35" calcext:value-type="float">
            <text:p>35</text:p>
          </table:table-cell>
          <table:table-cell table:formula="of:=IFERROR(SEARCH(&quot;Recall&quot;;[.B4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08/23/17 22:50:33 Sample 27 of 50 Precision 0.0 Recall 0.0</text:p>
          </table:table-cell>
          <table:table-cell table:formula="of:=IFERROR(SEARCH(&quot;precision&quot;;[.B490];);0)" office:value-type="float" office:value="35" calcext:value-type="float">
            <text:p>35</text:p>
          </table:table-cell>
          <table:table-cell table:formula="of:=IFERROR(SEARCH(&quot;Recall&quot;;[.B49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08/23/17 22:53:57 Sample 28 of 50 Precision 0.0 Recall 0.0</text:p>
          </table:table-cell>
          <table:table-cell table:formula="of:=IFERROR(SEARCH(&quot;precision&quot;;[.B491];);0)" office:value-type="float" office:value="35" calcext:value-type="float">
            <text:p>35</text:p>
          </table:table-cell>
          <table:table-cell table:formula="of:=IFERROR(SEARCH(&quot;Recall&quot;;[.B4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08/23/17 22:57:10 Sample 29 of 50 Precision 0.0 Recall 0.0</text:p>
          </table:table-cell>
          <table:table-cell table:formula="of:=IFERROR(SEARCH(&quot;precision&quot;;[.B492];);0)" office:value-type="float" office:value="35" calcext:value-type="float">
            <text:p>35</text:p>
          </table:table-cell>
          <table:table-cell table:formula="of:=IFERROR(SEARCH(&quot;Recall&quot;;[.B49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08/23/17 23:00:18 Sample 30 of 50 Precision 0.0 Recall 0.0</text:p>
          </table:table-cell>
          <table:table-cell table:formula="of:=IFERROR(SEARCH(&quot;precision&quot;;[.B493];);0)" office:value-type="float" office:value="35" calcext:value-type="float">
            <text:p>35</text:p>
          </table:table-cell>
          <table:table-cell table:formula="of:=IFERROR(SEARCH(&quot;Recall&quot;;[.B49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08/23/17 23:05:23 Sample 31 of 50 Precision 0.0 Recall 0.0</text:p>
          </table:table-cell>
          <table:table-cell table:formula="of:=IFERROR(SEARCH(&quot;precision&quot;;[.B494];);0)" office:value-type="float" office:value="35" calcext:value-type="float">
            <text:p>35</text:p>
          </table:table-cell>
          <table:table-cell table:formula="of:=IFERROR(SEARCH(&quot;Recall&quot;;[.B4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08/23/17 23:08:41 Sample 32 of 50 Precision 0.0 Recall 0.0</text:p>
          </table:table-cell>
          <table:table-cell table:formula="of:=IFERROR(SEARCH(&quot;precision&quot;;[.B495];);0)" office:value-type="float" office:value="35" calcext:value-type="float">
            <text:p>35</text:p>
          </table:table-cell>
          <table:table-cell table:formula="of:=IFERROR(SEARCH(&quot;Recall&quot;;[.B49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08/23/17 23:12:05 Sample 33 of 50 Precision 0.0 Recall 0.0</text:p>
          </table:table-cell>
          <table:table-cell table:formula="of:=IFERROR(SEARCH(&quot;precision&quot;;[.B496];);0)" office:value-type="float" office:value="35" calcext:value-type="float">
            <text:p>35</text:p>
          </table:table-cell>
          <table:table-cell table:formula="of:=IFERROR(SEARCH(&quot;Recall&quot;;[.B4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08/23/17 23:15:20 Sample 34 of 50 Precision 0.0 Recall 0.0</text:p>
          </table:table-cell>
          <table:table-cell table:formula="of:=IFERROR(SEARCH(&quot;precision&quot;;[.B497];);0)" office:value-type="float" office:value="35" calcext:value-type="float">
            <text:p>35</text:p>
          </table:table-cell>
          <table:table-cell table:formula="of:=IFERROR(SEARCH(&quot;Recall&quot;;[.B4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08/23/17 23:18:43 Sample 35 of 50 Precision 0.0 Recall 0.0</text:p>
          </table:table-cell>
          <table:table-cell table:formula="of:=IFERROR(SEARCH(&quot;precision&quot;;[.B498];);0)" office:value-type="float" office:value="35" calcext:value-type="float">
            <text:p>35</text:p>
          </table:table-cell>
          <table:table-cell table:formula="of:=IFERROR(SEARCH(&quot;Recall&quot;;[.B49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08/23/17 23:22:06 Sample 36 of 50 Precision 0.0 Recall 0.0</text:p>
          </table:table-cell>
          <table:table-cell table:formula="of:=IFERROR(SEARCH(&quot;precision&quot;;[.B499];);0)" office:value-type="float" office:value="35" calcext:value-type="float">
            <text:p>35</text:p>
          </table:table-cell>
          <table:table-cell table:formula="of:=IFERROR(SEARCH(&quot;Recall&quot;;[.B49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08/23/17 23:25:28 Sample 37 of 50 Precision 0.0 Recall 0.0</text:p>
          </table:table-cell>
          <table:table-cell table:formula="of:=IFERROR(SEARCH(&quot;precision&quot;;[.B500];);0)" office:value-type="float" office:value="35" calcext:value-type="float">
            <text:p>35</text:p>
          </table:table-cell>
          <table:table-cell table:formula="of:=IFERROR(SEARCH(&quot;Recall&quot;;[.B50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08/23/17 23:28:46 Sample 38 of 50 Precision 0.0 Recall 0.0</text:p>
          </table:table-cell>
          <table:table-cell table:formula="of:=IFERROR(SEARCH(&quot;precision&quot;;[.B501];);0)" office:value-type="float" office:value="35" calcext:value-type="float">
            <text:p>35</text:p>
          </table:table-cell>
          <table:table-cell table:formula="of:=IFERROR(SEARCH(&quot;Recall&quot;;[.B50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08/23/17 23:31:59 Sample 39 of 50 Precision 0.0 Recall 0.0</text:p>
          </table:table-cell>
          <table:table-cell table:formula="of:=IFERROR(SEARCH(&quot;precision&quot;;[.B502];);0)" office:value-type="float" office:value="35" calcext:value-type="float">
            <text:p>35</text:p>
          </table:table-cell>
          <table:table-cell table:formula="of:=IFERROR(SEARCH(&quot;Recall&quot;;[.B50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08/23/17 23:35:15 Sample 40 of 50 Precision 0.0 Recall 0.0</text:p>
          </table:table-cell>
          <table:table-cell table:formula="of:=IFERROR(SEARCH(&quot;precision&quot;;[.B503];);0)" office:value-type="float" office:value="35" calcext:value-type="float">
            <text:p>35</text:p>
          </table:table-cell>
          <table:table-cell table:formula="of:=IFERROR(SEARCH(&quot;Recall&quot;;[.B50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08/23/17 23:38:29 Sample 41 of 50 Precision 0.0 Recall 0.0</text:p>
          </table:table-cell>
          <table:table-cell table:formula="of:=IFERROR(SEARCH(&quot;precision&quot;;[.B504];);0)" office:value-type="float" office:value="35" calcext:value-type="float">
            <text:p>35</text:p>
          </table:table-cell>
          <table:table-cell table:formula="of:=IFERROR(SEARCH(&quot;Recall&quot;;[.B50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08/23/17 23:41:42 Sample 42 of 50 Precision 0.0 Recall 0.0</text:p>
          </table:table-cell>
          <table:table-cell table:formula="of:=IFERROR(SEARCH(&quot;precision&quot;;[.B505];);0)" office:value-type="float" office:value="35" calcext:value-type="float">
            <text:p>35</text:p>
          </table:table-cell>
          <table:table-cell table:formula="of:=IFERROR(SEARCH(&quot;Recall&quot;;[.B50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08/23/17 23:44:52 Sample 43 of 50 Precision 0.0 Recall 0.0</text:p>
          </table:table-cell>
          <table:table-cell table:formula="of:=IFERROR(SEARCH(&quot;precision&quot;;[.B506];);0)" office:value-type="float" office:value="35" calcext:value-type="float">
            <text:p>35</text:p>
          </table:table-cell>
          <table:table-cell table:formula="of:=IFERROR(SEARCH(&quot;Recall&quot;;[.B5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08/23/17 23:48:10 Sample 44 of 50 Precision 0.0 Recall 0.0</text:p>
          </table:table-cell>
          <table:table-cell table:formula="of:=IFERROR(SEARCH(&quot;precision&quot;;[.B507];);0)" office:value-type="float" office:value="35" calcext:value-type="float">
            <text:p>35</text:p>
          </table:table-cell>
          <table:table-cell table:formula="of:=IFERROR(SEARCH(&quot;Recall&quot;;[.B50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08/23/17 23:51:11 Sample 45 of 50 Precision 0.0 Recall 0.0</text:p>
          </table:table-cell>
          <table:table-cell table:formula="of:=IFERROR(SEARCH(&quot;precision&quot;;[.B508];);0)" office:value-type="float" office:value="35" calcext:value-type="float">
            <text:p>35</text:p>
          </table:table-cell>
          <table:table-cell table:formula="of:=IFERROR(SEARCH(&quot;Recall&quot;;[.B50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08/23/17 23:55:48 Sample 46 of 50 Precision 0.0 Recall 0.0</text:p>
          </table:table-cell>
          <table:table-cell table:formula="of:=IFERROR(SEARCH(&quot;precision&quot;;[.B509];);0)" office:value-type="float" office:value="35" calcext:value-type="float">
            <text:p>35</text:p>
          </table:table-cell>
          <table:table-cell table:formula="of:=IFERROR(SEARCH(&quot;Recall&quot;;[.B50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08/23/17 23:59:38 Sample 47 of 50 Precision 0.0 Recall 0.0</text:p>
          </table:table-cell>
          <table:table-cell table:formula="of:=IFERROR(SEARCH(&quot;precision&quot;;[.B510];);0)" office:value-type="float" office:value="35" calcext:value-type="float">
            <text:p>35</text:p>
          </table:table-cell>
          <table:table-cell table:formula="of:=IFERROR(SEARCH(&quot;Recall&quot;;[.B5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08/24/17 00:02:49 Sample 48 of 50 Precision 0.0 Recall 0.0</text:p>
          </table:table-cell>
          <table:table-cell table:formula="of:=IFERROR(SEARCH(&quot;precision&quot;;[.B511];);0)" office:value-type="float" office:value="35" calcext:value-type="float">
            <text:p>35</text:p>
          </table:table-cell>
          <table:table-cell table:formula="of:=IFERROR(SEARCH(&quot;Recall&quot;;[.B51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08/24/17 00:06:05 Sample 49 of 50 Precision 0.0 Recall 0.0</text:p>
          </table:table-cell>
          <table:table-cell table:formula="of:=IFERROR(SEARCH(&quot;precision&quot;;[.B512];);0)" office:value-type="float" office:value="35" calcext:value-type="float">
            <text:p>35</text:p>
          </table:table-cell>
          <table:table-cell table:formula="of:=IFERROR(SEARCH(&quot;Recall&quot;;[.B51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08/24/17 00:06:17 UserID 32 Test: Precision 0.0 Recall 0.0</text:p>
          </table:table-cell>
          <table:table-cell table:formula="of:=IFERROR(SEARCH(&quot;precision&quot;;[.B513];);0)" office:value-type="float" office:value="35" calcext:value-type="float">
            <text:p>35</text:p>
          </table:table-cell>
          <table:table-cell table:formula="of:=IFERROR(SEARCH(&quot;Recall&quot;;[.B513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08/24/17 00:09:42 Sample 0 of 50 Precision 0.0 Recall 0.0</text:p>
          </table:table-cell>
          <table:table-cell table:formula="of:=IFERROR(SEARCH(&quot;precision&quot;;[.B514];);0)" office:value-type="float" office:value="34" calcext:value-type="float">
            <text:p>34</text:p>
          </table:table-cell>
          <table:table-cell table:formula="of:=IFERROR(SEARCH(&quot;Recall&quot;;[.B51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08/24/17 00:13:01 Sample 1 of 50 Precision 0.0 Recall 0.0</text:p>
          </table:table-cell>
          <table:table-cell table:formula="of:=IFERROR(SEARCH(&quot;precision&quot;;[.B515];);0)" office:value-type="float" office:value="34" calcext:value-type="float">
            <text:p>34</text:p>
          </table:table-cell>
          <table:table-cell table:formula="of:=IFERROR(SEARCH(&quot;Recall&quot;;[.B51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08/24/17 00:16:10 Sample 2 of 50 Precision 0.0 Recall 0.0</text:p>
          </table:table-cell>
          <table:table-cell table:formula="of:=IFERROR(SEARCH(&quot;precision&quot;;[.B516];);0)" office:value-type="float" office:value="34" calcext:value-type="float">
            <text:p>34</text:p>
          </table:table-cell>
          <table:table-cell table:formula="of:=IFERROR(SEARCH(&quot;Recall&quot;;[.B51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08/24/17 00:19:27 Sample 3 of 50 Precision 0.0 Recall 0.0</text:p>
          </table:table-cell>
          <table:table-cell table:formula="of:=IFERROR(SEARCH(&quot;precision&quot;;[.B517];);0)" office:value-type="float" office:value="34" calcext:value-type="float">
            <text:p>34</text:p>
          </table:table-cell>
          <table:table-cell table:formula="of:=IFERROR(SEARCH(&quot;Recall&quot;;[.B51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08/24/17 00:22:44 Sample 4 of 50 Precision 0.0 Recall 0.0</text:p>
          </table:table-cell>
          <table:table-cell table:formula="of:=IFERROR(SEARCH(&quot;precision&quot;;[.B518];);0)" office:value-type="float" office:value="34" calcext:value-type="float">
            <text:p>34</text:p>
          </table:table-cell>
          <table:table-cell table:formula="of:=IFERROR(SEARCH(&quot;Recall&quot;;[.B51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08/24/17 00:26:07 Sample 5 of 50 Precision 0.0 Recall 0.0</text:p>
          </table:table-cell>
          <table:table-cell table:formula="of:=IFERROR(SEARCH(&quot;precision&quot;;[.B519];);0)" office:value-type="float" office:value="34" calcext:value-type="float">
            <text:p>34</text:p>
          </table:table-cell>
          <table:table-cell table:formula="of:=IFERROR(SEARCH(&quot;Recall&quot;;[.B51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08/24/17 00:29:28 Sample 6 of 50 Precision 0.0 Recall 0.0</text:p>
          </table:table-cell>
          <table:table-cell table:formula="of:=IFERROR(SEARCH(&quot;precision&quot;;[.B520];);0)" office:value-type="float" office:value="34" calcext:value-type="float">
            <text:p>34</text:p>
          </table:table-cell>
          <table:table-cell table:formula="of:=IFERROR(SEARCH(&quot;Recall&quot;;[.B52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08/24/17 00:32:50 Sample 7 of 50 Precision 0.0 Recall 0.0</text:p>
          </table:table-cell>
          <table:table-cell table:formula="of:=IFERROR(SEARCH(&quot;precision&quot;;[.B521];);0)" office:value-type="float" office:value="34" calcext:value-type="float">
            <text:p>34</text:p>
          </table:table-cell>
          <table:table-cell table:formula="of:=IFERROR(SEARCH(&quot;Recall&quot;;[.B52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08/24/17 00:36:02 Sample 8 of 50 Precision 0.0 Recall 0.0</text:p>
          </table:table-cell>
          <table:table-cell table:formula="of:=IFERROR(SEARCH(&quot;precision&quot;;[.B522];);0)" office:value-type="float" office:value="34" calcext:value-type="float">
            <text:p>34</text:p>
          </table:table-cell>
          <table:table-cell table:formula="of:=IFERROR(SEARCH(&quot;Recall&quot;;[.B52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08/24/17 00:39:13 Sample 9 of 50 Precision 0.0 Recall 0.0</text:p>
          </table:table-cell>
          <table:table-cell table:formula="of:=IFERROR(SEARCH(&quot;precision&quot;;[.B523];);0)" office:value-type="float" office:value="34" calcext:value-type="float">
            <text:p>34</text:p>
          </table:table-cell>
          <table:table-cell table:formula="of:=IFERROR(SEARCH(&quot;Recall&quot;;[.B52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08/24/17 00:42:24 Sample 10 of 50 Precision 0.0 Recall 0.0</text:p>
          </table:table-cell>
          <table:table-cell table:formula="of:=IFERROR(SEARCH(&quot;precision&quot;;[.B524];);0)" office:value-type="float" office:value="35" calcext:value-type="float">
            <text:p>35</text:p>
          </table:table-cell>
          <table:table-cell table:formula="of:=IFERROR(SEARCH(&quot;Recall&quot;;[.B52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08/24/17 00:45:40 Sample 11 of 50 Precision 0.0 Recall 0.0</text:p>
          </table:table-cell>
          <table:table-cell table:formula="of:=IFERROR(SEARCH(&quot;precision&quot;;[.B525];);0)" office:value-type="float" office:value="35" calcext:value-type="float">
            <text:p>35</text:p>
          </table:table-cell>
          <table:table-cell table:formula="of:=IFERROR(SEARCH(&quot;Recall&quot;;[.B52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08/24/17 00:48:54 Sample 12 of 50 Precision 0.0 Recall 0.0</text:p>
          </table:table-cell>
          <table:table-cell table:formula="of:=IFERROR(SEARCH(&quot;precision&quot;;[.B526];);0)" office:value-type="float" office:value="35" calcext:value-type="float">
            <text:p>35</text:p>
          </table:table-cell>
          <table:table-cell table:formula="of:=IFERROR(SEARCH(&quot;Recall&quot;;[.B52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08/24/17 00:52:05 Sample 13 of 50 Precision 0.0 Recall 0.0</text:p>
          </table:table-cell>
          <table:table-cell table:formula="of:=IFERROR(SEARCH(&quot;precision&quot;;[.B527];);0)" office:value-type="float" office:value="35" calcext:value-type="float">
            <text:p>35</text:p>
          </table:table-cell>
          <table:table-cell table:formula="of:=IFERROR(SEARCH(&quot;Recall&quot;;[.B5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08/24/17 00:55:27 Sample 14 of 50 Precision 0.0 Recall 0.0</text:p>
          </table:table-cell>
          <table:table-cell table:formula="of:=IFERROR(SEARCH(&quot;precision&quot;;[.B528];);0)" office:value-type="float" office:value="35" calcext:value-type="float">
            <text:p>35</text:p>
          </table:table-cell>
          <table:table-cell table:formula="of:=IFERROR(SEARCH(&quot;Recall&quot;;[.B52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08/24/17 00:58:46 Sample 15 of 50 Precision 0.0 Recall 0.0</text:p>
          </table:table-cell>
          <table:table-cell table:formula="of:=IFERROR(SEARCH(&quot;precision&quot;;[.B529];);0)" office:value-type="float" office:value="35" calcext:value-type="float">
            <text:p>35</text:p>
          </table:table-cell>
          <table:table-cell table:formula="of:=IFERROR(SEARCH(&quot;Recall&quot;;[.B52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08/24/17 01:02:00 Sample 16 of 50 Precision 0.0 Recall 0.0</text:p>
          </table:table-cell>
          <table:table-cell table:formula="of:=IFERROR(SEARCH(&quot;precision&quot;;[.B530];);0)" office:value-type="float" office:value="35" calcext:value-type="float">
            <text:p>35</text:p>
          </table:table-cell>
          <table:table-cell table:formula="of:=IFERROR(SEARCH(&quot;Recall&quot;;[.B53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08/24/17 01:05:12 Sample 17 of 50 Precision 0.0 Recall 0.0</text:p>
          </table:table-cell>
          <table:table-cell table:formula="of:=IFERROR(SEARCH(&quot;precision&quot;;[.B531];);0)" office:value-type="float" office:value="35" calcext:value-type="float">
            <text:p>35</text:p>
          </table:table-cell>
          <table:table-cell table:formula="of:=IFERROR(SEARCH(&quot;Recall&quot;;[.B53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08/24/17 01:08:30 Sample 18 of 50 Precision 0.0 Recall 0.0</text:p>
          </table:table-cell>
          <table:table-cell table:formula="of:=IFERROR(SEARCH(&quot;precision&quot;;[.B532];);0)" office:value-type="float" office:value="35" calcext:value-type="float">
            <text:p>35</text:p>
          </table:table-cell>
          <table:table-cell table:formula="of:=IFERROR(SEARCH(&quot;Recall&quot;;[.B53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08/24/17 01:11:52 Sample 19 of 50 Precision 0.0 Recall 0.0</text:p>
          </table:table-cell>
          <table:table-cell table:formula="of:=IFERROR(SEARCH(&quot;precision&quot;;[.B533];);0)" office:value-type="float" office:value="35" calcext:value-type="float">
            <text:p>35</text:p>
          </table:table-cell>
          <table:table-cell table:formula="of:=IFERROR(SEARCH(&quot;Recall&quot;;[.B53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08/24/17 01:15:08 Sample 20 of 50 Precision 0.0 Recall 0.0</text:p>
          </table:table-cell>
          <table:table-cell table:formula="of:=IFERROR(SEARCH(&quot;precision&quot;;[.B534];);0)" office:value-type="float" office:value="35" calcext:value-type="float">
            <text:p>35</text:p>
          </table:table-cell>
          <table:table-cell table:formula="of:=IFERROR(SEARCH(&quot;Recall&quot;;[.B53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08/24/17 01:18:22 Sample 21 of 50 Precision 0.0 Recall 0.0</text:p>
          </table:table-cell>
          <table:table-cell table:formula="of:=IFERROR(SEARCH(&quot;precision&quot;;[.B535];);0)" office:value-type="float" office:value="35" calcext:value-type="float">
            <text:p>35</text:p>
          </table:table-cell>
          <table:table-cell table:formula="of:=IFERROR(SEARCH(&quot;Recall&quot;;[.B53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08/24/17 01:21:44 Sample 22 of 50 Precision 0.0 Recall 0.0</text:p>
          </table:table-cell>
          <table:table-cell table:formula="of:=IFERROR(SEARCH(&quot;precision&quot;;[.B536];);0)" office:value-type="float" office:value="35" calcext:value-type="float">
            <text:p>35</text:p>
          </table:table-cell>
          <table:table-cell table:formula="of:=IFERROR(SEARCH(&quot;Recall&quot;;[.B53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08/24/17 01:25:07 Sample 23 of 50 Precision 0.0 Recall 0.0</text:p>
          </table:table-cell>
          <table:table-cell table:formula="of:=IFERROR(SEARCH(&quot;precision&quot;;[.B537];);0)" office:value-type="float" office:value="35" calcext:value-type="float">
            <text:p>35</text:p>
          </table:table-cell>
          <table:table-cell table:formula="of:=IFERROR(SEARCH(&quot;Recall&quot;;[.B53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08/24/17 01:28:24 Sample 24 of 50 Precision 0.0 Recall 0.0</text:p>
          </table:table-cell>
          <table:table-cell table:formula="of:=IFERROR(SEARCH(&quot;precision&quot;;[.B538];);0)" office:value-type="float" office:value="35" calcext:value-type="float">
            <text:p>35</text:p>
          </table:table-cell>
          <table:table-cell table:formula="of:=IFERROR(SEARCH(&quot;Recall&quot;;[.B53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08/24/17 01:31:40 Sample 25 of 50 Precision 0.0 Recall 0.0</text:p>
          </table:table-cell>
          <table:table-cell table:formula="of:=IFERROR(SEARCH(&quot;precision&quot;;[.B539];);0)" office:value-type="float" office:value="35" calcext:value-type="float">
            <text:p>35</text:p>
          </table:table-cell>
          <table:table-cell table:formula="of:=IFERROR(SEARCH(&quot;Recall&quot;;[.B53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08/24/17 01:35:06 Sample 26 of 50 Precision 0.0 Recall 0.0</text:p>
          </table:table-cell>
          <table:table-cell table:formula="of:=IFERROR(SEARCH(&quot;precision&quot;;[.B540];);0)" office:value-type="float" office:value="35" calcext:value-type="float">
            <text:p>35</text:p>
          </table:table-cell>
          <table:table-cell table:formula="of:=IFERROR(SEARCH(&quot;Recall&quot;;[.B54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08/24/17 01:38:27 Sample 27 of 50 Precision 0.0 Recall 0.0</text:p>
          </table:table-cell>
          <table:table-cell table:formula="of:=IFERROR(SEARCH(&quot;precision&quot;;[.B541];);0)" office:value-type="float" office:value="35" calcext:value-type="float">
            <text:p>35</text:p>
          </table:table-cell>
          <table:table-cell table:formula="of:=IFERROR(SEARCH(&quot;Recall&quot;;[.B54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08/24/17 01:41:53 Sample 28 of 50 Precision 0.0 Recall 0.0</text:p>
          </table:table-cell>
          <table:table-cell table:formula="of:=IFERROR(SEARCH(&quot;precision&quot;;[.B542];);0)" office:value-type="float" office:value="35" calcext:value-type="float">
            <text:p>35</text:p>
          </table:table-cell>
          <table:table-cell table:formula="of:=IFERROR(SEARCH(&quot;Recall&quot;;[.B54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08/24/17 01:45:11 Sample 29 of 50 Precision 0.0 Recall 0.0</text:p>
          </table:table-cell>
          <table:table-cell table:formula="of:=IFERROR(SEARCH(&quot;precision&quot;;[.B543];);0)" office:value-type="float" office:value="35" calcext:value-type="float">
            <text:p>35</text:p>
          </table:table-cell>
          <table:table-cell table:formula="of:=IFERROR(SEARCH(&quot;Recall&quot;;[.B54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08/24/17 01:48:27 Sample 30 of 50 Precision 0.0 Recall 0.0</text:p>
          </table:table-cell>
          <table:table-cell table:formula="of:=IFERROR(SEARCH(&quot;precision&quot;;[.B544];);0)" office:value-type="float" office:value="35" calcext:value-type="float">
            <text:p>35</text:p>
          </table:table-cell>
          <table:table-cell table:formula="of:=IFERROR(SEARCH(&quot;Recall&quot;;[.B5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08/24/17 01:51:52 Sample 31 of 50 Precision 0.0 Recall 0.0</text:p>
          </table:table-cell>
          <table:table-cell table:formula="of:=IFERROR(SEARCH(&quot;precision&quot;;[.B545];);0)" office:value-type="float" office:value="35" calcext:value-type="float">
            <text:p>35</text:p>
          </table:table-cell>
          <table:table-cell table:formula="of:=IFERROR(SEARCH(&quot;Recall&quot;;[.B5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08/24/17 01:55:13 Sample 32 of 50 Precision 0.0 Recall 0.0</text:p>
          </table:table-cell>
          <table:table-cell table:formula="of:=IFERROR(SEARCH(&quot;precision&quot;;[.B546];);0)" office:value-type="float" office:value="35" calcext:value-type="float">
            <text:p>35</text:p>
          </table:table-cell>
          <table:table-cell table:formula="of:=IFERROR(SEARCH(&quot;Recall&quot;;[.B54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08/24/17 01:58:23 Sample 33 of 50 Precision 0.0 Recall 0.0</text:p>
          </table:table-cell>
          <table:table-cell table:formula="of:=IFERROR(SEARCH(&quot;precision&quot;;[.B547];);0)" office:value-type="float" office:value="35" calcext:value-type="float">
            <text:p>35</text:p>
          </table:table-cell>
          <table:table-cell table:formula="of:=IFERROR(SEARCH(&quot;Recall&quot;;[.B54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08/24/17 02:01:39 Sample 34 of 50 Precision 0.0 Recall 0.0</text:p>
          </table:table-cell>
          <table:table-cell table:formula="of:=IFERROR(SEARCH(&quot;precision&quot;;[.B548];);0)" office:value-type="float" office:value="35" calcext:value-type="float">
            <text:p>35</text:p>
          </table:table-cell>
          <table:table-cell table:formula="of:=IFERROR(SEARCH(&quot;Recall&quot;;[.B54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08/24/17 02:05:02 Sample 35 of 50 Precision 0.0 Recall 0.0</text:p>
          </table:table-cell>
          <table:table-cell table:formula="of:=IFERROR(SEARCH(&quot;precision&quot;;[.B549];);0)" office:value-type="float" office:value="35" calcext:value-type="float">
            <text:p>35</text:p>
          </table:table-cell>
          <table:table-cell table:formula="of:=IFERROR(SEARCH(&quot;Recall&quot;;[.B5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08/24/17 02:08:23 Sample 36 of 50 Precision 0.0 Recall 0.0</text:p>
          </table:table-cell>
          <table:table-cell table:formula="of:=IFERROR(SEARCH(&quot;precision&quot;;[.B550];);0)" office:value-type="float" office:value="35" calcext:value-type="float">
            <text:p>35</text:p>
          </table:table-cell>
          <table:table-cell table:formula="of:=IFERROR(SEARCH(&quot;Recall&quot;;[.B55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08/24/17 02:11:50 Sample 37 of 50 Precision 0.0 Recall 0.0</text:p>
          </table:table-cell>
          <table:table-cell table:formula="of:=IFERROR(SEARCH(&quot;precision&quot;;[.B551];);0)" office:value-type="float" office:value="35" calcext:value-type="float">
            <text:p>35</text:p>
          </table:table-cell>
          <table:table-cell table:formula="of:=IFERROR(SEARCH(&quot;Recall&quot;;[.B55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08/24/17 02:15:17 Sample 38 of 50 Precision 0.0 Recall 0.0</text:p>
          </table:table-cell>
          <table:table-cell table:formula="of:=IFERROR(SEARCH(&quot;precision&quot;;[.B552];);0)" office:value-type="float" office:value="35" calcext:value-type="float">
            <text:p>35</text:p>
          </table:table-cell>
          <table:table-cell table:formula="of:=IFERROR(SEARCH(&quot;Recall&quot;;[.B55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8/24/17 02:18:38 Sample 39 of 50 Precision 0.0 Recall 0.0</text:p>
          </table:table-cell>
          <table:table-cell table:formula="of:=IFERROR(SEARCH(&quot;precision&quot;;[.B553];);0)" office:value-type="float" office:value="35" calcext:value-type="float">
            <text:p>35</text:p>
          </table:table-cell>
          <table:table-cell table:formula="of:=IFERROR(SEARCH(&quot;Recall&quot;;[.B55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08/24/17 02:22:03 Sample 40 of 50 Precision 0.0 Recall 0.0</text:p>
          </table:table-cell>
          <table:table-cell table:formula="of:=IFERROR(SEARCH(&quot;precision&quot;;[.B554];);0)" office:value-type="float" office:value="35" calcext:value-type="float">
            <text:p>35</text:p>
          </table:table-cell>
          <table:table-cell table:formula="of:=IFERROR(SEARCH(&quot;Recall&quot;;[.B5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08/24/17 02:25:27 Sample 41 of 50 Precision 0.0 Recall 0.0</text:p>
          </table:table-cell>
          <table:table-cell table:formula="of:=IFERROR(SEARCH(&quot;precision&quot;;[.B555];);0)" office:value-type="float" office:value="35" calcext:value-type="float">
            <text:p>35</text:p>
          </table:table-cell>
          <table:table-cell table:formula="of:=IFERROR(SEARCH(&quot;Recall&quot;;[.B55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08/24/17 02:28:52 Sample 42 of 50 Precision 0.0 Recall 0.0</text:p>
          </table:table-cell>
          <table:table-cell table:formula="of:=IFERROR(SEARCH(&quot;precision&quot;;[.B556];);0)" office:value-type="float" office:value="35" calcext:value-type="float">
            <text:p>35</text:p>
          </table:table-cell>
          <table:table-cell table:formula="of:=IFERROR(SEARCH(&quot;Recall&quot;;[.B55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08/24/17 02:32:14 Sample 43 of 50 Precision 0.0 Recall 0.0</text:p>
          </table:table-cell>
          <table:table-cell table:formula="of:=IFERROR(SEARCH(&quot;precision&quot;;[.B557];);0)" office:value-type="float" office:value="35" calcext:value-type="float">
            <text:p>35</text:p>
          </table:table-cell>
          <table:table-cell table:formula="of:=IFERROR(SEARCH(&quot;Recall&quot;;[.B55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08/24/17 02:35:28 Sample 44 of 50 Precision 0.0 Recall 0.0</text:p>
          </table:table-cell>
          <table:table-cell table:formula="of:=IFERROR(SEARCH(&quot;precision&quot;;[.B558];);0)" office:value-type="float" office:value="35" calcext:value-type="float">
            <text:p>35</text:p>
          </table:table-cell>
          <table:table-cell table:formula="of:=IFERROR(SEARCH(&quot;Recall&quot;;[.B55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08/24/17 02:38:54 Sample 45 of 50 Precision 0.0 Recall 0.0</text:p>
          </table:table-cell>
          <table:table-cell table:formula="of:=IFERROR(SEARCH(&quot;precision&quot;;[.B559];);0)" office:value-type="float" office:value="35" calcext:value-type="float">
            <text:p>35</text:p>
          </table:table-cell>
          <table:table-cell table:formula="of:=IFERROR(SEARCH(&quot;Recall&quot;;[.B55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08/24/17 02:42:21 Sample 46 of 50 Precision 0.0 Recall 0.0</text:p>
          </table:table-cell>
          <table:table-cell table:formula="of:=IFERROR(SEARCH(&quot;precision&quot;;[.B560];);0)" office:value-type="float" office:value="35" calcext:value-type="float">
            <text:p>35</text:p>
          </table:table-cell>
          <table:table-cell table:formula="of:=IFERROR(SEARCH(&quot;Recall&quot;;[.B56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08/24/17 02:45:43 Sample 47 of 50 Precision 0.0 Recall 0.0</text:p>
          </table:table-cell>
          <table:table-cell table:formula="of:=IFERROR(SEARCH(&quot;precision&quot;;[.B561];);0)" office:value-type="float" office:value="35" calcext:value-type="float">
            <text:p>35</text:p>
          </table:table-cell>
          <table:table-cell table:formula="of:=IFERROR(SEARCH(&quot;Recall&quot;;[.B56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08/24/17 02:49:07 Sample 48 of 50 Precision 0.0 Recall 0.0</text:p>
          </table:table-cell>
          <table:table-cell table:formula="of:=IFERROR(SEARCH(&quot;precision&quot;;[.B562];);0)" office:value-type="float" office:value="35" calcext:value-type="float">
            <text:p>35</text:p>
          </table:table-cell>
          <table:table-cell table:formula="of:=IFERROR(SEARCH(&quot;Recall&quot;;[.B56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08/24/17 02:52:44 Sample 49 of 50 Precision 0.0 Recall 0.0</text:p>
          </table:table-cell>
          <table:table-cell table:formula="of:=IFERROR(SEARCH(&quot;precision&quot;;[.B563];);0)" office:value-type="float" office:value="35" calcext:value-type="float">
            <text:p>35</text:p>
          </table:table-cell>
          <table:table-cell table:formula="of:=IFERROR(SEARCH(&quot;Recall&quot;;[.B563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08/24/17 02:52:55 UserID 6 Test: Precision 0.0 Recall 0.0</text:p>
          </table:table-cell>
          <table:table-cell table:formula="of:=IFERROR(SEARCH(&quot;precision&quot;;[.B564];);0)" office:value-type="float" office:value="34" calcext:value-type="float">
            <text:p>34</text:p>
          </table:table-cell>
          <table:table-cell table:formula="of:=IFERROR(SEARCH(&quot;Recall&quot;;[.B5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08/24/17 02:56:23 Sample 0 of 50 Precision 0.0 Recall 0.0</text:p>
          </table:table-cell>
          <table:table-cell table:formula="of:=IFERROR(SEARCH(&quot;precision&quot;;[.B565];);0)" office:value-type="float" office:value="34" calcext:value-type="float">
            <text:p>34</text:p>
          </table:table-cell>
          <table:table-cell table:formula="of:=IFERROR(SEARCH(&quot;Recall&quot;;[.B5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08/24/17 02:59:48 Sample 1 of 50 Precision 0.0 Recall 0.0</text:p>
          </table:table-cell>
          <table:table-cell table:formula="of:=IFERROR(SEARCH(&quot;precision&quot;;[.B566];);0)" office:value-type="float" office:value="34" calcext:value-type="float">
            <text:p>34</text:p>
          </table:table-cell>
          <table:table-cell table:formula="of:=IFERROR(SEARCH(&quot;Recall&quot;;[.B56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08/24/17 03:03:13 Sample 2 of 50 Precision 0.0 Recall 0.0</text:p>
          </table:table-cell>
          <table:table-cell table:formula="of:=IFERROR(SEARCH(&quot;precision&quot;;[.B567];);0)" office:value-type="float" office:value="34" calcext:value-type="float">
            <text:p>34</text:p>
          </table:table-cell>
          <table:table-cell table:formula="of:=IFERROR(SEARCH(&quot;Recall&quot;;[.B5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08/24/17 03:06:34 Sample 3 of 50 Precision 0.0 Recall 0.0</text:p>
          </table:table-cell>
          <table:table-cell table:formula="of:=IFERROR(SEARCH(&quot;precision&quot;;[.B568];);0)" office:value-type="float" office:value="34" calcext:value-type="float">
            <text:p>34</text:p>
          </table:table-cell>
          <table:table-cell table:formula="of:=IFERROR(SEARCH(&quot;Recall&quot;;[.B56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08/24/17 03:09:52 Sample 4 of 50 Precision 0.0 Recall 0.0</text:p>
          </table:table-cell>
          <table:table-cell table:formula="of:=IFERROR(SEARCH(&quot;precision&quot;;[.B569];);0)" office:value-type="float" office:value="34" calcext:value-type="float">
            <text:p>34</text:p>
          </table:table-cell>
          <table:table-cell table:formula="of:=IFERROR(SEARCH(&quot;Recall&quot;;[.B56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08/24/17 03:13:09 Sample 5 of 50 Precision 0.0 Recall 0.0</text:p>
          </table:table-cell>
          <table:table-cell table:formula="of:=IFERROR(SEARCH(&quot;precision&quot;;[.B570];);0)" office:value-type="float" office:value="34" calcext:value-type="float">
            <text:p>34</text:p>
          </table:table-cell>
          <table:table-cell table:formula="of:=IFERROR(SEARCH(&quot;Recall&quot;;[.B57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08/24/17 03:16:27 Sample 6 of 50 Precision 0.0 Recall 0.0</text:p>
          </table:table-cell>
          <table:table-cell table:formula="of:=IFERROR(SEARCH(&quot;precision&quot;;[.B571];);0)" office:value-type="float" office:value="34" calcext:value-type="float">
            <text:p>34</text:p>
          </table:table-cell>
          <table:table-cell table:formula="of:=IFERROR(SEARCH(&quot;Recall&quot;;[.B57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08/24/17 03:19:51 Sample 7 of 50 Precision 0.0 Recall 0.0</text:p>
          </table:table-cell>
          <table:table-cell table:formula="of:=IFERROR(SEARCH(&quot;precision&quot;;[.B572];);0)" office:value-type="float" office:value="34" calcext:value-type="float">
            <text:p>34</text:p>
          </table:table-cell>
          <table:table-cell table:formula="of:=IFERROR(SEARCH(&quot;Recall&quot;;[.B57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08/24/17 03:23:16 Sample 8 of 50 Precision 0.0 Recall 0.0</text:p>
          </table:table-cell>
          <table:table-cell table:formula="of:=IFERROR(SEARCH(&quot;precision&quot;;[.B573];);0)" office:value-type="float" office:value="34" calcext:value-type="float">
            <text:p>34</text:p>
          </table:table-cell>
          <table:table-cell table:formula="of:=IFERROR(SEARCH(&quot;Recall&quot;;[.B57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08/24/17 03:26:32 Sample 9 of 50 Precision 0.0 Recall 0.0</text:p>
          </table:table-cell>
          <table:table-cell table:formula="of:=IFERROR(SEARCH(&quot;precision&quot;;[.B574];);0)" office:value-type="float" office:value="34" calcext:value-type="float">
            <text:p>34</text:p>
          </table:table-cell>
          <table:table-cell table:formula="of:=IFERROR(SEARCH(&quot;Recall&quot;;[.B57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08/24/17 03:29:55 Sample 10 of 50 Precision 0.0 Recall 0.0</text:p>
          </table:table-cell>
          <table:table-cell table:formula="of:=IFERROR(SEARCH(&quot;precision&quot;;[.B575];);0)" office:value-type="float" office:value="35" calcext:value-type="float">
            <text:p>35</text:p>
          </table:table-cell>
          <table:table-cell table:formula="of:=IFERROR(SEARCH(&quot;Recall&quot;;[.B57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08/24/17 03:33:09 Sample 11 of 50 Precision 0.0 Recall 0.0</text:p>
          </table:table-cell>
          <table:table-cell table:formula="of:=IFERROR(SEARCH(&quot;precision&quot;;[.B576];);0)" office:value-type="float" office:value="35" calcext:value-type="float">
            <text:p>35</text:p>
          </table:table-cell>
          <table:table-cell table:formula="of:=IFERROR(SEARCH(&quot;Recall&quot;;[.B57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08/24/17 03:36:26 Sample 12 of 50 Precision 0.0 Recall 0.0</text:p>
          </table:table-cell>
          <table:table-cell table:formula="of:=IFERROR(SEARCH(&quot;precision&quot;;[.B577];);0)" office:value-type="float" office:value="35" calcext:value-type="float">
            <text:p>35</text:p>
          </table:table-cell>
          <table:table-cell table:formula="of:=IFERROR(SEARCH(&quot;Recall&quot;;[.B57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08/24/17 03:39:45 Sample 13 of 50 Precision 0.0 Recall 0.0</text:p>
          </table:table-cell>
          <table:table-cell table:formula="of:=IFERROR(SEARCH(&quot;precision&quot;;[.B578];);0)" office:value-type="float" office:value="35" calcext:value-type="float">
            <text:p>35</text:p>
          </table:table-cell>
          <table:table-cell table:formula="of:=IFERROR(SEARCH(&quot;Recall&quot;;[.B57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08/24/17 03:42:58 Sample 14 of 50 Precision 0.0 Recall 0.0</text:p>
          </table:table-cell>
          <table:table-cell table:formula="of:=IFERROR(SEARCH(&quot;precision&quot;;[.B579];);0)" office:value-type="float" office:value="35" calcext:value-type="float">
            <text:p>35</text:p>
          </table:table-cell>
          <table:table-cell table:formula="of:=IFERROR(SEARCH(&quot;Recall&quot;;[.B57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08/24/17 03:46:17 Sample 15 of 50 Precision 0.0 Recall 0.0</text:p>
          </table:table-cell>
          <table:table-cell table:formula="of:=IFERROR(SEARCH(&quot;precision&quot;;[.B580];);0)" office:value-type="float" office:value="35" calcext:value-type="float">
            <text:p>35</text:p>
          </table:table-cell>
          <table:table-cell table:formula="of:=IFERROR(SEARCH(&quot;Recall&quot;;[.B58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08/24/17 03:49:36 Sample 16 of 50 Precision 0.0 Recall 0.0</text:p>
          </table:table-cell>
          <table:table-cell table:formula="of:=IFERROR(SEARCH(&quot;precision&quot;;[.B581];);0)" office:value-type="float" office:value="35" calcext:value-type="float">
            <text:p>35</text:p>
          </table:table-cell>
          <table:table-cell table:formula="of:=IFERROR(SEARCH(&quot;Recall&quot;;[.B5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08/24/17 03:53:01 Sample 17 of 50 Precision 0.0 Recall 0.0</text:p>
          </table:table-cell>
          <table:table-cell table:formula="of:=IFERROR(SEARCH(&quot;precision&quot;;[.B582];);0)" office:value-type="float" office:value="35" calcext:value-type="float">
            <text:p>35</text:p>
          </table:table-cell>
          <table:table-cell table:formula="of:=IFERROR(SEARCH(&quot;Recall&quot;;[.B5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08/24/17 03:56:22 Sample 18 of 50 Precision 0.0 Recall 0.0</text:p>
          </table:table-cell>
          <table:table-cell table:formula="of:=IFERROR(SEARCH(&quot;precision&quot;;[.B583];);0)" office:value-type="float" office:value="35" calcext:value-type="float">
            <text:p>35</text:p>
          </table:table-cell>
          <table:table-cell table:formula="of:=IFERROR(SEARCH(&quot;Recall&quot;;[.B5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08/24/17 03:59:35 Sample 19 of 50 Precision 0.0 Recall 0.0</text:p>
          </table:table-cell>
          <table:table-cell table:formula="of:=IFERROR(SEARCH(&quot;precision&quot;;[.B584];);0)" office:value-type="float" office:value="35" calcext:value-type="float">
            <text:p>35</text:p>
          </table:table-cell>
          <table:table-cell table:formula="of:=IFERROR(SEARCH(&quot;Recall&quot;;[.B58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08/24/17 04:03:01 Sample 20 of 50 Precision 0.0 Recall 0.0</text:p>
          </table:table-cell>
          <table:table-cell table:formula="of:=IFERROR(SEARCH(&quot;precision&quot;;[.B585];);0)" office:value-type="float" office:value="35" calcext:value-type="float">
            <text:p>35</text:p>
          </table:table-cell>
          <table:table-cell table:formula="of:=IFERROR(SEARCH(&quot;Recall&quot;;[.B5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08/24/17 04:06:19 Sample 21 of 50 Precision 0.0 Recall 0.0</text:p>
          </table:table-cell>
          <table:table-cell table:formula="of:=IFERROR(SEARCH(&quot;precision&quot;;[.B586];);0)" office:value-type="float" office:value="35" calcext:value-type="float">
            <text:p>35</text:p>
          </table:table-cell>
          <table:table-cell table:formula="of:=IFERROR(SEARCH(&quot;Recall&quot;;[.B5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08/24/17 04:09:45 Sample 22 of 50 Precision 0.0 Recall 0.0</text:p>
          </table:table-cell>
          <table:table-cell table:formula="of:=IFERROR(SEARCH(&quot;precision&quot;;[.B587];);0)" office:value-type="float" office:value="35" calcext:value-type="float">
            <text:p>35</text:p>
          </table:table-cell>
          <table:table-cell table:formula="of:=IFERROR(SEARCH(&quot;Recall&quot;;[.B58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08/24/17 04:13:03 Sample 23 of 50 Precision 0.0 Recall 0.0</text:p>
          </table:table-cell>
          <table:table-cell table:formula="of:=IFERROR(SEARCH(&quot;precision&quot;;[.B588];);0)" office:value-type="float" office:value="35" calcext:value-type="float">
            <text:p>35</text:p>
          </table:table-cell>
          <table:table-cell table:formula="of:=IFERROR(SEARCH(&quot;Recall&quot;;[.B5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08/24/17 04:16:20 Sample 24 of 50 Precision 0.0 Recall 0.0</text:p>
          </table:table-cell>
          <table:table-cell table:formula="of:=IFERROR(SEARCH(&quot;precision&quot;;[.B589];);0)" office:value-type="float" office:value="35" calcext:value-type="float">
            <text:p>35</text:p>
          </table:table-cell>
          <table:table-cell table:formula="of:=IFERROR(SEARCH(&quot;Recall&quot;;[.B5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08/24/17 04:19:34 Sample 25 of 50 Precision 0.0 Recall 0.0</text:p>
          </table:table-cell>
          <table:table-cell table:formula="of:=IFERROR(SEARCH(&quot;precision&quot;;[.B590];);0)" office:value-type="float" office:value="35" calcext:value-type="float">
            <text:p>35</text:p>
          </table:table-cell>
          <table:table-cell table:formula="of:=IFERROR(SEARCH(&quot;Recall&quot;;[.B59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08/24/17 04:23:01 Sample 26 of 50 Precision 0.0 Recall 0.0</text:p>
          </table:table-cell>
          <table:table-cell table:formula="of:=IFERROR(SEARCH(&quot;precision&quot;;[.B591];);0)" office:value-type="float" office:value="35" calcext:value-type="float">
            <text:p>35</text:p>
          </table:table-cell>
          <table:table-cell table:formula="of:=IFERROR(SEARCH(&quot;Recall&quot;;[.B5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08/24/17 04:26:27 Sample 27 of 50 Precision 0.0 Recall 0.0</text:p>
          </table:table-cell>
          <table:table-cell table:formula="of:=IFERROR(SEARCH(&quot;precision&quot;;[.B592];);0)" office:value-type="float" office:value="35" calcext:value-type="float">
            <text:p>35</text:p>
          </table:table-cell>
          <table:table-cell table:formula="of:=IFERROR(SEARCH(&quot;Recall&quot;;[.B59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08/24/17 04:29:47 Sample 28 of 50 Precision 0.0 Recall 0.0</text:p>
          </table:table-cell>
          <table:table-cell table:formula="of:=IFERROR(SEARCH(&quot;precision&quot;;[.B593];);0)" office:value-type="float" office:value="35" calcext:value-type="float">
            <text:p>35</text:p>
          </table:table-cell>
          <table:table-cell table:formula="of:=IFERROR(SEARCH(&quot;Recall&quot;;[.B59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08/24/17 04:33:09 Sample 29 of 50 Precision 0.0 Recall 0.0</text:p>
          </table:table-cell>
          <table:table-cell table:formula="of:=IFERROR(SEARCH(&quot;precision&quot;;[.B594];);0)" office:value-type="float" office:value="35" calcext:value-type="float">
            <text:p>35</text:p>
          </table:table-cell>
          <table:table-cell table:formula="of:=IFERROR(SEARCH(&quot;Recall&quot;;[.B5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08/24/17 04:36:29 Sample 30 of 50 Precision 0.0 Recall 0.0</text:p>
          </table:table-cell>
          <table:table-cell table:formula="of:=IFERROR(SEARCH(&quot;precision&quot;;[.B595];);0)" office:value-type="float" office:value="35" calcext:value-type="float">
            <text:p>35</text:p>
          </table:table-cell>
          <table:table-cell table:formula="of:=IFERROR(SEARCH(&quot;Recall&quot;;[.B59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08/24/17 04:39:50 Sample 31 of 50 Precision 0.0 Recall 0.0</text:p>
          </table:table-cell>
          <table:table-cell table:formula="of:=IFERROR(SEARCH(&quot;precision&quot;;[.B596];);0)" office:value-type="float" office:value="35" calcext:value-type="float">
            <text:p>35</text:p>
          </table:table-cell>
          <table:table-cell table:formula="of:=IFERROR(SEARCH(&quot;Recall&quot;;[.B5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08/24/17 04:43:00 Sample 32 of 50 Precision 0.0 Recall 0.0</text:p>
          </table:table-cell>
          <table:table-cell table:formula="of:=IFERROR(SEARCH(&quot;precision&quot;;[.B597];);0)" office:value-type="float" office:value="35" calcext:value-type="float">
            <text:p>35</text:p>
          </table:table-cell>
          <table:table-cell table:formula="of:=IFERROR(SEARCH(&quot;Recall&quot;;[.B5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08/24/17 04:46:12 Sample 33 of 50 Precision 0.0 Recall 0.0</text:p>
          </table:table-cell>
          <table:table-cell table:formula="of:=IFERROR(SEARCH(&quot;precision&quot;;[.B598];);0)" office:value-type="float" office:value="35" calcext:value-type="float">
            <text:p>35</text:p>
          </table:table-cell>
          <table:table-cell table:formula="of:=IFERROR(SEARCH(&quot;Recall&quot;;[.B59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08/24/17 04:49:23 Sample 34 of 50 Precision 0.0 Recall 0.0</text:p>
          </table:table-cell>
          <table:table-cell table:formula="of:=IFERROR(SEARCH(&quot;precision&quot;;[.B599];);0)" office:value-type="float" office:value="35" calcext:value-type="float">
            <text:p>35</text:p>
          </table:table-cell>
          <table:table-cell table:formula="of:=IFERROR(SEARCH(&quot;Recall&quot;;[.B59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08/24/17 04:52:41 Sample 35 of 50 Precision 0.0 Recall 0.0</text:p>
          </table:table-cell>
          <table:table-cell table:formula="of:=IFERROR(SEARCH(&quot;precision&quot;;[.B600];);0)" office:value-type="float" office:value="35" calcext:value-type="float">
            <text:p>35</text:p>
          </table:table-cell>
          <table:table-cell table:formula="of:=IFERROR(SEARCH(&quot;Recall&quot;;[.B60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08/24/17 04:55:53 Sample 36 of 50 Precision 0.0 Recall 0.0</text:p>
          </table:table-cell>
          <table:table-cell table:formula="of:=IFERROR(SEARCH(&quot;precision&quot;;[.B601];);0)" office:value-type="float" office:value="35" calcext:value-type="float">
            <text:p>35</text:p>
          </table:table-cell>
          <table:table-cell table:formula="of:=IFERROR(SEARCH(&quot;Recall&quot;;[.B60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08/24/17 04:59:05 Sample 37 of 50 Precision 0.0 Recall 0.0</text:p>
          </table:table-cell>
          <table:table-cell table:formula="of:=IFERROR(SEARCH(&quot;precision&quot;;[.B602];);0)" office:value-type="float" office:value="35" calcext:value-type="float">
            <text:p>35</text:p>
          </table:table-cell>
          <table:table-cell table:formula="of:=IFERROR(SEARCH(&quot;Recall&quot;;[.B60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08/24/17 05:02:22 Sample 38 of 50 Precision 0.0 Recall 0.0</text:p>
          </table:table-cell>
          <table:table-cell table:formula="of:=IFERROR(SEARCH(&quot;precision&quot;;[.B603];);0)" office:value-type="float" office:value="35" calcext:value-type="float">
            <text:p>35</text:p>
          </table:table-cell>
          <table:table-cell table:formula="of:=IFERROR(SEARCH(&quot;Recall&quot;;[.B60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08/24/17 05:05:40 Sample 39 of 50 Precision 0.0 Recall 0.0</text:p>
          </table:table-cell>
          <table:table-cell table:formula="of:=IFERROR(SEARCH(&quot;precision&quot;;[.B604];);0)" office:value-type="float" office:value="35" calcext:value-type="float">
            <text:p>35</text:p>
          </table:table-cell>
          <table:table-cell table:formula="of:=IFERROR(SEARCH(&quot;Recall&quot;;[.B60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08/24/17 05:09:02 Sample 40 of 50 Precision 0.0 Recall 0.0</text:p>
          </table:table-cell>
          <table:table-cell table:formula="of:=IFERROR(SEARCH(&quot;precision&quot;;[.B605];);0)" office:value-type="float" office:value="35" calcext:value-type="float">
            <text:p>35</text:p>
          </table:table-cell>
          <table:table-cell table:formula="of:=IFERROR(SEARCH(&quot;Recall&quot;;[.B60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08/24/17 05:12:28 Sample 41 of 50 Precision 0.0 Recall 0.0</text:p>
          </table:table-cell>
          <table:table-cell table:formula="of:=IFERROR(SEARCH(&quot;precision&quot;;[.B606];);0)" office:value-type="float" office:value="35" calcext:value-type="float">
            <text:p>35</text:p>
          </table:table-cell>
          <table:table-cell table:formula="of:=IFERROR(SEARCH(&quot;Recall&quot;;[.B6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08/24/17 05:15:46 Sample 42 of 50 Precision 0.0 Recall 0.0</text:p>
          </table:table-cell>
          <table:table-cell table:formula="of:=IFERROR(SEARCH(&quot;precision&quot;;[.B607];);0)" office:value-type="float" office:value="35" calcext:value-type="float">
            <text:p>35</text:p>
          </table:table-cell>
          <table:table-cell table:formula="of:=IFERROR(SEARCH(&quot;Recall&quot;;[.B60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08/24/17 05:19:09 Sample 43 of 50 Precision 0.0 Recall 0.0</text:p>
          </table:table-cell>
          <table:table-cell table:formula="of:=IFERROR(SEARCH(&quot;precision&quot;;[.B608];);0)" office:value-type="float" office:value="35" calcext:value-type="float">
            <text:p>35</text:p>
          </table:table-cell>
          <table:table-cell table:formula="of:=IFERROR(SEARCH(&quot;Recall&quot;;[.B60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08/24/17 05:22:26 Sample 44 of 50 Precision 0.0 Recall 0.0</text:p>
          </table:table-cell>
          <table:table-cell table:formula="of:=IFERROR(SEARCH(&quot;precision&quot;;[.B609];);0)" office:value-type="float" office:value="35" calcext:value-type="float">
            <text:p>35</text:p>
          </table:table-cell>
          <table:table-cell table:formula="of:=IFERROR(SEARCH(&quot;Recall&quot;;[.B60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08/24/17 05:25:50 Sample 45 of 50 Precision 0.0 Recall 0.0</text:p>
          </table:table-cell>
          <table:table-cell table:formula="of:=IFERROR(SEARCH(&quot;precision&quot;;[.B610];);0)" office:value-type="float" office:value="35" calcext:value-type="float">
            <text:p>35</text:p>
          </table:table-cell>
          <table:table-cell table:formula="of:=IFERROR(SEARCH(&quot;Recall&quot;;[.B6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6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7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8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9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50 of 50 Precision 0.0 Recall 0.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</table:table-row>
      </table:table>
      <table:table table:name="TimeSeriesAnalysi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1" table:default-cell-style-name="ce48"/>
        <table:table-column table:style-name="co1" table:default-cell-style-name="ce11"/>
        <table:table-column table:style-name="co1" table:number-columns-repeated="6" table:default-cell-style-name="Default"/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Non-play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rows</text:p>
          </table:table-cell>
          <table:table-cell table:style-name="ce16" office:value-type="float" office:value="3856147" calcext:value-type="float">
            <text:p>3856147</text:p>
          </table:table-cell>
          <table:table-cell table:style-name="ce16" office:value-type="float" office:value="361081" calcext:value-type="float">
            <text:p>361081</text:p>
          </table:table-cell>
          <table:table-cell table:style-name="ce16" office:value-type="float" office:value="4217228" calcext:value-type="float">
            <text:p>4217228</text:p>
          </table:table-cell>
          <table:table-cell table:style-name="ce9" table:formula="of:=[.C7]/[.E7]" office:value-type="percentage" office:value="0.914379540304674" calcext:value-type="percentage">
            <text:p>91.44%</text:p>
          </table:table-cell>
          <table:table-cell table:style-name="ce9" table:formula="of:=[.D7]/[.E7]" office:value-type="percentage" office:value="0.0856204596953259" calcext:value-type="percentage">
            <text:p>8.56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ere no plays in 24 hrs</text:p>
          </table:table-cell>
          <table:table-cell table:style-name="ce16" office:value-type="float" office:value="3261587" calcext:value-type="float">
            <text:p>3261587</text:p>
          </table:table-cell>
          <table:table-cell table:style-name="ce16" office:value-type="float" office:value="36619" calcext:value-type="float">
            <text:p>36619</text:p>
          </table:table-cell>
          <table:table-cell table:style-name="ce16" table:formula="of:=SUM([.C8:.D8])" office:value-type="float" office:value="3298206" calcext:value-type="float">
            <text:p>3298206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4" table:formula="of:=[.D8]/[.D7]" office:value-type="percentage" office:value="0.101414917982392" calcext:value-type="percentage">
            <text:p>10.14%</text:p>
          </table:table-cell>
          <table:table-cell table:style-name="ce16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lays</text:p>
          </table:table-cell>
          <table:table-cell office:value-type="float" office:value="361081" calcext:value-type="float">
            <text:p>361,08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play</text:p>
          </table:table-cell>
          <table:table-cell office:value-type="float" office:value="274985" calcext:value-type="float">
            <text:p>274,98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102522" calcext:value-type="float">
            <text:p>102,522</text:p>
          </table:table-cell>
          <table:table-cell table:formula="of:=[.C15]/[.C14]" office:value-type="percentage" office:value="0.372827608778661" calcext:value-type="percentage">
            <text:p>37.3%</text:p>
          </table:table-cell>
          <table:table-cell table:number-columns-repeated="6"/>
        </table:table-row>
        <table:table-row table:style-name="ro1">
          <table:table-cell/>
          <table:table-cell table:style-name="ce83" office:value-type="string" calcext:value-type="string">
            <text:p><text:s text:c="4"/>of which t-24hrs is a non-play</text:p>
          </table:table-cell>
          <table:table-cell table:style-name="ce84" office:value-type="float" office:value="172463" calcext:value-type="float">
            <text:p>172,463</text:p>
          </table:table-cell>
          <table:table-cell table:style-name="ce86" table:formula="of:=[.C16]/[.C14]" office:value-type="percentage" office:value="0.627172391221339" calcext:value-type="percentage">
            <text:p>62.7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non-play</text:p>
          </table:table-cell>
          <table:table-cell office:value-type="float" office:value="86096" calcext:value-type="float">
            <text:p>86,096</text:p>
          </table:table-cell>
          <table:table-cell table:number-columns-repeated="2"/>
          <table:table-cell office:value-type="string" calcext:value-type="string">
            <text:p>Predicting this group is har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23478" calcext:value-type="float">
            <text:p>23,478</text:p>
          </table:table-cell>
          <table:table-cell table:formula="of:=[.C18]/[.C17]" office:value-type="percentage" office:value="0.272695595614198" calcext:value-type="percentage">
            <text:p>27.3%</text:p>
          </table:table-cell>
          <table:table-cell table:number-columns-repeated="4"/>
          <table:table-cell office:value-type="float" office:value="16427" calcext:value-type="float">
            <text:p>164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of which t-24hrs is a non-play</text:p>
          </table:table-cell>
          <table:table-cell office:value-type="float" office:value="62618" calcext:value-type="float">
            <text:p>62,618</text:p>
          </table:table-cell>
          <table:table-cell table:formula="of:=[.C19]/[.C17]" office:value-type="percentage" office:value="0.727304404385802" calcext:value-type="percentage">
            <text:p>72.7%</text:p>
          </table:table-cell>
          <table:table-cell table:number-columns-repeated="4"/>
          <table:table-cell office:value-type="float" office:value="2643765" calcext:value-type="float">
            <text:p>2643765</text:p>
          </table:table-cell>
          <table:table-cell table:style-name="ce9" table:formula="of:=[.I18]/[.I19]" office:value-type="percentage" office:value="0.00621348720480073" calcext:value-type="percentage">
            <text:p>0.62%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of which t-1 week is a pl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of which t-1 week is a non-pla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on-Plays</text:p>
          </table:table-cell>
          <table:table-cell office:value-type="float" office:value="3856147" calcext:value-type="float">
            <text:p>3,856,14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of which t-1 is a play</text:p>
          </table:table-cell>
          <table:table-cell office:value-type="float" office:value="86088" calcext:value-type="float">
            <text:p>86,088</text:p>
          </table:table-cell>
          <table:table-cell table:formula="of:=[.C26]/[.C25]" office:value-type="percentage" office:value="0.0223248750631135" calcext:value-type="percentage">
            <text:p>2.2%</text:p>
          </table:table-cell>
          <table:table-cell/>
          <table:table-cell office:value-type="string" calcext:value-type="string">
            <text:p>Fallacy of just using T-1 to deci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21574" calcext:value-type="float">
            <text:p>21,574</text:p>
          </table:table-cell>
          <table:table-cell table:formula="of:=[.C27]/[.C26]" office:value-type="percentage" office:value="0.250604033082427" calcext:value-type="percentage">
            <text:p>25.1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4"/>of which t-24hrs is a non-play</text:p>
          </table:table-cell>
          <table:table-cell office:value-type="float" office:value="64514" calcext:value-type="float">
            <text:p>64,514</text:p>
          </table:table-cell>
          <table:table-cell table:formula="of:=[.C28]/[.C26]" office:value-type="percentage" office:value="0.749395966917573" calcext:value-type="percentage">
            <text:p>74.9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non-play</text:p>
          </table:table-cell>
          <table:table-cell office:value-type="float" office:value="3770059" calcext:value-type="float">
            <text:p>3,770,059</text:p>
          </table:table-cell>
          <table:table-cell table:formula="of:=[.C29]/[.C25]" office:value-type="percentage" office:value="0.977675124936886" calcext:value-type="percentage">
            <text:p>97.8%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85" table:formula="of:=SUM([.C25];[.C13])" office:value-type="float" office:value="4217228" calcext:value-type="float">
            <text:p>4,217,228</text:p>
          </table:table-cell>
          <table:table-cell table:style-name="Default"/>
          <table:table-cell table:number-columns-repeated="6"/>
        </table:table-row>
      </table:table>
      <table:table table:name="LogisticRegression" table:style-name="ta1">
        <table:shapes>
          <draw:frame draw:z-index="0" draw:style-name="gr2" draw:text-style-name="P3" svg:width="159.99mm" svg:height="89.99mm" svg:x="55.06mm" svg:y="28.98mm">
            <loext:p draw:notify-on-update-of-ranges="LogisticRegression.B4:LogisticRegression.B19 LogisticRegression.D3:LogisticRegression.D3 LogisticRegression.D4:LogisticRegression.D19 LogisticRegression.E3:LogisticRegression.E3 LogisticRegression.E4:LogisticRegression.E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88"/>
        <table:table-column table:style-name="co1" table:default-cell-style-name="ce89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87" office:value-type="string" calcext:value-type="string">
            <text:p>Field</text:p>
          </table:table-cell>
          <table:table-cell table:style-name="ce1" office:value-type="string" calcext:value-type="string">
            <text:p>Log Reg.</text:p>
          </table:table-cell>
          <table:table-cell table:style-name="ce91" office:value-type="string" calcext:value-type="string">
            <text:p>Prediction</text:p>
          </table:table-cell>
          <table:table-cell table:style-name="ce91" office:value-type="string" calcext:value-type="string">
            <text:p>Recal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-1</text:p>
          </table:table-cell>
          <table:table-cell table:style-name="ce88" office:value-type="float" office:value="3.99677" calcext:value-type="float">
            <text:p>3.99677</text:p>
          </table:table-cell>
          <table:table-cell table:style-name="ce92" office:value-type="percentage" office:value="0.758" calcext:value-type="percentage">
            <text:p>75.80%</text:p>
          </table:table-cell>
          <table:table-cell table:style-name="ce9" office:value-type="percentage" office:value="0.66" calcext:value-type="percentage">
            <text:p>66.00%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2">
          <table:table-cell/>
          <table:table-cell office:value-type="string" calcext:value-type="string">
            <text:p>t-2</text:p>
          </table:table-cell>
          <table:table-cell office:value-type="float" office:value="0.6665" calcext:value-type="float">
            <text:p>0.66650</text:p>
          </table:table-cell>
          <table:table-cell table:style-name="ce92" office:value-type="percentage" office:value="0.69" calcext:value-type="percentage">
            <text:p>69.00%</text:p>
          </table:table-cell>
          <table:table-cell table:style-name="ce9" office:value-type="percentage" office:value="0.76" calcext:value-type="percentage">
            <text:p>76.00%</text:p>
          </table:table-cell>
          <table:table-cell/>
          <table:table-cell table:style-name="ce88" office:value-type="string" calcext:value-type="string">
            <text:p>t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3</text:p>
          </table:table-cell>
          <table:table-cell office:value-type="float" office:value="0.42272" calcext:value-type="float">
            <text:p>0.42272</text:p>
          </table:table-cell>
          <table:table-cell table:style-name="ce92" office:value-type="percentage" office:value="0.71" calcext:value-type="percentage">
            <text:p>71.00%</text:p>
          </table:table-cell>
          <table:table-cell table:style-name="ce9" office:value-type="percentage" office:value="0.76" calcext:value-type="percentage">
            <text:p>76.00%</text:p>
          </table:table-cell>
          <table:table-cell/>
          <table:table-cell table:style-name="ce88" office:value-type="string" calcext:value-type="string">
            <text:p>t-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4</text:p>
          </table:table-cell>
          <table:table-cell office:value-type="float" office:value="0.4008" calcext:value-type="float">
            <text:p>0.40080</text:p>
          </table:table-cell>
          <table:table-cell table:style-name="ce92" office:value-type="percentage" office:value="0.73" calcext:value-type="percentage">
            <text:p>73.00%</text:p>
          </table:table-cell>
          <table:table-cell table:style-name="ce9" office:value-type="percentage" office:value="0.75" calcext:value-type="percentage">
            <text:p>75.00%</text:p>
          </table:table-cell>
          <table:table-cell/>
          <table:table-cell table:style-name="ce88" office:value-type="string" calcext:value-type="string">
            <text:p>t-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5</text:p>
          </table:table-cell>
          <table:table-cell office:value-type="float" office:value="0.49478" calcext:value-type="float">
            <text:p>0.49478</text:p>
          </table:table-cell>
          <table:table-cell table:style-name="ce92" office:value-type="percentage" office:value="0.685" calcext:value-type="percentage">
            <text:p>68.50%</text:p>
          </table:table-cell>
          <table:table-cell table:style-name="ce9" office:value-type="percentage" office:value="0.76" calcext:value-type="percentage">
            <text:p>76.00%</text:p>
          </table:table-cell>
          <table:table-cell/>
          <table:table-cell table:style-name="ce88" office:value-type="string" calcext:value-type="string">
            <text:p>t-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23.5 hrs</text:p>
          </table:table-cell>
          <table:table-cell office:value-type="float" office:value="1.12593" calcext:value-type="float">
            <text:p>1.12593</text:p>
          </table:table-cell>
          <table:table-cell table:style-name="ce92" office:value-type="percentage" office:value="0.7" calcext:value-type="percentage">
            <text:p>70.00%</text:p>
          </table:table-cell>
          <table:table-cell table:style-name="ce9" office:value-type="percentage" office:value="0.764" calcext:value-type="percentage">
            <text:p>76.40%</text:p>
          </table:table-cell>
          <table:table-cell/>
          <table:table-cell table:style-name="ce88" office:value-type="string" calcext:value-type="string">
            <text:p>t-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24hrs</text:p>
          </table:table-cell>
          <table:table-cell office:value-type="float" office:value="0.55006" calcext:value-type="float">
            <text:p>0.55006</text:p>
          </table:table-cell>
          <table:table-cell table:style-name="ce92" office:value-type="percentage" office:value="0.67" calcext:value-type="percentage">
            <text:p>67.00%</text:p>
          </table:table-cell>
          <table:table-cell table:style-name="ce9" office:value-type="percentage" office:value="0.78" calcext:value-type="percentage">
            <text:p>78.00%</text:p>
          </table:table-cell>
          <table:table-cell/>
          <table:table-cell table:style-name="ce88" office:value-type="string" calcext:value-type="string">
            <text:p>t-23.5 h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24.5 hrs</text:p>
          </table:table-cell>
          <table:table-cell office:value-type="float" office:value="0.5348" calcext:value-type="float">
            <text:p>0.53480</text:p>
          </table:table-cell>
          <table:table-cell table:style-name="ce92" office:value-type="percentage" office:value="0.6" calcext:value-type="percentage">
            <text:p>60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88" office:value-type="string" calcext:value-type="string">
            <text:p>t-24hrs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isSat</text:p>
          </table:table-cell>
          <table:table-cell table:style-name="ce90" office:value-type="float" office:value="-0.27923" calcext:value-type="float">
            <text:p>-0.27923</text:p>
          </table:table-cell>
          <table:table-cell table:style-name="ce92" office:value-type="percentage" office:value="0.61" calcext:value-type="percentage">
            <text:p>61.00%</text:p>
          </table:table-cell>
          <table:table-cell table:style-name="ce9" office:value-type="percentage" office:value="0.8" calcext:value-type="percentage">
            <text:p>80.00%</text:p>
          </table:table-cell>
          <table:table-cell/>
          <table:table-cell table:style-name="ce88"/>
          <table:table-cell table:number-columns-repeated="2"/>
        </table:table-row>
        <table:table-row table:style-name="ro2">
          <table:table-cell/>
          <table:table-cell office:value-type="string" calcext:value-type="string">
            <text:p>isSun</text:p>
          </table:table-cell>
          <table:table-cell office:value-type="float" office:value="-0.2322" calcext:value-type="float">
            <text:p>-0.23220</text:p>
          </table:table-cell>
          <table:table-cell table:style-name="ce92" office:value-type="percentage" office:value="0.6" calcext:value-type="percentage">
            <text:p>60.00%</text:p>
          </table:table-cell>
          <table:table-cell table:style-name="ce9" office:value-type="percentage" office:value="0.8" calcext:value-type="percentage">
            <text:p>80.00%</text:p>
          </table:table-cell>
          <table:table-cell/>
          <table:table-cell table:style-name="ce88"/>
          <table:table-cell table:number-columns-repeated="2"/>
        </table:table-row>
        <table:table-row table:style-name="ro2">
          <table:table-cell/>
          <table:table-cell office:value-type="string" calcext:value-type="string">
            <text:p>isMon</text:p>
          </table:table-cell>
          <table:table-cell table:style-name="ce90" office:value-type="float" office:value="-0.10579" calcext:value-type="float">
            <text:p>-0.10579</text:p>
          </table:table-cell>
          <table:table-cell table:style-name="ce92" office:value-type="percentage" office:value="0.6" calcext:value-type="percentage">
            <text:p>60.00%</text:p>
          </table:table-cell>
          <table:table-cell table:style-name="ce9" office:value-type="percentage" office:value="0.8" calcext:value-type="percentage">
            <text:p>80.00%</text:p>
          </table:table-cell>
          <table:table-cell/>
          <table:table-cell table:style-name="ce88" office:value-type="string" calcext:value-type="string">
            <text:p>t-24.5 h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Tue</text:p>
          </table:table-cell>
          <table:table-cell table:style-name="ce90" office:value-type="float" office:value="-0.14689" calcext:value-type="float">
            <text:p>-0.14689</text:p>
          </table:table-cell>
          <table:table-cell table:style-name="ce92" office:value-type="percentage" office:value="0.61" calcext:value-type="percentage">
            <text:p>61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88" office:value-type="string" calcext:value-type="string">
            <text:p>HrsFrom5p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Wed</text:p>
          </table:table-cell>
          <table:table-cell table:style-name="ce90" office:value-type="float" office:value="-0.12977" calcext:value-type="float">
            <text:p>-0.12977</text:p>
          </table:table-cell>
          <table:table-cell table:style-name="ce92" office:value-type="percentage" office:value="0.61" calcext:value-type="percentage">
            <text:p>61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88" office:value-type="string" calcext:value-type="string">
            <text:p>isSu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Thu</text:p>
          </table:table-cell>
          <table:table-cell table:style-name="ce90" office:value-type="float" office:value="-0.14111" calcext:value-type="float">
            <text:p>-0.14111</text:p>
          </table:table-cell>
          <table:table-cell table:style-name="ce92" office:value-type="percentage" office:value="0.61" calcext:value-type="percentage">
            <text:p>61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88" office:value-type="string" calcext:value-type="string">
            <text:p>isM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Fri</text:p>
          </table:table-cell>
          <table:table-cell table:style-name="ce90" office:value-type="float" office:value="-0.19522" calcext:value-type="float">
            <text:p>-0.19522</text:p>
          </table:table-cell>
          <table:table-cell table:style-name="ce92" office:value-type="percentage" office:value="0.61" calcext:value-type="percentage">
            <text:p>61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88" office:value-type="string" calcext:value-type="string">
            <text:p>isTu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rsFrom5pm</text:p>
          </table:table-cell>
          <table:table-cell office:value-type="float" office:value="-0.05715" calcext:value-type="float">
            <text:p>-0.05715</text:p>
          </table:table-cell>
          <table:table-cell table:style-name="ce92" office:value-type="percentage" office:value="0.63" calcext:value-type="percentage">
            <text:p>63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88" office:value-type="string" calcext:value-type="string">
            <text:p>isWed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90"/>
          <table:table-cell table:style-name="ce9"/>
          <table:table-cell/>
          <table:table-cell table:style-name="ce88" office:value-type="string" calcext:value-type="string">
            <text:p>isThu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90"/>
          <table:table-cell table:number-columns-repeated="2"/>
          <table:table-cell table:style-name="ce88" office:value-type="string" calcext:value-type="string">
            <text:p>isFri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isSa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87" office:value-type="string" calcext:value-type="string">
            <text:p>Field</text:p>
          </table:table-cell>
          <table:table-cell table:style-name="ce1" office:value-type="string" calcext:value-type="string">
            <text:p>Log Reg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1</text:p>
          </table:table-cell>
          <table:table-cell table:style-name="ce88" office:value-type="float" office:value="3.99677" calcext:value-type="float">
            <text:p>3.996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2</text:p>
          </table:table-cell>
          <table:table-cell office:value-type="float" office:value="0.6665" calcext:value-type="float">
            <text:p>0.666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3</text:p>
          </table:table-cell>
          <table:table-cell office:value-type="float" office:value="0.42272" calcext:value-type="float">
            <text:p>0.422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4</text:p>
          </table:table-cell>
          <table:table-cell office:value-type="float" office:value="0.4008" calcext:value-type="float">
            <text:p>0.400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5</text:p>
          </table:table-cell>
          <table:table-cell office:value-type="float" office:value="0.49478" calcext:value-type="float">
            <text:p>0.494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23.5 hrs</text:p>
          </table:table-cell>
          <table:table-cell office:value-type="float" office:value="1.12593" calcext:value-type="float">
            <text:p>1.125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24hrs</text:p>
          </table:table-cell>
          <table:table-cell office:value-type="float" office:value="0.55006" calcext:value-type="float">
            <text:p>0.550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24.5 hrs</text:p>
          </table:table-cell>
          <table:table-cell office:value-type="float" office:value="0.5348" calcext:value-type="float">
            <text:p>0.534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sSun</text:p>
          </table:table-cell>
          <table:table-cell office:value-type="float" office:value="-0.2322" calcext:value-type="float">
            <text:p>-0.23220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isSat</text:p>
          </table:table-cell>
          <table:table-cell table:style-name="ce90" office:value-type="float" office:value="-0.27923" calcext:value-type="float">
            <text:p>-0.27923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90"/>
          <table:table-cell table:number-columns-repeated="6"/>
        </table:table-row>
        <table:table-row table:style-name="ro1">
          <table:table-cell table:number-columns-repeated="2"/>
          <table:table-cell table:style-name="ce90"/>
          <table:table-cell table:number-columns-repeated="6"/>
        </table:table-row>
      </table:table>
      <table:table table:name="RBF" table:style-name="ta1">
        <table:table-column table:style-name="co1" table:default-cell-style-name="Default"/>
        <table:table-column table:style-name="co1" table:number-columns-repeated="2" table:default-cell-style-name="ce12"/>
        <table:table-column table:style-name="co1" table:number-columns-repeated="2" table:default-cell-style-name="ce93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91" office:value-type="string" calcext:value-type="string">
            <text:p>C</text:p>
          </table:table-cell>
          <table:table-cell table:style-name="ce91" office:value-type="string" calcext:value-type="string">
            <text:p>Gamma</text:p>
          </table:table-cell>
          <table:table-cell table:style-name="ce91" office:value-type="string" calcext:value-type="string">
            <text:p>Precision</text:p>
          </table:table-cell>
          <table:table-cell table:style-name="ce91" office:value-type="string" calcext:value-type="string">
            <text:p>Recall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916" calcext:value-type="float">
            <text:p>0.92</text:p>
          </table:table-cell>
          <table:table-cell office:value-type="float" office:value="0.041" calcext:value-type="float">
            <text:p>0.04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8"/>
          <table:table-cell table:number-columns-repeated="3"/>
        </table:table-row>
        <table:table-row table:style-name="ro3" table:number-rows-repeated="8"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94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94" table:number-columns-repeated="2"/>
        </table:table-row>
      </table:table>
      <table:table table:name="SoftMax" table:style-name="ta1">
        <table:table-column table:style-name="co23" table:default-cell-style-name="Default"/>
        <table:table-column table:style-name="co24" table:number-columns-repeated="4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4" table:default-cell-style-name="ce12"/>
        <table:table-column table:style-name="co1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row table:style-name="ro4">
          <table:table-cell table:style-name="ce95"/>
          <table:table-cell/>
          <table:table-cell table:style-name="ce95"/>
          <table:table-cell/>
          <table:table-cell table:style-name="ce104" table:number-columns-repeated="2"/>
          <table:table-cell table:style-name="ce95"/>
          <table:table-cell table:style-name="ce91" table:number-columns-repeated="4"/>
          <table:table-cell table:style-name="ce112"/>
          <table:table-cell table:style-name="ce1"/>
          <table:table-cell/>
        </table:table-row>
        <table:table-row table:style-name="ro5">
          <table:table-cell table:style-name="ce95" office:value-type="string" calcext:value-type="string" table:number-columns-spanned="2" table:number-rows-spanned="1">
            <text:p>Logits</text:p>
          </table:table-cell>
          <table:covered-table-cell/>
          <table:table-cell table:style-name="ce95" office:value-type="string" calcext:value-type="string" table:number-columns-spanned="2" table:number-rows-spanned="1">
            <text:p>Softmax</text:p>
          </table:table-cell>
          <table:covered-table-cell/>
          <table:table-cell table:style-name="ce104" table:number-columns-repeated="2"/>
          <table:table-cell table:style-name="ce95" office:value-type="string" calcext:value-type="string" table:number-columns-spanned="2" table:number-rows-spanned="1">
            <text:p>Natural Log</text:p>
          </table:table-cell>
          <table:covered-table-cell table:style-name="ce91"/>
          <table:table-cell table:style-name="ce91" office:value-type="string" calcext:value-type="string">
            <text:p>Pick target</text:p>
          </table:table-cell>
          <table:table-cell table:style-name="ce91" office:value-type="string" calcext:value-type="string">
            <text:p>Weight</text:p>
          </table:table-cell>
          <table:table-cell table:style-name="ce91" office:value-type="string" calcext:value-type="string">
            <text:p>Cost</text:p>
          </table:table-cell>
          <table:table-cell table:style-name="ce112" office:value-type="string" calcext:value-type="string">
            <text:p>Actual label</text:p>
          </table:table-cell>
          <table:table-cell table:style-name="ce1"/>
          <table:table-cell/>
        </table:table-row>
        <table:table-row table:style-name="ro6">
          <table:table-cell table:style-name="ce96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Sum</text:p>
          </table:table-cell>
          <table:table-cell table:style-name="ce105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0 or 1</text:p>
          </table:table-cell>
          <table:table-cell table:style-name="ce110" table:number-columns-repeated="2"/>
          <table:table-cell table:style-name="ce113"/>
          <table:table-cell table:style-name="ce4"/>
          <table:table-cell/>
        </table:table-row>
        <table:table-row table:style-name="ro6">
          <table:table-cell table:style-name="ce97" office:value-type="float" office:value="0.50069821" calcext:value-type="float">
            <text:p>0.501</text:p>
          </table:table-cell>
          <table:table-cell table:style-name="ce100" office:value-type="float" office:value="0.31561619" calcext:value-type="float">
            <text:p>0.316</text:p>
          </table:table-cell>
          <table:table-cell table:style-name="ce94" table:formula="of:=EXP([.A4])/(SUM(EXP([.$A4]);EXP([.$B4])))" office:value-type="float" office:value="0.546138871518901" calcext:value-type="float">
            <text:p>0.55</text:p>
          </table:table-cell>
          <table:table-cell table:style-name="ce94" table:formula="of:=EXP([.B4])/(SUM(EXP([.$A4]);EXP([.$B4])))" office:value-type="float" office:value="0.453861128481099" calcext:value-type="float">
            <text:p>0.45</text:p>
          </table:table-cell>
          <table:table-cell table:style-name="ce106" table:formula="of:=SUM([.C4:.D4])" office:value-type="float" office:value="1" calcext:value-type="float">
            <text:p>1</text:p>
          </table:table-cell>
          <table:table-cell table:style-name="ce106"/>
          <table:table-cell table:style-name="ce94" table:formula="of:=LN([.C4])" office:value-type="float" office:value="-0.604881992135831" calcext:value-type="float">
            <text:p>-0.60</text:p>
          </table:table-cell>
          <table:table-cell table:style-name="ce94" table:formula="of:=LN([.D4])" office:value-type="float" office:value="-0.789964012135831" calcext:value-type="float">
            <text:p>-0.79</text:p>
          </table:table-cell>
          <table:table-cell table:style-name="ce94" table:formula="of:=INDEX([.G4:.H4];[.L4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97" table:formula="of:=[.J4]*[.I4]" office:value-type="float" office:value="0.604881992135831" calcext:value-type="float">
            <text:p>0.605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0.52691334" calcext:value-type="float">
            <text:p>0.527</text:p>
          </table:table-cell>
          <table:table-cell table:style-name="ce100" office:value-type="float" office:value="0.26482213" calcext:value-type="float">
            <text:p>0.265</text:p>
          </table:table-cell>
          <table:table-cell table:style-name="ce94" table:formula="of:=EXP([.A5])/(SUM(EXP([.$A5]);EXP([.$B5])))" office:value-type="float" office:value="0.565150287877707" calcext:value-type="float">
            <text:p>0.57</text:p>
          </table:table-cell>
          <table:table-cell table:style-name="ce94" table:formula="of:=EXP([.B5])/(SUM(EXP([.$A5]);EXP([.$B5])))" office:value-type="float" office:value="0.434849712122293" calcext:value-type="float">
            <text:p>0.43</text:p>
          </table:table-cell>
          <table:table-cell table:style-name="ce106" table:formula="of:=SUM([.C5:.D5])" office:value-type="float" office:value="1" calcext:value-type="float">
            <text:p>1</text:p>
          </table:table-cell>
          <table:table-cell table:style-name="ce106"/>
          <table:table-cell table:style-name="ce94" table:formula="of:=LN([.C5])" office:value-type="float" office:value="-0.570663586962696" calcext:value-type="float">
            <text:p>-0.57</text:p>
          </table:table-cell>
          <table:table-cell table:style-name="ce94" table:formula="of:=LN([.D5])" office:value-type="float" office:value="-0.832754796962696" calcext:value-type="float">
            <text:p>-0.83</text:p>
          </table:table-cell>
          <table:table-cell table:style-name="ce94" table:formula="of:=INDEX([.G5:.H5];[.L5]+1)*-1" office:value-type="float" office:value="0.570663586962696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table:style-name="ce97" table:formula="of:=[.J5]*[.I5]" office:value-type="float" office:value="0.570663586962696" calcext:value-type="float">
            <text:p>0.571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1.99823177" calcext:value-type="float">
            <text:p>1.998</text:p>
          </table:table-cell>
          <table:table-cell table:style-name="ce100" office:value-type="float" office:value="-1.15808666" calcext:value-type="float">
            <text:p>-1.158</text:p>
          </table:table-cell>
          <table:table-cell table:style-name="ce94" table:formula="of:=EXP([.A6])/(SUM(EXP([.$A6]);EXP([.$B6])))" office:value-type="float" office:value="0.959156964911427" calcext:value-type="float">
            <text:p>0.96</text:p>
          </table:table-cell>
          <table:table-cell table:style-name="ce94" table:formula="of:=EXP([.B6])/(SUM(EXP([.$A6]);EXP([.$B6])))" office:value-type="float" office:value="0.0408430350885726" calcext:value-type="float">
            <text:p>0.04</text:p>
          </table:table-cell>
          <table:table-cell table:style-name="ce106" table:formula="of:=SUM([.C6:.D6])" office:value-type="float" office:value="1" calcext:value-type="float">
            <text:p>1</text:p>
          </table:table-cell>
          <table:table-cell table:style-name="ce106"/>
          <table:table-cell table:style-name="ce94" table:formula="of:=LN([.C6])" office:value-type="float" office:value="-0.0417005418805914" calcext:value-type="float">
            <text:p>-0.04</text:p>
          </table:table-cell>
          <table:table-cell table:style-name="ce94" table:formula="of:=LN([.D6])" office:value-type="float" office:value="-3.19801897188059" calcext:value-type="float">
            <text:p>-3.20</text:p>
          </table:table-cell>
          <table:table-cell table:style-name="ce94" table:formula="of:=INDEX([.G6:.H6];[.L6]+1)*-1" office:value-type="float" office:value="0.041700541880591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97" table:formula="of:=[.J6]*[.I6]" office:value-type="float" office:value="0.0417005418805914" calcext:value-type="float">
            <text:p>0.042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0.50069821" calcext:value-type="float">
            <text:p>0.501</text:p>
          </table:table-cell>
          <table:table-cell table:style-name="ce100" office:value-type="float" office:value="0.31561619" calcext:value-type="float">
            <text:p>0.316</text:p>
          </table:table-cell>
          <table:table-cell table:style-name="ce94" table:formula="of:=EXP([.A7])/(SUM(EXP([.$A7]);EXP([.$B7])))" office:value-type="float" office:value="0.546138871518901" calcext:value-type="float">
            <text:p>0.55</text:p>
          </table:table-cell>
          <table:table-cell table:style-name="ce94" table:formula="of:=EXP([.B7])/(SUM(EXP([.$A7]);EXP([.$B7])))" office:value-type="float" office:value="0.453861128481099" calcext:value-type="float">
            <text:p>0.45</text:p>
          </table:table-cell>
          <table:table-cell table:style-name="ce106" table:formula="of:=SUM([.C7:.D7])" office:value-type="float" office:value="1" calcext:value-type="float">
            <text:p>1</text:p>
          </table:table-cell>
          <table:table-cell table:style-name="ce106"/>
          <table:table-cell table:style-name="ce94" table:formula="of:=LN([.C7])" office:value-type="float" office:value="-0.604881992135831" calcext:value-type="float">
            <text:p>-0.60</text:p>
          </table:table-cell>
          <table:table-cell table:style-name="ce94" table:formula="of:=LN([.D7])" office:value-type="float" office:value="-0.789964012135831" calcext:value-type="float">
            <text:p>-0.79</text:p>
          </table:table-cell>
          <table:table-cell table:style-name="ce94" table:formula="of:=INDEX([.G7:.H7];[.L7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97" table:formula="of:=[.J7]*[.I7]" office:value-type="float" office:value="0.604881992135831" calcext:value-type="float">
            <text:p>0.605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0.49955547" calcext:value-type="float">
            <text:p>0.500</text:p>
          </table:table-cell>
          <table:table-cell table:style-name="ce100" office:value-type="float" office:value="0.31619477" calcext:value-type="float">
            <text:p>0.316</text:p>
          </table:table-cell>
          <table:table-cell table:style-name="ce94" table:formula="of:=EXP([.A8])/(SUM(EXP([.$A8]);EXP([.$B8])))" office:value-type="float" office:value="0.5457121720741" calcext:value-type="float">
            <text:p>0.55</text:p>
          </table:table-cell>
          <table:table-cell table:style-name="ce94" table:formula="of:=EXP([.B8])/(SUM(EXP([.$A8]);EXP([.$B8])))" office:value-type="float" office:value="0.4542878279259" calcext:value-type="float">
            <text:p>0.45</text:p>
          </table:table-cell>
          <table:table-cell table:style-name="ce106" table:formula="of:=SUM([.C8:.D8])" office:value-type="float" office:value="1" calcext:value-type="float">
            <text:p>1</text:p>
          </table:table-cell>
          <table:table-cell table:style-name="ce106"/>
          <table:table-cell table:style-name="ce94" table:formula="of:=LN([.C8])" office:value-type="float" office:value="-0.605663599606975" calcext:value-type="float">
            <text:p>-0.61</text:p>
          </table:table-cell>
          <table:table-cell table:style-name="ce94" table:formula="of:=LN([.D8])" office:value-type="float" office:value="-0.789024299606975" calcext:value-type="float">
            <text:p>-0.79</text:p>
          </table:table-cell>
          <table:table-cell table:style-name="ce94" table:formula="of:=INDEX([.G8:.H8];[.L8]+1)*-1" office:value-type="float" office:value="0.605663599606975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table:style-name="ce97" table:formula="of:=[.J8]*[.I8]" office:value-type="float" office:value="0.605663599606975" calcext:value-type="float">
            <text:p>0.606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1.81773412" calcext:value-type="float">
            <text:p>1.818</text:p>
          </table:table-cell>
          <table:table-cell table:style-name="ce100" office:value-type="float" office:value="-0.95891583" calcext:value-type="float">
            <text:p>-0.959</text:p>
          </table:table-cell>
          <table:table-cell table:style-name="ce94" table:formula="of:=EXP([.A9])/(SUM(EXP([.$A9]);EXP([.$B9])))" office:value-type="float" office:value="0.941400911204817" calcext:value-type="float">
            <text:p>0.94</text:p>
          </table:table-cell>
          <table:table-cell table:style-name="ce94" table:formula="of:=EXP([.B9])/(SUM(EXP([.$A9]);EXP([.$B9])))" office:value-type="float" office:value="0.0585990887951827" calcext:value-type="float">
            <text:p>0.06</text:p>
          </table:table-cell>
          <table:table-cell table:style-name="ce106" table:formula="of:=SUM([.C9:.D9])" office:value-type="float" office:value="1" calcext:value-type="float">
            <text:p>1</text:p>
          </table:table-cell>
          <table:table-cell table:style-name="ce106"/>
          <table:table-cell table:style-name="ce94" table:formula="of:=LN([.C9])" office:value-type="float" office:value="-0.0603861820903275" calcext:value-type="float">
            <text:p>-0.06</text:p>
          </table:table-cell>
          <table:table-cell table:style-name="ce94" table:formula="of:=LN([.D9])" office:value-type="float" office:value="-2.83703613209033" calcext:value-type="float">
            <text:p>-2.84</text:p>
          </table:table-cell>
          <table:table-cell table:style-name="ce94" table:formula="of:=INDEX([.G9:.H9];[.L9]+1)*-1" office:value-type="float" office:value="0.0603861820903275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97" table:formula="of:=[.J9]*[.I9]" office:value-type="float" office:value="0.0603861820903275" calcext:value-type="float">
            <text:p>0.060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0.50069392" calcext:value-type="float">
            <text:p>0.501</text:p>
          </table:table-cell>
          <table:table-cell table:style-name="ce100" office:value-type="float" office:value="0.31562287" calcext:value-type="float">
            <text:p>0.316</text:p>
          </table:table-cell>
          <table:table-cell table:style-name="ce94" table:formula="of:=EXP([.A10])/(SUM(EXP([.$A10]);EXP([.$B10])))" office:value-type="float" office:value="0.546136152370411" calcext:value-type="float">
            <text:p>0.55</text:p>
          </table:table-cell>
          <table:table-cell table:style-name="ce94" table:formula="of:=EXP([.B10])/(SUM(EXP([.$A10]);EXP([.$B10])))" office:value-type="float" office:value="0.453863847629589" calcext:value-type="float">
            <text:p>0.45</text:p>
          </table:table-cell>
          <table:table-cell table:style-name="ce106" table:formula="of:=SUM([.C10:.D10])" office:value-type="float" office:value="1" calcext:value-type="float">
            <text:p>1</text:p>
          </table:table-cell>
          <table:table-cell table:style-name="ce106"/>
          <table:table-cell table:style-name="ce94" table:formula="of:=LN([.C10])" office:value-type="float" office:value="-0.604886971007325" calcext:value-type="float">
            <text:p>-0.60</text:p>
          </table:table-cell>
          <table:table-cell table:style-name="ce94" table:formula="of:=LN([.D10])" office:value-type="float" office:value="-0.789958021007325" calcext:value-type="float">
            <text:p>-0.79</text:p>
          </table:table-cell>
          <table:table-cell table:style-name="ce94" table:formula="of:=INDEX([.G10:.H10];[.L10]+1)*-1" office:value-type="float" office:value="0.604886971007325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97" table:formula="of:=[.J10]*[.I10]" office:value-type="float" office:value="0.604886971007325" calcext:value-type="float">
            <text:p>0.605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0.50069821" calcext:value-type="float">
            <text:p>0.501</text:p>
          </table:table-cell>
          <table:table-cell table:style-name="ce100" office:value-type="float" office:value="0.31561619" calcext:value-type="float">
            <text:p>0.316</text:p>
          </table:table-cell>
          <table:table-cell table:style-name="ce94" table:formula="of:=EXP([.A11])/(SUM(EXP([.$A11]);EXP([.$B11])))" office:value-type="float" office:value="0.546138871518901" calcext:value-type="float">
            <text:p>0.55</text:p>
          </table:table-cell>
          <table:table-cell table:style-name="ce94" table:formula="of:=EXP([.B11])/(SUM(EXP([.$A11]);EXP([.$B11])))" office:value-type="float" office:value="0.453861128481099" calcext:value-type="float">
            <text:p>0.45</text:p>
          </table:table-cell>
          <table:table-cell table:style-name="ce106" table:formula="of:=SUM([.C11:.D11])" office:value-type="float" office:value="1" calcext:value-type="float">
            <text:p>1</text:p>
          </table:table-cell>
          <table:table-cell table:style-name="ce106"/>
          <table:table-cell table:style-name="ce94" table:formula="of:=LN([.C11])" office:value-type="float" office:value="-0.604881992135831" calcext:value-type="float">
            <text:p>-0.60</text:p>
          </table:table-cell>
          <table:table-cell table:style-name="ce94" table:formula="of:=LN([.D11])" office:value-type="float" office:value="-0.789964012135831" calcext:value-type="float">
            <text:p>-0.79</text:p>
          </table:table-cell>
          <table:table-cell table:style-name="ce94" table:formula="of:=INDEX([.G11:.H11];[.L11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97" table:formula="of:=[.J11]*[.I11]" office:value-type="float" office:value="0.604881992135831" calcext:value-type="float">
            <text:p>0.605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0.50069821" calcext:value-type="float">
            <text:p>0.501</text:p>
          </table:table-cell>
          <table:table-cell table:style-name="ce100" office:value-type="float" office:value="0.31561619" calcext:value-type="float">
            <text:p>0.316</text:p>
          </table:table-cell>
          <table:table-cell table:style-name="ce94" table:formula="of:=EXP([.A12])/(SUM(EXP([.$A12]);EXP([.$B12])))" office:value-type="float" office:value="0.546138871518901" calcext:value-type="float">
            <text:p>0.55</text:p>
          </table:table-cell>
          <table:table-cell table:style-name="ce94" table:formula="of:=EXP([.B12])/(SUM(EXP([.$A12]);EXP([.$B12])))" office:value-type="float" office:value="0.453861128481099" calcext:value-type="float">
            <text:p>0.45</text:p>
          </table:table-cell>
          <table:table-cell table:style-name="ce106" table:formula="of:=SUM([.C12:.D12])" office:value-type="float" office:value="1" calcext:value-type="float">
            <text:p>1</text:p>
          </table:table-cell>
          <table:table-cell table:style-name="ce106"/>
          <table:table-cell table:style-name="ce94" table:formula="of:=LN([.C12])" office:value-type="float" office:value="-0.604881992135831" calcext:value-type="float">
            <text:p>-0.60</text:p>
          </table:table-cell>
          <table:table-cell table:style-name="ce94" table:formula="of:=LN([.D12])" office:value-type="float" office:value="-0.789964012135831" calcext:value-type="float">
            <text:p>-0.79</text:p>
          </table:table-cell>
          <table:table-cell table:style-name="ce94" table:formula="of:=INDEX([.G12:.H12];[.L12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97" table:formula="of:=[.J12]*[.I12]" office:value-type="float" office:value="0.604881992135831" calcext:value-type="float">
            <text:p>0.605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0.50069857" calcext:value-type="float">
            <text:p>0.501</text:p>
          </table:table-cell>
          <table:table-cell table:style-name="ce100" office:value-type="float" office:value="0.31561661" calcext:value-type="float">
            <text:p>0.316</text:p>
          </table:table-cell>
          <table:table-cell table:style-name="ce94" table:formula="of:=EXP([.A13])/(SUM(EXP([.$A13]);EXP([.$B13])))" office:value-type="float" office:value="0.546138856646629" calcext:value-type="float">
            <text:p>0.55</text:p>
          </table:table-cell>
          <table:table-cell table:style-name="ce94" table:formula="of:=EXP([.B13])/(SUM(EXP([.$A13]);EXP([.$B13])))" office:value-type="float" office:value="0.453861143353371" calcext:value-type="float">
            <text:p>0.45</text:p>
          </table:table-cell>
          <table:table-cell table:style-name="ce106" table:formula="of:=SUM([.C13:.D13])" office:value-type="float" office:value="1" calcext:value-type="float">
            <text:p>1</text:p>
          </table:table-cell>
          <table:table-cell table:style-name="ce106"/>
          <table:table-cell table:style-name="ce94" table:formula="of:=LN([.C13])" office:value-type="float" office:value="-0.604882019367499" calcext:value-type="float">
            <text:p>-0.60</text:p>
          </table:table-cell>
          <table:table-cell table:style-name="ce94" table:formula="of:=LN([.D13])" office:value-type="float" office:value="-0.789963979367499" calcext:value-type="float">
            <text:p>-0.79</text:p>
          </table:table-cell>
          <table:table-cell table:style-name="ce94" table:formula="of:=INDEX([.G13:.H13];[.L13]+1)*-1" office:value-type="float" office:value="0.604882019367499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97" table:formula="of:=[.J13]*[.I13]" office:value-type="float" office:value="0.604882019367499" calcext:value-type="float">
            <text:p>0.605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0.67744523" calcext:value-type="float">
            <text:p>0.677</text:p>
          </table:table-cell>
          <table:table-cell table:style-name="ce100" office:value-type="float" office:value="0.11207676" calcext:value-type="float">
            <text:p>0.112</text:p>
          </table:table-cell>
          <table:table-cell table:style-name="ce94" table:formula="of:=EXP([.A14])/(SUM(EXP([.$A14]);EXP([.$B14])))" office:value-type="float" office:value="0.637693788404205" calcext:value-type="float">
            <text:p>0.64</text:p>
          </table:table-cell>
          <table:table-cell table:style-name="ce94" table:formula="of:=EXP([.B14])/(SUM(EXP([.$A14]);EXP([.$B14])))" office:value-type="float" office:value="0.362306211595795" calcext:value-type="float">
            <text:p>0.36</text:p>
          </table:table-cell>
          <table:table-cell table:style-name="ce106" table:formula="of:=SUM([.C14:.D14])" office:value-type="float" office:value="1" calcext:value-type="float">
            <text:p>1</text:p>
          </table:table-cell>
          <table:table-cell table:style-name="ce106"/>
          <table:table-cell table:style-name="ce94" table:formula="of:=LN([.C14])" office:value-type="float" office:value="-0.449897066332148" calcext:value-type="float">
            <text:p>-0.45</text:p>
          </table:table-cell>
          <table:table-cell table:style-name="ce94" table:formula="of:=LN([.D14])" office:value-type="float" office:value="-1.01526553633215" calcext:value-type="float">
            <text:p>-1.02</text:p>
          </table:table-cell>
          <table:table-cell table:style-name="ce94" table:formula="of:=INDEX([.G14:.H14];[.L14]+1)*-1" office:value-type="float" office:value="0.449897066332148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table:style-name="ce97" table:formula="of:=[.J14]*[.I14]" office:value-type="float" office:value="0.449897066332148" calcext:value-type="float">
            <text:p>0.450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8" office:value-type="float" office:value="0.55405688" calcext:value-type="float">
            <text:p>0.554</text:p>
          </table:table-cell>
          <table:table-cell table:style-name="ce101" office:value-type="float" office:value="0.26269704" calcext:value-type="float">
            <text:p>0.263</text:p>
          </table:table-cell>
          <table:table-cell table:style-name="ce102" table:formula="of:=EXP([.A15])/(SUM(EXP([.$A15]);EXP([.$B15])))" office:value-type="float" office:value="0.572329011636983" calcext:value-type="float">
            <text:p>0.57</text:p>
          </table:table-cell>
          <table:table-cell table:style-name="ce102" table:formula="of:=EXP([.B15])/(SUM(EXP([.$A15]);EXP([.$B15])))" office:value-type="float" office:value="0.427670988363017" calcext:value-type="float">
            <text:p>0.43</text:p>
          </table:table-cell>
          <table:table-cell table:style-name="ce107" table:formula="of:=SUM([.C15:.D15])" office:value-type="float" office:value="1" calcext:value-type="float">
            <text:p>1</text:p>
          </table:table-cell>
          <table:table-cell table:style-name="ce107"/>
          <table:table-cell table:style-name="ce102" table:formula="of:=LN([.C15])" office:value-type="float" office:value="-0.558041257794123" calcext:value-type="float">
            <text:p>-0.56</text:p>
          </table:table-cell>
          <table:table-cell table:style-name="ce102" table:formula="of:=LN([.D15])" office:value-type="float" office:value="-0.849401097794124" calcext:value-type="float">
            <text:p>-0.85</text:p>
          </table:table-cell>
          <table:table-cell table:style-name="ce102" table:formula="of:=INDEX([.G15:.H15];[.L15]+1)*-1" office:value-type="float" office:value="0.849401097794124" calcext:value-type="float">
            <text:p>0.85</text:p>
          </table:table-cell>
          <table:table-cell table:style-name="ce111" office:value-type="float" office:value="6" calcext:value-type="float">
            <text:p>6</text:p>
          </table:table-cell>
          <table:table-cell table:style-name="ce98" table:formula="of:=[.J15]*[.I15]" office:value-type="float" office:value="5.09640658676474" calcext:value-type="float">
            <text:p>5.096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0.50069821" calcext:value-type="float">
            <text:p>0.501</text:p>
          </table:table-cell>
          <table:table-cell table:style-name="ce100" office:value-type="float" office:value="0.31561619" calcext:value-type="float">
            <text:p>0.316</text:p>
          </table:table-cell>
          <table:table-cell table:style-name="ce94" table:formula="of:=EXP([.A16])/(SUM(EXP([.$A16]);EXP([.$B16])))" office:value-type="float" office:value="0.546138871518901" calcext:value-type="float">
            <text:p>0.55</text:p>
          </table:table-cell>
          <table:table-cell table:style-name="ce94" table:formula="of:=EXP([.B16])/(SUM(EXP([.$A16]);EXP([.$B16])))" office:value-type="float" office:value="0.453861128481099" calcext:value-type="float">
            <text:p>0.45</text:p>
          </table:table-cell>
          <table:table-cell table:style-name="ce106" table:formula="of:=SUM([.C16:.D16])" office:value-type="float" office:value="1" calcext:value-type="float">
            <text:p>1</text:p>
          </table:table-cell>
          <table:table-cell table:style-name="ce106"/>
          <table:table-cell table:style-name="ce94" table:formula="of:=LN([.C16])" office:value-type="float" office:value="-0.604881992135831" calcext:value-type="float">
            <text:p>-0.60</text:p>
          </table:table-cell>
          <table:table-cell table:style-name="ce94" table:formula="of:=LN([.D16])" office:value-type="float" office:value="-0.789964012135831" calcext:value-type="float">
            <text:p>-0.79</text:p>
          </table:table-cell>
          <table:table-cell table:style-name="ce94" table:formula="of:=INDEX([.G16:.H16];[.L16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97" table:formula="of:=[.J16]*[.I16]" office:value-type="float" office:value="0.604881992135831" calcext:value-type="float">
            <text:p>0.605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1.76761127" calcext:value-type="float">
            <text:p>1.768</text:p>
          </table:table-cell>
          <table:table-cell table:style-name="ce100" office:value-type="float" office:value="-0.91985857" calcext:value-type="float">
            <text:p>-0.920</text:p>
          </table:table-cell>
          <table:table-cell table:style-name="ce94" table:formula="of:=EXP([.A17])/(SUM(EXP([.$A17]);EXP([.$B17])))" office:value-type="float" office:value="0.936283206517684" calcext:value-type="float">
            <text:p>0.94</text:p>
          </table:table-cell>
          <table:table-cell table:style-name="ce94" table:formula="of:=EXP([.B17])/(SUM(EXP([.$A17]);EXP([.$B17])))" office:value-type="float" office:value="0.0637167934823159" calcext:value-type="float">
            <text:p>0.06</text:p>
          </table:table-cell>
          <table:table-cell table:style-name="ce106" table:formula="of:=SUM([.C17:.D17])" office:value-type="float" office:value="1" calcext:value-type="float">
            <text:p>1</text:p>
          </table:table-cell>
          <table:table-cell table:style-name="ce106"/>
          <table:table-cell table:style-name="ce94" table:formula="of:=LN([.C17])" office:value-type="float" office:value="-0.0658372772040369" calcext:value-type="float">
            <text:p>-0.07</text:p>
          </table:table-cell>
          <table:table-cell table:style-name="ce94" table:formula="of:=LN([.D17])" office:value-type="float" office:value="-2.75330711720404" calcext:value-type="float">
            <text:p>-2.75</text:p>
          </table:table-cell>
          <table:table-cell table:style-name="ce94" table:formula="of:=INDEX([.G17:.H17];[.L17]+1)*-1" office:value-type="float" office:value="0.0658372772040369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97" table:formula="of:=[.J17]*[.I17]" office:value-type="float" office:value="0.0658372772040369" calcext:value-type="float">
            <text:p>0.066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0.49426872" calcext:value-type="float">
            <text:p>0.494</text:p>
          </table:table-cell>
          <table:table-cell table:style-name="ce100" office:value-type="float" office:value="0.31742847" calcext:value-type="float">
            <text:p>0.317</text:p>
          </table:table-cell>
          <table:table-cell table:style-name="ce94" table:formula="of:=EXP([.A18])/(SUM(EXP([.$A18]);EXP([.$B18])))" office:value-type="float" office:value="0.544095208494277" calcext:value-type="float">
            <text:p>0.54</text:p>
          </table:table-cell>
          <table:table-cell table:style-name="ce94" table:formula="of:=EXP([.B18])/(SUM(EXP([.$A18]);EXP([.$B18])))" office:value-type="float" office:value="0.455904791505723" calcext:value-type="float">
            <text:p>0.46</text:p>
          </table:table-cell>
          <table:table-cell table:style-name="ce106" table:formula="of:=SUM([.C18:.D18])" office:value-type="float" office:value="1" calcext:value-type="float">
            <text:p>1</text:p>
          </table:table-cell>
          <table:table-cell table:style-name="ce106"/>
          <table:table-cell table:style-name="ce94" table:formula="of:=LN([.C18])" office:value-type="float" office:value="-0.60863103182516" calcext:value-type="float">
            <text:p>-0.61</text:p>
          </table:table-cell>
          <table:table-cell table:style-name="ce94" table:formula="of:=LN([.D18])" office:value-type="float" office:value="-0.78547128182516" calcext:value-type="float">
            <text:p>-0.79</text:p>
          </table:table-cell>
          <table:table-cell table:style-name="ce94" table:formula="of:=INDEX([.G18:.H18];[.L18]+1)*-1" office:value-type="float" office:value="0.60863103182516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table:style-name="ce97" table:formula="of:=[.J18]*[.I18]" office:value-type="float" office:value="0.60863103182516" calcext:value-type="float">
            <text:p>0.609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1.58399713" calcext:value-type="float">
            <text:p>1.584</text:p>
          </table:table-cell>
          <table:table-cell table:style-name="ce100" office:value-type="float" office:value="-0.7369709" calcext:value-type="float">
            <text:p>-0.737</text:p>
          </table:table-cell>
          <table:table-cell table:style-name="ce94" table:formula="of:=EXP([.A19])/(SUM(EXP([.$A19]);EXP([.$B19])))" office:value-type="float" office:value="0.91059877800508" calcext:value-type="float">
            <text:p>0.91</text:p>
          </table:table-cell>
          <table:table-cell table:style-name="ce94" table:formula="of:=EXP([.B19])/(SUM(EXP([.$A19]);EXP([.$B19])))" office:value-type="float" office:value="0.0894012219949203" calcext:value-type="float">
            <text:p>0.09</text:p>
          </table:table-cell>
          <table:table-cell table:style-name="ce106" table:formula="of:=SUM([.C19:.D19])" office:value-type="float" office:value="1" calcext:value-type="float">
            <text:p>1</text:p>
          </table:table-cell>
          <table:table-cell table:style-name="ce106"/>
          <table:table-cell table:style-name="ce94" table:formula="of:=LN([.C19])" office:value-type="float" office:value="-0.0936528980491033" calcext:value-type="float">
            <text:p>-0.09</text:p>
          </table:table-cell>
          <table:table-cell table:style-name="ce94" table:formula="of:=LN([.D19])" office:value-type="float" office:value="-2.4146209280491" calcext:value-type="float">
            <text:p>-2.41</text:p>
          </table:table-cell>
          <table:table-cell table:style-name="ce94" table:formula="of:=INDEX([.G19:.H19];[.L19]+1)*-1" office:value-type="float" office:value="0.0936528980491033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style-name="ce97" table:formula="of:=[.J19]*[.I19]" office:value-type="float" office:value="0.0936528980491033" calcext:value-type="float">
            <text:p>0.094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1.44814157" calcext:value-type="float">
            <text:p>1.448</text:p>
          </table:table-cell>
          <table:table-cell table:style-name="ce100" office:value-type="float" office:value="-0.62317646" calcext:value-type="float">
            <text:p>-0.623</text:p>
          </table:table-cell>
          <table:table-cell table:style-name="ce94" table:formula="of:=EXP([.A20])/(SUM(EXP([.$A20]);EXP([.$B20])))" office:value-type="float" office:value="0.888084028504427" calcext:value-type="float">
            <text:p>0.89</text:p>
          </table:table-cell>
          <table:table-cell table:style-name="ce94" table:formula="of:=EXP([.B20])/(SUM(EXP([.$A20]);EXP([.$B20])))" office:value-type="float" office:value="0.111915971495573" calcext:value-type="float">
            <text:p>0.11</text:p>
          </table:table-cell>
          <table:table-cell table:style-name="ce106" table:formula="of:=SUM([.C20:.D20])" office:value-type="float" office:value="1" calcext:value-type="float">
            <text:p>1</text:p>
          </table:table-cell>
          <table:table-cell table:style-name="ce106"/>
          <table:table-cell table:style-name="ce94" table:formula="of:=LN([.C20])" office:value-type="float" office:value="-0.118688913772615" calcext:value-type="float">
            <text:p>-0.12</text:p>
          </table:table-cell>
          <table:table-cell table:style-name="ce94" table:formula="of:=LN([.D20])" office:value-type="float" office:value="-2.19000694377262" calcext:value-type="float">
            <text:p>-2.19</text:p>
          </table:table-cell>
          <table:table-cell table:style-name="ce94" table:formula="of:=INDEX([.G20:.H20];[.L20]+1)*-1" office:value-type="float" office:value="0.118688913772615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style-name="ce97" table:formula="of:=[.J20]*[.I20]" office:value-type="float" office:value="0.118688913772615" calcext:value-type="float">
            <text:p>0.119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0.50069821" calcext:value-type="float">
            <text:p>0.501</text:p>
          </table:table-cell>
          <table:table-cell table:style-name="ce100" office:value-type="float" office:value="0.31561619" calcext:value-type="float">
            <text:p>0.316</text:p>
          </table:table-cell>
          <table:table-cell table:style-name="ce94" table:formula="of:=EXP([.A21])/(SUM(EXP([.$A21]);EXP([.$B21])))" office:value-type="float" office:value="0.546138871518901" calcext:value-type="float">
            <text:p>0.55</text:p>
          </table:table-cell>
          <table:table-cell table:style-name="ce94" table:formula="of:=EXP([.B21])/(SUM(EXP([.$A21]);EXP([.$B21])))" office:value-type="float" office:value="0.453861128481099" calcext:value-type="float">
            <text:p>0.45</text:p>
          </table:table-cell>
          <table:table-cell table:style-name="ce106" table:formula="of:=SUM([.C21:.D21])" office:value-type="float" office:value="1" calcext:value-type="float">
            <text:p>1</text:p>
          </table:table-cell>
          <table:table-cell table:style-name="ce106"/>
          <table:table-cell table:style-name="ce94" table:formula="of:=LN([.C21])" office:value-type="float" office:value="-0.604881992135831" calcext:value-type="float">
            <text:p>-0.60</text:p>
          </table:table-cell>
          <table:table-cell table:style-name="ce94" table:formula="of:=LN([.D21])" office:value-type="float" office:value="-0.789964012135831" calcext:value-type="float">
            <text:p>-0.79</text:p>
          </table:table-cell>
          <table:table-cell table:style-name="ce94" table:formula="of:=INDEX([.G21:.H21];[.L21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97" table:formula="of:=[.J21]*[.I21]" office:value-type="float" office:value="0.604881992135831" calcext:value-type="float">
            <text:p>0.605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0.52058965" calcext:value-type="float">
            <text:p>0.521</text:p>
          </table:table-cell>
          <table:table-cell table:style-name="ce100" office:value-type="float" office:value="0.28465056" calcext:value-type="float">
            <text:p>0.285</text:p>
          </table:table-cell>
          <table:table-cell table:style-name="ce94" table:formula="of:=EXP([.A22])/(SUM(EXP([.$A22]);EXP([.$B22])))" office:value-type="float" office:value="0.558712660478907" calcext:value-type="float">
            <text:p>0.56</text:p>
          </table:table-cell>
          <table:table-cell table:style-name="ce94" table:formula="of:=EXP([.B22])/(SUM(EXP([.$A22]);EXP([.$B22])))" office:value-type="float" office:value="0.441287339521093" calcext:value-type="float">
            <text:p>0.44</text:p>
          </table:table-cell>
          <table:table-cell table:style-name="ce106" table:formula="of:=SUM([.C22:.D22])" office:value-type="float" office:value="1" calcext:value-type="float">
            <text:p>1</text:p>
          </table:table-cell>
          <table:table-cell table:style-name="ce106"/>
          <table:table-cell table:style-name="ce94" table:formula="of:=LN([.C22])" office:value-type="float" office:value="-0.582119962170762" calcext:value-type="float">
            <text:p>-0.58</text:p>
          </table:table-cell>
          <table:table-cell table:style-name="ce94" table:formula="of:=LN([.D22])" office:value-type="float" office:value="-0.818059052170762" calcext:value-type="float">
            <text:p>-0.82</text:p>
          </table:table-cell>
          <table:table-cell table:style-name="ce94" table:formula="of:=INDEX([.G22:.H22];[.L22]+1)*-1" office:value-type="float" office:value="0.582119962170762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style-name="ce97" table:formula="of:=[.J22]*[.I22]" office:value-type="float" office:value="0.582119962170762" calcext:value-type="float">
            <text:p>0.582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style-name="ce97" office:value-type="float" office:value="0.50069821" calcext:value-type="float">
            <text:p>0.501</text:p>
          </table:table-cell>
          <table:table-cell table:style-name="ce100" office:value-type="float" office:value="0.31561619" calcext:value-type="float">
            <text:p>0.316</text:p>
          </table:table-cell>
          <table:table-cell table:style-name="ce94" table:formula="of:=EXP([.A23])/(SUM(EXP([.$A23]);EXP([.$B23])))" office:value-type="float" office:value="0.546138871518901" calcext:value-type="float">
            <text:p>0.55</text:p>
          </table:table-cell>
          <table:table-cell table:style-name="ce94" table:formula="of:=EXP([.B23])/(SUM(EXP([.$A23]);EXP([.$B23])))" office:value-type="float" office:value="0.453861128481099" calcext:value-type="float">
            <text:p>0.45</text:p>
          </table:table-cell>
          <table:table-cell table:style-name="ce106" table:formula="of:=SUM([.C23:.D23])" office:value-type="float" office:value="1" calcext:value-type="float">
            <text:p>1</text:p>
          </table:table-cell>
          <table:table-cell table:style-name="ce106"/>
          <table:table-cell table:style-name="ce94" table:formula="of:=LN([.C23])" office:value-type="float" office:value="-0.604881992135831" calcext:value-type="float">
            <text:p>-0.60</text:p>
          </table:table-cell>
          <table:table-cell table:style-name="ce94" table:formula="of:=LN([.D23])" office:value-type="float" office:value="-0.789964012135831" calcext:value-type="float">
            <text:p>-0.79</text:p>
          </table:table-cell>
          <table:table-cell table:style-name="ce94" table:formula="of:=INDEX([.G23:.H23];[.L23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97" table:formula="of:=[.J23]*[.I23]" office:value-type="float" office:value="0.604881992135831" calcext:value-type="float">
            <text:p>0.605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4"/>
        </table:table-row>
        <table:table-row table:style-name="ro6">
          <table:table-cell table:number-columns-repeated="14"/>
        </table:table-row>
        <table:table-row table:style-name="ro6">
          <table:table-cell table:number-columns-repeated="7"/>
          <table:table-cell table:style-name="ce4" office:value-type="string" calcext:value-type="string">
            <text:p>Av. cost</text:p>
          </table:table-cell>
          <table:table-cell table:style-name="ce109" table:formula="of:=AVERAGE([.I4:.I23])" office:value-type="float" office:value="0.474529254650709" calcext:value-type="float">
            <text:p>0.475</text:p>
          </table:table-cell>
          <table:table-cell table:style-name="ce4" office:value-type="string" calcext:value-type="string">
            <text:p>Av. cost</text:p>
          </table:table-cell>
          <table:table-cell table:style-name="ce109" table:formula="of:=AVERAGE([.K4:.K23])" office:value-type="float" office:value="0.68687952909924" calcext:value-type="float">
            <text:p>0.687</text:p>
          </table:table-cell>
          <table:table-cell table:number-columns-repeated="2"/>
          <table:table-cell table:style-name="ce1"/>
        </table:table-row>
        <table:table-row table:style-name="ro6">
          <table:table-cell table:number-columns-repeated="14"/>
        </table:table-row>
        <table:table-row table:style-name="ro6">
          <table:table-cell table:number-columns-repeated="5"/>
          <table:table-cell table:formula="of:=LOG(0.9315)" office:value-type="float" office:value="-0.0308171407677386" calcext:value-type="float">
            <text:p>-0.0308171408</text:p>
          </table:table-cell>
          <table:table-cell table:number-columns-repeated="8"/>
        </table:table-row>
        <table:table-row table:style-name="ro6">
          <table:table-cell table:number-columns-repeated="2" table:style-name="ce4" office:value-type="string" calcext:value-type="string">
            <text:p>Logit</text:p>
          </table:table-cell>
          <table:table-cell table:number-columns-repeated="2" table:style-name="ce4" office:value-type="string" calcext:value-type="string">
            <text:p>Softmax</text:p>
          </table:table-cell>
          <table:table-cell table:style-name="ce104" table:number-columns-repeated="2"/>
          <table:table-cell table:number-columns-repeated="2" table:style-name="ce91" office:value-type="string" calcext:value-type="string">
            <text:p>Log</text:p>
          </table:table-cell>
          <table:table-cell table:style-name="ce91" office:value-type="string" calcext:value-type="string">
            <text:p>Pick target</text:p>
          </table:table-cell>
          <table:table-cell table:style-name="ce91" table:number-columns-repeated="2"/>
          <table:table-cell table:style-name="ce1" office:value-type="string" calcext:value-type="string">
            <text:p>Actual label</text:p>
          </table:table-cell>
          <table:table-cell table:style-name="ce1"/>
          <table:table-cell/>
        </table:table-row>
        <table:table-row table:style-name="ro6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4" office:value-type="string" calcext:value-type="string">
            <text:p>Sum</text:p>
          </table:table-cell>
          <table:table-cell table:style-name="ce104"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table:number-columns-repeated="3"/>
          <table:table-cell/>
          <table:table-cell table:style-name="ce4" office:value-type="string" calcext:value-type="string">
            <text:p>Weight</text:p>
          </table:table-cell>
          <table:table-cell office:value-type="string" calcext:value-type="string">
            <text:p>Correct?</text:p>
          </table:table-cell>
        </table:table-row>
        <table:table-row table:style-name="ro6">
          <table:table-cell office:value-type="float" office:value="-0.77539861" calcext:value-type="float">
            <text:p>-0.77539861</text:p>
          </table:table-cell>
          <table:table-cell office:value-type="float" office:value="-0.89975679" calcext:value-type="float">
            <text:p>-0.89975679</text:p>
          </table:table-cell>
          <table:table-cell table:style-name="ce103" table:formula="of:=EXP([.A30])/(SUM(EXP([.$A30]);EXP([.$B30])))" office:value-type="float" office:value="0.531049540326376" calcext:value-type="float">
            <text:p>0.5310495403</text:p>
          </table:table-cell>
          <table:table-cell table:style-name="ce103" table:formula="of:=EXP([.B30])/(SUM(EXP([.$A30]);EXP([.$B30])))" office:value-type="float" office:value="0.468950459673624" calcext:value-type="float">
            <text:p>0.4689504597</text:p>
          </table:table-cell>
          <table:table-cell table:style-name="ce106" table:formula="of:=SUM([.C30:.D30])" office:value-type="float" office:value="1" calcext:value-type="float">
            <text:p>1</text:p>
          </table:table-cell>
          <table:table-cell table:style-name="ce106"/>
          <table:table-cell table:style-name="ce108" table:formula="of:=LN([.C30])" office:value-type="date" office:date-value="1899-12-29T08:48:37.442954116" calcext:value-type="date">
            <text:p>29/12/99</text:p>
          </table:table-cell>
          <table:table-cell table:style-name="ce108" table:formula="of:=LN([.D30])" office:value-type="date" office:date-value="1899-12-29T05:49:32.896202116" calcext:value-type="date">
            <text:p>29/12/99</text:p>
          </table:table-cell>
          <table:table-cell table:style-name="ce103" table:formula="of:=INDEX([.G30:.H30];[.L30]+1)*-1" office:value-type="float" office:value="0.757258145808832" calcext:value-type="float">
            <text:p>0.7572581458</text:p>
          </table:table-cell>
          <table:table-cell table:style-name="ce106"/>
          <table:table-cell table:style-name="ce103"/>
          <table:table-cell table:number-columns-repeated="2" office:value-type="float" office:value="1" calcext:value-type="float">
            <text:p>1</text:p>
          </table:table-cell>
          <table:table-cell table:style-name="ce94" table:formula="of:=[.I30]*[.M30]" office:value-type="float" office:value="0.757258145808832" calcext:value-type="float">
            <text:p>0.76</text:p>
          </table:table-cell>
        </table:table-row>
        <table:table-row table:style-name="ro6">
          <table:table-cell office:value-type="float" office:value="-2.46788192" calcext:value-type="float">
            <text:p>-2.46788192</text:p>
          </table:table-cell>
          <table:table-cell office:value-type="float" office:value="0.20687306" calcext:value-type="float">
            <text:p>0.20687306</text:p>
          </table:table-cell>
          <table:table-cell table:style-name="ce103" table:formula="of:=EXP([.A31])/(SUM(EXP([.$A31]);EXP([.$B31])))" office:value-type="float" office:value="0.0644795443404343" calcext:value-type="float">
            <text:p>0.0644795443</text:p>
          </table:table-cell>
          <table:table-cell table:style-name="ce103" table:formula="of:=EXP([.B31])/(SUM(EXP([.$A31]);EXP([.$B31])))" office:value-type="float" office:value="0.935520455659566" calcext:value-type="float">
            <text:p>0.9355204557</text:p>
          </table:table-cell>
          <table:table-cell table:style-name="ce106" table:formula="of:=SUM([.C31:.D31])" office:value-type="float" office:value="1" calcext:value-type="float">
            <text:p>1</text:p>
          </table:table-cell>
          <table:table-cell table:style-name="ce106"/>
          <table:table-cell table:style-name="ce108" table:formula="of:=LN([.C31])" office:value-type="date" office:date-value="1899-12-27T06:12:22.41381692" calcext:value-type="date">
            <text:p>27/12/99</text:p>
          </table:table-cell>
          <table:table-cell table:style-name="ce108" table:formula="of:=LN([.D31])" office:value-type="date" office:date-value="1899-12-29T22:24:01.24408892" calcext:value-type="date">
            <text:p>29/12/99</text:p>
          </table:table-cell>
          <table:table-cell table:style-name="ce103" table:formula="of:=INDEX([.G31:.H31];[.L31]+1)*-1" office:value-type="float" office:value="2.74140724748934" calcext:value-type="float">
            <text:p>2.7414072475</text:p>
          </table:table-cell>
          <table:table-cell table:style-name="ce106"/>
          <table:table-cell table:style-name="ce10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4" table:formula="of:=[.I31]*[.M31]" office:value-type="float" office:value="2.74140724748934" calcext:value-type="float">
            <text:p>2.74</text:p>
          </table:table-cell>
        </table:table-row>
        <table:table-row table:style-name="ro6">
          <table:table-cell office:value-type="float" office:value="-0.87949878" calcext:value-type="float">
            <text:p>-0.87949878</text:p>
          </table:table-cell>
          <table:table-cell office:value-type="float" office:value="-0.79794747" calcext:value-type="float">
            <text:p>-0.79794747</text:p>
          </table:table-cell>
          <table:table-cell table:style-name="ce103" table:formula="of:=EXP([.A32])/(SUM(EXP([.$A32]);EXP([.$B32])))" office:value-type="float" office:value="0.47962346429158" calcext:value-type="float">
            <text:p>0.4796234643</text:p>
          </table:table-cell>
          <table:table-cell table:style-name="ce103" table:formula="of:=EXP([.B32])/(SUM(EXP([.$A32]);EXP([.$B32])))" office:value-type="float" office:value="0.52037653570842" calcext:value-type="float">
            <text:p>0.5203765357</text:p>
          </table:table-cell>
          <table:table-cell table:style-name="ce106" table:formula="of:=SUM([.C32:.D32])" office:value-type="float" office:value="1" calcext:value-type="float">
            <text:p>1</text:p>
          </table:table-cell>
          <table:table-cell table:style-name="ce106"/>
          <table:table-cell table:style-name="ce108" table:formula="of:=LN([.C32])" office:value-type="date" office:date-value="1899-12-29T06:21:57.260248055" calcext:value-type="date">
            <text:p>29/12/99</text:p>
          </table:table-cell>
          <table:table-cell table:style-name="ce108" table:formula="of:=LN([.D32])" office:value-type="date" office:date-value="1899-12-29T08:19:23.293432055" calcext:value-type="date">
            <text:p>29/12/99</text:p>
          </table:table-cell>
          <table:table-cell table:style-name="ce103" table:formula="of:=INDEX([.G32:.H32];[.L32]+1)*-1" office:value-type="float" office:value="0.734753932314168" calcext:value-type="float">
            <text:p>0.7347539323</text:p>
          </table:table-cell>
          <table:table-cell table:style-name="ce106"/>
          <table:table-cell table:style-name="ce10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94" table:formula="of:=[.I32]*[.M32]" office:value-type="float" office:value="3.67376966157084" calcext:value-type="float">
            <text:p>3.67</text:p>
          </table:table-cell>
        </table:table-row>
        <table:table-row table:style-name="ro6">
          <table:table-cell office:value-type="float" office:value="-0.57866371" calcext:value-type="float">
            <text:p>-0.57866371</text:p>
          </table:table-cell>
          <table:table-cell office:value-type="float" office:value="-0.99271071" calcext:value-type="float">
            <text:p>-0.99271071</text:p>
          </table:table-cell>
          <table:table-cell table:style-name="ce103" table:formula="of:=EXP([.A33])/(SUM(EXP([.$A33]);EXP([.$B33])))" office:value-type="float" office:value="0.602057875377638" calcext:value-type="float">
            <text:p>0.6020578754</text:p>
          </table:table-cell>
          <table:table-cell table:style-name="ce103" table:formula="of:=EXP([.B33])/(SUM(EXP([.$A33]);EXP([.$B33])))" office:value-type="float" office:value="0.397942124622362" calcext:value-type="float">
            <text:p>0.3979421246</text:p>
          </table:table-cell>
          <table:table-cell table:style-name="ce106" table:formula="of:=SUM([.C33:.D33])" office:value-type="float" office:value="1" calcext:value-type="float">
            <text:p>1</text:p>
          </table:table-cell>
          <table:table-cell table:style-name="ce106"/>
          <table:table-cell table:style-name="ce108" table:formula="of:=LN([.C33])" office:value-type="date" office:date-value="1899-12-29T11:49:20.493137861" calcext:value-type="date">
            <text:p>29/12/99</text:p>
          </table:table-cell>
          <table:table-cell table:style-name="ce108" table:formula="of:=LN([.D33])" office:value-type="date" office:date-value="1899-12-29T01:53:06.832337861" calcext:value-type="date">
            <text:p>29/12/99</text:p>
          </table:table-cell>
          <table:table-cell table:style-name="ce103" table:formula="of:=INDEX([.G33:.H33];[.L33]+1)*-1" office:value-type="float" office:value="0.507401699793265" calcext:value-type="float">
            <text:p>0.5074016998</text:p>
          </table:table-cell>
          <table:table-cell table:style-name="ce106"/>
          <table:table-cell table:style-name="ce10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4" table:formula="of:=[.I33]*[.M33]" office:value-type="float" office:value="0.507401699793265" calcext:value-type="float">
            <text:p>0.51</text:p>
          </table:table-cell>
        </table:table-row>
        <table:table-row table:style-name="ro6">
          <table:table-cell office:value-type="float" office:value="-1.14655471" calcext:value-type="float">
            <text:p>-1.14655471</text:p>
          </table:table-cell>
          <table:table-cell office:value-type="float" office:value="-0.77497935" calcext:value-type="float">
            <text:p>-0.77497935</text:p>
          </table:table-cell>
          <table:table-cell table:style-name="ce103" table:formula="of:=EXP([.A34])/(SUM(EXP([.$A34]);EXP([.$B34])))" office:value-type="float" office:value="0.408160413968455" calcext:value-type="float">
            <text:p>0.408160414</text:p>
          </table:table-cell>
          <table:table-cell table:style-name="ce103" table:formula="of:=EXP([.B34])/(SUM(EXP([.$A34]);EXP([.$B34])))" office:value-type="float" office:value="0.591839586031545" calcext:value-type="float">
            <text:p>0.591839586</text:p>
          </table:table-cell>
          <table:table-cell table:style-name="ce106" table:formula="of:=SUM([.C34:.D34])" office:value-type="float" office:value="1" calcext:value-type="float">
            <text:p>1</text:p>
          </table:table-cell>
          <table:table-cell table:style-name="ce106"/>
          <table:table-cell table:style-name="ce108" table:formula="of:=LN([.C34])" office:value-type="date" office:date-value="1899-12-29T02:29:37.391105041" calcext:value-type="date">
            <text:p>29/12/99</text:p>
          </table:table-cell>
          <table:table-cell table:style-name="ce108" table:formula="of:=LN([.D34])" office:value-type="date" office:date-value="1899-12-29T11:24:41.502209041" calcext:value-type="date">
            <text:p>29/12/99</text:p>
          </table:table-cell>
          <table:table-cell table:style-name="ce103" table:formula="of:=INDEX([.G34:.H34];[.L34]+1)*-1" office:value-type="float" office:value="0.896095010358321" calcext:value-type="float">
            <text:p>0.8960950104</text:p>
          </table:table-cell>
          <table:table-cell table:style-name="ce106"/>
          <table:table-cell table:style-name="ce10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4" table:formula="of:=[.I34]*[.M34]" office:value-type="float" office:value="0.896095010358321" calcext:value-type="float">
            <text:p>0.90</text:p>
          </table:table-cell>
        </table:table-row>
        <table:table-row table:style-name="ro6">
          <table:table-cell office:value-type="float" office:value="-0.91101158" calcext:value-type="float">
            <text:p>-0.91101158</text:p>
          </table:table-cell>
          <table:table-cell office:value-type="float" office:value="-0.83147854" calcext:value-type="float">
            <text:p>-0.83147854</text:p>
          </table:table-cell>
          <table:table-cell table:style-name="ce103" table:formula="of:=EXP([.A35])/(SUM(EXP([.$A35]);EXP([.$B35])))" office:value-type="float" office:value="0.480127214345302" calcext:value-type="float">
            <text:p>0.4801272143</text:p>
          </table:table-cell>
          <table:table-cell table:style-name="ce103" table:formula="of:=EXP([.B35])/(SUM(EXP([.$A35]);EXP([.$B35])))" office:value-type="float" office:value="0.519872785654698" calcext:value-type="float">
            <text:p>0.5198727857</text:p>
          </table:table-cell>
          <table:table-cell table:style-name="ce106" table:formula="of:=SUM([.C35:.D35])" office:value-type="float" office:value="1" calcext:value-type="float">
            <text:p>1</text:p>
          </table:table-cell>
          <table:table-cell table:style-name="ce106"/>
          <table:table-cell table:style-name="ce108" table:formula="of:=LN([.C35])" office:value-type="date" office:date-value="1899-12-29T06:23:27.958821356" calcext:value-type="date">
            <text:p>29/12/99</text:p>
          </table:table-cell>
          <table:table-cell table:style-name="ce108" table:formula="of:=LN([.D35])" office:value-type="date" office:date-value="1899-12-29T08:17:59.613477356" calcext:value-type="date">
            <text:p>29/12/99</text:p>
          </table:table-cell>
          <table:table-cell table:style-name="ce103" table:formula="of:=INDEX([.G35:.H35];[.L35]+1)*-1" office:value-type="float" office:value="0.733704180308371" calcext:value-type="float">
            <text:p>0.7337041803</text:p>
          </table:table-cell>
          <table:table-cell table:style-name="ce106"/>
          <table:table-cell table:style-name="ce10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4" table:formula="of:=[.I35]*[.M35]" office:value-type="float" office:value="0.733704180308371" calcext:value-type="float">
            <text:p>0.73</text:p>
          </table:table-cell>
        </table:table-row>
        <table:table-row table:style-name="ro6">
          <table:table-cell office:value-type="float" office:value="-0.57998395" calcext:value-type="float">
            <text:p>-0.57998395</text:p>
          </table:table-cell>
          <table:table-cell office:value-type="float" office:value="-0.99291569" calcext:value-type="float">
            <text:p>-0.99291569</text:p>
          </table:table-cell>
          <table:table-cell table:style-name="ce103" table:formula="of:=EXP([.A36])/(SUM(EXP([.$A36]);EXP([.$B36])))" office:value-type="float" office:value="0.60179064632522" calcext:value-type="float">
            <text:p>0.6017906463</text:p>
          </table:table-cell>
          <table:table-cell table:style-name="ce103" table:formula="of:=EXP([.B36])/(SUM(EXP([.$A36]);EXP([.$B36])))" office:value-type="float" office:value="0.39820935367478" calcext:value-type="float">
            <text:p>0.3982093537</text:p>
          </table:table-cell>
          <table:table-cell table:style-name="ce106" table:formula="of:=SUM([.C36:.D36])" office:value-type="float" office:value="1" calcext:value-type="float">
            <text:p>1</text:p>
          </table:table-cell>
          <table:table-cell table:style-name="ce106"/>
          <table:table-cell table:style-name="ce108" table:formula="of:=LN([.C36])" office:value-type="date" office:date-value="1899-12-29T11:48:42.135171569" calcext:value-type="date">
            <text:p>29/12/99</text:p>
          </table:table-cell>
          <table:table-cell table:style-name="ce108" table:formula="of:=LN([.D36])" office:value-type="date" office:date-value="1899-12-29T01:54:04.832835569" calcext:value-type="date">
            <text:p>29/12/99</text:p>
          </table:table-cell>
          <table:table-cell table:style-name="ce103" table:formula="of:=INDEX([.G36:.H36];[.L36]+1)*-1" office:value-type="float" office:value="0.507845657736462" calcext:value-type="float">
            <text:p>0.5078456577</text:p>
          </table:table-cell>
          <table:table-cell table:style-name="ce106"/>
          <table:table-cell table:style-name="ce10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4" table:formula="of:=[.I36]*[.M36]" office:value-type="float" office:value="0.507845657736462" calcext:value-type="float">
            <text:p>0.51</text:p>
          </table:table-cell>
        </table:table-row>
        <table:table-row table:style-name="ro6">
          <table:table-cell office:value-type="float" office:value="-1.18164825" calcext:value-type="float">
            <text:p>-1.18164825</text:p>
          </table:table-cell>
          <table:table-cell office:value-type="float" office:value="-0.72204942" calcext:value-type="float">
            <text:p>-0.72204942</text:p>
          </table:table-cell>
          <table:table-cell table:style-name="ce103" table:formula="of:=EXP([.A37])/(SUM(EXP([.$A37]);EXP([.$B37])))" office:value-type="float" office:value="0.387080996849249" calcext:value-type="float">
            <text:p>0.3870809968</text:p>
          </table:table-cell>
          <table:table-cell table:style-name="ce103" table:formula="of:=EXP([.B37])/(SUM(EXP([.$A37]);EXP([.$B37])))" office:value-type="float" office:value="0.612919003150751" calcext:value-type="float">
            <text:p>0.6129190032</text:p>
          </table:table-cell>
          <table:table-cell table:style-name="ce106" table:formula="of:=SUM([.C37:.D37])" office:value-type="float" office:value="1" calcext:value-type="float">
            <text:p>1</text:p>
          </table:table-cell>
          <table:table-cell table:style-name="ce106"/>
          <table:table-cell table:style-name="ce108" table:formula="of:=LN([.C37])" office:value-type="date" office:date-value="1899-12-29T01:13:15.918499152" calcext:value-type="date">
            <text:p>29/12/99</text:p>
          </table:table-cell>
          <table:table-cell table:style-name="ce108" table:formula="of:=LN([.D37])" office:value-type="date" office:date-value="1899-12-29T12:15:05.257411152" calcext:value-type="date">
            <text:p>29/12/99</text:p>
          </table:table-cell>
          <table:table-cell table:style-name="ce103" table:formula="of:=INDEX([.G37:.H37];[.L37]+1)*-1" office:value-type="float" office:value="0.949121313667221" calcext:value-type="float">
            <text:p>0.9491213137</text:p>
          </table:table-cell>
          <table:table-cell table:style-name="ce106"/>
          <table:table-cell table:style-name="ce10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4" table:formula="of:=[.I37]*[.M37]" office:value-type="float" office:value="0.949121313667221" calcext:value-type="float">
            <text:p>0.95</text:p>
          </table:table-cell>
        </table:table-row>
        <table:table-row table:style-name="ro6">
          <table:table-cell office:value-type="float" office:value="-2.72682095" calcext:value-type="float">
            <text:p>-2.72682095</text:p>
          </table:table-cell>
          <table:table-cell office:value-type="float" office:value="0.129951" calcext:value-type="float">
            <text:p>0.129951</text:p>
          </table:table-cell>
          <table:table-cell table:style-name="ce103" table:formula="of:=EXP([.A38])/(SUM(EXP([.$A38]);EXP([.$B38])))" office:value-type="float" office:value="0.0543323203101646" calcext:value-type="float">
            <text:p>0.0543323203</text:p>
          </table:table-cell>
          <table:table-cell table:style-name="ce103" table:formula="of:=EXP([.B38])/(SUM(EXP([.$A38]);EXP([.$B38])))" office:value-type="float" office:value="0.945667679689835" calcext:value-type="float">
            <text:p>0.9456676797</text:p>
          </table:table-cell>
          <table:table-cell table:style-name="ce106" table:formula="of:=SUM([.C38:.D38])" office:value-type="float" office:value="1" calcext:value-type="float">
            <text:p>1</text:p>
          </table:table-cell>
          <table:table-cell table:style-name="ce106"/>
          <table:table-cell table:style-name="ce108" table:formula="of:=LN([.C38])" office:value-type="date" office:date-value="1899-12-27T02:05:48.248596421" calcext:value-type="date">
            <text:p>27/12/99</text:p>
          </table:table-cell>
          <table:table-cell table:style-name="ce108" table:formula="of:=LN([.D38])" office:value-type="date" office:date-value="1899-12-29T22:39:33.345076421" calcext:value-type="date">
            <text:p>29/12/99</text:p>
          </table:table-cell>
          <table:table-cell table:style-name="ce103" table:formula="of:=INDEX([.G38:.H38];[.L38]+1)*-1" office:value-type="float" office:value="0.0558640616154953" calcext:value-type="float">
            <text:p>0.0558640616</text:p>
          </table:table-cell>
          <table:table-cell table:style-name="ce106"/>
          <table:table-cell table:style-name="ce103"/>
          <table:table-cell table:number-columns-repeated="2" office:value-type="float" office:value="1" calcext:value-type="float">
            <text:p>1</text:p>
          </table:table-cell>
          <table:table-cell table:style-name="ce94" table:formula="of:=[.I38]*[.M38]" office:value-type="float" office:value="0.0558640616154953" calcext:value-type="float">
            <text:p>0.06</text:p>
          </table:table-cell>
        </table:table-row>
        <table:table-row table:style-name="ro6">
          <table:table-cell office:value-type="float" office:value="-1.08967733" calcext:value-type="float">
            <text:p>-1.08967733</text:p>
          </table:table-cell>
          <table:table-cell office:value-type="float" office:value="-0.69469988" calcext:value-type="float">
            <text:p>-0.69469988</text:p>
          </table:table-cell>
          <table:table-cell table:style-name="ce103" table:formula="of:=EXP([.A39])/(SUM(EXP([.$A39]);EXP([.$B39])))" office:value-type="float" office:value="0.402519657381555" calcext:value-type="float">
            <text:p>0.4025196574</text:p>
          </table:table-cell>
          <table:table-cell table:style-name="ce103" table:formula="of:=EXP([.B39])/(SUM(EXP([.$A39]);EXP([.$B39])))" office:value-type="float" office:value="0.597480342618445" calcext:value-type="float">
            <text:p>0.5974803426</text:p>
          </table:table-cell>
          <table:table-cell table:style-name="ce106" table:formula="of:=SUM([.C39:.D39])" office:value-type="float" office:value="1" calcext:value-type="float">
            <text:p>1</text:p>
          </table:table-cell>
          <table:table-cell table:style-name="ce106"/>
          <table:table-cell table:style-name="ce108" table:formula="of:=LN([.C39])" office:value-type="date" office:date-value="1899-12-29T02:09:35.019783271" calcext:value-type="date">
            <text:p>29/12/99</text:p>
          </table:table-cell>
          <table:table-cell table:style-name="ce108" table:formula="of:=LN([.D39])" office:value-type="date" office:date-value="1899-12-29T11:38:21.071463271" calcext:value-type="date">
            <text:p>29/12/99</text:p>
          </table:table-cell>
          <table:table-cell table:style-name="ce103" table:formula="of:=INDEX([.G39:.H39];[.L39]+1)*-1" office:value-type="float" office:value="0.515033895101023" calcext:value-type="float">
            <text:p>0.5150338951</text:p>
          </table:table-cell>
          <table:table-cell table:style-name="ce106"/>
          <table:table-cell table:style-name="ce103"/>
          <table:table-cell table:number-columns-repeated="2" office:value-type="float" office:value="1" calcext:value-type="float">
            <text:p>1</text:p>
          </table:table-cell>
          <table:table-cell table:style-name="ce94" table:formula="of:=[.I39]*[.M39]" office:value-type="float" office:value="0.515033895101023" calcext:value-type="float">
            <text:p>0.52</text:p>
          </table:table-cell>
        </table:table-row>
        <table:table-row table:style-name="ro6">
          <table:table-cell office:value-type="float" office:value="-1.77203155" calcext:value-type="float">
            <text:p>-1.77203155</text:p>
          </table:table-cell>
          <table:table-cell office:value-type="float" office:value="-0.30357212" calcext:value-type="float">
            <text:p>-0.30357212</text:p>
          </table:table-cell>
          <table:table-cell table:style-name="ce103" table:formula="of:=EXP([.A40])/(SUM(EXP([.$A40]);EXP([.$B40])))" office:value-type="float" office:value="0.187176885957694" calcext:value-type="float">
            <text:p>0.187176886</text:p>
          </table:table-cell>
          <table:table-cell table:style-name="ce103" table:formula="of:=EXP([.B40])/(SUM(EXP([.$A40]);EXP([.$B40])))" office:value-type="float" office:value="0.812823114042306" calcext:value-type="float">
            <text:p>0.812823114</text:p>
          </table:table-cell>
          <table:table-cell table:style-name="ce106" table:formula="of:=SUM([.C40:.D40])" office:value-type="float" office:value="1" calcext:value-type="float">
            <text:p>1</text:p>
          </table:table-cell>
          <table:table-cell table:style-name="ce106"/>
          <table:table-cell table:style-name="ce108" table:formula="of:=LN([.C40])" office:value-type="date" office:date-value="1899-12-28T07:46:59.416751117" calcext:value-type="date">
            <text:p>28/12/99</text:p>
          </table:table-cell>
          <table:table-cell table:style-name="ce108" table:formula="of:=LN([.D40])" office:value-type="date" office:date-value="1899-12-29T19:01:34.311503117" calcext:value-type="date">
            <text:p>29/12/99</text:p>
          </table:table-cell>
          <table:table-cell table:style-name="ce103" table:formula="of:=INDEX([.G40:.H40];[.L40]+1)*-1" office:value-type="float" office:value="1.67570119501021" calcext:value-type="float">
            <text:p>1.675701195</text:p>
          </table:table-cell>
          <table:table-cell table:style-name="ce106"/>
          <table:table-cell table:style-name="ce10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4" table:formula="of:=[.I40]*[.M40]" office:value-type="float" office:value="1.67570119501021" calcext:value-type="float">
            <text:p>1.68</text:p>
          </table:table-cell>
        </table:table-row>
        <table:table-row table:style-name="ro6">
          <table:table-cell office:value-type="float" office:value="-2.98921132" calcext:value-type="float">
            <text:p>-2.98921132</text:p>
          </table:table-cell>
          <table:table-cell office:value-type="float" office:value="0.53361619" calcext:value-type="float">
            <text:p>0.53361619</text:p>
          </table:table-cell>
          <table:table-cell table:style-name="ce103" table:formula="of:=EXP([.A41])/(SUM(EXP([.$A41]);EXP([.$B41])))" office:value-type="float" office:value="0.0286696512465973" calcext:value-type="float">
            <text:p>0.0286696512</text:p>
          </table:table-cell>
          <table:table-cell table:style-name="ce103" table:formula="of:=EXP([.B41])/(SUM(EXP([.$A41]);EXP([.$B41])))" office:value-type="float" office:value="0.971330348753403" calcext:value-type="float">
            <text:p>0.9713303488</text:p>
          </table:table-cell>
          <table:table-cell table:style-name="ce106" table:formula="of:=SUM([.C41:.D41])" office:value-type="float" office:value="1" calcext:value-type="float">
            <text:p>1</text:p>
          </table:table-cell>
          <table:table-cell table:style-name="ce106"/>
          <table:table-cell table:style-name="ce108" table:formula="of:=LN([.C41])" office:value-type="date" office:date-value="1899-12-26T10:45:14.443468178" calcext:value-type="date">
            <text:p>26/12/99</text:p>
          </table:table-cell>
          <table:table-cell table:style-name="ce108" table:formula="of:=LN([.D41])" office:value-type="date" office:date-value="1899-12-29T23:18:06.740332178" calcext:value-type="date">
            <text:p>29/12/99</text:p>
          </table:table-cell>
          <table:table-cell table:style-name="ce103" table:formula="of:=INDEX([.G41:.H41];[.L41]+1)*-1" office:value-type="float" office:value="0.0290886535627521" calcext:value-type="float">
            <text:p>0.0290886536</text:p>
          </table:table-cell>
          <table:table-cell table:style-name="ce106"/>
          <table:table-cell table:style-name="ce10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4" table:formula="of:=[.I41]*[.M41]" office:value-type="float" office:value="0.14544326781376" calcext:value-type="float">
            <text:p>0.15</text:p>
          </table:table-cell>
        </table:table-row>
        <table:table-row table:style-name="ro6">
          <table:table-cell office:value-type="float" office:value="-2.01683807" calcext:value-type="float">
            <text:p>-2.01683807</text:p>
          </table:table-cell>
          <table:table-cell office:value-type="float" office:value="-0.0561322" calcext:value-type="float">
            <text:p>-0.0561322</text:p>
          </table:table-cell>
          <table:table-cell table:style-name="ce103" table:formula="of:=EXP([.A42])/(SUM(EXP([.$A42]);EXP([.$B42])))" office:value-type="float" office:value="0.123390676542894" calcext:value-type="float">
            <text:p>0.1233906765</text:p>
          </table:table-cell>
          <table:table-cell table:style-name="ce103" table:formula="of:=EXP([.B42])/(SUM(EXP([.$A42]);EXP([.$B42])))" office:value-type="float" office:value="0.876609323457106" calcext:value-type="float">
            <text:p>0.8766093235</text:p>
          </table:table-cell>
          <table:table-cell table:style-name="ce106" table:formula="of:=SUM([.C42:.D42])" office:value-type="float" office:value="1" calcext:value-type="float">
            <text:p>1</text:p>
          </table:table-cell>
          <table:table-cell table:style-name="ce106"/>
          <table:table-cell table:style-name="ce108" table:formula="of:=LN([.C42])" office:value-type="date" office:date-value="1899-12-27T21:46:56.663749372" calcext:value-type="date">
            <text:p>27/12/99</text:p>
          </table:table-cell>
          <table:table-cell table:style-name="ce108" table:formula="of:=LN([.D42])" office:value-type="date" office:date-value="1899-12-29T20:50:21.650917372" calcext:value-type="date">
            <text:p>29/12/99</text:p>
          </table:table-cell>
          <table:table-cell table:style-name="ce103" table:formula="of:=INDEX([.G42:.H42];[.L42]+1)*-1" office:value-type="float" office:value="2.092399725123" calcext:value-type="float">
            <text:p>2.0923997251</text:p>
          </table:table-cell>
          <table:table-cell table:style-name="ce106"/>
          <table:table-cell table:style-name="ce10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4" table:formula="of:=[.I42]*[.M42]" office:value-type="float" office:value="2.092399725123" calcext:value-type="float">
            <text:p>2.09</text:p>
          </table:table-cell>
        </table:table-row>
        <table:table-row table:style-name="ro6">
          <table:table-cell office:value-type="float" office:value="-1.74854541" calcext:value-type="float">
            <text:p>-1.74854541</text:p>
          </table:table-cell>
          <table:table-cell office:value-type="float" office:value="-0.23906851" calcext:value-type="float">
            <text:p>-0.23906851</text:p>
          </table:table-cell>
          <table:table-cell table:style-name="ce103" table:formula="of:=EXP([.A43])/(SUM(EXP([.$A43]);EXP([.$B43])))" office:value-type="float" office:value="0.18101632948316" calcext:value-type="float">
            <text:p>0.1810163295</text:p>
          </table:table-cell>
          <table:table-cell table:style-name="ce103" table:formula="of:=EXP([.B43])/(SUM(EXP([.$A43]);EXP([.$B43])))" office:value-type="float" office:value="0.81898367051684" calcext:value-type="float">
            <text:p>0.8189836705</text:p>
          </table:table-cell>
          <table:table-cell table:style-name="ce106" table:formula="of:=SUM([.C43:.D43])" office:value-type="float" office:value="1" calcext:value-type="float">
            <text:p>1</text:p>
          </table:table-cell>
          <table:table-cell table:style-name="ce106"/>
          <table:table-cell table:style-name="ce108" table:formula="of:=LN([.C43])" office:value-type="date" office:date-value="1899-12-28T06:58:47.881892923" calcext:value-type="date">
            <text:p>28/12/99</text:p>
          </table:table-cell>
          <table:table-cell table:style-name="ce108" table:formula="of:=LN([.D43])" office:value-type="date" office:date-value="1899-12-29T19:12:26.686052923" calcext:value-type="date">
            <text:p>29/12/99</text:p>
          </table:table-cell>
          <table:table-cell table:style-name="ce103" table:formula="of:=INDEX([.G43:.H43];[.L43]+1)*-1" office:value-type="float" office:value="0.199691133646716" calcext:value-type="float">
            <text:p>0.1996911336</text:p>
          </table:table-cell>
          <table:table-cell table:style-name="ce106"/>
          <table:table-cell table:style-name="ce103"/>
          <table:table-cell table:number-columns-repeated="2" office:value-type="float" office:value="1" calcext:value-type="float">
            <text:p>1</text:p>
          </table:table-cell>
          <table:table-cell table:style-name="ce94" table:formula="of:=[.I43]*[.M43]" office:value-type="float" office:value="0.199691133646716" calcext:value-type="float">
            <text:p>0.20</text:p>
          </table:table-cell>
        </table:table-row>
        <table:table-row table:style-name="ro6">
          <table:table-cell office:value-type="float" office:value="-1.31436849" calcext:value-type="float">
            <text:p>-1.31436849</text:p>
          </table:table-cell>
          <table:table-cell office:value-type="float" office:value="-0.64988011" calcext:value-type="float">
            <text:p>-0.64988011</text:p>
          </table:table-cell>
          <table:table-cell table:style-name="ce103" table:formula="of:=EXP([.A44])/(SUM(EXP([.$A44]);EXP([.$B44])))" office:value-type="float" office:value="0.339732081136891" calcext:value-type="float">
            <text:p>0.3397320811</text:p>
          </table:table-cell>
          <table:table-cell table:style-name="ce103" table:formula="of:=EXP([.B44])/(SUM(EXP([.$A44]);EXP([.$B44])))" office:value-type="float" office:value="0.660267918863109" calcext:value-type="float">
            <text:p>0.6602679189</text:p>
          </table:table-cell>
          <table:table-cell table:style-name="ce106" table:formula="of:=SUM([.C44:.D44])" office:value-type="float" office:value="1" calcext:value-type="float">
            <text:p>1</text:p>
          </table:table-cell>
          <table:table-cell table:style-name="ce106"/>
          <table:table-cell table:style-name="ce108" table:formula="of:=LN([.C44])" office:value-type="date" office:date-value="1899-12-28T22:05:22.735507716" calcext:value-type="date">
            <text:p>28/12/99</text:p>
          </table:table-cell>
          <table:table-cell table:style-name="ce108" table:formula="of:=LN([.D44])" office:value-type="date" office:date-value="1899-12-29T14:02:14.531539716" calcext:value-type="date">
            <text:p>29/12/99</text:p>
          </table:table-cell>
          <table:table-cell table:style-name="ce103" table:formula="of:=INDEX([.G44:.H44];[.L44]+1)*-1" office:value-type="float" office:value="0.415109588660694" calcext:value-type="float">
            <text:p>0.4151095887</text:p>
          </table:table-cell>
          <table:table-cell table:style-name="ce106"/>
          <table:table-cell table:style-name="ce103"/>
          <table:table-cell table:number-columns-repeated="2" office:value-type="float" office:value="1" calcext:value-type="float">
            <text:p>1</text:p>
          </table:table-cell>
          <table:table-cell table:style-name="ce94" table:formula="of:=[.I44]*[.M44]" office:value-type="float" office:value="0.415109588660694" calcext:value-type="float">
            <text:p>0.42</text:p>
          </table:table-cell>
        </table:table-row>
        <table:table-row table:style-name="ro6">
          <table:table-cell office:value-type="float" office:value="-1.69423938" calcext:value-type="float">
            <text:p>-1.69423938</text:p>
          </table:table-cell>
          <table:table-cell office:value-type="float" office:value="-0.26493531" calcext:value-type="float">
            <text:p>-0.26493531</text:p>
          </table:table-cell>
          <table:table-cell table:style-name="ce103" table:formula="of:=EXP([.A45])/(SUM(EXP([.$A45]);EXP([.$B45])))" office:value-type="float" office:value="0.193207141347835" calcext:value-type="float">
            <text:p>0.1932071413</text:p>
          </table:table-cell>
          <table:table-cell table:style-name="ce103" table:formula="of:=EXP([.B45])/(SUM(EXP([.$A45]);EXP([.$B45])))" office:value-type="float" office:value="0.806792858652165" calcext:value-type="float">
            <text:p>0.8067928587</text:p>
          </table:table-cell>
          <table:table-cell table:style-name="ce106" table:formula="of:=SUM([.C45:.D45])" office:value-type="float" office:value="1" calcext:value-type="float">
            <text:p>1</text:p>
          </table:table-cell>
          <table:table-cell table:style-name="ce106"/>
          <table:table-cell table:style-name="ce108" table:formula="of:=LN([.C45])" office:value-type="date" office:date-value="1899-12-28T08:32:39.057124812" calcext:value-type="date">
            <text:p>28/12/99</text:p>
          </table:table-cell>
          <table:table-cell table:style-name="ce108" table:formula="of:=LN([.D45])" office:value-type="date" office:date-value="1899-12-29T18:50:50.928772812" calcext:value-type="date">
            <text:p>29/12/99</text:p>
          </table:table-cell>
          <table:table-cell table:style-name="ce103" table:formula="of:=INDEX([.G45:.H45];[.L45]+1)*-1" office:value-type="float" office:value="1.64399239438874" calcext:value-type="float">
            <text:p>1.6439923944</text:p>
          </table:table-cell>
          <table:table-cell table:style-name="ce106"/>
          <table:table-cell table:style-name="ce10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4" table:formula="of:=[.I45]*[.M45]" office:value-type="float" office:value="1.64399239438874" calcext:value-type="float">
            <text:p>1.64</text:p>
          </table:table-cell>
        </table:table-row>
        <table:table-row table:style-name="ro6">
          <table:table-cell office:value-type="float" office:value="-2.50052214" calcext:value-type="float">
            <text:p>-2.50052214</text:p>
          </table:table-cell>
          <table:table-cell office:value-type="float" office:value="0.12049222" calcext:value-type="float">
            <text:p>0.12049222</text:p>
          </table:table-cell>
          <table:table-cell table:style-name="ce103" table:formula="of:=EXP([.A46])/(SUM(EXP([.$A46]);EXP([.$B46])))" office:value-type="float" office:value="0.067798156323377" calcext:value-type="float">
            <text:p>0.0677981563</text:p>
          </table:table-cell>
          <table:table-cell table:style-name="ce103" table:formula="of:=EXP([.B46])/(SUM(EXP([.$A46]);EXP([.$B46])))" office:value-type="float" office:value="0.932201843676623" calcext:value-type="float">
            <text:p>0.9322018437</text:p>
          </table:table-cell>
          <table:table-cell table:style-name="ce106" table:formula="of:=SUM([.C46:.D46])" office:value-type="float" office:value="1" calcext:value-type="float">
            <text:p>1</text:p>
          </table:table-cell>
          <table:table-cell table:style-name="ce106"/>
          <table:table-cell table:style-name="ce108" table:formula="of:=LN([.C46])" office:value-type="date" office:date-value="1899-12-27T07:24:38.568043348" calcext:value-type="date">
            <text:p>27/12/99</text:p>
          </table:table-cell>
          <table:table-cell table:style-name="ce108" table:formula="of:=LN([.D46])" office:value-type="date" office:date-value="1899-12-29T22:18:54.208747348" calcext:value-type="date">
            <text:p>29/12/99</text:p>
          </table:table-cell>
          <table:table-cell table:style-name="ce103" table:formula="of:=INDEX([.G46:.H46];[.L46]+1)*-1" office:value-type="float" office:value="2.69122027727607" calcext:value-type="float">
            <text:p>2.6912202773</text:p>
          </table:table-cell>
          <table:table-cell table:style-name="ce106"/>
          <table:table-cell table:style-name="ce10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4" table:formula="of:=[.I46]*[.M46]" office:value-type="float" office:value="2.69122027727607" calcext:value-type="float">
            <text:p>2.69</text:p>
          </table:table-cell>
        </table:table-row>
        <table:table-row table:style-name="ro6">
          <table:table-cell office:value-type="float" office:value="-0.61992711" calcext:value-type="float">
            <text:p>-0.61992711</text:p>
          </table:table-cell>
          <table:table-cell office:value-type="float" office:value="-0.96894896" calcext:value-type="float">
            <text:p>-0.96894896</text:p>
          </table:table-cell>
          <table:table-cell table:style-name="ce103" table:formula="of:=EXP([.A47])/(SUM(EXP([.$A47]);EXP([.$B47])))" office:value-type="float" office:value="0.586380360010934" calcext:value-type="float">
            <text:p>0.58638036</text:p>
          </table:table-cell>
          <table:table-cell table:style-name="ce103" table:formula="of:=EXP([.B47])/(SUM(EXP([.$A47]);EXP([.$B47])))" office:value-type="float" office:value="0.413619639989066" calcext:value-type="float">
            <text:p>0.41361964</text:p>
          </table:table-cell>
          <table:table-cell table:style-name="ce106" table:formula="of:=SUM([.C47:.D47])" office:value-type="float" office:value="1" calcext:value-type="float">
            <text:p>1</text:p>
          </table:table-cell>
          <table:table-cell table:style-name="ce106"/>
          <table:table-cell table:style-name="ce108" table:formula="of:=LN([.C47])" office:value-type="date" office:date-value="1899-12-29T11:11:20.835906847" calcext:value-type="date">
            <text:p>29/12/99</text:p>
          </table:table-cell>
          <table:table-cell table:style-name="ce108" table:formula="of:=LN([.D47])" office:value-type="date" office:date-value="1899-12-29T02:48:45.348066847" calcext:value-type="date">
            <text:p>29/12/99</text:p>
          </table:table-cell>
          <table:table-cell table:style-name="ce103" table:formula="of:=INDEX([.G47:.H47];[.L47]+1)*-1" office:value-type="float" office:value="0.533786621448524" calcext:value-type="float">
            <text:p>0.5337866214</text:p>
          </table:table-cell>
          <table:table-cell table:style-name="ce106"/>
          <table:table-cell table:style-name="ce10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4" table:formula="of:=[.I47]*[.M47]" office:value-type="float" office:value="0.533786621448524" calcext:value-type="float">
            <text:p>0.53</text:p>
          </table:table-cell>
        </table:table-row>
        <table:table-row table:style-name="ro6">
          <table:table-cell office:value-type="float" office:value="-0.60064387" calcext:value-type="float">
            <text:p>-0.60064387</text:p>
          </table:table-cell>
          <table:table-cell office:value-type="float" office:value="-0.98402518" calcext:value-type="float">
            <text:p>-0.98402518</text:p>
          </table:table-cell>
          <table:table-cell table:style-name="ce103" table:formula="of:=EXP([.A48])/(SUM(EXP([.$A48]);EXP([.$B48])))" office:value-type="float" office:value="0.594688374235915" calcext:value-type="float">
            <text:p>0.5946883742</text:p>
          </table:table-cell>
          <table:table-cell table:style-name="ce103" table:formula="of:=EXP([.B48])/(SUM(EXP([.$A48]);EXP([.$B48])))" office:value-type="float" office:value="0.405311625764085" calcext:value-type="float">
            <text:p>0.4053116258</text:p>
          </table:table-cell>
          <table:table-cell table:style-name="ce106" table:formula="of:=SUM([.C48:.D48])" office:value-type="float" office:value="1" calcext:value-type="float">
            <text:p>1</text:p>
          </table:table-cell>
          <table:table-cell table:style-name="ce106"/>
          <table:table-cell table:style-name="ce108" table:formula="of:=LN([.C48])" office:value-type="date" office:date-value="1899-12-29T11:31:36.386277606" calcext:value-type="date">
            <text:p>29/12/99</text:p>
          </table:table-cell>
          <table:table-cell table:style-name="ce108" table:formula="of:=LN([.D48])" office:value-type="date" office:date-value="1899-12-29T02:19:32.241093606" calcext:value-type="date">
            <text:p>29/12/99</text:p>
          </table:table-cell>
          <table:table-cell table:style-name="ce103" table:formula="of:=INDEX([.G48:.H48];[.L48]+1)*-1" office:value-type="float" office:value="0.903099061416591" calcext:value-type="float">
            <text:p>0.9030990614</text:p>
          </table:table-cell>
          <table:table-cell table:style-name="ce106"/>
          <table:table-cell table:style-name="ce103"/>
          <table:table-cell table:number-columns-repeated="2" office:value-type="float" office:value="1" calcext:value-type="float">
            <text:p>1</text:p>
          </table:table-cell>
          <table:table-cell table:style-name="ce94" table:formula="of:=[.I48]*[.M48]" office:value-type="float" office:value="0.903099061416591" calcext:value-type="float">
            <text:p>0.90</text:p>
          </table:table-cell>
        </table:table-row>
        <table:table-row table:style-name="ro6">
          <table:table-cell office:value-type="float" office:value="-1.52004552" calcext:value-type="float">
            <text:p>-1.52004552</text:p>
          </table:table-cell>
          <table:table-cell office:value-type="float" office:value="-0.40381855" calcext:value-type="float">
            <text:p>-0.40381855</text:p>
          </table:table-cell>
          <table:table-cell table:style-name="ce103" table:formula="of:=EXP([.A49])/(SUM(EXP([.$A49]);EXP([.$B49])))" office:value-type="float" office:value="0.246711812364918" calcext:value-type="float">
            <text:p>0.2467118124</text:p>
          </table:table-cell>
          <table:table-cell table:style-name="ce103" table:formula="of:=EXP([.B49])/(SUM(EXP([.$A49]);EXP([.$B49])))" office:value-type="float" office:value="0.753288187635082" calcext:value-type="float">
            <text:p>0.7532881876</text:p>
          </table:table-cell>
          <table:table-cell table:style-name="ce106" table:formula="of:=SUM([.C49:.D49])" office:value-type="float" office:value="1" calcext:value-type="float">
            <text:p>1</text:p>
          </table:table-cell>
          <table:table-cell table:style-name="ce106"/>
          <table:table-cell table:style-name="ce108" table:formula="of:=LN([.C49])" office:value-type="date" office:date-value="1899-12-28T14:24:40.229991559" calcext:value-type="date">
            <text:p>28/12/99</text:p>
          </table:table-cell>
          <table:table-cell table:style-name="ce108" table:formula="of:=LN([.D49])" office:value-type="date" office:date-value="1899-12-29T17:12:02.240199559" calcext:value-type="date">
            <text:p>29/12/99</text:p>
          </table:table-cell>
          <table:table-cell table:style-name="ce103" table:formula="of:=INDEX([.G49:.H49];[.L49]+1)*-1" office:value-type="float" office:value="1.3995343750977" calcext:value-type="float">
            <text:p>1.3995343751</text:p>
          </table:table-cell>
          <table:table-cell table:style-name="ce106"/>
          <table:table-cell table:style-name="ce10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4" table:formula="of:=[.I49]*[.M49]" office:value-type="float" office:value="1.3995343750977" calcext:value-type="float">
            <text:p>1.40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number-columns-repeated="7"/>
          <table:table-cell office:value-type="string" calcext:value-type="string">
            <text:p>Mean</text:p>
          </table:table-cell>
          <table:table-cell table:style-name="ce1" table:formula="of:=AVERAGE([.I30:.I49])" office:value-type="float" office:value="0.999105408491175" calcext:value-type="float">
            <text:p>0.9991054085</text:p>
          </table:table-cell>
          <table:table-cell table:style-name="ce91"/>
          <table:table-cell table:style-name="ce1"/>
          <table:table-cell table:number-columns-repeated="2"/>
          <table:table-cell table:style-name="ce1" table:formula="of:=AVERAGE([.N30:.N49])" office:value-type="float" office:value="1.15187392566656" calcext:value-type="float">
            <text:p>1.1518739257</text:p>
          </table:table-cell>
        </table:table-row>
        <table:table-row table:style-name="ro6" table:number-rows-repeated="1048524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LogLoss" table:style-name="ta1">
        <table:table-column table:style-name="co1" table:default-cell-style-name="Default"/>
        <table:table-column table:style-name="co1" table:default-cell-style-name="ce116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1530471" calcext:value-type="float">
            <text:p>1.62</text:p>
          </table:table-cell>
          <table:table-cell table:formula="of:=[.B2]+[.$C$1]" office:value-type="float" office:value="1.61530471" calcext:value-type="float">
            <text:p>1.61530471</text:p>
          </table:table-cell>
          <table:table-cell table:formula="of:=LOG([.C2])" office:value-type="float" office:value="0.208254459415796" calcext:value-type="float">
            <text:p>0.2082544594</text:p>
          </table:table-cell>
          <table:table-cell table:formula="of:=LN(1-[.C2]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.61530471" calcext:value-type="float">
            <text:p>1.62</text:p>
          </table:table-cell>
          <table:table-cell table:formula="of:=[.B3]+[.$C$1]" office:value-type="float" office:value="1.61530471" calcext:value-type="float">
            <text:p>1.61530471</text:p>
          </table:table-cell>
          <table:table-cell table:formula="of:=LOG([.C3])" office:value-type="float" office:value="0.208254459415796" calcext:value-type="float">
            <text:p>0.2082544594</text:p>
          </table:table-cell>
          <table:table-cell table:formula="of:=1-[.C3]" office:value-type="float" office:value="-0.61530471" calcext:value-type="float">
            <text:p>-0.61530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1530471" calcext:value-type="float">
            <text:p>1.62</text:p>
          </table:table-cell>
          <table:table-cell table:formula="of:=[.B4]+[.$C$1]" office:value-type="float" office:value="1.61530471" calcext:value-type="float">
            <text:p>1.61530471</text:p>
          </table:table-cell>
          <table:table-cell table:formula="of:=LOG([.C4])" office:value-type="float" office:value="0.208254459415796" calcext:value-type="float">
            <text:p>0.20825445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1530471" calcext:value-type="float">
            <text:p>1.62</text:p>
          </table:table-cell>
          <table:table-cell table:formula="of:=[.B5]+[.$C$1]" office:value-type="float" office:value="1.61530471" calcext:value-type="float">
            <text:p>1.61530471</text:p>
          </table:table-cell>
          <table:table-cell table:formula="of:=LOG([.C5])" office:value-type="float" office:value="0.208254459415796" calcext:value-type="float">
            <text:p>0.2082544594</text:p>
          </table:table-cell>
          <table:table-cell/>
        </table:table-row>
        <table:table-row table:style-name="ro1" table:number-rows-repeated="4">
          <table:table-cell/>
          <table:table-cell table:style-name="ce88"/>
          <table:table-cell table:number-columns-repeated="3"/>
        </table:table-row>
        <table:table-row table:style-name="ro1">
          <table:table-cell/>
          <table:table-cell table:style-name="ce88"/>
          <table:table-cell table:number-columns-repeated="3"/>
        </table:table-row>
      </table:table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8" table:number-columns-repeated="5" table:default-cell-style-name="Default"/>
        <table:table-column table:style-name="co1" table:number-columns-repeated="3" table:default-cell-style-name="Default"/>
        <table:table-column table:style-name="co29" table:number-columns-repeated="3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ost</text:p>
          </table:table-cell>
          <table:table-cell table:number-columns-repeated="5"/>
          <table:table-cell table:style-name="ce118" office:value-type="string" calcext:value-type="string">
            <text:p>Prediction</text:p>
          </table:table-cell>
          <table:table-cell table:style-name="ce118"/>
          <table:table-cell table:number-columns-repeated="7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ce118" office:value-type="string" calcext:value-type="string">
            <text:p>Actual</text:p>
          </table:table-cell>
          <table:table-cell office:value-type="string" calcext:value-type="string">
            <text:p>Non-Play</text:p>
          </table:table-cell>
          <table:table-cell office:value-type="string" calcext:value-type="string">
            <text:p>Play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n-Play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la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table:style-name="ce117" office:value-type="string" calcext:value-type="string" table:number-columns-spanned="2" table:number-rows-spanned="1">
            <text:p>Actual</text:p>
          </table:table-cell>
          <table:covered-table-cell table:style-name="ce119"/>
          <table:table-cell table:style-name="ce117" office:value-type="string" calcext:value-type="string" table:number-columns-spanned="2" table:number-rows-spanned="1">
            <text:p>Prediction</text:p>
          </table:table-cell>
          <table:covered-table-cell table:style-name="ce119"/>
          <table:table-cell table:style-name="ce122" office:value-type="string" calcext:value-type="string">
            <text:p>Cost</text:p>
          </table:table-cell>
          <table:table-cell table:style-name="ce122" office:value-type="string" calcext:value-type="string">
            <text:p>Weight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18" office:value-type="string" calcext:value-type="string">
            <text:p>0 (Non-Play)</text:p>
          </table:table-cell>
          <table:table-cell table:style-name="ce120" office:value-type="string" calcext:value-type="string">
            <text:p>1 (Play)</text:p>
          </table:table-cell>
          <table:table-cell table:style-name="ce118" office:value-type="string" calcext:value-type="string">
            <text:p>0 (Non-Play)</text:p>
          </table:table-cell>
          <table:table-cell table:style-name="ce120" office:value-type="string" calcext:value-type="string">
            <text:p>1 (Play)</text:p>
          </table:table-cell>
          <table:table-cell table:style-name="ce118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" table:formula="of:=([.C13]-[.E13])+([.D13]-[.F13])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2" table:formula="of:=([.C14]-[.E14])^2+([.D14]-[.F14])^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2" table:formula="of:=([.C15]-[.E15])^2+([.D15]-[.F15])^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" table:formula="of:=([.C16]-[.E16])^2+([.D16]-[.F16])^2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2" table:number-columns-repeated="5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12" table:number-columns-repeated="4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117" office:value-type="string" calcext:value-type="string" table:number-columns-spanned="2" table:number-rows-spanned="1">
            <text:p>Actual</text:p>
          </table:table-cell>
          <table:covered-table-cell table:style-name="ce119"/>
          <table:table-cell table:style-name="ce117" office:value-type="string" calcext:value-type="string" table:number-columns-spanned="2" table:number-rows-spanned="1">
            <text:p>Prediction</text:p>
          </table:table-cell>
          <table:covered-table-cell table:style-name="ce119"/>
          <table:table-cell table:style-name="ce122" office:value-type="string" calcext:value-type="string">
            <text:p>Cost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18" office:value-type="string" calcext:value-type="string">
            <text:p>0 (Non-Play)</text:p>
          </table:table-cell>
          <table:table-cell table:style-name="ce120" office:value-type="string" calcext:value-type="string">
            <text:p>1 (Play)</text:p>
          </table:table-cell>
          <table:table-cell table:style-name="ce118" office:value-type="string" calcext:value-type="string">
            <text:p>0 (Non-Play)</text:p>
          </table:table-cell>
          <table:table-cell table:style-name="ce120" office:value-type="string" calcext:value-type="string">
            <text:p>1 (Play)</text:p>
          </table:table-cell>
          <table:table-cell table:style-name="ce118"/>
          <table:table-cell table:number-columns-repeated="12"/>
        </table:table-row>
        <table:table-row table:style-name="ro1">
          <table:table-cell/>
          <table:table-cell office:value-type="string" calcext:value-type="string">
            <text:p>Weights</text:p>
          </table:table-cell>
          <table:table-cell table:style-name="ce118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20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 table:number-columns-repeated="2"/>
          <table:table-cell table:style-name="ce12" table:formula="of:=[.C13]*[.C$23]" office:value-type="float" office:value="0" calcext:value-type="float">
            <text:p>0</text:p>
          </table:table-cell>
          <table:table-cell table:style-name="ce12" table:formula="of:=[.D13]*[.D$23]" office:value-type="float" office:value="2" calcext:value-type="float">
            <text:p>2</text:p>
          </table:table-cell>
          <table:table-cell table:style-name="ce12" table:formula="of:=[.E13]*[.E$23]" office:value-type="float" office:value="0" calcext:value-type="float">
            <text:p>0</text:p>
          </table:table-cell>
          <table:table-cell table:style-name="ce12" table:formula="of:=[.F13]*[.F$23]" office:value-type="float" office:value="3" calcext:value-type="float">
            <text:p>3</text:p>
          </table:table-cell>
          <table:table-cell table:style-name="ce12" table:formula="of:=([.C24]-[.E24])^2+([.D24]-[.F24])^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" table:formula="of:=[.C14]*[.C$23]" office:value-type="float" office:value="1" calcext:value-type="float">
            <text:p>1</text:p>
          </table:table-cell>
          <table:table-cell table:style-name="ce12" table:formula="of:=[.D14]*[.D$23]" office:value-type="float" office:value="0" calcext:value-type="float">
            <text:p>0</text:p>
          </table:table-cell>
          <table:table-cell table:style-name="ce12" table:formula="of:=[.E14]*[.E$23]" office:value-type="float" office:value="1" calcext:value-type="float">
            <text:p>1</text:p>
          </table:table-cell>
          <table:table-cell table:style-name="ce12" table:formula="of:=[.F14]*[.F$23]" office:value-type="float" office:value="0" calcext:value-type="float">
            <text:p>0</text:p>
          </table:table-cell>
          <table:table-cell table:style-name="ce12" table:formula="of:=([.C25]-[.E25])^2+([.D25]-[.F25])^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" table:formula="of:=[.C15]*[.C$23]" office:value-type="float" office:value="0" calcext:value-type="float">
            <text:p>0</text:p>
          </table:table-cell>
          <table:table-cell table:style-name="ce12" table:formula="of:=[.D15]*[.D$23]" office:value-type="float" office:value="2" calcext:value-type="float">
            <text:p>2</text:p>
          </table:table-cell>
          <table:table-cell table:style-name="ce12" table:formula="of:=[.E15]*[.E$23]" office:value-type="float" office:value="1" calcext:value-type="float">
            <text:p>1</text:p>
          </table:table-cell>
          <table:table-cell table:style-name="ce12" table:formula="of:=[.F15]*[.F$23]" office:value-type="float" office:value="0" calcext:value-type="float">
            <text:p>0</text:p>
          </table:table-cell>
          <table:table-cell table:style-name="ce12" table:formula="of:=([.C26]-[.E26])^2+([.D26]-[.F26])^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" table:formula="of:=[.C16]*[.C$23]" office:value-type="float" office:value="1" calcext:value-type="float">
            <text:p>1</text:p>
          </table:table-cell>
          <table:table-cell table:style-name="ce12" table:formula="of:=[.D16]*[.D$23]" office:value-type="float" office:value="0" calcext:value-type="float">
            <text:p>0</text:p>
          </table:table-cell>
          <table:table-cell table:style-name="ce12" table:formula="of:=[.E16]*[.E$23]" office:value-type="float" office:value="0" calcext:value-type="float">
            <text:p>0</text:p>
          </table:table-cell>
          <table:table-cell table:style-name="ce12" table:formula="of:=[.F16]*[.F$23]" office:value-type="float" office:value="3" calcext:value-type="float">
            <text:p>3</text:p>
          </table:table-cell>
          <table:table-cell table:style-name="ce12" table:formula="of:=([.C27]-[.E27])^2+([.D27]-[.F27])^2" office:value-type="float" office:value="10" calcext:value-type="float">
            <text:p>10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2" table:target-range-address="RNNModel12_2.A1:RNNModel12_2.B1250">
          <table:sort>
            <table:sort-by table:field-number="0" table:data-type="automatic"/>
          </table:sort>
        </table:database-range>
        <table:database-range table:name="__Anonymous_Sheet_DB__4" table:target-range-address="RNNModel12.A1:RNNModel12.B12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 style:data-style-name="N2" text:time-value="06:29:56.629556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5:40:17.747077168</meta:creation-date>
    <dc:date>2017-08-27T21:34:00.997489108</dc:date>
    <meta:editing-duration>P9DT5H10M20S</meta:editing-duration>
    <meta:editing-cycles>231</meta:editing-cycles>
    <meta:generator>LibreOffice/5.1.6.2$Linux_X86_64 LibreOffice_project/10m0$Build-2</meta:generator>
    <meta:document-statistic meta:table-count="11" meta:cell-count="95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93cm" svg:y="3.925cm" style:legend-expansion="high" chart:style-name="ch2"/>
        <chart:plot-area chart:style-name="ch3" table:cell-range-address="LogisticRegression.B4:LogisticRegression.B19 LogisticRegression.D3:LogisticRegression.E19" chart:data-source-has-labels="both" svg:x="0.32cm" svg:y="0.18cm" svg:width="12.353cm" svg:height="8.64cm">
          <chartooo:coordinate-region svg:x="1.841cm" svg:y="0.18cm" svg:width="10.683cm" svg:height="6.359cm"/>
          <chart:axis chart:dimension="x" chart:name="primary-x" chart:style-name="ch4" chartooo:axis-type="auto">
            <chartooo:date-scale/>
            <chart:categories table:cell-range-address="LogisticRegression.B4:LogisticRegression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gisticRegression.D4:LogisticRegression.D19" chart:label-cell-address="LogisticRegression.D3:LogisticRegression.D3" chart:class="chart:line">
            <chart:data-point chart:repeated="16"/>
          </chart:series>
          <chart:series chart:style-name="ch8" chart:values-cell-range-address="LogisticRegression.E4:LogisticRegression.E19" chart:label-cell-address="LogisticRegression.E3:LogisticRegression.E3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ion</text:p>
                <draw:g>
                  <svg:desc>LogisticRegression.D3:LogisticRegression.D3</svg:desc>
                </draw:g>
              </table:table-cell>
              <table:table-cell office:value-type="string">
                <text:p>Recall</text:p>
                <draw:g>
                  <svg:desc>LogisticRegression.E3:LogisticRegression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-1</text:p>
                <draw:g>
                  <svg:desc>LogisticRegression.B4:LogisticRegression.B19</svg:desc>
                </draw:g>
              </table:table-cell>
              <table:table-cell office:value-type="float" office:value="0.758">
                <text:p>0.758</text:p>
                <draw:g>
                  <svg:desc>LogisticRegression.D4:LogisticRegression.D19</svg:desc>
                </draw:g>
              </table:table-cell>
              <table:table-cell office:value-type="float" office:value="0.66">
                <text:p>0.66</text:p>
                <draw:g>
                  <svg:desc>LogisticRegression.E4:LogisticRegression.E19</svg:desc>
                </draw:g>
              </table:table-cell>
            </table:table-row>
            <table:table-row>
              <table:table-cell office:value-type="string">
                <text:p>t-2</text:p>
              </table:table-cell>
              <table:table-cell office:value-type="float" office:value="0.69">
                <text:p>0.6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t-3</text:p>
              </table:table-cell>
              <table:table-cell office:value-type="float" office:value="0.71">
                <text:p>0.7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t-4</text:p>
              </table:table-cell>
              <table:table-cell office:value-type="float" office:value="0.73">
                <text:p>0.7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t-5</text:p>
              </table:table-cell>
              <table:table-cell office:value-type="float" office:value="0.685">
                <text:p>0.68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t-23.5 hrs</text:p>
              </table:table-cell>
              <table:table-cell office:value-type="float" office:value="0.7">
                <text:p>0.7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t-24hrs</text:p>
              </table:table-cell>
              <table:table-cell office:value-type="float" office:value="0.67">
                <text:p>0.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t-24.5 hrs</text:p>
              </table:table-cell>
              <table:table-cell office:value-type="float" office:value="0.6">
                <text:p>0.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isSat</text:p>
              </table:table-cell>
              <table:table-cell office:value-type="float" office:value="0.61">
                <text:p>0.6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isSun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isMon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isTue</text:p>
              </table:table-cell>
              <table:table-cell office:value-type="float" office:value="0.61">
                <text:p>0.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isWed</text:p>
              </table:table-cell>
              <table:table-cell office:value-type="float" office:value="0.61">
                <text:p>0.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isThu</text:p>
              </table:table-cell>
              <table:table-cell office:value-type="float" office:value="0.61">
                <text:p>0.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isFri</text:p>
              </table:table-cell>
              <table:table-cell office:value-type="float" office:value="0.61">
                <text:p>0.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HrsFrom5pm</text:p>
              </table:table-cell>
              <table:table-cell office:value-type="float" office:value="0.63">
                <text:p>0.63</text:p>
              </table:table-cell>
              <table:table-cell office:value-type="float" office:value="0.79">
                <text:p>0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729fcf" draw:fill-color="#729fc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aea79f" draw:fill-color="#aea79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8cm" svg:height="11.221cm" xlink:href=".." xlink:type="simple" chart:class="chart:line" chart:style-name="ch1">
        <chart:title svg:x="10.264cm" svg:y="0.359cm" chart:style-name="ch2">
          <text:p>RNN Model 12</text:p>
        </chart:title>
        <chart:legend svg:x="20.427cm" svg:y="4.182cm" style:legend-expansion="custom" chartooo:width="3.009cm" chartooo:height="2.743cm" style:legend-expansion-aspect-ratio="1.09697411593146" chart:style-name="ch3"/>
        <chart:plot-area chart:style-name="ch4" table:cell-range-address="RNNModel12.E2:RNNModel12.H100" chart:data-source-has-labels="row" svg:x="1.484cm" svg:y="1.187cm" svg:width="16.155cm" svg:height="8.069cm">
          <chartooo:coordinate-region svg:x="2.249cm" svg:y="1.401cm" svg:width="15.39cm" svg:height="7.005cm"/>
          <chart:axis chart:dimension="x" chart:name="primary-x" chart:style-name="ch5">
            <chart:title svg:x="8.748cm" svg:y="9.481cm" chart:style-name="ch6">
              <text:p>Mini-batch</text:p>
            </chart:title>
          </chart:axis>
          <chart:axis chart:dimension="y" chart:name="primary-y" chart:style-name="ch5">
            <chart:title svg:x="0.459cm" svg:y="5.717cm" chart:style-name="ch7">
              <text:p>Score</text:p>
            </chart:title>
            <chart:grid chart:style-name="ch8" chart:class="major"/>
          </chart:axis>
          <chart:series chart:style-name="ch9" chart:values-cell-range-address="RNNModel12.E3:RNNModel12.E100" chart:label-cell-address="RNNModel12.E2:RNNModel12.E2" chart:class="chart:line">
            <chart:data-point chart:repeated="98"/>
          </chart:series>
          <chart:series chart:style-name="ch10" chart:values-cell-range-address="RNNModel12.F3:RNNModel12.F100" chart:label-cell-address="RNNModel12.F2:RNNModel12.F2" chart:class="chart:line">
            <chart:data-point chart:repeated="98"/>
          </chart:series>
          <chart:series chart:style-name="ch11" chart:values-cell-range-address="RNNModel12.G3:RNNModel12.G100" chart:label-cell-address="RNNModel12.G2:RNNModel12.G2" chart:class="chart:line">
            <chart:data-point chart:repeated="98"/>
          </chart:series>
          <chart:series chart:style-name="ch12" chart:values-cell-range-address="RNNModel12.H3:RNNModel12.H100" chart:label-cell-address="RNNModel12.H2:RNNModel12.H2" chart:class="chart:line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Precision</text:p>
                <draw:g>
                  <svg:desc>RNNModel12.E2:RNNModel12.E2</svg:desc>
                </draw:g>
              </table:table-cell>
              <table:table-cell office:value-type="string">
                <text:p>Train Recall</text:p>
                <draw:g>
                  <svg:desc>RNNModel12.F2:RNNModel12.F2</svg:desc>
                </draw:g>
              </table:table-cell>
              <table:table-cell office:value-type="string">
                <text:p>Test Precision</text:p>
                <draw:g>
                  <svg:desc>RNNModel12.G2:RNNModel12.G2</svg:desc>
                </draw:g>
              </table:table-cell>
              <table:table-cell office:value-type="string">
                <text:p>Test Recall</text:p>
                <draw:g>
                  <svg:desc>RNNModel12.H2:RNNModel12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NNModel12.E3:RNNModel12.E100</svg:desc>
                </draw:g>
              </table:table-cell>
              <table:table-cell office:value-type="float" office:value="0">
                <text:p>0</text:p>
                <draw:g>
                  <svg:desc>RNNModel12.F3:RNNModel12.F100</svg:desc>
                </draw:g>
              </table:table-cell>
              <table:table-cell office:value-type="float" office:value="NaN">
                <text:p>NaN</text:p>
                <draw:g>
                  <svg:desc>RNNModel12.G3:RNNModel12.G100</svg:desc>
                </draw:g>
              </table:table-cell>
              <table:table-cell office:value-type="float" office:value="NaN">
                <text:p>NaN</text:p>
                <draw:g>
                  <svg:desc>RNNModel12.H3:RNNModel12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14">
                <text:p>0.714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7">
                <text:p>0.667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78">
                <text:p>0.778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8">
                <text:p>0.778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9">
                <text:p>0.42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aea79f" draw:fill-color="#aea79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aea79f" draw:fill-color="#aea79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504cm" svg:height="11.221cm" xlink:href=".." xlink:type="simple" chart:class="chart:line" chart:style-name="ch1">
        <chart:title svg:x="10.202cm" svg:y="0.359cm" chart:style-name="ch2">
          <text:p>RNN Model 12</text:p>
        </chart:title>
        <chart:legend svg:x="20.32cm" svg:y="4.182cm" style:legend-expansion="custom" chartooo:width="2.994cm" chartooo:height="2.743cm" style:legend-expansion-aspect-ratio="1.09150565074736" chart:style-name="ch3"/>
        <chart:plot-area chart:style-name="ch4" table:cell-range-address="RNNModel12_2.E2:RNNModel12_2.H615" chart:data-source-has-labels="row" svg:x="1.473cm" svg:y="1.188cm" svg:width="18.744cm" svg:height="8.221cm">
          <chartooo:coordinate-region svg:x="2.238cm" svg:y="1.402cm" svg:width="17.979cm" svg:height="7.007cm"/>
          <chart:axis chart:dimension="x" chart:name="primary-x" chart:style-name="ch5">
            <chart:title svg:x="10.032cm" svg:y="9.634cm" chart:style-name="ch6">
              <text:p>Mini-batch</text:p>
            </chart:title>
          </chart:axis>
          <chart:axis chart:dimension="y" chart:name="primary-y" chart:style-name="ch5">
            <chart:title svg:x="0.45cm" svg:y="5.794cm" chart:style-name="ch7">
              <text:p>Score</text:p>
            </chart:title>
            <chart:grid chart:style-name="ch8" chart:class="major"/>
          </chart:axis>
          <chart:series chart:style-name="ch9" chart:values-cell-range-address="RNNModel12_2.E3:RNNModel12_2.E615" chart:label-cell-address="RNNModel12_2.E2:RNNModel12_2.E2" chart:class="chart:line">
            <chart:data-point chart:repeated="613"/>
          </chart:series>
          <chart:series chart:style-name="ch10" chart:values-cell-range-address="RNNModel12_2.F3:RNNModel12_2.F615" chart:label-cell-address="RNNModel12_2.F2:RNNModel12_2.F2" chart:class="chart:line">
            <chart:data-point chart:repeated="613"/>
          </chart:series>
          <chart:series chart:style-name="ch11" chart:values-cell-range-address="RNNModel12_2.G3:RNNModel12_2.G615" chart:label-cell-address="RNNModel12_2.G2:RNNModel12_2.G2" chart:class="chart:line">
            <chart:data-point chart:repeated="613"/>
          </chart:series>
          <chart:series chart:style-name="ch12" chart:values-cell-range-address="RNNModel12_2.H3:RNNModel12_2.H615" chart:label-cell-address="RNNModel12_2.H2:RNNModel12_2.H2" chart:class="chart:line">
            <chart:data-point chart:repeated="6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Precision</text:p>
                <draw:g>
                  <svg:desc>RNNModel12_2.E2:RNNModel12_2.E2</svg:desc>
                </draw:g>
              </table:table-cell>
              <table:table-cell office:value-type="string">
                <text:p>Train Recall</text:p>
                <draw:g>
                  <svg:desc>RNNModel12_2.F2:RNNModel12_2.F2</svg:desc>
                </draw:g>
              </table:table-cell>
              <table:table-cell office:value-type="string">
                <text:p>Test Precision</text:p>
                <draw:g>
                  <svg:desc>RNNModel12_2.G2:RNNModel12_2.G2</svg:desc>
                </draw:g>
              </table:table-cell>
              <table:table-cell office:value-type="string">
                <text:p>Test Recall</text:p>
                <draw:g>
                  <svg:desc>RNNModel12_2.H2:RNNModel12_2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NNModel12_2.E3:RNNModel12_2.E615</svg:desc>
                </draw:g>
              </table:table-cell>
              <table:table-cell office:value-type="float" office:value="0">
                <text:p>0</text:p>
                <draw:g>
                  <svg:desc>RNNModel12_2.F3:RNNModel12_2.F615</svg:desc>
                </draw:g>
              </table:table-cell>
              <table:table-cell office:value-type="float" office:value="NaN">
                <text:p>NaN</text:p>
                <draw:g>
                  <svg:desc>RNNModel12_2.G3:RNNModel12_2.G615</svg:desc>
                </draw:g>
              </table:table-cell>
              <table:table-cell office:value-type="float" office:value="NaN">
                <text:p>NaN</text:p>
                <draw:g>
                  <svg:desc>RNNModel12_2.H3:RNNModel12_2.H6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14">
                <text:p>0.714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7">
                <text:p>0.667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78">
                <text:p>0.778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8">
                <text:p>0.778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9">
                <text:p>0.42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57">
                <text:p>0.85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33">
                <text:p>0.833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14">
                <text:p>0.714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27">
                <text:p>0.72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09">
                <text:p>0.909</text:p>
              </table:table-cell>
              <table:table-cell office:value-type="float" office:value="0.769">
                <text:p>0.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">
                <text:p>0.8</text:p>
              </table:table-cell>
              <table:table-cell office:value-type="float" office:value="0.889">
                <text:p>0.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0.889">
                <text:p>0.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55">
                <text:p>0.45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14">
                <text:p>0.714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">
                <text:p>0.7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56">
                <text:p>0.556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33">
                <text:p>0.33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5">
                <text:p>0.75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">
                <text:p>0.5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71">
                <text:p>0.57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14">
                <text:p>0.714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67">
                <text:p>0.667</text:p>
              </table:table-cell>
              <table:table-cell office:value-type="float" office:value="0.889">
                <text:p>0.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44">
                <text:p>0.44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29">
                <text:p>0.42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78">
                <text:p>0.778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55">
                <text:p>0.45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67">
                <text:p>0.66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86">
                <text:p>0.786</text:p>
              </table:table-cell>
              <table:table-cell office:value-type="float" office:value="0.786">
                <text:p>0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86">
                <text:p>0.28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45">
                <text:p>0.545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14">
                <text:p>0.7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83">
                <text:p>0.583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36">
                <text:p>0.636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15">
                <text:p>0.61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18">
                <text:p>0.818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67">
                <text:p>0.667</text:p>
              </table:table-cell>
              <table:table-cell office:value-type="float" office:value="0.727">
                <text:p>0.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47">
                <text:p>0.647</text:p>
              </table:table-cell>
              <table:table-cell office:value-type="float" office:value="0.733">
                <text:p>0.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22">
                <text:p>0.222</text:p>
              </table:table-cell>
              <table:table-cell office:value-type="float" office:value="0.222">
                <text:p>0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69">
                <text:p>0.769</text:p>
              </table:table-cell>
              <table:table-cell office:value-type="float" office:value="0.909">
                <text:p>0.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56">
                <text:p>0.556</text:p>
              </table:table-cell>
              <table:table-cell office:value-type="float" office:value="0.556">
                <text:p>0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29">
                <text:p>0.429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">
                <text:p>0.7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5">
                <text:p>0.3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67">
                <text:p>0.66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44">
                <text:p>0.444</text:p>
              </table:table-cell>
              <table:table-cell office:value-type="float" office:value="0.571">
                <text:p>0.571</text:p>
              </table:table-cell>
              <table:table-cell office:value-type="float" office:value="0.44">
                <text:p>0.4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">
                <text:p>0.5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33">
                <text:p>0.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33">
                <text:p>0.33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67">
                <text:p>0.667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78">
                <text:p>0.7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29">
                <text:p>0.429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5">
                <text:p>0.45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33">
                <text:p>0.33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36">
                <text:p>0.636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29">
                <text:p>0.42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25">
                <text:p>0.625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45">
                <text:p>0.5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78">
                <text:p>0.778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5">
                <text:p>0.75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55">
                <text:p>0.45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17">
                <text:p>0.417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">
                <text:p>0.4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">
                <text:p>0.6</text:p>
              </table:table-cell>
              <table:table-cell office:value-type="float" office:value="0.818">
                <text:p>0.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57">
                <text:p>0.85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33">
                <text:p>0.33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71">
                <text:p>0.571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89">
                <text:p>0.889</text:p>
              </table:table-cell>
              <table:table-cell office:value-type="float" office:value="0.727">
                <text:p>0.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14">
                <text:p>0.714</text:p>
              </table:table-cell>
              <table:table-cell office:value-type="float" office:value="0.556">
                <text:p>0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09">
                <text:p>0.909</text:p>
              </table:table-cell>
              <table:table-cell office:value-type="float" office:value="0.909">
                <text:p>0.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29">
                <text:p>0.42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86">
                <text:p>0.28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78">
                <text:p>0.778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56">
                <text:p>0.556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44">
                <text:p>0.44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86">
                <text:p>0.786</text:p>
              </table:table-cell>
              <table:table-cell office:value-type="float" office:value="0.917">
                <text:p>0.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36">
                <text:p>0.63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625">
                <text:p>0.625</text:p>
              </table:table-cell>
              <table:table-cell office:value-type="float" office:value="0.455">
                <text:p>0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86">
                <text:p>0.28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">
                <text:p>0.8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89">
                <text:p>0.889</text:p>
              </table:table-cell>
              <table:table-cell office:value-type="float" office:value="0.667">
                <text:p>0.667</text:p>
              </table:table-cell>
              <table:table-cell office:value-type="float" office:value="0.89">
                <text:p>0.8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33">
                <text:p>0.833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67">
                <text:p>0.66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">
                <text:p>0.6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33">
                <text:p>0.333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33">
                <text:p>0.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25">
                <text:p>0.625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67">
                <text:p>0.66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36">
                <text:p>0.636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">
                <text:p>0.8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56">
                <text:p>0.556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29">
                <text:p>0.42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64">
                <text:p>0.364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58">
                <text:p>0.458</text:p>
              </table:table-cell>
              <table:table-cell office:value-type="float" office:value="0.733">
                <text:p>0.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